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bd345" officeooo:paragraph-rsid="005bd345"/>
    </style:style>
    <style:style style:name="P76" style:family="paragraph" style:parent-style-name="Standard">
      <style:text-properties officeooo:rsid="005bd345" officeooo:paragraph-rsid="005f7b67"/>
    </style:style>
    <style:style style:name="P77" style:family="paragraph" style:parent-style-name="Standard">
      <style:text-properties officeooo:rsid="005d2810" officeooo:paragraph-rsid="005d2810"/>
    </style:style>
    <style:style style:name="P78" style:family="paragraph" style:parent-style-name="Standard">
      <style:text-properties officeooo:rsid="00628db8" officeooo:paragraph-rsid="00628db8"/>
    </style:style>
    <style:style style:name="P79" style:family="paragraph" style:parent-style-name="Standard">
      <style:text-properties officeooo:rsid="00628db8" officeooo:paragraph-rsid="006320ca"/>
    </style:style>
    <style:style style:name="P80" style:family="paragraph" style:parent-style-name="Standard">
      <style:text-properties officeooo:rsid="006320ca" officeooo:paragraph-rsid="006320ca"/>
    </style:style>
    <style:style style:name="P81" style:family="paragraph" style:parent-style-name="Standard">
      <style:text-properties officeooo:rsid="0063462e" officeooo:paragraph-rsid="0063462e"/>
    </style:style>
    <style:style style:name="P82" style:family="paragraph" style:parent-style-name="Standard">
      <style:text-properties officeooo:rsid="0063462e" officeooo:paragraph-rsid="007c4db7"/>
    </style:style>
    <style:style style:name="P83" style:family="paragraph" style:parent-style-name="Standard">
      <style:text-properties officeooo:rsid="0063817a" officeooo:paragraph-rsid="0063817a"/>
    </style:style>
    <style:style style:name="P84" style:family="paragraph" style:parent-style-name="Standard">
      <style:text-properties officeooo:rsid="0063817a" officeooo:paragraph-rsid="007f2f05"/>
    </style:style>
    <style:style style:name="P85" style:family="paragraph" style:parent-style-name="Standard">
      <style:text-properties officeooo:rsid="0064a53a" officeooo:paragraph-rsid="0064a53a"/>
    </style:style>
    <style:style style:name="P86" style:family="paragraph" style:parent-style-name="Standard">
      <style:text-properties officeooo:rsid="0064a53a" officeooo:paragraph-rsid="0080760f"/>
    </style:style>
    <style:style style:name="P87" style:family="paragraph" style:parent-style-name="Standard">
      <style:text-properties officeooo:rsid="00668488" officeooo:paragraph-rsid="00668488"/>
    </style:style>
    <style:style style:name="P88" style:family="paragraph" style:parent-style-name="Standard">
      <style:text-properties officeooo:paragraph-rsid="0072e43c"/>
    </style:style>
    <style:style style:name="P89" style:family="paragraph" style:parent-style-name="Standard">
      <style:text-properties officeooo:rsid="00774af3" officeooo:paragraph-rsid="00774af3"/>
    </style:style>
    <style:style style:name="P90" style:family="paragraph" style:parent-style-name="Standard">
      <style:text-properties officeooo:rsid="0078e022" officeooo:paragraph-rsid="0078e022"/>
    </style:style>
    <style:style style:name="P91" style:family="paragraph" style:parent-style-name="Standard">
      <style:text-properties officeooo:rsid="007c4db7" officeooo:paragraph-rsid="007c4db7"/>
    </style:style>
    <style:style style:name="P92" style:family="paragraph" style:parent-style-name="Standard">
      <style:text-properties officeooo:rsid="0080760f" officeooo:paragraph-rsid="0080760f"/>
    </style:style>
    <style:style style:name="P93" style:family="paragraph" style:parent-style-name="Standard">
      <style:text-properties officeooo:rsid="00824c9b" officeooo:paragraph-rsid="00824c9b"/>
    </style:style>
    <style:style style:name="P94" style:family="paragraph" style:parent-style-name="Standard">
      <style:text-properties officeooo:rsid="00853cc7" officeooo:paragraph-rsid="00853cc7"/>
    </style:style>
    <style:style style:name="P95" style:family="paragraph" style:parent-style-name="Standard">
      <style:text-properties officeooo:rsid="0085a00d" officeooo:paragraph-rsid="0085a00d"/>
    </style:style>
    <style:style style:name="P96" style:family="paragraph" style:parent-style-name="Standard">
      <style:text-properties officeooo:rsid="00866529" officeooo:paragraph-rsid="00866529"/>
    </style:style>
    <style:style style:name="P97" style:family="paragraph" style:parent-style-name="Standard">
      <style:text-properties officeooo:rsid="00873b5a" officeooo:paragraph-rsid="00873b5a"/>
    </style:style>
    <style:style style:name="P98" style:family="paragraph" style:parent-style-name="Standard">
      <style:text-properties officeooo:rsid="0087bd7d" officeooo:paragraph-rsid="0087bd7d"/>
    </style:style>
    <style:style style:name="P99" style:family="paragraph" style:parent-style-name="Standard">
      <style:text-properties officeooo:rsid="008923ab" officeooo:paragraph-rsid="008923ab"/>
    </style:style>
    <style:style style:name="P100" style:family="paragraph" style:parent-style-name="Standard">
      <style:text-properties officeooo:rsid="0089c015" officeooo:paragraph-rsid="0089c015"/>
    </style:style>
    <style:style style:name="P101" style:family="paragraph" style:parent-style-name="Standard">
      <style:text-properties officeooo:rsid="008baf0d" officeooo:paragraph-rsid="008baf0d"/>
    </style:style>
    <style:style style:name="P102" style:family="paragraph" style:parent-style-name="Standard">
      <style:text-properties officeooo:rsid="008c9aaf" officeooo:paragraph-rsid="008c9aaf"/>
    </style:style>
    <style:style style:name="P103" style:family="paragraph" style:parent-style-name="Standard">
      <style:text-properties officeooo:rsid="008ca2b4" officeooo:paragraph-rsid="008ca2b4"/>
    </style:style>
    <style:style style:name="P104" style:family="paragraph" style:parent-style-name="Standard">
      <style:text-properties officeooo:rsid="008d2e71" officeooo:paragraph-rsid="008d2e71"/>
    </style:style>
    <style:style style:name="P105" style:family="paragraph" style:parent-style-name="Standard">
      <style:text-properties officeooo:rsid="008e9e29" officeooo:paragraph-rsid="008e9e29"/>
    </style:style>
    <style:style style:name="P106" style:family="paragraph" style:parent-style-name="Standard">
      <style:text-properties officeooo:paragraph-rsid="00941d67"/>
    </style:style>
    <style:style style:name="P107" style:family="paragraph" style:parent-style-name="Standard">
      <style:text-properties officeooo:rsid="0095770e" officeooo:paragraph-rsid="0095770e"/>
    </style:style>
    <style:style style:name="P108" style:family="paragraph" style:parent-style-name="Standard">
      <style:text-properties officeooo:rsid="0095770e" officeooo:paragraph-rsid="009a4ced"/>
    </style:style>
    <style:style style:name="P109" style:family="paragraph" style:parent-style-name="Standard">
      <style:text-properties officeooo:rsid="00972aa9" officeooo:paragraph-rsid="00972aa9"/>
    </style:style>
    <style:style style:name="P110" style:family="paragraph" style:parent-style-name="Standard">
      <style:text-properties officeooo:rsid="009de374" officeooo:paragraph-rsid="009de374"/>
    </style:style>
    <style:style style:name="P111" style:family="paragraph" style:parent-style-name="Standard">
      <style:text-properties officeooo:rsid="009fe2dc" officeooo:paragraph-rsid="009fe2dc"/>
    </style:style>
    <style:style style:name="P112" style:family="paragraph" style:parent-style-name="Standard">
      <style:text-properties officeooo:rsid="00a14908" officeooo:paragraph-rsid="00a14908"/>
    </style:style>
    <style:style style:name="P113" style:family="paragraph" style:parent-style-name="Standard">
      <style:text-properties officeooo:rsid="00a14908" officeooo:paragraph-rsid="00a209c7"/>
    </style:style>
    <style:style style:name="P114" style:family="paragraph" style:parent-style-name="Standard">
      <style:text-properties officeooo:rsid="00a209c7" officeooo:paragraph-rsid="00a209c7"/>
    </style:style>
    <style:style style:name="P115" style:family="paragraph" style:parent-style-name="Standard">
      <style:text-properties officeooo:paragraph-rsid="00a3e70e"/>
    </style:style>
    <style:style style:name="P116" style:family="paragraph" style:parent-style-name="Standard">
      <style:text-properties officeooo:rsid="00a64836" officeooo:paragraph-rsid="00a64836"/>
    </style:style>
    <style:style style:name="P117" style:family="paragraph" style:parent-style-name="Standard">
      <style:text-properties officeooo:rsid="00a7d041" officeooo:paragraph-rsid="00a7d041"/>
    </style:style>
    <style:style style:name="P118" style:family="paragraph" style:parent-style-name="Standard">
      <style:text-properties officeooo:rsid="00aa8d5a" officeooo:paragraph-rsid="00aa8d5a"/>
    </style:style>
    <style:style style:name="P119" style:family="paragraph" style:parent-style-name="Standard">
      <style:text-properties officeooo:rsid="00ac057b" officeooo:paragraph-rsid="00ac057b"/>
    </style:style>
    <style:style style:name="P120" style:family="paragraph" style:parent-style-name="Standard">
      <style:text-properties officeooo:rsid="00ae4bf7" officeooo:paragraph-rsid="00ae4bf7"/>
    </style:style>
    <style:style style:name="P121" style:family="paragraph" style:parent-style-name="Standard">
      <style:text-properties officeooo:rsid="00afc4df" officeooo:paragraph-rsid="00afc4df"/>
    </style:style>
    <style:style style:name="P122" style:family="paragraph" style:parent-style-name="Standard">
      <style:text-properties officeooo:rsid="00b07d65" officeooo:paragraph-rsid="00b07d65"/>
    </style:style>
    <style:style style:name="P123" style:family="paragraph" style:parent-style-name="Standard">
      <style:text-properties officeooo:rsid="00b1db27" officeooo:paragraph-rsid="00b1db27"/>
    </style:style>
    <style:style style:name="P124" style:family="paragraph" style:parent-style-name="Standard">
      <style:text-properties officeooo:rsid="00b23b13" officeooo:paragraph-rsid="00b23b13"/>
    </style:style>
    <style:style style:name="P125" style:family="paragraph" style:parent-style-name="Standard">
      <style:text-properties officeooo:rsid="00b36d09" officeooo:paragraph-rsid="00b36d09"/>
    </style:style>
    <style:style style:name="P126" style:family="paragraph" style:parent-style-name="Standard">
      <style:text-properties officeooo:paragraph-rsid="00b36d09"/>
    </style:style>
    <style:style style:name="P127" style:family="paragraph" style:parent-style-name="Standard">
      <style:text-properties officeooo:rsid="0093e2fa" officeooo:paragraph-rsid="0093e2fa"/>
    </style:style>
    <style:style style:name="P128" style:family="paragraph" style:parent-style-name="Standard">
      <style:text-properties officeooo:rsid="00b4cf87" officeooo:paragraph-rsid="00b4cf87"/>
    </style:style>
    <style:style style:name="P129" style:family="paragraph" style:parent-style-name="Standard">
      <style:text-properties officeooo:rsid="00ba10bc" officeooo:paragraph-rsid="00ba10bc"/>
    </style:style>
    <style:style style:name="P130" style:family="paragraph" style:parent-style-name="Standard">
      <style:text-properties officeooo:rsid="00c806ca" officeooo:paragraph-rsid="00c806ca"/>
    </style:style>
    <style:style style:name="P131" style:family="paragraph" style:parent-style-name="Standard">
      <style:text-properties fo:font-weight="normal" officeooo:rsid="00c806ca" officeooo:paragraph-rsid="00c806ca" style:font-weight-asian="normal" style:font-weight-complex="normal"/>
    </style:style>
    <style:style style:name="P132" style:family="paragraph" style:parent-style-name="Text_20_body">
      <style:text-properties officeooo:rsid="001854e8" officeooo:paragraph-rsid="001854e8"/>
    </style:style>
    <style:style style:name="P133" style:family="paragraph" style:parent-style-name="Text_20_body">
      <style:text-properties fo:font-style="normal" officeooo:rsid="001dbf25" officeooo:paragraph-rsid="001dbf25" style:font-style-asian="normal" style:font-style-complex="normal"/>
    </style:style>
    <style:style style:name="P134" style:family="paragraph" style:parent-style-name="Text_20_body">
      <style:text-properties fo:font-style="normal" officeooo:rsid="0063817a" officeooo:paragraph-rsid="0063817a" style:font-style-asian="normal" style:font-style-complex="normal"/>
    </style:style>
    <style:style style:name="P135" style:family="paragraph" style:parent-style-name="Text_20_body">
      <style:text-properties fo:font-style="normal" officeooo:rsid="0063817a" officeooo:paragraph-rsid="007f2f05" style:font-style-asian="normal" style:font-style-complex="normal"/>
    </style:style>
    <style:style style:name="P136" style:family="paragraph" style:parent-style-name="Text_20_body">
      <style:text-properties fo:font-style="normal" officeooo:rsid="0053b8e4" officeooo:paragraph-rsid="0053b8e4" style:font-style-asian="normal" style:font-style-complex="normal"/>
    </style:style>
    <style:style style:name="P137"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38"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39" style:family="paragraph" style:parent-style-name="Text_20_body">
      <style:text-properties officeooo:rsid="002e11af" officeooo:paragraph-rsid="002e11af"/>
    </style:style>
    <style:style style:name="P140" style:family="paragraph" style:parent-style-name="Text_20_body">
      <style:text-properties officeooo:rsid="002e11af" officeooo:paragraph-rsid="0098c4cf"/>
    </style:style>
    <style:style style:name="P141" style:family="paragraph" style:parent-style-name="Text_20_body">
      <style:text-properties officeooo:rsid="002e11af" officeooo:paragraph-rsid="00bb5f68"/>
    </style:style>
    <style:style style:name="P142" style:family="paragraph" style:parent-style-name="Text_20_body">
      <style:text-properties officeooo:rsid="002fb818" officeooo:paragraph-rsid="002fb818"/>
    </style:style>
    <style:style style:name="P143" style:family="paragraph" style:parent-style-name="Text_20_body">
      <style:text-properties officeooo:rsid="002fb818" officeooo:paragraph-rsid="003214ec"/>
    </style:style>
    <style:style style:name="P144" style:family="paragraph" style:parent-style-name="Text_20_body">
      <style:text-properties officeooo:rsid="003214ec" officeooo:paragraph-rsid="003214ec"/>
    </style:style>
    <style:style style:name="P145" style:family="paragraph" style:parent-style-name="Text_20_body">
      <style:text-properties officeooo:rsid="00346d7d" officeooo:paragraph-rsid="00346d7d"/>
    </style:style>
    <style:style style:name="P146" style:family="paragraph" style:parent-style-name="Text_20_body">
      <style:text-properties officeooo:rsid="00349edc" officeooo:paragraph-rsid="00349edc"/>
    </style:style>
    <style:style style:name="P147" style:family="paragraph" style:parent-style-name="Text_20_body">
      <style:text-properties fo:font-weight="normal" officeooo:rsid="0051f471" officeooo:paragraph-rsid="0051f471" style:font-weight-asian="normal" style:font-weight-complex="normal"/>
    </style:style>
    <style:style style:name="P148" style:family="paragraph" style:parent-style-name="Text_20_body">
      <style:text-properties fo:font-weight="normal" officeooo:rsid="0051f471" officeooo:paragraph-rsid="0053b8e4" style:font-weight-asian="normal" style:font-weight-complex="normal"/>
    </style:style>
    <style:style style:name="P149" style:family="paragraph" style:parent-style-name="Text_20_body">
      <style:text-properties fo:font-weight="normal" officeooo:rsid="0057e5d9" officeooo:paragraph-rsid="0057e5d9" style:font-weight-asian="normal" style:font-weight-complex="normal"/>
    </style:style>
    <style:style style:name="P150" style:family="paragraph" style:parent-style-name="Text_20_body">
      <style:text-properties fo:font-weight="normal" officeooo:rsid="00838ef5" officeooo:paragraph-rsid="00838ef5" style:font-weight-asian="normal" style:font-weight-complex="normal"/>
    </style:style>
    <style:style style:name="P151" style:family="paragraph" style:parent-style-name="Text_20_body">
      <style:text-properties officeooo:rsid="0023da1d" officeooo:paragraph-rsid="00389324"/>
    </style:style>
    <style:style style:name="P152" style:family="paragraph" style:parent-style-name="Text_20_body">
      <style:text-properties officeooo:rsid="00240278" officeooo:paragraph-rsid="00389324"/>
    </style:style>
    <style:style style:name="P153" style:family="paragraph" style:parent-style-name="Text_20_body">
      <style:text-properties officeooo:rsid="003e351f" officeooo:paragraph-rsid="003e351f"/>
    </style:style>
    <style:style style:name="P154" style:family="paragraph" style:parent-style-name="Text_20_body">
      <style:text-properties officeooo:rsid="003e351f" officeooo:paragraph-rsid="009a4ced"/>
    </style:style>
    <style:style style:name="P155" style:family="paragraph" style:parent-style-name="Text_20_body">
      <style:text-properties officeooo:rsid="003f393b" officeooo:paragraph-rsid="003f393b"/>
    </style:style>
    <style:style style:name="P156" style:family="paragraph" style:parent-style-name="Text_20_body">
      <style:text-properties officeooo:rsid="0040ce2e" officeooo:paragraph-rsid="0040ce2e"/>
    </style:style>
    <style:style style:name="P157" style:family="paragraph" style:parent-style-name="Text_20_body">
      <style:text-properties officeooo:rsid="0042c228" officeooo:paragraph-rsid="0042c228"/>
    </style:style>
    <style:style style:name="P158" style:family="paragraph" style:parent-style-name="Text_20_body">
      <style:text-properties officeooo:rsid="0042c228" officeooo:paragraph-rsid="00703ed5"/>
    </style:style>
    <style:style style:name="P159" style:family="paragraph" style:parent-style-name="Text_20_body">
      <style:text-properties officeooo:rsid="00447831" officeooo:paragraph-rsid="00447831"/>
    </style:style>
    <style:style style:name="P160" style:family="paragraph" style:parent-style-name="Text_20_body">
      <style:text-properties officeooo:rsid="004a9a37" officeooo:paragraph-rsid="004a9a37"/>
    </style:style>
    <style:style style:name="P161" style:family="paragraph" style:parent-style-name="Text_20_body">
      <style:text-properties officeooo:rsid="004dc822" officeooo:paragraph-rsid="004dc822"/>
    </style:style>
    <style:style style:name="P162" style:family="paragraph" style:parent-style-name="Text_20_body">
      <style:text-properties officeooo:rsid="00505e30" officeooo:paragraph-rsid="00505e30"/>
    </style:style>
    <style:style style:name="P163" style:family="paragraph" style:parent-style-name="Text_20_body">
      <style:text-properties officeooo:rsid="0051f471" officeooo:paragraph-rsid="0051f471"/>
    </style:style>
    <style:style style:name="P164" style:family="paragraph" style:parent-style-name="Text_20_body">
      <style:text-properties officeooo:rsid="0051f471" officeooo:paragraph-rsid="0053b8e4"/>
    </style:style>
    <style:style style:name="P165" style:family="paragraph" style:parent-style-name="Text_20_body">
      <style:text-properties officeooo:rsid="0051f471" officeooo:paragraph-rsid="007ad4e8"/>
    </style:style>
    <style:style style:name="P166" style:family="paragraph" style:parent-style-name="Text_20_body">
      <style:text-properties officeooo:rsid="0055f817" officeooo:paragraph-rsid="0055f817"/>
    </style:style>
    <style:style style:name="P167" style:family="paragraph" style:parent-style-name="Text_20_body">
      <style:text-properties officeooo:rsid="0055f817" officeooo:paragraph-rsid="00c33e71"/>
    </style:style>
    <style:style style:name="P168" style:family="paragraph" style:parent-style-name="Text_20_body">
      <style:text-properties officeooo:rsid="0057e5d9" officeooo:paragraph-rsid="0057e5d9"/>
    </style:style>
    <style:style style:name="P169" style:family="paragraph" style:parent-style-name="Text_20_body">
      <style:text-properties officeooo:rsid="00592d14" officeooo:paragraph-rsid="00592d14"/>
    </style:style>
    <style:style style:name="P170" style:family="paragraph" style:parent-style-name="Text_20_body">
      <style:text-properties officeooo:rsid="005bd345" officeooo:paragraph-rsid="005bd345"/>
    </style:style>
    <style:style style:name="P171" style:family="paragraph" style:parent-style-name="Text_20_body">
      <style:text-properties officeooo:rsid="005bd345" officeooo:paragraph-rsid="005f7b67"/>
    </style:style>
    <style:style style:name="P172" style:family="paragraph" style:parent-style-name="Text_20_body">
      <style:text-properties officeooo:rsid="005cc558" officeooo:paragraph-rsid="005cc558"/>
    </style:style>
    <style:style style:name="P173" style:family="paragraph" style:parent-style-name="Text_20_body">
      <style:text-properties officeooo:rsid="005d2810" officeooo:paragraph-rsid="005d2810"/>
    </style:style>
    <style:style style:name="P174" style:family="paragraph" style:parent-style-name="Text_20_body">
      <style:text-properties officeooo:rsid="006320ca" officeooo:paragraph-rsid="006320ca"/>
    </style:style>
    <style:style style:name="P175" style:family="paragraph" style:parent-style-name="Text_20_body">
      <style:text-properties officeooo:rsid="0063462e" officeooo:paragraph-rsid="0063462e"/>
    </style:style>
    <style:style style:name="P176" style:family="paragraph" style:parent-style-name="Text_20_body">
      <style:text-properties officeooo:rsid="0063817a" officeooo:paragraph-rsid="0063817a"/>
    </style:style>
    <style:style style:name="P177" style:family="paragraph" style:parent-style-name="Text_20_body">
      <style:text-properties officeooo:rsid="0063817a" officeooo:paragraph-rsid="007f2f05"/>
    </style:style>
    <style:style style:name="P178" style:family="paragraph" style:parent-style-name="Text_20_body">
      <style:text-properties officeooo:rsid="00668488" officeooo:paragraph-rsid="00668488"/>
    </style:style>
    <style:style style:name="P179" style:family="paragraph" style:parent-style-name="Text_20_body">
      <style:text-properties officeooo:rsid="00668488" officeooo:paragraph-rsid="00695e9b"/>
    </style:style>
    <style:style style:name="P180" style:family="paragraph" style:parent-style-name="Text_20_body">
      <style:text-properties officeooo:rsid="00695e9b" officeooo:paragraph-rsid="00695e9b"/>
    </style:style>
    <style:style style:name="P181" style:family="paragraph" style:parent-style-name="Text_20_body">
      <style:text-properties officeooo:rsid="006b29a2" officeooo:paragraph-rsid="006b29a2"/>
    </style:style>
    <style:style style:name="P182" style:family="paragraph" style:parent-style-name="Text_20_body">
      <style:text-properties officeooo:rsid="006b29a2" officeooo:paragraph-rsid="007ce0e3"/>
    </style:style>
    <style:style style:name="P183" style:family="paragraph" style:parent-style-name="Text_20_body">
      <style:text-properties officeooo:rsid="00774af3" officeooo:paragraph-rsid="00774af3"/>
    </style:style>
    <style:style style:name="P184" style:family="paragraph" style:parent-style-name="Text_20_body">
      <style:text-properties officeooo:rsid="0078e022" officeooo:paragraph-rsid="007d9bef"/>
    </style:style>
    <style:style style:name="P185" style:family="paragraph" style:parent-style-name="Text_20_body">
      <style:text-properties officeooo:rsid="007ad4e8" officeooo:paragraph-rsid="007ad4e8"/>
    </style:style>
    <style:style style:name="P186" style:family="paragraph" style:parent-style-name="Text_20_body">
      <style:text-properties officeooo:rsid="007c268a" officeooo:paragraph-rsid="007c268a"/>
    </style:style>
    <style:style style:name="P187" style:family="paragraph" style:parent-style-name="Text_20_body">
      <style:text-properties officeooo:rsid="007c4db7" officeooo:paragraph-rsid="007c4db7"/>
    </style:style>
    <style:style style:name="P188" style:family="paragraph" style:parent-style-name="Text_20_body">
      <style:text-properties officeooo:paragraph-rsid="007f2f05"/>
    </style:style>
    <style:style style:name="P189" style:family="paragraph" style:parent-style-name="Text_20_body">
      <style:text-properties officeooo:rsid="0080760f" officeooo:paragraph-rsid="0080760f"/>
    </style:style>
    <style:style style:name="P190" style:family="paragraph" style:parent-style-name="Text_20_body">
      <style:text-properties officeooo:rsid="0006ada5" officeooo:paragraph-rsid="00838ef5"/>
    </style:style>
    <style:style style:name="P191" style:family="paragraph" style:parent-style-name="Text_20_body">
      <style:text-properties officeooo:rsid="00838ef5" officeooo:paragraph-rsid="00838ef5"/>
    </style:style>
    <style:style style:name="P192" style:family="paragraph" style:parent-style-name="Text_20_body">
      <style:text-properties officeooo:rsid="0085a00d" officeooo:paragraph-rsid="0085a00d"/>
    </style:style>
    <style:style style:name="P193" style:family="paragraph" style:parent-style-name="Text_20_body">
      <style:text-properties officeooo:rsid="00866529" officeooo:paragraph-rsid="00866529"/>
    </style:style>
    <style:style style:name="P194" style:family="paragraph" style:parent-style-name="Text_20_body">
      <style:text-properties officeooo:rsid="00873b5a" officeooo:paragraph-rsid="00873b5a"/>
    </style:style>
    <style:style style:name="P195" style:family="paragraph" style:parent-style-name="Text_20_body">
      <style:text-properties officeooo:rsid="008923ab" officeooo:paragraph-rsid="008923ab"/>
    </style:style>
    <style:style style:name="P196" style:family="paragraph" style:parent-style-name="Text_20_body">
      <style:text-properties officeooo:rsid="0089c015" officeooo:paragraph-rsid="0089c015"/>
    </style:style>
    <style:style style:name="P197" style:family="paragraph" style:parent-style-name="Text_20_body">
      <style:text-properties officeooo:rsid="008d2e71" officeooo:paragraph-rsid="008d2e71"/>
    </style:style>
    <style:style style:name="P198" style:family="paragraph" style:parent-style-name="Text_20_body">
      <style:text-properties officeooo:rsid="0095770e" officeooo:paragraph-rsid="0095770e"/>
    </style:style>
    <style:style style:name="P199" style:family="paragraph" style:parent-style-name="Text_20_body">
      <style:text-properties officeooo:rsid="0095770e" officeooo:paragraph-rsid="009a4ced"/>
    </style:style>
    <style:style style:name="P200" style:family="paragraph" style:parent-style-name="Text_20_body">
      <style:text-properties officeooo:rsid="00972aa9" officeooo:paragraph-rsid="00972aa9"/>
    </style:style>
    <style:style style:name="P201"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02"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03" style:family="paragraph" style:parent-style-name="Text_20_body">
      <style:text-properties officeooo:rsid="0098c4cf" officeooo:paragraph-rsid="0098c4cf"/>
    </style:style>
    <style:style style:name="P204" style:family="paragraph" style:parent-style-name="Text_20_body">
      <style:text-properties officeooo:rsid="009a4ced" officeooo:paragraph-rsid="009a4ced"/>
    </style:style>
    <style:style style:name="P205" style:family="paragraph" style:parent-style-name="Text_20_body">
      <style:text-properties officeooo:rsid="00a14908" officeooo:paragraph-rsid="00a14908"/>
    </style:style>
    <style:style style:name="P206" style:family="paragraph" style:parent-style-name="Text_20_body">
      <style:text-properties officeooo:rsid="00a7d041" officeooo:paragraph-rsid="00a7d041"/>
    </style:style>
    <style:style style:name="P207" style:family="paragraph" style:parent-style-name="Text_20_body">
      <style:text-properties officeooo:rsid="00ac057b" officeooo:paragraph-rsid="00ac057b"/>
    </style:style>
    <style:style style:name="P208" style:family="paragraph" style:parent-style-name="Text_20_body">
      <style:text-properties officeooo:rsid="00ad214e" officeooo:paragraph-rsid="00ad214e"/>
    </style:style>
    <style:style style:name="P209" style:family="paragraph" style:parent-style-name="Text_20_body">
      <style:text-properties officeooo:paragraph-rsid="00ae4bf7"/>
    </style:style>
    <style:style style:name="P210" style:family="paragraph" style:parent-style-name="Text_20_body">
      <style:text-properties officeooo:rsid="00b07d65" officeooo:paragraph-rsid="00b07d65"/>
    </style:style>
    <style:style style:name="P211" style:family="paragraph" style:parent-style-name="Text_20_body">
      <style:text-properties officeooo:rsid="00b6bc63" officeooo:paragraph-rsid="00b6bc63"/>
    </style:style>
    <style:style style:name="P212" style:family="paragraph" style:parent-style-name="Text_20_body">
      <style:text-properties officeooo:paragraph-rsid="00c66c0a"/>
    </style:style>
    <style:style style:name="P213"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14"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15"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16"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17"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18"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19"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20"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21"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22"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23"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24"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25"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26" style:family="paragraph" style:parent-style-name="Table_20_Contents">
      <style:text-properties officeooo:rsid="002f1947" officeooo:paragraph-rsid="002f1947"/>
    </style:style>
    <style:style style:name="P227" style:family="paragraph" style:parent-style-name="Table_20_Contents">
      <style:paragraph-properties fo:text-align="center" style:justify-single-word="false"/>
      <style:text-properties officeooo:rsid="002f1947" officeooo:paragraph-rsid="002f1947"/>
    </style:style>
    <style:style style:name="P228" style:family="paragraph" style:parent-style-name="Table_20_Contents">
      <style:text-properties officeooo:rsid="00346d7d" officeooo:paragraph-rsid="00346d7d"/>
    </style:style>
    <style:style style:name="P229" style:family="paragraph" style:parent-style-name="Table_20_Contents">
      <style:text-properties officeooo:rsid="00349edc" officeooo:paragraph-rsid="00349edc"/>
    </style:style>
    <style:style style:name="P230" style:family="paragraph" style:parent-style-name="Table_20_Contents">
      <style:text-properties officeooo:rsid="00390766" officeooo:paragraph-rsid="00390766"/>
    </style:style>
    <style:style style:name="P231" style:family="paragraph" style:parent-style-name="Table_20_Contents">
      <style:text-properties officeooo:rsid="00390766" officeooo:paragraph-rsid="003a973d"/>
    </style:style>
    <style:style style:name="P232" style:family="paragraph" style:parent-style-name="Table_20_Contents">
      <style:text-properties officeooo:rsid="00390766" officeooo:paragraph-rsid="00447831"/>
    </style:style>
    <style:style style:name="P233" style:family="paragraph" style:parent-style-name="Table_20_Contents">
      <style:text-properties officeooo:rsid="003e351f" officeooo:paragraph-rsid="003e351f"/>
    </style:style>
    <style:style style:name="P234" style:family="paragraph" style:parent-style-name="Table_20_Contents">
      <style:text-properties officeooo:rsid="0045790b" officeooo:paragraph-rsid="0045790b"/>
    </style:style>
    <style:style style:name="P235" style:family="paragraph" style:parent-style-name="Table_20_Contents">
      <style:text-properties officeooo:rsid="00471a28" officeooo:paragraph-rsid="00471a28"/>
    </style:style>
    <style:style style:name="P236" style:family="paragraph" style:parent-style-name="Table_20_Contents">
      <style:text-properties officeooo:rsid="00668488" officeooo:paragraph-rsid="00668488"/>
    </style:style>
    <style:style style:name="P237" style:family="paragraph" style:parent-style-name="Table_20_Contents">
      <style:paragraph-properties fo:text-align="center" style:justify-single-word="false"/>
      <style:text-properties officeooo:rsid="00668488" officeooo:paragraph-rsid="00668488"/>
    </style:style>
    <style:style style:name="P238" style:family="paragraph" style:parent-style-name="Table_20_Contents">
      <style:paragraph-properties fo:text-align="start" style:justify-single-word="false"/>
      <style:text-properties officeooo:rsid="00668488" officeooo:paragraph-rsid="00668488"/>
    </style:style>
    <style:style style:name="P239" style:family="paragraph" style:parent-style-name="Table_20_Contents">
      <style:text-properties officeooo:rsid="0072e43c" officeooo:paragraph-rsid="0072e43c"/>
    </style:style>
    <style:style style:name="P240" style:family="paragraph" style:parent-style-name="Table_20_Contents">
      <style:text-properties officeooo:rsid="007c268a" officeooo:paragraph-rsid="007c268a"/>
    </style:style>
    <style:style style:name="P241" style:family="paragraph" style:parent-style-name="Table_20_Contents">
      <style:text-properties officeooo:rsid="00941d67" officeooo:paragraph-rsid="00941d67"/>
    </style:style>
    <style:style style:name="P242" style:family="paragraph" style:parent-style-name="Table_20_Contents">
      <style:text-properties officeooo:rsid="0095770e" officeooo:paragraph-rsid="0095770e"/>
    </style:style>
    <style:style style:name="P243" style:family="paragraph" style:parent-style-name="Table_20_Contents">
      <style:text-properties officeooo:rsid="009bd6b0" officeooo:paragraph-rsid="009bd6b0"/>
    </style:style>
    <style:style style:name="P244" style:family="paragraph" style:parent-style-name="Table_20_Contents">
      <style:paragraph-properties fo:text-align="start" style:justify-single-word="false"/>
      <style:text-properties officeooo:rsid="009bd6b0" officeooo:paragraph-rsid="009bd6b0"/>
    </style:style>
    <style:style style:name="P245" style:family="paragraph" style:parent-style-name="Table_20_Contents">
      <style:paragraph-properties fo:text-align="start" style:justify-single-word="false"/>
      <style:text-properties officeooo:rsid="009bd6b0" officeooo:paragraph-rsid="00a14908"/>
    </style:style>
    <style:style style:name="P246" style:family="paragraph" style:parent-style-name="Table_20_Contents">
      <style:paragraph-properties fo:text-align="start" style:justify-single-word="false"/>
      <style:text-properties officeooo:rsid="009bd6b0" officeooo:paragraph-rsid="00bb5f68"/>
    </style:style>
    <style:style style:name="P247" style:family="paragraph" style:parent-style-name="Table_20_Contents">
      <style:paragraph-properties fo:text-align="start" style:justify-single-word="false"/>
      <style:text-properties officeooo:rsid="009bd6b0" officeooo:paragraph-rsid="00bed7c7"/>
    </style:style>
    <style:style style:name="P248" style:family="paragraph" style:parent-style-name="Table_20_Contents">
      <style:paragraph-properties fo:text-align="start" style:justify-single-word="false"/>
      <style:text-properties officeooo:rsid="009c8830" officeooo:paragraph-rsid="009c8830"/>
    </style:style>
    <style:style style:name="P249" style:family="paragraph" style:parent-style-name="Table_20_Contents">
      <style:paragraph-properties fo:text-align="start" style:justify-single-word="false"/>
      <style:text-properties officeooo:rsid="009db5ec" officeooo:paragraph-rsid="009db5ec"/>
    </style:style>
    <style:style style:name="P250" style:family="paragraph" style:parent-style-name="Table_20_Contents">
      <style:text-properties officeooo:rsid="009fe2dc" officeooo:paragraph-rsid="009fe2dc"/>
    </style:style>
    <style:style style:name="P251" style:family="paragraph" style:parent-style-name="Table_20_Contents">
      <style:text-properties officeooo:rsid="00a209c7" officeooo:paragraph-rsid="00a209c7"/>
    </style:style>
    <style:style style:name="P252" style:family="paragraph" style:parent-style-name="Table_20_Contents">
      <style:paragraph-properties fo:text-align="start" style:justify-single-word="false"/>
      <style:text-properties officeooo:rsid="00a209c7" officeooo:paragraph-rsid="00a209c7"/>
    </style:style>
    <style:style style:name="P253" style:family="paragraph" style:parent-style-name="Table_20_Contents">
      <style:text-properties officeooo:rsid="00a3e70e" officeooo:paragraph-rsid="00a3e70e"/>
    </style:style>
    <style:style style:name="P254" style:family="paragraph" style:parent-style-name="Table_20_Contents">
      <style:paragraph-properties fo:text-align="start" style:justify-single-word="false"/>
      <style:text-properties officeooo:rsid="00a3e70e" officeooo:paragraph-rsid="00a3e70e"/>
    </style:style>
    <style:style style:name="P255" style:family="paragraph" style:parent-style-name="Table_20_Contents">
      <style:text-properties officeooo:rsid="00a54837" officeooo:paragraph-rsid="00a54837"/>
    </style:style>
    <style:style style:name="P256" style:family="paragraph" style:parent-style-name="Table_20_Contents">
      <style:paragraph-properties fo:text-align="start" style:justify-single-word="false"/>
      <style:text-properties officeooo:rsid="00a54837" officeooo:paragraph-rsid="00a54837"/>
    </style:style>
    <style:style style:name="P257" style:family="paragraph" style:parent-style-name="Table_20_Contents">
      <style:paragraph-properties fo:text-align="start" style:justify-single-word="false"/>
      <style:text-properties officeooo:rsid="002a2a9c" officeooo:paragraph-rsid="002a2a9c"/>
    </style:style>
    <style:style style:name="P258" style:family="paragraph" style:parent-style-name="Table_20_Contents">
      <style:paragraph-properties fo:text-align="start" style:justify-single-word="false"/>
      <style:text-properties officeooo:rsid="002a2a9c" officeooo:paragraph-rsid="00bacc64"/>
    </style:style>
    <style:style style:name="P259" style:family="paragraph" style:parent-style-name="Table_20_Contents">
      <style:paragraph-properties fo:text-align="start" style:justify-single-word="false"/>
      <style:text-properties officeooo:rsid="002782a0" officeooo:paragraph-rsid="002782a0"/>
    </style:style>
    <style:style style:name="P260" style:family="paragraph" style:parent-style-name="Table_20_Contents">
      <style:paragraph-properties fo:text-align="start" style:justify-single-word="false"/>
      <style:text-properties officeooo:rsid="00285a1f" officeooo:paragraph-rsid="00285a1f"/>
    </style:style>
    <style:style style:name="P261" style:family="paragraph" style:parent-style-name="Table_20_Contents">
      <style:paragraph-properties fo:text-align="start" style:justify-single-word="false"/>
      <style:text-properties officeooo:rsid="006ec48d" officeooo:paragraph-rsid="006ec48d"/>
    </style:style>
    <style:style style:name="P262" style:family="paragraph" style:parent-style-name="Table_20_Contents">
      <style:text-properties officeooo:rsid="00bce451" officeooo:paragraph-rsid="00bce451"/>
    </style:style>
    <style:style style:name="P263" style:family="paragraph" style:parent-style-name="Pascal">
      <style:text-properties fo:font-style="normal" style:font-style-asian="normal" style:font-style-complex="normal"/>
    </style:style>
    <style:style style:name="P264" style:family="paragraph" style:parent-style-name="Pascal">
      <style:text-properties fo:font-style="normal" officeooo:rsid="0053b8e4" officeooo:paragraph-rsid="0053b8e4" style:font-style-asian="normal" style:font-style-complex="normal"/>
    </style:style>
    <style:style style:name="P265" style:family="paragraph" style:parent-style-name="Pascal">
      <style:text-properties fo:font-style="normal" officeooo:rsid="006320ca" officeooo:paragraph-rsid="006320ca" style:font-style-asian="normal" style:font-style-complex="normal"/>
    </style:style>
    <style:style style:name="P266" style:family="paragraph" style:parent-style-name="Pascal">
      <style:text-properties fo:font-style="normal" officeooo:rsid="0063817a" officeooo:paragraph-rsid="0063817a" style:font-style-asian="normal" style:font-style-complex="normal"/>
    </style:style>
    <style:style style:name="P267" style:family="paragraph" style:parent-style-name="Pascal">
      <style:text-properties fo:font-style="normal" officeooo:rsid="0063817a" officeooo:paragraph-rsid="007f2f05" style:font-style-asian="normal" style:font-style-complex="normal"/>
    </style:style>
    <style:style style:name="P268" style:family="paragraph" style:parent-style-name="Pascal">
      <style:text-properties fo:font-style="normal" officeooo:rsid="007f2f05" officeooo:paragraph-rsid="007f2f05" style:font-style-asian="normal" style:font-style-complex="normal"/>
    </style:style>
    <style:style style:name="P269" style:family="paragraph" style:parent-style-name="Pascal">
      <style:text-properties fo:font-style="normal" fo:font-weight="normal" style:font-style-asian="normal" style:font-weight-asian="normal" style:font-style-complex="normal" style:font-weight-complex="normal"/>
    </style:style>
    <style:style style:name="P27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71" style:family="paragraph" style:parent-style-name="Pascal">
      <style:text-properties officeooo:rsid="0025ceb5" officeooo:paragraph-rsid="0025ceb5"/>
    </style:style>
    <style:style style:name="P272" style:family="paragraph" style:parent-style-name="Pascal">
      <style:text-properties officeooo:rsid="0025ceb5" officeooo:paragraph-rsid="00bacc64"/>
    </style:style>
    <style:style style:name="P273" style:family="paragraph" style:parent-style-name="Pascal">
      <style:text-properties officeooo:rsid="002e11af" officeooo:paragraph-rsid="002e11af"/>
    </style:style>
    <style:style style:name="P274" style:family="paragraph" style:parent-style-name="Pascal">
      <style:text-properties officeooo:rsid="002e11af" officeooo:paragraph-rsid="00866529"/>
    </style:style>
    <style:style style:name="P275" style:family="paragraph" style:parent-style-name="Pascal">
      <style:text-properties officeooo:rsid="002e11af" officeooo:paragraph-rsid="0098c4cf"/>
    </style:style>
    <style:style style:name="P276" style:family="paragraph" style:parent-style-name="Pascal">
      <style:text-properties officeooo:rsid="002e11af" officeooo:paragraph-rsid="009a4ced"/>
    </style:style>
    <style:style style:name="P277" style:family="paragraph" style:parent-style-name="Pascal">
      <style:text-properties officeooo:rsid="002f1947" officeooo:paragraph-rsid="002f1947"/>
    </style:style>
    <style:style style:name="P278" style:family="paragraph" style:parent-style-name="Pascal">
      <style:text-properties officeooo:rsid="002f1947" officeooo:paragraph-rsid="0098c4cf"/>
    </style:style>
    <style:style style:name="P279" style:family="paragraph" style:parent-style-name="Pascal">
      <style:text-properties officeooo:rsid="002f4ef5" officeooo:paragraph-rsid="002f4ef5"/>
    </style:style>
    <style:style style:name="P280" style:family="paragraph" style:parent-style-name="Pascal">
      <style:text-properties officeooo:paragraph-rsid="003214ec"/>
    </style:style>
    <style:style style:name="P281" style:family="paragraph" style:parent-style-name="Pascal">
      <style:text-properties officeooo:rsid="003214ec" officeooo:paragraph-rsid="003214ec"/>
    </style:style>
    <style:style style:name="P282" style:family="paragraph" style:parent-style-name="Pascal">
      <style:text-properties officeooo:rsid="003214ec" officeooo:paragraph-rsid="0032c6ca"/>
    </style:style>
    <style:style style:name="P283" style:family="paragraph" style:parent-style-name="Pascal">
      <style:text-properties officeooo:rsid="00346d7d" officeooo:paragraph-rsid="00346d7d"/>
    </style:style>
    <style:style style:name="P284" style:family="paragraph" style:parent-style-name="Pascal">
      <style:text-properties fo:font-weight="normal" officeooo:paragraph-rsid="00389324" style:font-weight-asian="normal" style:font-weight-complex="normal"/>
    </style:style>
    <style:style style:name="P285" style:family="paragraph" style:parent-style-name="Pascal">
      <style:text-properties fo:font-weight="normal" officeooo:rsid="003e351f" officeooo:paragraph-rsid="003e351f" style:font-weight-asian="normal" style:font-weight-complex="normal"/>
    </style:style>
    <style:style style:name="P286" style:family="paragraph" style:parent-style-name="Pascal">
      <style:text-properties officeooo:paragraph-rsid="00389324"/>
    </style:style>
    <style:style style:name="P287" style:family="paragraph" style:parent-style-name="Pascal">
      <style:text-properties officeooo:rsid="003e351f" officeooo:paragraph-rsid="003e351f"/>
    </style:style>
    <style:style style:name="P288" style:family="paragraph" style:parent-style-name="Pascal">
      <style:text-properties officeooo:rsid="003f393b" officeooo:paragraph-rsid="003f393b"/>
    </style:style>
    <style:style style:name="P289" style:family="paragraph" style:parent-style-name="Pascal">
      <style:text-properties officeooo:rsid="003f393b" officeooo:paragraph-rsid="004f9f88"/>
    </style:style>
    <style:style style:name="P290" style:family="paragraph" style:parent-style-name="Pascal">
      <style:text-properties officeooo:rsid="0040ce2e" officeooo:paragraph-rsid="0040ce2e"/>
    </style:style>
    <style:style style:name="P291" style:family="paragraph" style:parent-style-name="Pascal">
      <style:text-properties officeooo:rsid="0040ce2e" officeooo:paragraph-rsid="004f9f88"/>
    </style:style>
    <style:style style:name="P292" style:family="paragraph" style:parent-style-name="Pascal">
      <style:text-properties officeooo:rsid="0042c228" officeooo:paragraph-rsid="0042c228"/>
    </style:style>
    <style:style style:name="P293" style:family="paragraph" style:parent-style-name="Pascal">
      <style:text-properties officeooo:rsid="00447831" officeooo:paragraph-rsid="00447831"/>
    </style:style>
    <style:style style:name="P294" style:family="paragraph" style:parent-style-name="Pascal">
      <style:text-properties officeooo:rsid="004b58ad" officeooo:paragraph-rsid="004b58ad"/>
    </style:style>
    <style:style style:name="P295" style:family="paragraph" style:parent-style-name="Pascal">
      <style:text-properties officeooo:rsid="004dc822" officeooo:paragraph-rsid="004dc822"/>
    </style:style>
    <style:style style:name="P296" style:family="paragraph" style:parent-style-name="Pascal">
      <style:text-properties officeooo:rsid="0051f471" officeooo:paragraph-rsid="0051f471"/>
    </style:style>
    <style:style style:name="P297" style:family="paragraph" style:parent-style-name="Pascal">
      <style:text-properties officeooo:rsid="0051f471" officeooo:paragraph-rsid="0055f817"/>
    </style:style>
    <style:style style:name="P298" style:family="paragraph" style:parent-style-name="Pascal">
      <style:text-properties officeooo:rsid="0051f471" officeooo:paragraph-rsid="0057e5d9"/>
    </style:style>
    <style:style style:name="P299" style:family="paragraph" style:parent-style-name="Pascal">
      <style:text-properties officeooo:rsid="0051f471" officeooo:paragraph-rsid="005bd345"/>
    </style:style>
    <style:style style:name="P300" style:family="paragraph" style:parent-style-name="Pascal">
      <style:text-properties officeooo:rsid="0051f471" officeooo:paragraph-rsid="0063817a"/>
    </style:style>
    <style:style style:name="P301" style:family="paragraph" style:parent-style-name="Pascal">
      <style:text-properties fo:font-weight="bold" style:font-weight-asian="bold" style:font-weight-complex="bold"/>
    </style:style>
    <style:style style:name="P302" style:family="paragraph" style:parent-style-name="Pascal">
      <style:text-properties fo:font-weight="bold" officeooo:rsid="0057e5d9" officeooo:paragraph-rsid="0057e5d9" style:font-weight-asian="bold" style:font-weight-complex="bold"/>
    </style:style>
    <style:style style:name="P303" style:family="paragraph" style:parent-style-name="Pascal">
      <style:text-properties fo:font-weight="bold" officeooo:rsid="0057e5d9" officeooo:paragraph-rsid="005bd345" style:font-weight-asian="bold" style:font-weight-complex="bold"/>
    </style:style>
    <style:style style:name="P304" style:family="paragraph" style:parent-style-name="Pascal">
      <style:text-properties fo:font-weight="bold" officeooo:rsid="0057e5d9" officeooo:paragraph-rsid="0063817a" style:font-weight-asian="bold" style:font-weight-complex="bold"/>
    </style:style>
    <style:style style:name="P305" style:family="paragraph" style:parent-style-name="Pascal">
      <style:text-properties fo:font-weight="bold" officeooo:rsid="0057e5d9" officeooo:paragraph-rsid="006a9228" style:font-weight-asian="bold" style:font-weight-complex="bold"/>
    </style:style>
    <style:style style:name="P306" style:family="paragraph" style:parent-style-name="Pascal">
      <style:text-properties fo:font-weight="bold" officeooo:paragraph-rsid="005bd345" style:font-weight-asian="bold" style:font-weight-complex="bold"/>
    </style:style>
    <style:style style:name="P307" style:family="paragraph" style:parent-style-name="Pascal">
      <style:text-properties fo:font-weight="bold" officeooo:paragraph-rsid="0063817a" style:font-weight-asian="bold" style:font-weight-complex="bold"/>
    </style:style>
    <style:style style:name="P308" style:family="paragraph" style:parent-style-name="Pascal">
      <style:text-properties fo:font-weight="bold" officeooo:rsid="006a9228" officeooo:paragraph-rsid="006a9228" style:font-weight-asian="bold" style:font-weight-complex="bold"/>
    </style:style>
    <style:style style:name="P309" style:family="paragraph" style:parent-style-name="Pascal">
      <style:text-properties fo:font-weight="bold" officeooo:rsid="007c4db7" officeooo:paragraph-rsid="007c4db7" style:font-weight-asian="bold" style:font-weight-complex="bold"/>
    </style:style>
    <style:style style:name="P310" style:family="paragraph" style:parent-style-name="Pascal">
      <style:text-properties fo:font-weight="bold" officeooo:rsid="003e351f" officeooo:paragraph-rsid="003e351f" style:font-weight-asian="bold" style:font-weight-complex="bold"/>
    </style:style>
    <style:style style:name="P311" style:family="paragraph" style:parent-style-name="Pascal">
      <style:text-properties fo:font-weight="bold" officeooo:rsid="003e351f" officeooo:paragraph-rsid="009a4ced" style:font-weight-asian="bold" style:font-weight-complex="bold"/>
    </style:style>
    <style:style style:name="P312" style:family="paragraph" style:parent-style-name="Pascal">
      <style:text-properties officeooo:rsid="0055f817" officeooo:paragraph-rsid="0055f817"/>
    </style:style>
    <style:style style:name="P313" style:family="paragraph" style:parent-style-name="Pascal">
      <style:text-properties officeooo:rsid="0055f817" officeooo:paragraph-rsid="0057e5d9"/>
    </style:style>
    <style:style style:name="P314" style:family="paragraph" style:parent-style-name="Pascal">
      <style:text-properties officeooo:rsid="0055f817" officeooo:paragraph-rsid="005bd345"/>
    </style:style>
    <style:style style:name="P315" style:family="paragraph" style:parent-style-name="Pascal">
      <style:text-properties officeooo:rsid="0055f817" officeooo:paragraph-rsid="0063817a"/>
    </style:style>
    <style:style style:name="P316" style:family="paragraph" style:parent-style-name="Pascal">
      <style:text-properties officeooo:rsid="0055f817" officeooo:paragraph-rsid="007c4db7"/>
    </style:style>
    <style:style style:name="P317" style:family="paragraph" style:parent-style-name="Pascal">
      <style:text-properties officeooo:rsid="0057e5d9" officeooo:paragraph-rsid="0057e5d9"/>
    </style:style>
    <style:style style:name="P318" style:family="paragraph" style:parent-style-name="Pascal">
      <style:text-properties officeooo:rsid="0057e5d9" officeooo:paragraph-rsid="00695e9b"/>
    </style:style>
    <style:style style:name="P319" style:family="paragraph" style:parent-style-name="Pascal">
      <style:text-properties officeooo:rsid="005bd345" officeooo:paragraph-rsid="005bd345"/>
    </style:style>
    <style:style style:name="P320" style:family="paragraph" style:parent-style-name="Pascal">
      <style:text-properties officeooo:rsid="005bd345" officeooo:paragraph-rsid="00695e9b"/>
    </style:style>
    <style:style style:name="P321" style:family="paragraph" style:parent-style-name="Pascal">
      <style:text-properties officeooo:rsid="005d2810" officeooo:paragraph-rsid="005d2810"/>
    </style:style>
    <style:style style:name="P322" style:family="paragraph" style:parent-style-name="Pascal">
      <style:text-properties officeooo:rsid="006320ca" officeooo:paragraph-rsid="006320ca"/>
    </style:style>
    <style:style style:name="P323" style:family="paragraph" style:parent-style-name="Pascal">
      <style:text-properties officeooo:rsid="006320ca" officeooo:paragraph-rsid="006cad8a"/>
    </style:style>
    <style:style style:name="P324" style:family="paragraph" style:parent-style-name="Pascal">
      <style:text-properties officeooo:rsid="00668488" officeooo:paragraph-rsid="00668488"/>
    </style:style>
    <style:style style:name="P325" style:family="paragraph" style:parent-style-name="Pascal">
      <style:text-properties officeooo:rsid="00668488" officeooo:paragraph-rsid="009a4ced"/>
    </style:style>
    <style:style style:name="P326" style:family="paragraph" style:parent-style-name="Pascal">
      <style:text-properties officeooo:rsid="00695e9b" officeooo:paragraph-rsid="00695e9b"/>
    </style:style>
    <style:style style:name="P327" style:family="paragraph" style:parent-style-name="Pascal">
      <style:text-properties officeooo:rsid="006b29a2" officeooo:paragraph-rsid="006b29a2"/>
    </style:style>
    <style:style style:name="P328" style:family="paragraph" style:parent-style-name="Pascal">
      <style:text-properties officeooo:rsid="006b29a2" officeooo:paragraph-rsid="007ce0e3"/>
    </style:style>
    <style:style style:name="P329" style:family="paragraph" style:parent-style-name="Pascal">
      <style:text-properties officeooo:rsid="006cad8a" officeooo:paragraph-rsid="006cad8a"/>
    </style:style>
    <style:style style:name="P330" style:family="paragraph" style:parent-style-name="Pascal">
      <style:text-properties officeooo:rsid="006ec48d" officeooo:paragraph-rsid="006ec48d"/>
    </style:style>
    <style:style style:name="P331" style:family="paragraph" style:parent-style-name="Pascal">
      <style:text-properties officeooo:rsid="00774af3" officeooo:paragraph-rsid="00774af3"/>
    </style:style>
    <style:style style:name="P332" style:family="paragraph" style:parent-style-name="Pascal">
      <style:text-properties officeooo:rsid="0078e022" officeooo:paragraph-rsid="0078e022"/>
    </style:style>
    <style:style style:name="P333" style:family="paragraph" style:parent-style-name="Pascal">
      <style:text-properties officeooo:rsid="0078e022" officeooo:paragraph-rsid="007d9bef"/>
    </style:style>
    <style:style style:name="P334" style:family="paragraph" style:parent-style-name="Pascal">
      <style:text-properties officeooo:rsid="0078e022" officeooo:paragraph-rsid="0080760f"/>
    </style:style>
    <style:style style:name="P335" style:family="paragraph" style:parent-style-name="Pascal">
      <style:text-properties officeooo:rsid="007c4db7" officeooo:paragraph-rsid="007c4db7"/>
    </style:style>
    <style:style style:name="P336" style:family="paragraph" style:parent-style-name="Pascal">
      <style:text-properties officeooo:rsid="00824c9b" officeooo:paragraph-rsid="00824c9b"/>
    </style:style>
    <style:style style:name="P337" style:family="paragraph" style:parent-style-name="Pascal">
      <style:text-properties officeooo:rsid="00873b5a" officeooo:paragraph-rsid="00873b5a"/>
    </style:style>
    <style:style style:name="P338" style:family="paragraph" style:parent-style-name="Pascal">
      <style:text-properties officeooo:rsid="008923ab" officeooo:paragraph-rsid="008923ab"/>
    </style:style>
    <style:style style:name="P339" style:family="paragraph" style:parent-style-name="Pascal">
      <style:text-properties officeooo:rsid="0089c015" officeooo:paragraph-rsid="0089c015"/>
    </style:style>
    <style:style style:name="P340" style:family="paragraph" style:parent-style-name="Pascal">
      <style:text-properties officeooo:rsid="008ca2b4" officeooo:paragraph-rsid="008ca2b4"/>
    </style:style>
    <style:style style:name="P341" style:family="paragraph" style:parent-style-name="Pascal">
      <style:text-properties officeooo:rsid="008ca2b4" officeooo:paragraph-rsid="009a4ced"/>
    </style:style>
    <style:style style:name="P342" style:family="paragraph" style:parent-style-name="Pascal">
      <style:text-properties officeooo:rsid="008d2e71" officeooo:paragraph-rsid="008d2e71"/>
    </style:style>
    <style:style style:name="P343" style:family="paragraph" style:parent-style-name="Pascal">
      <style:text-properties officeooo:paragraph-rsid="008d2e71"/>
    </style:style>
    <style:style style:name="P344" style:family="paragraph" style:parent-style-name="Pascal">
      <style:text-properties officeooo:rsid="007ce0e3" officeooo:paragraph-rsid="007ce0e3"/>
    </style:style>
    <style:style style:name="P345" style:family="paragraph" style:parent-style-name="Pascal">
      <style:text-properties officeooo:rsid="00941d67" officeooo:paragraph-rsid="00941d67"/>
    </style:style>
    <style:style style:name="P346" style:family="paragraph" style:parent-style-name="Pascal">
      <style:text-properties officeooo:rsid="00941d67" officeooo:paragraph-rsid="0095770e"/>
    </style:style>
    <style:style style:name="P347" style:family="paragraph" style:parent-style-name="Pascal">
      <style:text-properties officeooo:rsid="0095770e" officeooo:paragraph-rsid="0095770e"/>
    </style:style>
    <style:style style:name="P348" style:family="paragraph" style:parent-style-name="Pascal">
      <style:text-properties officeooo:rsid="00972aa9" officeooo:paragraph-rsid="00972aa9"/>
    </style:style>
    <style:style style:name="P349" style:family="paragraph" style:parent-style-name="Pascal">
      <style:text-properties officeooo:rsid="00972aa9" officeooo:paragraph-rsid="00a14908"/>
    </style:style>
    <style:style style:name="P350" style:family="paragraph" style:parent-style-name="Pascal">
      <style:text-properties officeooo:rsid="0098c4cf" officeooo:paragraph-rsid="0098c4cf"/>
    </style:style>
    <style:style style:name="P351" style:family="paragraph" style:parent-style-name="Pascal">
      <style:text-properties officeooo:rsid="0099d1e0" officeooo:paragraph-rsid="0099d1e0"/>
    </style:style>
    <style:style style:name="P352" style:family="paragraph" style:parent-style-name="Pascal">
      <style:text-properties officeooo:rsid="009a4ced" officeooo:paragraph-rsid="009a4ced"/>
    </style:style>
    <style:style style:name="P353" style:family="paragraph" style:parent-style-name="Pascal">
      <style:text-properties officeooo:rsid="00a14908" officeooo:paragraph-rsid="00a14908"/>
    </style:style>
    <style:style style:name="P354" style:family="paragraph" style:parent-style-name="Pascal">
      <style:text-properties officeooo:rsid="00a7d041" officeooo:paragraph-rsid="00a7d041"/>
    </style:style>
    <style:style style:name="P355" style:family="paragraph" style:parent-style-name="Pascal">
      <style:text-properties officeooo:rsid="00ac057b" officeooo:paragraph-rsid="00ac057b"/>
    </style:style>
    <style:style style:name="P356" style:family="paragraph" style:parent-style-name="Pascal">
      <style:text-properties officeooo:rsid="00ac057b" officeooo:paragraph-rsid="00ac38f3"/>
    </style:style>
    <style:style style:name="P357" style:family="paragraph" style:parent-style-name="Pascal">
      <style:text-properties officeooo:rsid="00ac057b" officeooo:paragraph-rsid="00ad214e"/>
    </style:style>
    <style:style style:name="P358" style:family="paragraph" style:parent-style-name="Pascal">
      <style:text-properties officeooo:rsid="00ac057b" officeooo:paragraph-rsid="00ae1ee4"/>
    </style:style>
    <style:style style:name="P359" style:family="paragraph" style:parent-style-name="Pascal">
      <style:text-properties officeooo:rsid="00ad214e" officeooo:paragraph-rsid="00ad214e"/>
    </style:style>
    <style:style style:name="P360" style:family="paragraph" style:parent-style-name="Pascal">
      <style:text-properties officeooo:rsid="0036c8dd" officeooo:paragraph-rsid="00bce451"/>
    </style:style>
    <style:style style:name="P361" style:family="paragraph" style:parent-style-name="Pascal">
      <style:text-properties officeooo:rsid="00c603c3" officeooo:paragraph-rsid="00c603c3"/>
    </style:style>
    <style:style style:name="P362" style:family="paragraph" style:parent-style-name="Pascal">
      <style:text-properties officeooo:rsid="00c806ca" officeooo:paragraph-rsid="00c806ca"/>
    </style:style>
    <style:style style:name="P363" style:family="paragraph" style:parent-style-name="Text_20_body">
      <style:paragraph-properties fo:break-before="page"/>
    </style:style>
    <style:style style:name="P364" style:family="paragraph" style:parent-style-name="Pascal" style:master-page-name="">
      <style:paragraph-properties style:page-number="auto" fo:keep-with-next="auto"/>
    </style:style>
    <style:style style:name="P365" style:family="paragraph" style:parent-style-name="Pascal" style:master-page-name="">
      <style:paragraph-properties style:page-number="auto" fo:keep-with-next="auto"/>
      <style:text-properties officeooo:rsid="0036c8dd" officeooo:paragraph-rsid="0036c8dd"/>
    </style:style>
    <style:style style:name="P366" style:family="paragraph" style:parent-style-name="Pascal" style:master-page-name="">
      <style:paragraph-properties style:page-number="auto" fo:keep-with-next="auto"/>
      <style:text-properties officeooo:rsid="00505e30" officeooo:paragraph-rsid="00505e30"/>
    </style:style>
    <style:style style:name="P367"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368"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369"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370"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371" style:family="paragraph" style:parent-style-name="Pascal" style:master-page-name="">
      <style:paragraph-properties style:page-number="auto" fo:keep-with-next="auto"/>
      <style:text-properties officeooo:rsid="005bd345" officeooo:paragraph-rsid="005bd345"/>
    </style:style>
    <style:style style:name="P372"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373"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374" style:family="paragraph" style:parent-style-name="Pascal" style:master-page-name="">
      <style:paragraph-properties style:page-number="auto" fo:keep-with-next="auto"/>
      <style:text-properties officeooo:rsid="0095770e" officeooo:paragraph-rsid="0095770e"/>
    </style:style>
    <style:style style:name="P375" style:family="paragraph" style:parent-style-name="Pascal" style:master-page-name="">
      <style:paragraph-properties style:page-number="auto" fo:keep-with-next="auto"/>
      <style:text-properties officeooo:rsid="009a4ced" officeooo:paragraph-rsid="009a4ced"/>
    </style:style>
    <style:style style:name="P376" style:family="paragraph" style:parent-style-name="Pascal" style:master-page-name="">
      <style:paragraph-properties style:page-number="auto" fo:keep-with-next="auto"/>
      <style:text-properties officeooo:rsid="00ac057b" officeooo:paragraph-rsid="00ac057b"/>
    </style:style>
    <style:style style:name="P377" style:family="paragraph" style:parent-style-name="Pascal" style:master-page-name="">
      <style:paragraph-properties style:page-number="auto" fo:keep-with-next="auto"/>
      <style:text-properties officeooo:rsid="00ac057b" officeooo:paragraph-rsid="00ad214e"/>
    </style:style>
    <style:style style:name="P378" style:family="paragraph" style:parent-style-name="Pascal" style:master-page-name="">
      <style:paragraph-properties style:page-number="auto" fo:keep-with-next="auto"/>
      <style:text-properties officeooo:rsid="00972aa9" officeooo:paragraph-rsid="00a209c7"/>
    </style:style>
    <style:style style:name="P379" style:family="paragraph" style:parent-style-name="Pascal" style:master-page-name="">
      <style:paragraph-properties style:page-number="auto" fo:keep-with-next="auto"/>
      <style:text-properties officeooo:rsid="00a9987a" officeooo:paragraph-rsid="00a9987a"/>
    </style:style>
    <style:style style:name="P380" style:family="paragraph" style:parent-style-name="Pascal" style:master-page-name="">
      <style:paragraph-properties style:page-number="auto" fo:keep-with-next="auto"/>
      <style:text-properties officeooo:rsid="00ad214e" officeooo:paragraph-rsid="00ad214e"/>
    </style:style>
    <style:style style:name="P381" style:family="paragraph" style:parent-style-name="Pascal" style:master-page-name="">
      <style:paragraph-properties style:page-number="auto" fo:keep-with-next="always"/>
      <style:text-properties fo:font-weight="bold" style:font-weight-asian="bold" style:font-weight-complex="bold"/>
    </style:style>
    <style:style style:name="P382" style:family="paragraph" style:parent-style-name="Standard" style:master-page-name="">
      <style:paragraph-properties style:page-number="auto" fo:keep-with-next="always"/>
      <style:text-properties officeooo:rsid="0098c4cf" officeooo:paragraph-rsid="0098c4cf"/>
    </style:style>
    <style:style style:name="P383" style:family="paragraph" style:parent-style-name="Pascal">
      <style:paragraph-properties fo:keep-with-next="auto"/>
      <style:text-properties officeooo:rsid="0036c8dd" officeooo:paragraph-rsid="0036c8dd"/>
    </style:style>
    <style:style style:name="P384" style:family="paragraph" style:parent-style-name="Pascal">
      <style:paragraph-properties fo:keep-with-next="auto"/>
      <style:text-properties officeooo:rsid="0036c8dd" officeooo:paragraph-rsid="004f9f88"/>
    </style:style>
    <style:style style:name="P385" style:family="paragraph" style:parent-style-name="Pascal">
      <style:paragraph-properties fo:keep-with-next="auto"/>
      <style:text-properties officeooo:rsid="0036c8dd" officeooo:paragraph-rsid="00bce451"/>
    </style:style>
    <style:style style:name="P386" style:family="paragraph" style:parent-style-name="Pascal">
      <style:paragraph-properties fo:keep-with-next="auto"/>
      <style:text-properties officeooo:rsid="00505e30" officeooo:paragraph-rsid="00505e30"/>
    </style:style>
    <style:style style:name="P387" style:family="paragraph" style:parent-style-name="Pascal">
      <style:paragraph-properties fo:keep-with-next="auto"/>
      <style:text-properties fo:font-weight="bold" style:font-weight-asian="bold" style:font-weight-complex="bold"/>
    </style:style>
    <style:style style:name="P388" style:family="paragraph" style:parent-style-name="Pascal">
      <style:paragraph-properties fo:keep-with-next="auto"/>
      <style:text-properties fo:font-weight="bold" officeooo:rsid="0051f471" officeooo:paragraph-rsid="0051f471" style:font-weight-asian="bold" style:font-weight-complex="bold"/>
    </style:style>
    <style:style style:name="P389" style:family="paragraph" style:parent-style-name="Pascal">
      <style:paragraph-properties fo:keep-with-next="auto"/>
      <style:text-properties fo:font-weight="bold" officeooo:rsid="0057e5d9" officeooo:paragraph-rsid="0057e5d9" style:font-weight-asian="bold" style:font-weight-complex="bold"/>
    </style:style>
    <style:style style:name="P390" style:family="paragraph" style:parent-style-name="Pascal">
      <style:paragraph-properties fo:keep-with-next="auto"/>
      <style:text-properties fo:font-weight="bold" officeooo:rsid="0057e5d9" officeooo:paragraph-rsid="005cc558" style:font-weight-asian="bold" style:font-weight-complex="bold"/>
    </style:style>
    <style:style style:name="P391" style:family="paragraph" style:parent-style-name="Pascal">
      <style:paragraph-properties fo:keep-with-next="auto"/>
      <style:text-properties fo:font-weight="bold" officeooo:rsid="0057e5d9" officeooo:paragraph-rsid="007c4db7" style:font-weight-asian="bold" style:font-weight-complex="bold"/>
    </style:style>
    <style:style style:name="P392" style:family="paragraph" style:parent-style-name="Pascal">
      <style:paragraph-properties fo:keep-with-next="auto"/>
      <style:text-properties fo:font-weight="bold" officeooo:paragraph-rsid="005cc558" style:font-weight-asian="bold" style:font-weight-complex="bold"/>
    </style:style>
    <style:style style:name="P393" style:family="paragraph" style:parent-style-name="Pascal">
      <style:paragraph-properties fo:keep-with-next="auto"/>
      <style:text-properties fo:font-weight="bold" officeooo:rsid="006a9228" officeooo:paragraph-rsid="006a9228" style:font-weight-asian="bold" style:font-weight-complex="bold"/>
    </style:style>
    <style:style style:name="P394" style:family="paragraph" style:parent-style-name="Pascal">
      <style:paragraph-properties fo:keep-with-next="auto"/>
      <style:text-properties fo:font-weight="bold" officeooo:paragraph-rsid="007c4db7" style:font-weight-asian="bold" style:font-weight-complex="bold"/>
    </style:style>
    <style:style style:name="P395" style:family="paragraph" style:parent-style-name="Pascal">
      <style:paragraph-properties fo:keep-with-next="auto"/>
      <style:text-properties fo:font-weight="bold" officeooo:rsid="007c4db7" officeooo:paragraph-rsid="007c4db7" style:font-weight-asian="bold" style:font-weight-complex="bold"/>
    </style:style>
    <style:style style:name="P396" style:family="paragraph" style:parent-style-name="Pascal">
      <style:paragraph-properties fo:keep-with-next="auto"/>
      <style:text-properties officeooo:rsid="0055f817" officeooo:paragraph-rsid="005cc558"/>
    </style:style>
    <style:style style:name="P397" style:family="paragraph" style:parent-style-name="Pascal">
      <style:paragraph-properties fo:keep-with-next="auto"/>
      <style:text-properties officeooo:rsid="0055f817" officeooo:paragraph-rsid="007c4db7"/>
    </style:style>
    <style:style style:name="P398" style:family="paragraph" style:parent-style-name="Pascal">
      <style:paragraph-properties fo:keep-with-next="auto"/>
      <style:text-properties officeooo:rsid="0051f471" officeooo:paragraph-rsid="005cc558"/>
    </style:style>
    <style:style style:name="P399" style:family="paragraph" style:parent-style-name="Pascal">
      <style:paragraph-properties fo:keep-with-next="auto"/>
      <style:text-properties officeooo:rsid="0051f471" officeooo:paragraph-rsid="007c4db7"/>
    </style:style>
    <style:style style:name="P400" style:family="paragraph" style:parent-style-name="Pascal">
      <style:paragraph-properties fo:keep-with-next="auto"/>
      <style:text-properties fo:font-style="normal" officeooo:rsid="0053b8e4" officeooo:paragraph-rsid="0053b8e4" style:font-style-asian="normal" style:font-style-complex="normal"/>
    </style:style>
    <style:style style:name="P401" style:family="paragraph" style:parent-style-name="Pascal">
      <style:paragraph-properties fo:keep-with-next="auto"/>
      <style:text-properties fo:font-style="normal" officeooo:rsid="0063817a" officeooo:paragraph-rsid="007f2f05" style:font-style-asian="normal" style:font-style-complex="normal"/>
    </style:style>
    <style:style style:name="P402" style:family="paragraph" style:parent-style-name="Pascal">
      <style:paragraph-properties fo:keep-with-next="auto"/>
      <style:text-properties officeooo:rsid="005bd345" officeooo:paragraph-rsid="005cc558"/>
    </style:style>
    <style:style style:name="P403" style:family="paragraph" style:parent-style-name="Pascal">
      <style:paragraph-properties fo:keep-with-next="auto"/>
      <style:text-properties officeooo:rsid="0095770e" officeooo:paragraph-rsid="0095770e"/>
    </style:style>
    <style:style style:name="P404" style:family="paragraph" style:parent-style-name="Pascal">
      <style:paragraph-properties fo:keep-with-next="auto"/>
      <style:text-properties officeooo:rsid="0095770e" officeooo:paragraph-rsid="00c603c3"/>
    </style:style>
    <style:style style:name="P405" style:family="paragraph" style:parent-style-name="Pascal">
      <style:paragraph-properties fo:keep-with-next="auto"/>
      <style:text-properties officeooo:rsid="00a209c7" officeooo:paragraph-rsid="00a209c7"/>
    </style:style>
    <style:style style:name="P406" style:family="paragraph" style:parent-style-name="Pascal">
      <style:paragraph-properties fo:keep-with-next="auto"/>
      <style:text-properties officeooo:rsid="00972aa9" officeooo:paragraph-rsid="00a209c7"/>
    </style:style>
    <style:style style:name="P407" style:family="paragraph" style:parent-style-name="Pascal">
      <style:paragraph-properties fo:keep-with-next="auto"/>
      <style:text-properties officeooo:rsid="00a9987a" officeooo:paragraph-rsid="00a9987a"/>
    </style:style>
    <style:style style:name="P408" style:family="paragraph" style:parent-style-name="Pascal">
      <style:paragraph-properties fo:keep-with-next="auto"/>
      <style:text-properties officeooo:rsid="00ac057b" officeooo:paragraph-rsid="00ac057b"/>
    </style:style>
    <style:style style:name="P409" style:family="paragraph" style:parent-style-name="Pascal">
      <style:paragraph-properties fo:keep-with-next="auto"/>
      <style:text-properties officeooo:rsid="00ac057b" officeooo:paragraph-rsid="00ac38f3"/>
    </style:style>
    <style:style style:name="P410" style:family="paragraph" style:parent-style-name="Pascal">
      <style:paragraph-properties fo:keep-with-next="auto"/>
      <style:text-properties officeooo:rsid="00ac057b" officeooo:paragraph-rsid="00ad214e"/>
    </style:style>
    <style:style style:name="P411" style:family="paragraph" style:parent-style-name="Pascal">
      <style:paragraph-properties fo:keep-with-next="auto"/>
      <style:text-properties officeooo:rsid="00ad214e" officeooo:paragraph-rsid="00ad214e"/>
    </style:style>
    <style:style style:name="P412" style:family="paragraph" style:parent-style-name="Pascal">
      <style:paragraph-properties fo:keep-with-next="auto"/>
      <style:text-properties officeooo:rsid="00ad214e" officeooo:paragraph-rsid="00ae1ee4"/>
    </style:style>
    <style:style style:name="P413" style:family="paragraph" style:parent-style-name="SQLStatement">
      <style:text-properties officeooo:rsid="0048bf6a" officeooo:paragraph-rsid="004a9a37"/>
    </style:style>
    <style:style style:name="P414" style:family="paragraph" style:parent-style-name="SQLStatement">
      <style:text-properties officeooo:rsid="00853cc7" officeooo:paragraph-rsid="00853cc7"/>
    </style:style>
    <style:style style:name="P415" style:family="paragraph" style:parent-style-name="Footnote">
      <style:text-properties officeooo:rsid="004dc822" officeooo:paragraph-rsid="004dc822"/>
    </style:style>
    <style:style style:name="P416" style:family="paragraph" style:parent-style-name="Footnote">
      <style:text-properties officeooo:rsid="006320ca" officeooo:paragraph-rsid="006320ca"/>
    </style:style>
    <style:style style:name="P417" style:family="paragraph" style:parent-style-name="Footnote">
      <style:text-properties officeooo:rsid="00bb5f68" officeooo:paragraph-rsid="00bb5f68"/>
    </style:style>
    <style:style style:name="P418" style:family="paragraph" style:parent-style-name="Footnote">
      <style:text-properties officeooo:rsid="00c33e71" officeooo:paragraph-rsid="00c33e71"/>
    </style:style>
    <style:style style:name="P419" style:family="paragraph" style:parent-style-name="Highlighted">
      <style:text-properties officeooo:paragraph-rsid="007ce0e3"/>
    </style:style>
    <style:style style:name="P420" style:family="paragraph" style:parent-style-name="Highlighted">
      <style:text-properties officeooo:paragraph-rsid="007f2f05"/>
    </style:style>
    <style:style style:name="P421" style:family="paragraph" style:parent-style-name="Highlighted">
      <style:text-properties officeooo:rsid="00866529" officeooo:paragraph-rsid="00866529"/>
    </style:style>
    <style:style style:name="P422" style:family="paragraph" style:parent-style-name="Highlighted">
      <style:text-properties officeooo:rsid="0089c015" officeooo:paragraph-rsid="0089c015"/>
    </style:style>
    <style:style style:name="P423" style:family="paragraph" style:parent-style-name="Highlighted">
      <style:paragraph-properties fo:text-align="start" style:justify-single-word="false"/>
    </style:style>
    <style:style style:name="P424"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2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2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2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2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29"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30" style:family="paragraph" style:parent-style-name="Standard" style:list-style-name="L2">
      <style:paragraph-properties fo:text-align="start" style:justify-single-word="false"/>
      <style:text-properties officeooo:rsid="00c7132a" officeooo:paragraph-rsid="00c7132a"/>
    </style:style>
    <style:style style:name="P431" style:family="paragraph" style:parent-style-name="Standard" style:list-style-name="L5">
      <style:text-properties officeooo:rsid="00b4cf87" officeooo:paragraph-rsid="00b4cf87"/>
    </style:style>
    <style:style style:name="P432" style:family="paragraph" style:parent-style-name="Standard">
      <style:text-properties officeooo:rsid="00884684" officeooo:paragraph-rsid="00884684"/>
    </style:style>
    <style:style style:name="P433" style:family="paragraph" style:parent-style-name="Standard" style:list-style-name="L12">
      <style:text-properties officeooo:rsid="0095770e" officeooo:paragraph-rsid="0095770e"/>
    </style:style>
    <style:style style:name="P434" style:family="paragraph" style:parent-style-name="Standard" style:list-style-name="L12">
      <style:text-properties officeooo:rsid="00a14908" officeooo:paragraph-rsid="00a14908"/>
    </style:style>
    <style:style style:name="P435" style:family="paragraph" style:parent-style-name="Standard" style:list-style-name="L15">
      <style:text-properties officeooo:rsid="00b1db27" officeooo:paragraph-rsid="00b1db27"/>
    </style:style>
    <style:style style:name="P436"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37"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38"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39" style:family="paragraph" style:parent-style-name="Standard" style:list-style-name="L6">
      <style:paragraph-properties fo:margin-top="0in" fo:margin-bottom="0.1701in" style:contextual-spacing="true"/>
      <style:text-properties officeooo:rsid="0051f471" officeooo:paragraph-rsid="0051f471"/>
    </style:style>
    <style:style style:name="P440" style:family="paragraph" style:parent-style-name="Standard" style:list-style-name="L9">
      <style:paragraph-properties fo:margin-top="0in" fo:margin-bottom="0.1701in" style:contextual-spacing="true"/>
      <style:text-properties officeooo:rsid="00873b5a" officeooo:paragraph-rsid="00873b5a"/>
    </style:style>
    <style:style style:name="P441" style:family="paragraph" style:parent-style-name="Standard" style:list-style-name="L16">
      <style:paragraph-properties fo:margin-top="0in" fo:margin-bottom="0.1701in" style:contextual-spacing="true"/>
      <style:text-properties officeooo:rsid="00972aa9" officeooo:paragraph-rsid="00972aa9"/>
    </style:style>
    <style:style style:name="P442" style:family="paragraph" style:parent-style-name="Heading_20_2">
      <style:text-properties officeooo:rsid="00c7132a" officeooo:paragraph-rsid="00c7132a"/>
    </style:style>
    <style:style style:name="P443" style:family="paragraph" style:parent-style-name="Heading_20_2">
      <style:text-properties officeooo:rsid="00195933" officeooo:paragraph-rsid="00195933"/>
    </style:style>
    <style:style style:name="P444" style:family="paragraph" style:parent-style-name="Heading_20_2">
      <style:text-properties officeooo:rsid="001a707b" officeooo:paragraph-rsid="001a707b"/>
    </style:style>
    <style:style style:name="P445" style:family="paragraph" style:parent-style-name="Heading_20_2">
      <style:text-properties officeooo:rsid="001ca170" officeooo:paragraph-rsid="001ca170"/>
    </style:style>
    <style:style style:name="P446" style:family="paragraph" style:parent-style-name="Heading_20_2">
      <style:text-properties fo:font-style="normal" officeooo:rsid="001ca170" officeooo:paragraph-rsid="001ca170" style:font-style-asian="normal" style:font-style-complex="normal"/>
    </style:style>
    <style:style style:name="P447" style:family="paragraph" style:parent-style-name="Heading_20_2">
      <style:text-properties officeooo:rsid="002782a0" officeooo:paragraph-rsid="002782a0"/>
    </style:style>
    <style:style style:name="P448" style:family="paragraph" style:parent-style-name="Heading_20_2">
      <style:text-properties officeooo:rsid="002782a0" officeooo:paragraph-rsid="00327b52"/>
    </style:style>
    <style:style style:name="P449" style:family="paragraph" style:parent-style-name="Heading_20_2">
      <style:text-properties officeooo:rsid="003214ec" officeooo:paragraph-rsid="003214ec"/>
    </style:style>
    <style:style style:name="P450" style:family="paragraph" style:parent-style-name="Heading_20_2">
      <style:text-properties officeooo:rsid="00327b52" officeooo:paragraph-rsid="00327b52"/>
    </style:style>
    <style:style style:name="P451" style:family="paragraph" style:parent-style-name="Heading_20_2">
      <style:text-properties officeooo:rsid="00346d7d" officeooo:paragraph-rsid="00346d7d"/>
    </style:style>
    <style:style style:name="P452" style:family="paragraph" style:parent-style-name="Heading_20_2">
      <style:text-properties officeooo:rsid="00346d7d" officeooo:paragraph-rsid="0042c228"/>
    </style:style>
    <style:style style:name="P453" style:family="paragraph" style:parent-style-name="Heading_20_2">
      <style:text-properties officeooo:rsid="0093e2fa" officeooo:paragraph-rsid="0093e2fa"/>
    </style:style>
    <style:style style:name="P454" style:family="paragraph" style:parent-style-name="Heading_20_2">
      <style:text-properties officeooo:rsid="00285a1f" officeooo:paragraph-rsid="00285a1f"/>
    </style:style>
    <style:style style:name="P455" style:family="paragraph" style:parent-style-name="Heading_20_2">
      <style:text-properties officeooo:rsid="003c7cb7" officeooo:paragraph-rsid="003c7cb7"/>
    </style:style>
    <style:style style:name="P456" style:family="paragraph" style:parent-style-name="Heading_20_2">
      <style:text-properties officeooo:rsid="0040ce2e" officeooo:paragraph-rsid="0040ce2e"/>
    </style:style>
    <style:style style:name="P457" style:family="paragraph" style:parent-style-name="Heading_20_2">
      <style:text-properties officeooo:rsid="00447831" officeooo:paragraph-rsid="00447831"/>
    </style:style>
    <style:style style:name="P458" style:family="paragraph" style:parent-style-name="Heading_20_2">
      <style:text-properties officeooo:rsid="003743af" officeooo:paragraph-rsid="003743af"/>
    </style:style>
    <style:style style:name="P459" style:family="paragraph" style:parent-style-name="Heading_20_2">
      <style:text-properties officeooo:rsid="004d5719" officeooo:paragraph-rsid="004d5719"/>
    </style:style>
    <style:style style:name="P460" style:family="paragraph" style:parent-style-name="Heading_20_2">
      <style:text-properties officeooo:rsid="004d49b8" officeooo:paragraph-rsid="004d49b8"/>
    </style:style>
    <style:style style:name="P461" style:family="paragraph" style:parent-style-name="Heading_20_2">
      <style:text-properties officeooo:rsid="00390766" officeooo:paragraph-rsid="00390766"/>
    </style:style>
    <style:style style:name="P462" style:family="paragraph" style:parent-style-name="Heading_20_2">
      <style:text-properties officeooo:rsid="007c268a" officeooo:paragraph-rsid="007c268a"/>
    </style:style>
    <style:style style:name="P463" style:family="paragraph" style:parent-style-name="Heading_20_2">
      <style:text-properties officeooo:rsid="00853cc7" officeooo:paragraph-rsid="00853cc7"/>
    </style:style>
    <style:style style:name="P464" style:family="paragraph" style:parent-style-name="Heading_20_2">
      <style:text-properties officeooo:rsid="00873b5a" officeooo:paragraph-rsid="00873b5a"/>
    </style:style>
    <style:style style:name="P465" style:family="paragraph" style:parent-style-name="Heading_20_2">
      <style:text-properties officeooo:rsid="00389324" officeooo:paragraph-rsid="00389324"/>
    </style:style>
    <style:style style:name="P466" style:family="paragraph" style:parent-style-name="Heading_20_2">
      <style:text-properties officeooo:rsid="009a4ced" officeooo:paragraph-rsid="009a4ced"/>
    </style:style>
    <style:style style:name="P467" style:family="paragraph" style:parent-style-name="Heading_20_2">
      <style:text-properties officeooo:rsid="00ae4bf7" officeooo:paragraph-rsid="00ae4bf7"/>
    </style:style>
    <style:style style:name="P468" style:family="paragraph" style:parent-style-name="Heading_20_2">
      <style:text-properties officeooo:rsid="00b23b13" officeooo:paragraph-rsid="00b23b13"/>
    </style:style>
    <style:style style:name="P469" style:family="paragraph" style:parent-style-name="Heading_20_2" style:master-page-name="">
      <style:paragraph-properties style:page-number="auto" fo:break-before="page"/>
      <style:text-properties officeooo:rsid="002782a0" officeooo:paragraph-rsid="002782a0"/>
    </style:style>
    <style:style style:name="P470" style:family="paragraph" style:parent-style-name="Heading_20_1">
      <style:text-properties officeooo:rsid="001853c4" officeooo:paragraph-rsid="001853c4"/>
    </style:style>
    <style:style style:name="P471" style:family="paragraph" style:parent-style-name="Heading_20_1">
      <style:text-properties officeooo:rsid="001853c4" officeooo:paragraph-rsid="00390766"/>
    </style:style>
    <style:style style:name="P472" style:family="paragraph" style:parent-style-name="Heading_20_1">
      <style:text-properties officeooo:rsid="001853c4" officeooo:paragraph-rsid="00447831"/>
    </style:style>
    <style:style style:name="P473" style:family="paragraph" style:parent-style-name="Heading_20_1">
      <style:text-properties officeooo:rsid="001ca170" officeooo:paragraph-rsid="001ca170"/>
    </style:style>
    <style:style style:name="P474" style:family="paragraph" style:parent-style-name="Heading_20_1" style:master-page-name="Right_20_Page">
      <style:paragraph-properties style:page-number="1" fo:break-before="auto" fo:break-after="auto"/>
      <style:text-properties officeooo:paragraph-rsid="002a495c"/>
    </style:style>
    <style:style style:name="P475" style:family="paragraph" style:parent-style-name="Heading_20_1" style:master-page-name="Appendix_20_Left">
      <style:paragraph-properties style:page-number="auto"/>
    </style:style>
    <style:style style:name="P476" style:family="paragraph" style:parent-style-name="Text_20_body" style:list-style-name="L1">
      <style:text-properties officeooo:rsid="00b6bc63" officeooo:paragraph-rsid="00b6bc63"/>
    </style:style>
    <style:style style:name="P477" style:family="paragraph" style:parent-style-name="Text_20_body" style:list-style-name="L4">
      <style:text-properties officeooo:paragraph-rsid="00346d7d"/>
    </style:style>
    <style:style style:name="P478" style:family="paragraph" style:parent-style-name="Text_20_body" style:list-style-name="L4">
      <style:text-properties officeooo:paragraph-rsid="0034e9d4"/>
    </style:style>
    <style:style style:name="P479" style:family="paragraph" style:parent-style-name="Text_20_body" style:list-style-name="L4">
      <style:text-properties officeooo:rsid="00bce451" officeooo:paragraph-rsid="00bce451"/>
    </style:style>
    <style:style style:name="P480" style:family="paragraph" style:parent-style-name="Text_20_body" style:list-style-name="L8">
      <style:text-properties officeooo:paragraph-rsid="005d2810"/>
    </style:style>
    <style:style style:name="P481" style:family="paragraph" style:parent-style-name="Text_20_body" style:list-style-name="L8">
      <style:text-properties officeooo:rsid="005d2810" officeooo:paragraph-rsid="005d2810"/>
    </style:style>
    <style:style style:name="P482" style:family="paragraph" style:parent-style-name="Text_20_body" style:list-style-name="L13">
      <style:text-properties officeooo:rsid="00a14908" officeooo:paragraph-rsid="00a14908"/>
    </style:style>
    <style:style style:name="P483" style:family="paragraph" style:parent-style-name="Text_20_body" style:list-style-name="L13">
      <style:text-properties officeooo:rsid="00a14908" officeooo:paragraph-rsid="00c603c3"/>
    </style:style>
    <style:style style:name="P484" style:family="paragraph" style:parent-style-name="Text_20_body" style:list-style-name="L18">
      <style:text-properties officeooo:rsid="0098c4cf" officeooo:paragraph-rsid="0098c4cf"/>
    </style:style>
    <style:style style:name="P485"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486"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487"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488"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489" style:family="paragraph" style:parent-style-name="Text_20_body" style:list-style-name="L14">
      <style:paragraph-properties fo:margin-top="0in" fo:margin-bottom="0.1701in" style:contextual-spacing="true"/>
      <style:text-properties officeooo:paragraph-rsid="00ae4bf7"/>
    </style:style>
    <style:style style:name="P490" style:family="paragraph" style:parent-style-name="Text_20_body" style:list-style-name="L14">
      <style:paragraph-properties fo:margin-top="0in" fo:margin-bottom="0.1701in" style:contextual-spacing="true"/>
      <style:text-properties officeooo:paragraph-rsid="00b07d65"/>
    </style:style>
    <style:style style:name="P491" style:family="paragraph" style:parent-style-name="Text_20_body" style:list-style-name="L14">
      <style:paragraph-properties fo:margin-top="0in" fo:margin-bottom="0.1701in" style:contextual-spacing="true"/>
      <style:text-properties officeooo:rsid="00b07d65" officeooo:paragraph-rsid="00b07d65"/>
    </style:style>
    <style:style style:name="P492" style:family="paragraph" style:parent-style-name="Text_20_body" style:list-style-name="L17">
      <style:paragraph-properties fo:margin-top="0in" fo:margin-bottom="0.1701in" style:contextual-spacing="true"/>
      <style:text-properties officeooo:rsid="00972aa9" officeooo:paragraph-rsid="00972aa9"/>
    </style:style>
    <style:style style:name="P493"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494"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495" style:family="paragraph" style:parent-style-name="Heading_20_3">
      <style:text-properties fo:font-style="normal" officeooo:rsid="001dbf25" officeooo:paragraph-rsid="001dbf25" style:font-style-asian="normal" style:font-style-complex="normal"/>
    </style:style>
    <style:style style:name="P496" style:family="paragraph" style:parent-style-name="Heading_20_3">
      <style:text-properties fo:font-style="normal" officeooo:rsid="0052c74a" officeooo:paragraph-rsid="0052c74a" style:font-style-asian="normal" style:font-style-complex="normal"/>
    </style:style>
    <style:style style:name="P497" style:family="paragraph" style:parent-style-name="Heading_20_3">
      <style:text-properties fo:font-style="normal" officeooo:rsid="006320ca" officeooo:paragraph-rsid="006320ca" style:font-style-asian="normal" style:font-style-complex="normal"/>
    </style:style>
    <style:style style:name="P498" style:family="paragraph" style:parent-style-name="Heading_20_3">
      <style:text-properties fo:font-style="normal" officeooo:rsid="00b36d09" officeooo:paragraph-rsid="00b36d09" style:font-style-asian="normal" style:font-style-complex="normal"/>
    </style:style>
    <style:style style:name="P499" style:family="paragraph" style:parent-style-name="Heading_20_3">
      <style:text-properties officeooo:rsid="002f1947" officeooo:paragraph-rsid="002f1947"/>
    </style:style>
    <style:style style:name="P500" style:family="paragraph" style:parent-style-name="Heading_20_3">
      <style:text-properties officeooo:rsid="0048bf6a" officeooo:paragraph-rsid="0048bf6a"/>
    </style:style>
    <style:style style:name="P501" style:family="paragraph" style:parent-style-name="Heading_20_3">
      <style:text-properties fo:font-weight="bold" officeooo:rsid="0051f471" officeooo:paragraph-rsid="0051f471" style:font-weight-asian="bold" style:font-weight-complex="bold"/>
    </style:style>
    <style:style style:name="P502" style:family="paragraph" style:parent-style-name="Heading_20_3">
      <style:text-properties officeooo:rsid="006320ca" officeooo:paragraph-rsid="006320ca"/>
    </style:style>
    <style:style style:name="P503" style:family="paragraph" style:parent-style-name="Heading_20_3">
      <style:text-properties officeooo:rsid="0072e43c" officeooo:paragraph-rsid="0072e43c"/>
    </style:style>
    <style:style style:name="P504" style:family="paragraph" style:parent-style-name="Heading_20_3">
      <style:text-properties officeooo:rsid="00941d67" officeooo:paragraph-rsid="00941d67"/>
    </style:style>
    <style:style style:name="P505" style:family="paragraph" style:parent-style-name="Heading_20_3">
      <style:text-properties officeooo:rsid="0095770e" officeooo:paragraph-rsid="0095770e"/>
    </style:style>
    <style:style style:name="P506" style:family="paragraph" style:parent-style-name="Heading_20_3">
      <style:text-properties officeooo:rsid="009a4ced"/>
    </style:style>
    <style:style style:name="P507" style:family="paragraph" style:parent-style-name="Heading_20_3">
      <style:text-properties officeooo:rsid="009a4ced" officeooo:paragraph-rsid="009a4ced"/>
    </style:style>
    <style:style style:name="P508" style:family="paragraph" style:parent-style-name="Heading_20_3">
      <style:text-properties officeooo:rsid="00a54837" officeooo:paragraph-rsid="00a54837"/>
    </style:style>
    <style:style style:name="P509" style:family="paragraph" style:parent-style-name="Heading_20_3">
      <style:text-properties officeooo:rsid="00ac057b" officeooo:paragraph-rsid="00ac057b"/>
    </style:style>
    <style:style style:name="P510" style:family="paragraph" style:parent-style-name="Heading_20_3">
      <style:text-properties officeooo:rsid="00ae4bf7" officeooo:paragraph-rsid="00ae4bf7"/>
    </style:style>
    <style:style style:name="P511" style:family="paragraph" style:parent-style-name="Heading_20_3">
      <style:text-properties officeooo:rsid="00afc4df" officeooo:paragraph-rsid="00afc4df"/>
    </style:style>
    <style:style style:name="P512" style:family="paragraph" style:parent-style-name="Heading_20_3">
      <style:text-properties officeooo:rsid="00b36d09" officeooo:paragraph-rsid="00b36d09"/>
    </style:style>
    <style:style style:name="P513" style:family="paragraph" style:parent-style-name="Heading_20_4">
      <style:text-properties fo:font-style="normal" officeooo:rsid="0022a7f5" officeooo:paragraph-rsid="0022a7f5" style:font-style-asian="normal" style:font-style-complex="normal"/>
    </style:style>
    <style:style style:name="P514" style:family="paragraph" style:parent-style-name="Heading_20_4">
      <style:text-properties fo:font-style="normal" officeooo:rsid="00b36d09" officeooo:paragraph-rsid="00b36d09" style:font-style-asian="normal" style:font-style-complex="normal"/>
    </style:style>
    <style:style style:name="P515" style:family="paragraph" style:parent-style-name="Heading_20_4">
      <style:text-properties officeooo:rsid="00a209c7" officeooo:paragraph-rsid="00a209c7"/>
    </style:style>
    <style:style style:name="P516" style:family="paragraph" style:parent-style-name="Heading_20_4">
      <style:text-properties officeooo:rsid="00a3e70e" officeooo:paragraph-rsid="00a3e70e"/>
    </style:style>
    <style:style style:name="P517" style:family="paragraph" style:parent-style-name="Heading_20_4">
      <style:text-properties officeooo:rsid="00a64836" officeooo:paragraph-rsid="00a64836"/>
    </style:style>
    <style:style style:name="P518" style:family="paragraph" style:parent-style-name="Heading_20_4">
      <style:text-properties officeooo:rsid="00ae4bf7" officeooo:paragraph-rsid="00ae4bf7"/>
    </style:style>
    <style:style style:name="P519" style:family="paragraph" style:parent-style-name="Heading_20_4">
      <style:text-properties officeooo:rsid="00afc4df" officeooo:paragraph-rsid="00afc4df"/>
    </style:style>
    <style:style style:name="P520" style:family="paragraph" style:parent-style-name="Heading_20_4">
      <style:text-properties officeooo:rsid="00b07d65" officeooo:paragraph-rsid="00b07d65"/>
    </style:style>
    <style:style style:name="P521" style:family="paragraph" style:parent-style-name="Heading_20_4">
      <style:text-properties officeooo:rsid="00b36d09" officeooo:paragraph-rsid="00b36d09"/>
    </style:style>
    <style:style style:name="P522" style:family="paragraph" style:parent-style-name="Contents_20_1" style:master-page-name="Front_20_Right">
      <style:paragraph-properties style:page-number="auto">
        <style:tab-stops>
          <style:tab-stop style:position="6.2701in" style:type="right"/>
        </style:tab-stops>
      </style:paragraph-properties>
    </style:style>
    <style:style style:name="P523"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ca170" style:font-style-asian="normal" style:font-style-complex="normal"/>
    </style:style>
    <style:style style:name="T21" style:family="text">
      <style:text-properties fo:font-style="normal" officeooo:rsid="001d38dd" style:font-style-asian="normal" style:font-style-complex="normal"/>
    </style:style>
    <style:style style:name="T22" style:family="text">
      <style:text-properties fo:font-style="normal" officeooo:rsid="001dbf25" style:font-style-asian="normal" style:font-style-complex="normal"/>
    </style:style>
    <style:style style:name="T23" style:family="text">
      <style:text-properties fo:font-style="normal" officeooo:rsid="004dc822" style:font-style-asian="normal" style:font-style-complex="normal"/>
    </style:style>
    <style:style style:name="T24" style:family="text">
      <style:text-properties fo:font-style="normal" officeooo:rsid="0052c74a" style:font-style-asian="normal" style:font-style-complex="normal"/>
    </style:style>
    <style:style style:name="T25" style:family="text">
      <style:text-properties fo:font-style="normal" officeooo:rsid="0053b8e4" style:font-style-asian="normal" style:font-style-complex="normal"/>
    </style:style>
    <style:style style:name="T26" style:family="text">
      <style:text-properties fo:font-style="normal" officeooo:rsid="006320ca" style:font-style-asian="normal" style:font-style-complex="normal"/>
    </style:style>
    <style:style style:name="T27" style:family="text">
      <style:text-properties fo:font-style="normal" officeooo:rsid="00642ed0" style:font-style-asian="normal" style:font-style-complex="normal"/>
    </style:style>
    <style:style style:name="T28" style:family="text">
      <style:text-properties fo:font-style="normal" officeooo:rsid="006cad8a" style:font-style-asian="normal" style:font-style-complex="normal"/>
    </style:style>
    <style:style style:name="T29" style:family="text">
      <style:text-properties fo:font-style="normal" officeooo:rsid="006e6655" style:font-style-asian="normal" style:font-style-complex="normal"/>
    </style:style>
    <style:style style:name="T30" style:family="text">
      <style:text-properties fo:font-style="normal" officeooo:rsid="00703ed5" style:font-style-asian="normal" style:font-style-complex="normal"/>
    </style:style>
    <style:style style:name="T31" style:family="text">
      <style:text-properties fo:font-style="normal" officeooo:rsid="00765607" style:font-style-asian="normal" style:font-style-complex="normal"/>
    </style:style>
    <style:style style:name="T32" style:family="text">
      <style:text-properties fo:font-style="normal" officeooo:rsid="007f2f05" style:font-style-asian="normal" style:font-style-complex="normal"/>
    </style:style>
    <style:style style:name="T33" style:family="text">
      <style:text-properties fo:font-style="normal" officeooo:rsid="0063817a" style:font-style-asian="normal" style:font-style-complex="normal"/>
    </style:style>
    <style:style style:name="T34" style:family="text">
      <style:text-properties fo:font-style="normal" officeooo:rsid="0013fdc3" style:font-style-asian="normal" style:font-style-complex="normal"/>
    </style:style>
    <style:style style:name="T35" style:family="text">
      <style:text-properties fo:font-style="normal" officeooo:rsid="00b36d09" style:font-style-asian="normal" style:font-style-complex="normal"/>
    </style:style>
    <style:style style:name="T36" style:family="text">
      <style:text-properties fo:font-style="normal" officeooo:rsid="00140bfa" style:font-style-asian="normal" style:font-style-complex="normal"/>
    </style:style>
    <style:style style:name="T37" style:family="text">
      <style:text-properties fo:font-style="normal" officeooo:rsid="00ba10bc" style:font-style-asian="normal" style:font-style-complex="normal"/>
    </style:style>
    <style:style style:name="T38" style:family="text">
      <style:text-properties fo:font-style="normal" officeooo:rsid="00c603c3" style:font-style-asian="normal" style:font-style-complex="normal"/>
    </style:style>
    <style:style style:name="T39" style:family="text">
      <style:text-properties fo:font-style="normal" officeooo:rsid="00c9e221"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1ca170" style:font-style-asian="normal" style:font-weight-asian="bold" style:font-style-complex="normal" style:font-weight-complex="bold"/>
    </style:style>
    <style:style style:name="T42" style:family="text">
      <style:text-properties fo:font-style="normal" fo:font-weight="bold" officeooo:rsid="0053b8e4"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22a7f5" style:font-style-asian="normal" style:font-weight-asian="normal" style:font-style-complex="normal" style:font-weight-complex="normal"/>
    </style:style>
    <style:style style:name="T45" style:family="text">
      <style:text-properties fo:font-style="normal" fo:font-weight="normal" officeooo:rsid="00240278" style:font-style-asian="normal" style:font-weight-asian="normal" style:font-style-complex="normal" style:font-weight-complex="normal"/>
    </style:style>
    <style:style style:name="T46" style:family="text">
      <style:text-properties fo:font-style="normal" fo:font-weight="normal" officeooo:rsid="0053b8e4" style:font-style-asian="normal" style:font-weight-asian="normal" style:font-style-complex="normal" style:font-weight-complex="normal"/>
    </style:style>
    <style:style style:name="T47" style:family="text">
      <style:text-properties officeooo:rsid="001dbf25"/>
    </style:style>
    <style:style style:name="T48" style:family="text">
      <style:text-properties officeooo:rsid="00070e43"/>
    </style:style>
    <style:style style:name="T49" style:family="text">
      <style:text-properties fo:font-weight="bold" style:font-weight-asian="bold" style:font-weight-complex="bold"/>
    </style:style>
    <style:style style:name="T50" style:family="text">
      <style:text-properties fo:font-weight="bold" officeooo:rsid="002f4ef5" style:font-weight-asian="bold" style:font-weight-complex="bold"/>
    </style:style>
    <style:style style:name="T51" style:family="text">
      <style:text-properties fo:font-weight="bold" officeooo:rsid="0053b8e4" style:font-weight-asian="bold" style:font-weight-complex="bold"/>
    </style:style>
    <style:style style:name="T52" style:family="text">
      <style:text-properties fo:font-weight="bold" officeooo:rsid="005d2810" style:font-weight-asian="bold" style:font-weight-complex="bold"/>
    </style:style>
    <style:style style:name="T53" style:family="text">
      <style:text-properties fo:font-weight="bold" officeooo:rsid="007c4db7" style:font-weight-asian="bold" style:font-weight-complex="bold"/>
    </style:style>
    <style:style style:name="T54" style:family="text">
      <style:text-properties officeooo:rsid="00216cff"/>
    </style:style>
    <style:style style:name="T55" style:family="text">
      <style:text-properties officeooo:rsid="00285a1f"/>
    </style:style>
    <style:style style:name="T56" style:family="text">
      <style:text-properties officeooo:rsid="002e11af"/>
    </style:style>
    <style:style style:name="T57" style:family="text">
      <style:text-properties officeooo:rsid="002f1947"/>
    </style:style>
    <style:style style:name="T58" style:family="text">
      <style:text-properties officeooo:rsid="0030c957"/>
    </style:style>
    <style:style style:name="T59" style:family="text">
      <style:text-properties officeooo:rsid="003168d9"/>
    </style:style>
    <style:style style:name="T60" style:family="text">
      <style:text-properties officeooo:rsid="003214ec"/>
    </style:style>
    <style:style style:name="T61" style:family="text">
      <style:text-properties officeooo:rsid="002f4ef5"/>
    </style:style>
    <style:style style:name="T62" style:family="text">
      <style:text-properties officeooo:rsid="0032c6ca"/>
    </style:style>
    <style:style style:name="T63" style:family="text">
      <style:text-properties officeooo:rsid="00346d7d"/>
    </style:style>
    <style:style style:name="T64" style:family="text">
      <style:text-properties officeooo:rsid="00349edc"/>
    </style:style>
    <style:style style:name="T65" style:family="text">
      <style:text-properties officeooo:rsid="0034e9d4"/>
    </style:style>
    <style:style style:name="T66" style:family="text">
      <style:text-properties fo:font-weight="normal" style:font-weight-asian="normal" style:font-weight-complex="normal"/>
    </style:style>
    <style:style style:name="T67" style:family="text">
      <style:text-properties fo:font-weight="normal" officeooo:rsid="00112042" style:font-weight-asian="normal" style:font-weight-complex="normal"/>
    </style:style>
    <style:style style:name="T68" style:family="text">
      <style:text-properties fo:font-weight="normal" officeooo:rsid="0051f471" style:font-weight-asian="normal" style:font-weight-complex="normal"/>
    </style:style>
    <style:style style:name="T69" style:family="text">
      <style:text-properties fo:font-weight="normal" officeooo:rsid="0053b8e4" style:font-weight-asian="normal" style:font-weight-complex="normal"/>
    </style:style>
    <style:style style:name="T70" style:family="text">
      <style:text-properties fo:font-weight="normal" officeooo:rsid="005f7b67" style:font-weight-asian="normal" style:font-weight-complex="normal"/>
    </style:style>
    <style:style style:name="T71" style:family="text">
      <style:text-properties fo:font-weight="normal" officeooo:rsid="000f2417" style:font-weight-asian="normal" style:font-weight-complex="normal"/>
    </style:style>
    <style:style style:name="T72" style:family="text">
      <style:text-properties fo:font-weight="normal" officeooo:rsid="0085a00d" style:font-weight-asian="normal" style:font-weight-complex="normal"/>
    </style:style>
    <style:style style:name="T73" style:family="text">
      <style:text-properties fo:font-weight="normal" officeooo:rsid="00c33e71" style:font-weight-asian="normal" style:font-weight-complex="normal"/>
    </style:style>
    <style:style style:name="T74" style:family="text">
      <style:text-properties officeooo:rsid="00389324"/>
    </style:style>
    <style:style style:name="T75" style:family="text">
      <style:text-properties officeooo:rsid="003a973d"/>
    </style:style>
    <style:style style:name="T76" style:family="text">
      <style:text-properties officeooo:rsid="003f393b"/>
    </style:style>
    <style:style style:name="T77" style:family="text">
      <style:text-properties officeooo:rsid="0040baf6"/>
    </style:style>
    <style:style style:name="T78" style:family="text">
      <style:text-properties officeooo:rsid="0042c228"/>
    </style:style>
    <style:style style:name="T79" style:family="text">
      <style:text-properties officeooo:rsid="00447831"/>
    </style:style>
    <style:style style:name="T80" style:family="text">
      <style:text-properties officeooo:rsid="00471a28"/>
    </style:style>
    <style:style style:name="T81" style:family="text">
      <style:text-properties officeooo:rsid="004a9a37"/>
    </style:style>
    <style:style style:name="T82" style:family="text">
      <style:text-properties officeooo:rsid="004d49b8"/>
    </style:style>
    <style:style style:name="T83" style:family="text">
      <style:text-properties officeooo:rsid="004dc822"/>
    </style:style>
    <style:style style:name="T84" style:family="text">
      <style:text-properties officeooo:rsid="004f9f88"/>
    </style:style>
    <style:style style:name="T85" style:family="text">
      <style:text-properties officeooo:rsid="00505e30"/>
    </style:style>
    <style:style style:name="T86" style:family="text">
      <style:text-properties officeooo:rsid="0051f471"/>
    </style:style>
    <style:style style:name="T87" style:family="text">
      <style:text-properties officeooo:rsid="0052ee54"/>
    </style:style>
    <style:style style:name="T88" style:family="text">
      <style:text-properties officeooo:rsid="0055f817"/>
    </style:style>
    <style:style style:name="T89" style:family="text">
      <style:text-properties officeooo:rsid="0057e5d9"/>
    </style:style>
    <style:style style:name="T90" style:family="text">
      <style:text-properties officeooo:rsid="005bd345"/>
    </style:style>
    <style:style style:name="T91" style:family="text">
      <style:text-properties officeooo:rsid="005cc558"/>
    </style:style>
    <style:style style:name="T92" style:family="text">
      <style:text-properties officeooo:rsid="005d2810"/>
    </style:style>
    <style:style style:name="T93" style:family="text">
      <style:text-properties officeooo:rsid="005f7b67"/>
    </style:style>
    <style:style style:name="T94" style:family="text">
      <style:text-properties officeooo:rsid="006320ca"/>
    </style:style>
    <style:style style:name="T95" style:family="text">
      <style:text-properties officeooo:rsid="0063817a"/>
    </style:style>
    <style:style style:name="T96" style:family="text">
      <style:text-properties officeooo:rsid="00695e9b"/>
    </style:style>
    <style:style style:name="T97" style:family="text">
      <style:text-properties officeooo:rsid="006cad8a"/>
    </style:style>
    <style:style style:name="T98" style:family="text">
      <style:text-properties officeooo:rsid="006e6655"/>
    </style:style>
    <style:style style:name="T99" style:family="text">
      <style:text-properties officeooo:rsid="006faa57"/>
    </style:style>
    <style:style style:name="T100" style:family="text">
      <style:text-properties officeooo:rsid="00703ed5"/>
    </style:style>
    <style:style style:name="T101" style:family="text">
      <style:text-properties officeooo:rsid="00765607"/>
    </style:style>
    <style:style style:name="T102" style:family="text">
      <style:text-properties officeooo:rsid="007ad4e8"/>
    </style:style>
    <style:style style:name="T103" style:family="text">
      <style:text-properties officeooo:rsid="007c268a"/>
    </style:style>
    <style:style style:name="T104" style:family="text">
      <style:text-properties officeooo:rsid="007c4db7"/>
    </style:style>
    <style:style style:name="T105" style:family="text">
      <style:text-properties officeooo:rsid="007ce0e3"/>
    </style:style>
    <style:style style:name="T106" style:family="text">
      <style:text-properties officeooo:rsid="007d9bef"/>
    </style:style>
    <style:style style:name="T107" style:family="text">
      <style:text-properties officeooo:rsid="007f2f05"/>
    </style:style>
    <style:style style:name="T108" style:family="text">
      <style:text-properties officeooo:rsid="0080760f"/>
    </style:style>
    <style:style style:name="T109" style:family="text">
      <style:text-properties officeooo:rsid="00824c9b"/>
    </style:style>
    <style:style style:name="T110" style:family="text">
      <style:text-properties officeooo:rsid="0085a00d"/>
    </style:style>
    <style:style style:name="T111" style:family="text">
      <style:text-properties officeooo:rsid="00873b5a"/>
    </style:style>
    <style:style style:name="T112" style:family="text">
      <style:text-properties officeooo:rsid="008923ab"/>
    </style:style>
    <style:style style:name="T113" style:family="text">
      <style:text-properties officeooo:rsid="008c9aaf"/>
    </style:style>
    <style:style style:name="T114" style:family="text">
      <style:text-properties officeooo:rsid="008d2e71"/>
    </style:style>
    <style:style style:name="T115" style:family="text">
      <style:text-properties officeooo:rsid="008e9e29"/>
    </style:style>
    <style:style style:name="T116" style:family="text">
      <style:text-properties officeooo:rsid="00901ba8"/>
    </style:style>
    <style:style style:name="T117" style:family="text">
      <style:text-properties officeooo:rsid="00941d67"/>
    </style:style>
    <style:style style:name="T118" style:family="text">
      <style:text-properties officeooo:rsid="0095770e"/>
    </style:style>
    <style:style style:name="T119" style:family="text">
      <style:text-properties officeooo:rsid="00972aa9"/>
    </style:style>
    <style:style style:name="T120" style:family="text">
      <style:text-properties officeooo:rsid="0099d1e0"/>
    </style:style>
    <style:style style:name="T121" style:family="text">
      <style:text-properties officeooo:rsid="009a4ced"/>
    </style:style>
    <style:style style:name="T122" style:family="text">
      <style:text-properties officeooo:rsid="009bd6b0"/>
    </style:style>
    <style:style style:name="T123" style:family="text">
      <style:text-properties officeooo:rsid="009c8830"/>
    </style:style>
    <style:style style:name="T124" style:family="text">
      <style:text-properties officeooo:rsid="009db5ec"/>
    </style:style>
    <style:style style:name="T125" style:family="text">
      <style:text-properties officeooo:rsid="009de374"/>
    </style:style>
    <style:style style:name="T126" style:family="text">
      <style:text-properties officeooo:rsid="00a14908"/>
    </style:style>
    <style:style style:name="T127" style:family="text">
      <style:text-properties officeooo:rsid="00a7d041"/>
    </style:style>
    <style:style style:name="T128" style:family="text">
      <style:text-properties officeooo:rsid="00a9987a"/>
    </style:style>
    <style:style style:name="T129" style:family="text">
      <style:text-properties officeooo:rsid="00ac38f3"/>
    </style:style>
    <style:style style:name="T130" style:family="text">
      <style:text-properties officeooo:rsid="00ad214e"/>
    </style:style>
    <style:style style:name="T131" style:family="text">
      <style:text-properties officeooo:rsid="00ae1ee4"/>
    </style:style>
    <style:style style:name="T132" style:family="text">
      <style:text-properties officeooo:rsid="00ae4bf7"/>
    </style:style>
    <style:style style:name="T133" style:family="text">
      <style:text-properties officeooo:rsid="00063917"/>
    </style:style>
    <style:style style:name="T134" style:family="text">
      <style:text-properties officeooo:rsid="00b07d65"/>
    </style:style>
    <style:style style:name="T135" style:family="text">
      <style:text-properties officeooo:rsid="00b1db27"/>
    </style:style>
    <style:style style:name="T136" style:family="text">
      <style:text-properties officeooo:rsid="00b36d09"/>
    </style:style>
    <style:style style:name="T137" style:family="text">
      <style:text-properties officeooo:rsid="00ba10bc"/>
    </style:style>
    <style:style style:name="T138" style:family="text">
      <style:text-properties officeooo:rsid="00bacc64"/>
    </style:style>
    <style:style style:name="T139" style:family="text">
      <style:text-properties officeooo:rsid="00bb5f68"/>
    </style:style>
    <style:style style:name="T140" style:family="text">
      <style:text-properties officeooo:rsid="00bce451"/>
    </style:style>
    <style:style style:name="T141" style:family="text">
      <style:text-properties officeooo:rsid="00c01080"/>
    </style:style>
    <style:style style:name="T142" style:family="text">
      <style:text-properties officeooo:rsid="00c20486"/>
    </style:style>
    <style:style style:name="T143" style:family="text">
      <style:text-properties officeooo:rsid="00c33e71"/>
    </style:style>
    <style:style style:name="T144" style:family="text">
      <style:text-properties officeooo:rsid="00c41e36"/>
    </style:style>
    <style:style style:name="T145" style:family="text">
      <style:text-properties officeooo:rsid="00c497c2"/>
    </style:style>
    <style:style style:name="T146" style:family="text">
      <style:text-properties officeooo:rsid="00c603c3"/>
    </style:style>
    <style:style style:name="T147" style:family="text">
      <style:text-properties officeooo:rsid="00c66c0a"/>
    </style:style>
    <style:style style:name="T148" style:family="text">
      <style:text-properties officeooo:rsid="00c7132a"/>
    </style:style>
    <style:style style:name="T149" style:family="text">
      <style:text-properties officeooo:rsid="00c806ca"/>
    </style:style>
    <style:style style:name="T150" style:family="text">
      <style:text-properties officeooo:rsid="00c9e221"/>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58in" draw:visible-area-height="1.189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36"><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29">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2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37"/>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24">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2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28">1 Introduction<text:tab/>1</text:p>
          <text:p text:style-name="P425">1.1 References<text:tab/>2</text:p>
          <text:p text:style-name="P428">2 Installation and Preparation for Use<text:tab/>3</text:p>
          <text:p text:style-name="P425">2.1 Installation under Lazarus<text:tab/>3</text:p>
          <text:p text:style-name="P425">2.2 Installation under FPC<text:tab/>4</text:p>
          <text:p text:style-name="P428">3 Programming with the Firebird Pascal API<text:tab/>5</text:p>
          <text:p text:style-name="P425">3.1 Using the API in your Project<text:tab/>5</text:p>
          <text:p text:style-name="P425">3.2 Accessing the API<text:tab/>5</text:p>
          <text:p text:style-name="P425">3.3 Locating the Firebird Client Library<text:tab/>6</text:p>
          <text:p text:style-name="P427">3.3.1 Under Linux<text:tab/>6</text:p>
          <text:p text:style-name="P427">3.3.2 Under Windows<text:tab/>6</text:p>
          <text:p text:style-name="P427">3.3.3 Under Darwin (OSX)<text:tab/>7</text:p>
          <text:p text:style-name="P427">3.3.4 Overriding the Default Library Name<text:tab/>7</text:p>
          <text:p text:style-name="P426">3.3.4.1 The FBLIB Environment Variable<text:tab/>8</text:p>
          <text:p text:style-name="P426">3.3.4.2 The OnGetLibraryName Event Handler<text:tab/>8</text:p>
          <text:p text:style-name="P425">3.4 Reference<text:tab/>9</text:p>
          <text:p text:style-name="P428">4 Working with Databases<text:tab/>13</text:p>
          <text:p text:style-name="P425">4.1 The Database Parameter Block (DPB)<text:tab/>13</text:p>
          <text:p text:style-name="P427">4.1.1 Reference<text:tab/>14</text:p>
          <text:p text:style-name="P425">4.2 Creating a New Database<text:tab/>15</text:p>
          <text:p text:style-name="P425">4.3 Attaching to an Existing Database<text:tab/>15</text:p>
          <text:p text:style-name="P425">4.4 Controlling access to the DPB Password<text:tab/>15</text:p>
          <text:p text:style-name="P425">4.5 Disconnecting<text:tab/>16</text:p>
          <text:p text:style-name="P425">4.6 Reconnecting<text:tab/>16</text:p>
          <text:p text:style-name="P425">4.7 Dropping a Database<text:tab/>16</text:p>
          <text:p text:style-name="P425">4.8 Getting Database Information<text:tab/>16</text:p>
          <text:p text:style-name="P425">4.9 Database Activity Monitor<text:tab/>19</text:p>
          <text:p text:style-name="P425">4.10 Attaching to a Database using the Embedded Server<text:tab/>19</text:p>
          <text:p text:style-name="P425">4.11 Reference<text:tab/>20</text:p>
          <text:p text:style-name="P428">5 Working with Transactions<text:tab/>23</text:p>
          <text:p text:style-name="P425">5.1 The Transaction Parameter Block (TPB)<text:tab/>23</text:p>
          <text:p text:style-name="P425">5.2 Starting a Transaction<text:tab/>25</text:p>
          <text:p text:style-name="P425">5.3 Starting a Transaction on Multiple Databases<text:tab/>25</text:p>
          <text:p text:style-name="P425">5.4 Committing a Transaction<text:tab/>25</text:p>
          <text:p text:style-name="P425">5.5 Two Phase Commit<text:tab/>26</text:p>
          <text:p text:style-name="P425">5.6 Transaction Rollback<text:tab/>26</text:p>
          <text:p text:style-name="P425">5.7 Restarting a Transaction<text:tab/>26</text:p>
          <text:p text:style-name="P425">5.8 Transaction Activity Monitor<text:tab/>26</text:p>
          <text:p text:style-name="P425">5.9 Reference<text:tab/>27</text:p>
          <text:p text:style-name="P428">6 Working with Dynamic SQL<text:tab/>29</text:p>
          <text:p text:style-name="P425">6.1 Dynamic SQL and the Firebird Pascal API<text:tab/>29</text:p>
          <text:p text:style-name="P427">6.1.1 Named Parameters<text:tab/>29</text:p>
          <text:p text:style-name="P425">6.2 SQL Statement with no input or output<text:tab/>30</text:p>
          <text:p text:style-name="P425">6.3 Metadata<text:tab/>31</text:p>
          <text:p text:style-name="P427">6.3.1 Input Parameter Metadata<text:tab/>31</text:p>
          <text:p text:style-name="P427">6.3.2 Output Metadata<text:tab/>33</text:p>
          <text:p text:style-name="P425">6.4 SQL Statements with input parameters only<text:tab/>35</text:p>
          <text:p text:style-name="P425">6.5 SQL Statements with Output<text:tab/>35</text:p>
          <text:p text:style-name="P425">6.6 Query Statements<text:tab/>37</text:p>
          <text:p text:style-name="P425">6.7 Simplified Queries<text:tab/>38</text:p>
          <text:p text:style-name="P428">7 Working with Blob Data<text:tab/>41</text:p>
          <text:p text:style-name="P425">7.1 Blob MetaData<text:tab/>41</text:p>
          <text:p text:style-name="P427">7.1.1 Output Metadata<text:tab/>41</text:p>
          <text:p text:style-name="P427">7.1.2 Input Metadata<text:tab/>42</text:p>
          <text:p text:style-name="P425">7.2 The IBlob Interface<text:tab/>42</text:p>
          <text:p text:style-name="P427"><text:soft-page-break/>7.2.1 IBlob Reference<text:tab/>43</text:p>
          <text:p text:style-name="P425">7.3 Reading Blob Data<text:tab/>44</text:p>
          <text:p text:style-name="P425">7.4 Creating or Modifying a Blob<text:tab/>45</text:p>
          <text:p text:style-name="P425">7.5 Removing a Blob<text:tab/>45</text:p>
          <text:p text:style-name="P425">7.6 Using Blob Filters<text:tab/>46</text:p>
          <text:p text:style-name="P428">8 Working with Array Data<text:tab/>47</text:p>
          <text:p text:style-name="P425">8.1 Array Metadata<text:tab/>47</text:p>
          <text:p text:style-name="P425">8.2 The IArray Interface<text:tab/>48</text:p>
          <text:p text:style-name="P425">8.3 Reading Array Data<text:tab/>50</text:p>
          <text:p text:style-name="P425">8.4 Creating or Modifying an Array<text:tab/>51</text:p>
          <text:p text:style-name="P425">8.5 Reducing Array Bounds<text:tab/>52</text:p>
          <text:p text:style-name="P425">8.6 Removing an Array<text:tab/>52</text:p>
          <text:p text:style-name="P425">8.7 Event Handlers<text:tab/>52</text:p>
          <text:p text:style-name="P428">9 Working with Character Sets<text:tab/>53</text:p>
          <text:p text:style-name="P425">9.1 Firebird Character Sets<text:tab/>53</text:p>
          <text:p text:style-name="P425">9.2 The Database Connection and the Default Character Set<text:tab/>54</text:p>
          <text:p text:style-name="P425">9.3 Code Pages<text:tab/>54</text:p>
          <text:p text:style-name="P425">9.4 Transliteration Rules<text:tab/>54</text:p>
          <text:p text:style-name="P425">9.5 Text Blob Handling<text:tab/>55</text:p>
          <text:p text:style-name="P428">10 Handling Error Conditions<text:tab/>57</text:p>
          <text:p text:style-name="P425">10.1 Exceptional Error Handling Cases<text:tab/>58</text:p>
          <text:p text:style-name="P425">10.2 The IStatus Interface<text:tab/>58</text:p>
          <text:p text:style-name="P428">11 Working with Events<text:tab/>59</text:p>
          <text:p text:style-name="P425">11.1 The IEvents Interface<text:tab/>59</text:p>
          <text:p text:style-name="P425">11.2 Asynchronous Event Handling<text:tab/>60</text:p>
          <text:p text:style-name="P425">11.3 Synchronous Event Handling<text:tab/>60</text:p>
          <text:p text:style-name="P428">12 Working with Services<text:tab/>61</text:p>
          <text:p text:style-name="P425">12.1 The Service Parameter Block (SPB)<text:tab/>61</text:p>
          <text:p text:style-name="P425">12.2 Attaching to the Service Manager<text:tab/>62</text:p>
          <text:p text:style-name="P427">12.2.1 IServiceManager Reference<text:tab/>62</text:p>
          <text:p text:style-name="P425">12.3 Starting a Service<text:tab/>63</text:p>
          <text:p text:style-name="P427">12.3.1 The Service Request Block (SRB)<text:tab/>63</text:p>
          <text:p text:style-name="P427">12.3.2 List of Services<text:tab/>63</text:p>
          <text:p text:style-name="P425">12.4 Querying a Service<text:tab/>64</text:p>
          <text:p text:style-name="P427">12.4.1 The Service Query Parameter Block (SQRB)<text:tab/>64</text:p>
          <text:p text:style-name="P427">12.4.2 The Service Request Block (SRB)<text:tab/>65</text:p>
          <text:p text:style-name="P426">12.4.2.1 Running Services<text:tab/>66</text:p>
          <text:p text:style-name="P426">12.4.2.2 Information Requests<text:tab/>66</text:p>
          <text:p text:style-name="P426">12.4.2.3 Setting Properties<text:tab/>67</text:p>
          <text:p text:style-name="P427">12.4.3 The Query Response<text:tab/>67</text:p>
          <text:p text:style-name="P425">12.5 Detaching from the Service Manager<text:tab/>68</text:p>
          <text:p text:style-name="P425">12.6 Backup and Restore Services<text:tab/>68</text:p>
          <text:p text:style-name="P427">12.6.1 Backup and Restore on the Server<text:tab/>68</text:p>
          <text:p text:style-name="P427">12.6.2 Backup and Restore using a File on the Client System<text:tab/>69</text:p>
          <text:p text:style-name="P428">13 Deployment Guidelines<text:tab/>73</text:p>
          <text:p text:style-name="P425">13.1 Deployment on Windows<text:tab/>73</text:p>
          <text:p text:style-name="P427">13.1.1 Firebird 2.5 and Earlier<text:tab/>73</text:p>
          <text:p text:style-name="P426">13.1.1.1 Firebird Client Only<text:tab/>73</text:p>
          <text:p text:style-name="P426">13.1.1.2 The Embedded Firebird Server<text:tab/>74</text:p>
          <text:p text:style-name="P427">13.1.2 Firebird 3.0 and Later<text:tab/>74</text:p>
          <text:p text:style-name="P426">13.1.2.1 Firebird Client Only<text:tab/>74</text:p>
          <text:p text:style-name="P426">13.1.2.2 Firebird Embedded Server<text:tab/>74</text:p>
          <text:p text:style-name="P425">13.2 Deployment on Linux<text:tab/>75</text:p>
          <text:p text:style-name="P427">13.2.1 Firebird 2.5 and Earlier<text:tab/>75</text:p>
          <text:p text:style-name="P426">13.2.1.1 Firebird Client only<text:tab/>75</text:p>
          <text:p text:style-name="P426">13.2.1.2 Firebird Embedded Server<text:tab/>75</text:p>
          <text:p text:style-name="P427">13.2.2 Firebird 3.0 and Later<text:tab/>75</text:p>
          <text:p text:style-name="P426">13.2.2.1 Firebird Client Only<text:tab/>75</text:p>
          <text:p text:style-name="P426"><text:soft-page-break/>13.2.2.2 Firebird Embedded Server<text:tab/>75</text:p>
          <text:p text:style-name="P428">Appendix A. Parameter Blocks<text:tab/>76</text:p>
          <text:p text:style-name="P428">Appendix B. Example Parsing of the Service Response Block<text:tab/>80</text:p>
        </text:index-body>
      </text:table-of-content>
      <text:p text:style-name="P25"/>
      <text:h text:style-name="P474" text:outline-level="1" text:restart-numbering="true" text:start-value="-1"><text:bookmark-start text:name="__RefHeading__1226_1812826207"/><text:line-break/>Introduction<text:bookmark-end text:name="__RefHeading__1226_1812826207"/></text:h>
      <text:p text:style-name="P132">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83">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3">. </text:span><text:span text:style-name="T37">It is a required dependency for version 2 onwards of </text:span><text:span text:style-name="T16">IBX for Lazarus.</text:span></text:p>
      <text:p text:style-name="P132">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83">and using </text:span>the interface; disposing of interfaces is performed automatically whenever an interface goes out of scope.</text:p>
      <text:p text:style-name="P132">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32">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37">is</text:span> to provide easy cross-reference.</text:p>
      <text:p text:style-name="P211">The motivations for developing these language bindings are:</text:p>
      <text:list xml:id="list3746895423248540216" text:style-name="L1">
        <text:list-item>
          <text:p text:style-name="P476"><text:soft-page-break/>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76">To provide a standard FCL level Firebird API for use with <text:span text:style-name="T11">Free Pascal</text:span> (FPC) without requiring the additional complexity introduced by the TDataset model.</text:p>
        </text:list-item>
        <text:list-item>
          <text:p text:style-name="P476">To provide access the the Firebird API using Pascal native data types without requiring the user to be aware of bit orders or actual encodings.</text:p>
        </text:list-item>
        <text:list-item>
          <text:p text:style-name="P476">To provide a complete implementation of the Firebird API in Pascal.</text:p>
        </text:list-item>
      </text:list>
      <text:p text:style-name="P211">This API is offered to the community as a standard Pascal API for all versions of the Firebird Relational Database.</text:p>
      <text:h text:style-name="P442" text:outline-level="2">References</text:h>
      <text:list xml:id="list923294917622942158" text:style-name="L2">
        <text:list-item>
          <text:p text:style-name="P430">InterBase 6 API Guide (<text:a xlink:type="simple" xlink:href="http://www.ibphoenix.com/files/60ApiGuide.zip">http://www.ibphoenix.com/files/60ApiGuide.zip</text:a>)</text:p>
        </text:list-item>
        <text:list-item>
          <text:p text:style-name="P430">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30">InterBase 6 Data Definition Guide (<text:a xlink:type="simple" xlink:href="http://www.ibphoenix.com/files/60DataDef.zip">http://www.ibphoenix.com/files/60DataDef.zip</text:a>)</text:p>
        </text:list-item>
        <text:list-item>
          <text:p text:style-name="P430">Firebird 3.0.1 Release Notes (<text:a xlink:type="simple" xlink:href="http://www.firebirdsql.org/file/documentation/release_notes/html/en/3_0/rlsnotes30.html">http://www.firebirdsql.org/file/documentation/release_notes/html/en/3_0/rlsnotes30.html</text:a></text:p>
        </text:list-item>
        <text:list-item>
          <text:p text:style-name="P430">IBX for Lazarus (MWA Software – <text:a xlink:type="simple" xlink:href="http://www.mwasoftware.co.uk/ibx">http://www.mwasoftware.co.uk/ibx</text:a>)</text:p>
        </text:list-item>
      </text:list>
      <text:p text:style-name="Text_20_body"/>
      <text:h text:style-name="P470" text:outline-level="1"><text:line-break/>Installation and Preparation for <text:s/>Use</text:h>
      <text:p text:style-name="P37">The software is provided as a source code product only and distributed <text:span text:style-name="T83">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43" text:outline-level="2">Installation under Lazarus</text:h>
      <text:p text:style-name="P129">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37">immediate </text:span>use. The package manager dialog may now be closed.</text:p>
      <text:p text:style-name="Highlighted">Note that the package is run time only and does not need to be installed into the IDE.</text:p>
      <text:h text:style-name="P444"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49">This option is intended for knowledgeable users.</text:span></text:p>
      <text:p text:style-name="P130">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0">For example, if you are running on Linux on an amd64 platform then the compiled units will be found in the .<text:span text:style-name="T49">/lib/x86_64-linux</text:span> directory after running “make”. Assuming fpc 3.0.0, all fpc object files are located in </text:p>
      <text:p text:style-name="P130">/usr/lib/fpc/3.0.0/units/x86_64-linux</text:p>
      <text:p text:style-name="P130">You may create a directory within this location for fbintf and copy the object files to it. For example:</text:p>
      <text:p text:style-name="P362">export FPCDIR=/usr/lib/fpc/`fpc -iV`</text:p>
      <text:p text:style-name="P362">fpcmake</text:p>
      <text:p text:style-name="P362">make</text:p>
      <text:p text:style-name="Pascal">sudo mkdir /usr/lib/fpc/3.0.0/units/x86_64-linux/fbintf</text:p>
      <text:p text:style-name="Pascal">sudo cp <text:span text:style-name="T49">./lib/x86_64-linux/* /usr/lib/fpc/3.0.0/units/x86_64-linux/fbintf</text:span></text:p>
      <text:p text:style-name="P131">The files used to build fbintf may now be removed.</text:p>
      <text:h text:style-name="P470"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45" text:outline-level="2">Using the API in your Project</text:h>
      <text:p text:style-name="P40"><text:span text:style-name="T10">If the package has been installed under Lazarus then you need to add the </text:span><text:span text:style-name="T12">fbintf</text:span><text:span text:style-name="T20"> package to the list of required packages for your application. The API creates additional threads in order to manage Firebird Events and hence the Project's custom options should include “</text:span><text:span text:style-name="T41">-dUseCThreads</text:span><text:span text:style-name="T20">”.</text:span></text:p>
      <text:p text:style-name="P43">If you are developing a console mode Pascal <text:span text:style-name="T137">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37">These units were originally part of IBX and their names reflect their origin.</text:span></text:p>
      <text:h text:style-name="P446" text:outline-level="2">Accessing the API</text:h>
      <text:p text:style-name="P43">The <text:span text:style-name="T49">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83">provided</text:span> by the function:</text:p>
      <text:p text:style-name="P364"><text:span text:style-name="T19">function FirebirdAPI: I</text:span><text:span text:style-name="T21">F</text:span><text:span text:style-name="T19">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1">T</text:span><text:span text:style-name="T19">he location of the Firebird Client Library depends upon the platform and the algorithm used is different for Linux, Windows and Darwin. Each is discussed below. It is also possible to override the default library name list (see </text:span><text:span text:style-name="T19"><text:bookmark-ref text:reference-format="number" text:ref-name="__RefHeading__691_277107875">3.3.4</text:bookmark-ref></text:span><text:span text:style-name="T19">).</text:span></text:p>
      <text:h text:style-name="P495" text:outline-level="3">Under Linux</text:h>
      <text:p text:style-name="P45">The default list of Firebird Client Library names is given as a colon separated list:</text:p>
      <text:p text:style-name="P46">For the Firebird 3 API:</text:p>
      <text:p text:style-name="P263">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63">export LD_LIBRARY_PATH=/opt/firebird/lib:$LD_LIBRARY_PATH</text:p>
      <text:p text:style-name="P45">The above can be run as part of a shell script and extends the exist path by telling the Linux loader to look in “/opt/firebird/lib”. This <text:span text:style-name="T83">has been chosen as an example, as it </text:span>is a common location when Firebird is installed from a package<text:note text:id="ftn1" text:note-class="footnote"><text:note-citation>1</text:note-citation><text:note-body><text:p text:style-name="P415">Note that if you install using the installation script provided with Firebird then the library files are installed in a standard location and there is no need to set the <text:span text:style-name="T19">LD_LIBRARY_PATH variable.</text:span></text:p></text:note-body></text:note> downloaded from <text:a xlink:type="simple" xlink:href="http://www.firebirdsql.org/">http://www.firebirdsql.org</text:a>. </text:p>
      <text:h text:style-name="P495" text:outline-level="3">Under Windows</text:h>
      <text:p text:style-name="P42"><text:span text:style-name="T47">The Firebird Pascal API</text:span> uses the following algorithm to locate the Firebird DL<text:span text:style-name="T48">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460310031657660641" text:style-name="L3">
              <text:list-item>
                <text:p text:style-name="P523"/>
              </text:list-item>
            </text:list>
          </table:table-cell>
          <table:table-cell table:style-name="Table4.A1" office:value-type="string">
            <text:p text:style-name="P15"><text:span text:style-name="T19">When the Firebird Library is to be loaded, </text:span><text:span text:style-name="T13">fbintf</text:span><text:span text:style-name="T19"> first looks in the same folder as the application executable is located. It checks to see if </text:span><text:span text:style-name="T17">fbembed</text:span><text:span text:style-name="T11">.dll</text:span><text:span text:style-name="T19"> (the embedded server DLL) is present here. If it is then this is loaded. If not then it checks to see if </text:span><text:span text:style-name="T11">fbclient.dll</text:span><text:span text:style-name="T19"> is present. If so, then it is loaded.</text:span></text:p>
            <text:p text:style-name="P14"><text:span text:style-name="T19">In the latter case, </text:span><text:span text:style-name="T13">fbintf</text:span><text:span text:style-name="T19"> also sets the FIREBIRD environment variable to the path to this folder, prior to loading the library. This has the effect of forcing the Firebird Client to look for the </text:span><text:span text:style-name="T11">firebird.conf</text:span><text:span text:style-name="T19"> and </text:span><text:span text:style-name="T11">firebird.msg</text:span><text:span text:style-name="T19"> files in the same folder. They must thus also be installed here. This is to ensure that the DLL uses the correct versions of these files. If </text:span><text:soft-page-break/><text:span text:style-name="T19">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93236956670828" text:continue-numbering="true" text:style-name="L3">
              <text:list-item>
                <text:p text:style-name="P523"/>
              </text:list-item>
            </text:list>
          </table:table-cell>
          <table:table-cell table:style-name="Table4.A1" office:value-type="string">
            <text:p text:style-name="P13">If the FIREBIRD environment variable is set <text:span text:style-name="T54">(prior to step 1)</text:span> then the directory this points to is searched for the FB Client DLL and then the underlying "bin" directory</text:p>
          </table:table-cell>
        </table:table-row>
        <table:table-row>
          <table:table-cell table:style-name="Table4.A1" office:value-type="string">
            <text:list xml:id="list93235843955950" text:continue-numbering="true" text:style-name="L3">
              <text:list-item>
                <text:p text:style-name="P523"/>
              </text:list-item>
            </text:list>
          </table:table-cell>
          <table:table-cell table:style-name="Table4.A1" office:value-type="string">
            <text:p text:style-name="P11"><text:span text:style-name="T13">fbintf</text:span> <text:span text:style-name="T48"><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93235332855191" text:continue-numbering="true" text:style-name="L3">
              <text:list-item>
                <text:p text:style-name="P523"/>
              </text:list-item>
            </text:list>
          </table:table-cell>
          <table:table-cell table:style-name="Table4.A1" office:value-type="string">
            <text:p text:style-name="P12"><text:span text:style-name="T13">fbintf</text:span> now looks in the default installation folders for first <text:span text:style-name="T54">Firebird 3.0, then </text:span>Firebird 2.5 and <text:span text:style-name="T54">finally</text:span> Firebird 2.1. These are &lt;Program Files Folder&gt;\Firebird\Firebird_2_x</text:p>
          </table:table-cell>
        </table:table-row>
        <table:table-row>
          <table:table-cell table:style-name="Table4.A1" office:value-type="string">
            <text:list xml:id="list93235166290199" text:continue-numbering="true" text:style-name="L3">
              <text:list-item>
                <text:p text:style-name="P523"/>
              </text:list-item>
            </text:list>
          </table:table-cell>
          <table:table-cell table:style-name="Table4.A1" office:value-type="string">
            <text:p text:style-name="P11"><text:span text:style-name="T13">fbintf</text:span> <text:span text:style-name="T48">then </text:span>uses the Windows Path to search for and load <text:span text:style-name="T11">fbclient.dll</text:span>.</text:p>
          </table:table-cell>
        </table:table-row>
        <table:table-row>
          <table:table-cell table:style-name="Table4.A1" office:value-type="string">
            <text:list xml:id="list93235238448306" text:continue-numbering="true" text:style-name="L3">
              <text:list-item>
                <text:p text:style-name="P523"/>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33">In practice, case 1 above should be used for deployed applications, whilst case 3 is the preferred approach for a development system. Case 2 is a special case for unusual installations, while the remaini<text:span text:style-name="T138">n</text:span>g cases are really attempts to get something to work on a broken system.</text:p>
      <text:h text:style-name="P495" text:outline-level="3">Under Darwin (OSX)</text:h>
      <text:p text:style-name="P51"><text:span text:style-name="T22">D</text:span><text:span text:style-name="T19">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495" text:outline-level="3"><text:bookmark-start text:name="__RefHeading__691_277107875"/>Overriding the Default Library Name<text:bookmark-end text:name="__RefHeading__691_277107875"/></text:h>
      <text:p text:style-name="P52"><text:span text:style-name="T22">I</text:span><text:span text:style-name="T19">n cases where the above algorithm will fail to find the Firebird Client library then two approaches are available to explicitly direct </text:span><text:span text:style-name="T11">fbintf</text:span><text:span text:style-name="T19"> to the Firebird Client library instead of using the above algorithm.</text:span></text:p>
      <text:h text:style-name="P513" text:outline-level="4"><text:soft-page-break/>The FBLIB Environment Variable</text:h>
      <text:p text:style-name="P52"><text:span text:style-name="T19">If this environment variable is set, then it is assumed to identify by an absolute or relative path, the pathname of the Firebird Client library. The </text:span><text:span text:style-name="T11">fbintf</text:span><text:span text:style-name="T19"> loader will try to load this library. If this fails then no further attempt is made to load the Firebird Client Library.</text:span></text:p>
      <text:p text:style-name="Highlighted"><text:span text:style-name="T19">Note that this feature has to be explicitly enabled. The </text:span><text:span text:style-name="T40">AllowUseOfFBLIB</text:span><text:span text:style-name="T19"> variable is defined in the IB unit and defaults to false. It must be set to true before the Firebird Pascal Client API is accessed in order to enable use of the FBLIB environment variable.</text:span></text:p>
      <text:h text:style-name="P513" text:outline-level="4">The OnGetLibraryName Event Handler</text:h>
      <text:p text:style-name="P52"><text:span text:style-name="T19">The </text:span><text:span text:style-name="T40">OnGetLibraryName</text:span><text:span text:style-name="T43"> event handler is defined in the IB unit and has the type:</text:span></text:p>
      <text:p text:style-name="P269">TOnGetLibraryName = procedure(var libname: string);</text:p>
      <text:p text:style-name="P52"><text:span text:style-name="T43">If this event handler is set before the first call the the <text:s/>Firebird Pascal Client API then it is called and should return the absolute or relative path, the pathname of the Firebird Client library. The </text:span><text:span text:style-name="T18">fbintf</text:span><text:span text:style-name="T43">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71"><text:s text:c="2"/>IFirebirdAPI = interface</text:p>
      <text:p text:style-name="P271"><text:s text:c="4"/>{Database connections}</text:p>
      <text:p text:style-name="P271"><text:s text:c="4"/>function AllocateDPB: IDPB;</text:p>
      <text:p text:style-name="P271"><text:s text:c="4"/>function OpenDatabase(DatabaseName: string; DPB: IDPB;</text:p>
      <text:p text:style-name="P271"><text:s text:c="9"/>RaiseExceptionOnConnectError: boolean=true): IAttachment;</text:p>
      <text:p text:style-name="P271"><text:s text:c="4"/>function CreateDatabase(DatabaseName: string; DPB: IDPB;</text:p>
      <text:p text:style-name="P271"><text:s text:c="9"/>RaiseExceptionOnError: boolean=true): IAttachment;</text:p>
      <text:p text:style-name="P271"/>
      <text:p text:style-name="P271"><text:s text:c="4"/>{Start Transaction against multiple databases}</text:p>
      <text:p text:style-name="P271"><text:s text:c="4"/>function AllocateTPB: ITPB;</text:p>
      <text:p text:style-name="P271"><text:s text:c="4"/>function StartTransaction(Attachments: array of IAttachment;</text:p>
      <text:p text:style-name="P271"><text:s text:c="13"/>TPB: array of byte; DefaultCompletion:</text:p>
      <text:p text:style-name="P271"><text:s text:c="21"/>TTransactionAction): ITransaction; overload;</text:p>
      <text:p text:style-name="P271"><text:s text:c="4"/>function StartTransaction(Attachments: array of IAttachment;</text:p>
      <text:p text:style-name="P271"><text:s text:c="13"/>TPB: ITPB; DefaultCompletion: TtransactionAction):</text:p>
      <text:p text:style-name="P271"><text:s text:c="44"/>ITransaction; overload;</text:p>
      <text:p text:style-name="P271"/>
      <text:p text:style-name="P271"><text:s text:c="4"/>{Service Manager}</text:p>
      <text:p text:style-name="P271"><text:s text:c="4"/>function HasServiceAPI: boolean;</text:p>
      <text:p text:style-name="P271"><text:s text:c="4"/>function AllocateSPB: ISPB;</text:p>
      <text:p text:style-name="P272"><text:s text:c="4"/>function GetServiceManager(ServerName: string; Protocol: TProtocol; </text:p>
      <text:p text:style-name="P272"><text:s text:c="48"/>SPB: ISPB): IServiceManager;</text:p>
      <text:p text:style-name="P271"/>
      <text:p text:style-name="P271"><text:s text:c="4"/>{Information}</text:p>
      <text:p text:style-name="P271"><text:s text:c="4"/>function GetStatus: IStatus;</text:p>
      <text:p text:style-name="P271"><text:s text:c="4"/>function GetLibraryName: string;</text:p>
      <text:p text:style-name="P330"><text:s text:c="4"/>function IsEmbeddedServer: boolean;</text:p>
      <text:p text:style-name="P271"><text:s text:c="4"/>function HasRollbackRetaining: boolean;</text:p>
      <text:p text:style-name="P271"><text:s text:c="4"/>function GetImplementationVersion: string;</text:p>
      <text:p text:style-name="P271"/>
      <text:p text:style-name="P271"><text:s text:c="4"/>{Firebird 3 API}</text:p>
      <text:p text:style-name="P271"><text:s text:c="4"/>function HasMasterIntf: boolean;</text:p>
      <text:p text:style-name="P271"><text:s text:c="4"/>function GetIMaster: TObject;</text:p>
      <text:p text:style-name="P271"/>
      <text:p text:style-name="P271"><text:s text:c="4"/>{utility}</text:p>
      <text:p text:style-name="P271"><text:s text:c="4"/>function GetCharsetName(CharSetID: integer): string;</text:p>
      <text:p text:style-name="P271"><text:s text:c="4"/>function CharSetID2CodePage(CharSetID: integer; </text:p>
      <text:p text:style-name="P271"><text:s text:c="23"/>var CodePage: TSystemCodePage): boolean;</text:p>
      <text:p text:style-name="P271"><text:s text:c="4"/>function CodePage2CharSetID(CodePage: TSystemCodePage; </text:p>
      <text:p text:style-name="P271"><text:s text:c="30"/>var CharSetID: integer): boolean;</text:p>
      <text:p text:style-name="P271"><text:s text:c="4"/>function CharSetName2CharSetID(CharSetName: string; </text:p>
      <text:p text:style-name="P271"><text:s text:c="30"/>var CharSetID: integer): boolean;</text:p>
      <text:p text:style-name="P271"><text:s text:c="4"/>function CharSetWidth(CharSetID: integer; </text:p>
      <text:p text:style-name="P271"><text:s text:c="34"/>var Width: integer): boolean;</text:p>
      <text:p text:style-name="P271">end;</text:p>
      <text:p text:style-name="Text_20_body"/>
      <text:p text:style-name="P363"/>
      <table:table table:name="Table5" table:style-name="Table5">
        <table:table-column table:style-name="Table5.A"/>
        <table:table-column table:style-name="Table5.B"/>
        <table:table-header-rows>
          <table:table-row>
            <table:table-cell table:style-name="Table5.A1" office:value-type="string">
              <text:p text:style-name="P213">Method</text:p>
            </table:table-cell>
            <table:table-cell table:style-name="Table5.B1" office:value-type="string">
              <text:p text:style-name="P213">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59">Allocates an empty Database Parameter Block (DPB) <text:span text:style-name="T55">(</text:span>see <text:bookmark-ref text:reference-format="number" text:ref-name="__RefHeading__1125_586067017">4.1</text:bookmark-ref><text:span text:style-name="T55">).</text:span></text:p>
          </table:table-cell>
        </table:table-row>
        <table:table-row>
          <table:table-cell table:style-name="Table5.A2" office:value-type="string">
            <text:p text:style-name="Table_20_Contents">OpenDatabase</text:p>
          </table:table-cell>
          <table:table-cell table:style-name="Table5.B2" office:value-type="string">
            <text:p text:style-name="P260">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60">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60">Allocate a Transaction Parameter Block (TPB) (see <text:bookmark-ref text:reference-format="number" text:ref-name="__RefHeading__1134_586067017">5.1</text:bookmark-ref><text:span text:style-name="T138">)</text:span></text:p>
          </table:table-cell>
        </table:table-row>
        <table:table-row>
          <table:table-cell table:style-name="Table5.A2" office:value-type="string">
            <text:p text:style-name="Table_20_Contents">StartTransaction</text:p>
          </table:table-cell>
          <table:table-cell table:style-name="Table5.B2" office:value-type="string">
            <text:p text:style-name="P260">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60">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60">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60">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60">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57">Returns the filename (without the path) o<text:span text:style-name="T138">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61">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57">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57">Retu<text:span text:style-name="T138">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57">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58">If the Firebird 3 IMaster “interface” is available this returns a reference to the IMaster “interface”. </text:p>
            <text:p text:style-name="P423">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57">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57">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57">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57">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57">Lookup the Character Set width that corresponds to a Firebird Character Set ID.</text:p>
          </table:table-cell>
        </table:table-row>
      </table:table>
      <text:p text:style-name="Text_20_body"/>
      <text:h text:style-name="P470" text:outline-level="1"><text:line-break/>Working with Databases</text:h>
      <text:p text:style-name="P53">All Database Connections are managed using the <text:span text:style-name="T49">IAttachment</text:span> interface. This interface is returned by a call to the IFirebirdAPI.OpenDatabase or the IFirebirdAPI.CreateDatabase methods. In each case, a Database Parameter Block (DPB) must be provided as a parameter to the call.</text:p>
      <text:h text:style-name="P447"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17">See also <text:bookmark-ref text:reference-format="number" text:ref-name="__RefHeading__6428_1133990803">Appendix A.</text:bookmark-ref></text:p></text:note-body></text:note>) and this interface's A<text:span text:style-name="T49">dd</text:span> method is used to add parameters to the block:</text:p>
      <text:p text:style-name="P273"><text:s/>IDPB = interface</text:p>
      <text:p text:style-name="P273"><text:s text:c="4"/>function getCount: integer;</text:p>
      <text:p text:style-name="P273"><text:s text:c="4"/>function Add(ParamType: byte): IDPBItem;</text:p>
      <text:p text:style-name="P273"><text:s text:c="4"/>function getItems(index: integer): IDPBItem;</text:p>
      <text:p text:style-name="P273"><text:s text:c="4"/>function Find(ParamType: byte): IDPBItem;</text:p>
      <text:p text:style-name="P276"><text:s text:c="4"/><text:span text:style-name="T121">property Count: integer read getCount;</text:span></text:p>
      <text:p text:style-name="P273"><text:s text:c="4"/>property Items[index: integer]: IDPBItem read getItems; default;</text:p>
      <text:p text:style-name="P273"><text:s text:c="2"/>end;</text:p>
      <text:p text:style-name="Highlighted">Note that once a parameter has been added to the parameter block, an interface to it (IDPBItem) is returned. This interface can be accessed later using the <text:span text:style-name="T49">find</text:span> method. It is also possible to enumerate the existing parameters using the getCount method and Items property. For example, </text:p>
      <text:p text:style-name="P273"><text:soft-page-break/>var MyDPB: IDPB;</text:p>
      <text:p text:style-name="P273">begin</text:p>
      <text:p text:style-name="P273"><text:s text:c="2"/>MyDPB := FirebirdAPI.AllocateDPB;</text:p>
      <text:p text:style-name="P273"><text:s text:c="2"/>MyDPB.Add(isc_dpb_user_name).AsString :<text:span text:style-name="T59">= </text:span>'SYSDBA';</text:p>
      <text:p text:style-name="P273"><text:s text:c="2"/>MyDPB.Add(isc_dpb_password).AsString :<text:span text:style-name="T59">= </text:span>'masterkey';</text:p>
      <text:p text:style-name="P273"><text:s text:c="2"/>MyDPB.Add(isc_dpb_lc_ctype).AsString :<text:span text:style-name="T59">= </text:span>'UTF8';</text:p>
      <text:p text:style-name="P273"><text:s text:c="2"/>MyDPB.Add(isc_dpb_set_db_SQL_dialect).AsByte :<text:span text:style-name="T59">= </text:span>3;</text:p>
      <text:p text:style-name="P141">is a typical example of the use of IDPB to populate a DPB prior to attaching to the database. </text:p>
      <text:p text:style-name="Highlighted">Note that the parameter to the <text:span text:style-name="T49">Add</text:span> method is one of the DPB symbolic constants defined by the Firebird API. The data type is dependent on the parameter.</text:p>
      <text:p text:style-name="P139">The IDPBItem interface is defined as:</text:p>
      <text:p text:style-name="P351">IDPBItem = interface(IParameterBlockItem) end;</text:p>
      <text:p text:style-name="P139"><text:span text:style-name="T120">It is defined by subclassing the IParameterBlockItem interface (see </text:span><text:span text:style-name="T120"><text:bookmark-ref text:reference-format="number" text:ref-name="__RefHeading__5587_1379030791">Appendix A.</text:bookmark-ref></text:span><text:span text:style-name="T120">) </text:span>Getter and setter methods are defined for string, integer and byte parameters, <text:span text:style-name="T59">together with corresponding properties</text:span>. The parameter type (e.g. <text:s/>isc_dpb_user_name) can be queried using the <text:s/><text:span text:style-name="T49">getParamType</text:span> method. <text:span text:style-name="T57">The following provides an example of enumerating a DPB to print out each parameter's value:</text:span></text:p>
      <text:p text:style-name="P277">procedure TTestBase.PrintDPB(<text:span text:style-name="T56">MyDPB</text:span>: IDPB);</text:p>
      <text:p text:style-name="P277">var i: integer;</text:p>
      <text:p text:style-name="P277">begin</text:p>
      <text:p text:style-name="P277"><text:s text:c="2"/>writeln('DPB');</text:p>
      <text:p text:style-name="P277"><text:s text:c="2"/>writeln('Count = ', <text:span text:style-name="T56">MyDPB</text:span>.Count);</text:p>
      <text:p text:style-name="P277"><text:s text:c="2"/>for i := 0 to <text:span text:style-name="T56">MyDPB</text:span>.Count - 1 do</text:p>
      <text:p text:style-name="P277"><text:s text:c="4"/>writeln(<text:span text:style-name="T56">MyDPB</text:span>[i].getParamType,' = ', <text:span text:style-name="T56">MyDPB</text:span>[i].AsString);</text:p>
      <text:p text:style-name="P277"><text:s text:c="2"/>writeln;</text:p>
      <text:p text:style-name="P277">end;</text:p>
      <text:p text:style-name="Highlighted">Note that all parameter types can be returned as a string value.</text:p>
      <text:h text:style-name="P499"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16">Constant</text:p>
            </table:table-cell>
            <table:table-cell table:style-name="Table6.A1" office:value-type="string">
              <text:p text:style-name="P216">Type</text:p>
            </table:table-cell>
            <table:table-cell table:style-name="Table6.C1" office:value-type="string">
              <text:p text:style-name="P216">Definition</text:p>
            </table:table-cell>
          </table:table-row>
        </table:table-header-rows>
        <table:table-row>
          <table:table-cell table:style-name="Table6.A2" office:value-type="string">
            <text:p text:style-name="P226">isc_dpb_user_name</text:p>
          </table:table-cell>
          <table:table-cell table:style-name="Table6.A2" office:value-type="string">
            <text:p text:style-name="P227">String</text:p>
          </table:table-cell>
          <table:table-cell table:style-name="Table6.C2" office:value-type="string">
            <text:p text:style-name="P226">Login User Name</text:p>
          </table:table-cell>
        </table:table-row>
        <table:table-row>
          <table:table-cell table:style-name="Table6.A2" office:value-type="string">
            <text:p text:style-name="P226">isc_dpb_password</text:p>
          </table:table-cell>
          <table:table-cell table:style-name="Table6.A2" office:value-type="string">
            <text:p text:style-name="P227">String</text:p>
          </table:table-cell>
          <table:table-cell table:style-name="Table6.C2" office:value-type="string">
            <text:p text:style-name="P226">Login Password</text:p>
          </table:table-cell>
        </table:table-row>
        <table:table-row>
          <table:table-cell table:style-name="Table6.A2" office:value-type="string">
            <text:p text:style-name="P226">isc_dpb_lc_ctype</text:p>
          </table:table-cell>
          <table:table-cell table:style-name="Table6.A2" office:value-type="string">
            <text:p text:style-name="P227">String</text:p>
          </table:table-cell>
          <table:table-cell table:style-name="Table6.C2" office:value-type="string">
            <text:p text:style-name="P226">Default Character Set Name</text:p>
          </table:table-cell>
        </table:table-row>
        <table:table-row>
          <table:table-cell table:style-name="Table6.A2" office:value-type="string">
            <text:p text:style-name="P226">isc_dpb_sql_role_name</text:p>
          </table:table-cell>
          <table:table-cell table:style-name="Table6.A2" office:value-type="string">
            <text:p text:style-name="P227">String</text:p>
          </table:table-cell>
          <table:table-cell table:style-name="Table6.C2" office:value-type="string">
            <text:p text:style-name="P226">Login Role name</text:p>
          </table:table-cell>
        </table:table-row>
        <table:table-row>
          <table:table-cell table:style-name="Table6.A2" office:value-type="string">
            <text:p text:style-name="P226">isc_dpb_sql_dialect</text:p>
          </table:table-cell>
          <table:table-cell table:style-name="Table6.A2" office:value-type="string">
            <text:p text:style-name="P227">Byte</text:p>
          </table:table-cell>
          <table:table-cell table:style-name="Table6.C2" office:value-type="string">
            <text:p text:style-name="P226">Default SQL Dialect (1 or 3)</text:p>
          </table:table-cell>
        </table:table-row>
        <table:table-row>
          <table:table-cell table:style-name="Table6.A2" office:value-type="string">
            <text:p text:style-name="P226">isc_dpb_page_size</text:p>
          </table:table-cell>
          <table:table-cell table:style-name="Table6.A2" office:value-type="string">
            <text:p text:style-name="P227">Integer</text:p>
          </table:table-cell>
          <table:table-cell table:style-name="Table6.C2" office:value-type="string">
            <text:p text:style-name="P226">Database Page Size (create database only)</text:p>
          </table:table-cell>
        </table:table-row>
      </table:table>
      <text:p text:style-name="P54">Other symbolic constants are available for special use (e.g. gfix type operations). See the InterBase 6 API Guide for more information.</text:p>
      <text:h text:style-name="P447"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58">On a successful completion, t</text:span>his creates a database and returns an <text:span text:style-name="T49">IAttachment</text:span> Interface providing access to the connection to the newly created database.</text:p>
      <text:p text:style-name="P279">function CreateDatabase(DatabaseName: string; DPB: IDPB; </text:p>
      <text:p text:style-name="P279"><text:s text:c="23"/>RaiseExceptionOnError: boolean=true): IAttachment;</text:p>
      <text:p text:style-name="P142">In this case, the DPB provides the login credentials for the user that is to become the database owner. The Default Character set <text:s/>becomes that defined for the database.</text:p>
      <text:p text:style-name="P142">The DatabaseName is either a path to the local database filename, or a connect string in the form:</text:p>
      <text:p text:style-name="P142">serverName:aliasOrPath</text:p>
      <text:p text:style-name="P142">where “serverName” is the domain name for the Firebird Server (localhost is permitted) and the “aliasOrPath” is either a valid database alias name defined in the server's “aliases.conf” file or the full path to the database file on the server.</text:p>
      <text:p text:style-name="P144">If <text:span text:style-name="T61">RaiseExceptionOnError </text:span>is false then any errors are silently ignored and a nil interface reference is returned. Otherwise, if an error occurs then an exception is raised.</text:p>
      <text:h text:style-name="P447" text:outline-level="2"><text:bookmark-start text:name="__RefHeading__1128_586067017"/>Attaching to an Existing Database<text:bookmark-end text:name="__RefHeading__1128_586067017"/></text:h>
      <text:p text:style-name="P56">You can attached to existing database using the <text:span text:style-name="T56">IFirebirdAPI.OpenDatabase</text:span> method. On successful completion, this opens a connection to the database <text:s/><text:span text:style-name="T61">and returns an </text:span><text:span text:style-name="T50">IAttachment</text:span><text:span text:style-name="T61"> Interface providing access to </text:span>it.</text:p>
      <text:p text:style-name="P280">function OpenDatabase(DatabaseName: string; DPB: IDPB; </text:p>
      <text:p text:style-name="P280"><text:s text:c="16"/>RaiseExceptionOnConnectError: boolean=true): IAttachment; </text:p>
      <text:p text:style-name="P143">In this case, the DPB provides the login credentials for the user that is <text:span text:style-name="T60">logging into the database. The user must have the necessary access rights for access to the database.</text:span></text:p>
      <text:p text:style-name="P144">The DatabaseName is as above and must identify an existing database.</text:p>
      <text:p text:style-name="P144">If <text:span text:style-name="T61">RaiseExceptionOnError </text:span>is false then any errors are silently ignored and a nil interface reference is returned. Otherwise, if an error occurs then an exception is raised.</text:p>
      <text:h text:style-name="P449"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0">MyAttachment := IFirebirdAPI.OpenDatabase 'path to database',MyDPB);</text:span></text:p>
      <text:p text:style-name="P281">MyDPB.Find(<text:span text:style-name="T57">isc_dpb_password</text:span>).AsString := 'xxxxxxxx';</text:p>
      <text:h text:style-name="P447"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450" text:outline-level="2"><text:bookmark-start text:name="__RefHeading__5084_70736377"/>Reconnecting<text:bookmark-end text:name="__RefHeading__5084_70736377"/></text:h>
      <text:p text:style-name="P57">After a database connection has been <text:span text:style-name="T139">terminated</text:span>, <text:span text:style-name="T6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82">MyAttachment.getDPB.Find(isc_dpb_password).AsString := 'masterkey';</text:p>
      <text:p text:style-name="P282">MyAttachment.Connect;</text:p>
      <text:h text:style-name="P448"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81">MyAttachment.DropDatabase;</text:p>
      <text:p text:style-name="P281">MyAttachment := nil; {ensure no further use}</text:p>
      <text:h text:style-name="P447"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28">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28">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28">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28">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28">Is space reserved for backup records</text:p>
          </table:table-cell>
        </table:table-row>
        <text:soft-page-break/>
        <table:table-row>
          <table:table-cell table:style-name="Table7.A2" office:value-type="string">
            <text:p text:style-name="Table_20_Contents">isc_info_ods_minor_version</text:p>
          </table:table-cell>
          <table:table-cell table:style-name="Table7.B2" office:value-type="string">
            <text:p text:style-name="P228">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28">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28">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28">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29">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29">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29">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29">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29">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29">obsolete</text:p>
          </table:table-cell>
        </table:table-row>
        <table:table-row>
          <table:table-cell table:style-name="Table8.A2" office:value-type="string">
            <text:p text:style-name="Table_20_Contents">isc_info_fetches</text:p>
          </table:table-cell>
          <table:table-cell table:style-name="Table8.B2" office:value-type="string">
            <text:p text:style-name="P229">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29">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29">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29">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29">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29">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29">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29">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64">Number of removals of old versions of fully mature records </text:span>(records that are committed, so that older ancestor versions are no longer needed)</text:p>
          </table:table-cell>
        </table:table-row>
        <text:soft-page-break/>
        <table:table-row>
          <table:table-cell table:style-name="Table8.A2" office:value-type="string">
            <text:p text:style-name="P146">isc_info_read_idx_count</text:p>
          </table:table-cell>
          <table:table-cell table:style-name="Table8.B2" office:value-type="string">
            <text:p text:style-name="P146">Number of reads done via an index since the dataase was last attached</text:p>
          </table:table-cell>
        </table:table-row>
        <table:table-row>
          <table:table-cell table:style-name="Table8.A2" office:value-type="string">
            <text:p text:style-name="P146">isc_info_read_seq_count</text:p>
          </table:table-cell>
          <table:table-cell table:style-name="Table8.B2" office:value-type="string">
            <text:p text:style-name="P146">Number of sequential sequential table scans (row reads) done on each table since the database was last attached</text:p>
          </table:table-cell>
        </table:table-row>
        <table:table-row>
          <table:table-cell table:style-name="Table8.A2" office:value-type="string">
            <text:p text:style-name="P146">isc_info_update_count</text:p>
          </table:table-cell>
          <table:table-cell table:style-name="Table8.B2" office:value-type="string">
            <text:p text:style-name="P59">Number of database updates since the database was last attached</text:p>
          </table:table-cell>
        </table:table-row>
      </table:table>
      <text:p text:style-name="P145">The InterBase 6.0 API Guide provides more information on each of the above.</text:p>
      <text:p text:style-name="P145">IDBInformation is a simple interface providing access to the buffer containing the information requested:</text:p>
      <text:p text:style-name="P283">IDBInformation = interface</text:p>
      <text:p text:style-name="P283"><text:s text:c="4"/>function GetCount: integer;</text:p>
      <text:p text:style-name="P283"><text:s text:c="4"/>function GetItem(index: integer): IDBInfoItem;</text:p>
      <text:p text:style-name="P283"><text:s text:c="4"/>function Find(ItemType: byte): IDBInfoItem;</text:p>
      <text:p text:style-name="P283"><text:s text:c="4"/>property Count: integer read GetCount;</text:p>
      <text:p text:style-name="P283"><text:s text:c="4"/>property Items[index: integer]: IDBInfoItem read getItem; default;</text:p>
      <text:p text:style-name="P283"><text:s text:c="2"/>end; <text:s text:c="2"/></text:p>
      <text:p text:style-name="P145">This interface can be used to enumerate the individual information items requested. Each item is returns as an IDBInfoItem:</text:p>
      <text:p text:style-name="P283"><text:s text:c="2"/>IDBInfoItem = interface</text:p>
      <text:p text:style-name="P283"><text:s text:c="4"/>function getItemType: byte;</text:p>
      <text:p text:style-name="P283"><text:s text:c="4"/>function getSize: integer;</text:p>
      <text:p text:style-name="P283"><text:s text:c="4"/>procedure getRawBytes(var Buffer);</text:p>
      <text:p text:style-name="P283"><text:s text:c="4"/>function getAsString: string;</text:p>
      <text:p text:style-name="P283"><text:s text:c="4"/>function getAsInteger: integer;</text:p>
      <text:p text:style-name="P283"><text:s text:c="4"/>procedure DecodeIDCluster(var ConnectionType: integer; </text:p>
      <text:p text:style-name="P283"><text:s text:c="32"/>var DBFileName, DBSiteName: string);</text:p>
      <text:p text:style-name="P283"><text:s text:c="4"/>function getAsBytes: TByteArray;</text:p>
      <text:p text:style-name="P283"><text:s text:c="4"/>procedure DecodeVersionString(var Version: byte; var VersionString: string);</text:p>
      <text:p text:style-name="P283"><text:s text:c="4"/>function getOperationCounts: TDBOperationCounts;</text:p>
      <text:p text:style-name="P283"><text:s text:c="4"/>procedure DecodeUserNames(UserNames: TStrings);</text:p>
      <text:p text:style-name="P283"/>
      <text:p text:style-name="P283"><text:s text:c="4"/>{user names only}</text:p>
      <text:p text:style-name="P283"><text:s text:c="4"/>function GetCount: integer;</text:p>
      <text:p text:style-name="P283"><text:s text:c="4"/>function GetItem(index: integer): IDBInfoItem;</text:p>
      <text:p text:style-name="P283"><text:s text:c="4"/>function Find(ItemType: byte): IDBInfoItem;</text:p>
      <text:p text:style-name="P283"><text:s text:c="4"/>property AsInteger: integer read getAsInteger;</text:p>
      <text:p text:style-name="P283"><text:s text:c="4"/>property AsString: string read GetAsString;</text:p>
      <text:p text:style-name="P283"><text:s text:c="4"/>property Count: integer read GetCount;</text:p>
      <text:p text:style-name="P283"><text:s text:c="4"/>property Items[index: integer]: IDBInfoItem read getItem; default;</text:p>
      <text:p text:style-name="P283"><text:s text:c="2"/>end; <text:s text:c="11"/></text:p>
      <text:p text:style-name="P145">Each DB Information item can be a single value of a set of values that can itself be enumerated. Getter methods are provided for each data type that can be returned. Including the following special cases:</text:p>
      <text:list xml:id="list8972054918513877495" text:style-name="L4">
        <text:list-item>
          <text:p text:style-name="P477">DecodeIDCluster <text:span text:style-name="T63">is used to decode information returned for information type isc_info_db_id.</text:span></text:p>
        </text:list-item>
        <text:list-item>
          <text:p text:style-name="P477">DecodeVersionString <text:span text:style-name="T63">is used to decode information returned for isc_info_base_level</text:span></text:p>
        </text:list-item>
        <text:list-item>
          <text:p text:style-name="P478">getOperationCounts <text:span text:style-name="T65">is used for returned operation counts (isc_info_backout_count onwrds)</text:span></text:p>
        </text:list-item>
        <text:list-item>
          <text:p text:style-name="P478"><text:soft-page-break/>DecodeUserNames <text:span text:style-name="T65">may be used for the obsolete isc_info_user_names.</text:span></text:p>
        </text:list-item>
        <text:list-item>
          <text:p text:style-name="P479">GetAsBytes is used for isc_info_base_level and isc_info_implementation.</text:p>
        </text:list-item>
      </text:list>
      <text:h text:style-name="P451"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453" text:outline-level="2">Attaching to a Database using the Embedded Server</text:h>
      <text:p text:style-name="P127">If <text:span text:style-name="T11">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p text:style-name="P128">If your database path consists only of a path to a file on your local system and the embedded server is available then <text:span text:style-name="T140">Firebird</text:span> will attempt to attach to the database without connecting to the server. For this to be successful:</text:p>
      <text:list xml:id="list2426134853425523721" text:style-name="L5">
        <text:list-item>
          <text:p text:style-name="P431">Under Linux, the user name and password must not be present in the DPB.</text:p>
        </text:list-item>
        <text:list-item>
          <text:p text:style-name="P431">Under Windows, a user name and password should be present in the DPB. However, these should be set to the default of “SYSDBA “and “masterkey” respectively.</text:p>
        </text:list-item>
      </text:list>
      <text:h text:style-name="P469" text:outline-level="2">Reference</text:h>
      <text:p text:style-name="P365">IAttachment = interface</text:p>
      <text:p text:style-name="P383"><text:s text:c="4"/>function getDPB: IDPB;</text:p>
      <text:p text:style-name="P383"><text:s text:c="4"/>function AllocateBPB: IBPB;</text:p>
      <text:p text:style-name="P383"><text:s text:c="4"/>procedure Connect;</text:p>
      <text:p text:style-name="P383"><text:s text:c="4"/>procedure Disconnect(Force: boolean=false);</text:p>
      <text:p text:style-name="P383"><text:s text:c="4"/>function IsConnected: boolean;</text:p>
      <text:p text:style-name="P383"><text:s text:c="4"/>procedure DropDatabase;</text:p>
      <text:p text:style-name="P383"><text:s text:c="4"/>function StartTransaction(TPB: array of byte; </text:p>
      <text:p text:style-name="P384"><text:s text:c="8"/>DefaultCompletion: TTransactionAction<text:span text:style-name="T84">=taCommit</text:span>): ITransaction; overload;</text:p>
      <text:p text:style-name="P383"><text:s text:c="4"/>function StartTransaction(TPB: ITPB; </text:p>
      <text:p text:style-name="P384"><text:s text:c="8"/>DefaultCompletion: TTransactionAction<text:span text:style-name="T84">=taCommit</text:span>): ITransaction; overload;</text:p>
      <text:p text:style-name="P383"><text:s text:c="4"/>procedure ExecImmediate(transaction: ITransaction; sql: string; </text:p>
      <text:p text:style-name="P383"><text:s text:c="41"/>SQLDialect: integer); overload;</text:p>
      <text:p text:style-name="P383"><text:s text:c="4"/>procedure ExecImmediate(TPB: array of byte; sql: string; </text:p>
      <text:p text:style-name="P383"><text:s text:c="41"/>SQLDialect: integer); overload;</text:p>
      <text:p text:style-name="P383"><text:s text:c="4"/>procedure ExecImmediate(transaction: ITransaction; sql: string); overload;</text:p>
      <text:p text:style-name="P383"><text:s text:c="4"/>procedure ExecImmediate(TPB: array of byte; sql: string); overload;</text:p>
      <text:p text:style-name="P383"><text:s text:c="4"/>function OpenCursor(transaction: ITransaction; sql: string; </text:p>
      <text:p text:style-name="P383"><text:s text:c="28"/>aSQLDialect: integer): IResultSet; overload;</text:p>
      <text:p text:style-name="P383"><text:s text:c="4"/>function OpenCursor(transaction: ITransaction; </text:p>
      <text:p text:style-name="P383"><text:s text:c="36"/>sql: string): IResultSet; overload;</text:p>
      <text:p text:style-name="P383"><text:s text:c="4"/>function OpenCursorAtStart(transaction: ITransaction; sql: string;</text:p>
      <text:p text:style-name="P383"><text:s text:c="27"/>aSQLDialect: integer): IResultSet; overload;</text:p>
      <text:p text:style-name="P383"><text:s text:c="4"/>function OpenCursorAtStart(transaction: ITransaction; </text:p>
      <text:p text:style-name="P383"><text:s text:c="36"/>sql: string): IResultSet; overload;</text:p>
      <text:p text:style-name="P383"><text:s text:c="4"/>function OpenCursorAtStart(sql: string): IResultSet; overload;</text:p>
      <text:p text:style-name="P383"><text:s text:c="4"/>function Prepare(transaction: ITransaction; sql: string; </text:p>
      <text:p text:style-name="P383"><text:s text:c="26"/>aSQLDialect: integer): IStatement; overload;</text:p>
      <text:p text:style-name="P383"><text:s text:c="4"/>function Prepare(transaction: ITransaction; </text:p>
      <text:p text:style-name="P383"><text:s text:c="35"/>sql: string): IStatement; overload;</text:p>
      <text:p text:style-name="P383"><text:s text:c="4"/>function PrepareWithNamedParameters(transaction: ITransaction; sql: string;</text:p>
      <text:p text:style-name="P383"><text:s text:c="23"/>aSQLDialect: integer; GenerateParamNames: boolean=false;</text:p>
      <text:p text:style-name="P383"><text:s text:c="23"/>UniqueParamNames: boolean=false): IStatement; overload;</text:p>
      <text:p text:style-name="P383"><text:s text:c="4"/>function PrepareWithNamedParameters(transaction: ITransaction; sql: string;</text:p>
      <text:p text:style-name="P383"><text:s text:c="23"/>GenerateParamNames: boolean=false;</text:p>
      <text:p text:style-name="P383"><text:s text:c="23"/>UniqueParamNames: boolean=false): IStatement; overload;</text:p>
      <text:p text:style-name="P383"/>
      <text:p text:style-name="P383"><text:s text:c="4"/>{Events}</text:p>
      <text:p text:style-name="P383"><text:s text:c="4"/>function GetEventHandler(Events: TStrings): IEvents; overload;</text:p>
      <text:p text:style-name="P383"><text:s text:c="4"/>function GetEventHandler(Event: string): IEvents; overload;</text:p>
      <text:p text:style-name="P383"/>
      <text:p text:style-name="P383"><text:s text:c="4"/>{Blob - may use to open existing Blobs. However, ISQLData.AsBlob is</text:p>
      <text:p text:style-name="P383"><text:s text:c="6"/>preferred}</text:p>
      <text:p text:style-name="P383"/>
      <text:p text:style-name="P383"><text:s text:c="4"/>function CreateBlob(transaction: ITransaction; RelationName, </text:p>
      <text:p text:style-name="P383"><text:s text:c="23"/>ColumnName: string; BPB: IBPB=nil): IBlob; overload;</text:p>
      <text:p text:style-name="P383"><text:s text:c="4"/>function CreateBlob(transaction: ITransaction; </text:p>
      <text:p text:style-name="P383"><text:s text:c="14"/>BlobMetaData: IBlobMetaData; BPB: IBPB=nil): IBlob; overload;</text:p>
      <text:p text:style-name="P383"><text:s text:c="4"/>function CreateBlob(transaction: ITransaction; SubType: integer; </text:p>
      <text:p text:style-name="P383"><text:s text:c="20"/>CharSetID: cardinal=0; BPB: IBPB=nil): IBlob; overload;</text:p>
      <text:p text:style-name="P383"><text:s text:c="4"/>function OpenBlob(transaction: ITransaction; RelationName, </text:p>
      <text:p text:style-name="P383"><text:s text:c="14"/>ColumnName: string; BlobID: TISC_QUAD; BPB: IBPB=nil): IBlob;</text:p>
      <text:p text:style-name="P383"/>
      <text:p text:style-name="P385"><text:s text:c="4"/>{Array - may use to open existing arrays. However, ISQLData.AsArray is</text:p>
      <text:p text:style-name="P360"><text:s text:c="8"/>preferred}</text:p>
      <text:p text:style-name="P383"/>
      <text:p text:style-name="P383"><text:s text:c="4"/>function OpenArray(transaction: ITransaction; RelationName, </text:p>
      <text:p text:style-name="P383"><text:s text:c="26"/>ColumnName: string; ArrayID: TISC_QUAD): IArray;</text:p>
      <text:p text:style-name="P383"><text:s text:c="4"/>function CreateArray(transaction: ITransaction; RelationName, </text:p>
      <text:p text:style-name="P383"><text:s text:c="46"/>ColumnName: string): IArray;</text:p>
      <text:p text:style-name="P383"/>
      <text:p text:style-name="P383"><text:s text:c="4"/>{Database Information}</text:p>
      <text:p text:style-name="P383"><text:s text:c="4"/>function GetSQLDialect: integer;</text:p>
      <text:p text:style-name="P383"><text:soft-page-break/><text:s text:c="4"/>function GetBlobMetaData(Transaction: ITransaction; tableName, </text:p>
      <text:p text:style-name="P383"><text:s text:c="41"/>columnName: string): IBlobMetaData;</text:p>
      <text:p text:style-name="P383"><text:s text:c="4"/>function GetArrayMetaData(Transaction: ITransaction; tableName, </text:p>
      <text:p text:style-name="P383"><text:s text:c="40"/>columnName: string): IArrayMetaData;</text:p>
      <text:p text:style-name="P383"><text:s text:c="4"/>function GetDBInformation(Requests: array of byte)</text:p>
      <text:p text:style-name="P383"><text:s text:c="49"/>: IDBInformation; overload;</text:p>
      <text:p text:style-name="P383"><text:s text:c="4"/>function GetDBInformation(Request: byte): IDBInformation; overload;</text:p>
      <text:p text:style-name="P383"><text:s text:c="4"/>function HasActivity: boolean;</text:p>
      <text:p text:style-name="P383"><text:s text:c="2"/>end; <text:s text:c="5"/></text:p>
      <table:table table:name="Table9" table:style-name="Table9">
        <table:table-column table:style-name="Table9.A"/>
        <table:table-column table:style-name="Table9.B"/>
        <table:table-header-rows>
          <table:table-row>
            <table:table-cell table:style-name="Table9.A1" office:value-type="string">
              <text:p text:style-name="P214">Method</text:p>
            </table:table-cell>
            <table:table-cell table:style-name="Table9.B1" office:value-type="string">
              <text:p text:style-name="P214">Use</text:p>
            </table:table-cell>
          </table:table-row>
        </table:table-header-rows>
        <table:table-row>
          <table:table-cell table:style-name="Table9.A2" office:value-type="string">
            <text:p text:style-name="P230">getDPB</text:p>
          </table:table-cell>
          <table:table-cell table:style-name="Table9.B2" office:value-type="string">
            <text:p text:style-name="P230">Returns a reference to the DPB used to connect t<text:span text:style-name="T79">o</text:span> the database.</text:p>
          </table:table-cell>
        </table:table-row>
        <table:table-row>
          <table:table-cell table:style-name="Table9.A2" office:value-type="string">
            <text:p text:style-name="P230">AllocateBPB</text:p>
          </table:table-cell>
          <table:table-cell table:style-name="Table9.B2" office:value-type="string">
            <text:p text:style-name="P230">Allocates an empty Blob Parameter Block (BPB) <text:span text:style-name="T140">(</text:span>See <text:bookmark-ref text:reference-format="number" text:ref-name="__RefHeading__4960_70736377">7.6</text:bookmark-ref><text:span text:style-name="T140">)</text:span>.</text:p>
          </table:table-cell>
        </table:table-row>
        <table:table-row>
          <table:table-cell table:style-name="Table9.A2" office:value-type="string">
            <text:p text:style-name="P230">Connect</text:p>
          </table:table-cell>
          <table:table-cell table:style-name="Table9.B2" office:value-type="string">
            <text:p text:style-name="P230">Reconnect to the database following a Disconnect <text:span text:style-name="T75">(see </text:span><text:span text:style-name="T75"><text:bookmark-ref text:reference-format="number" text:ref-name="__RefHeading__5084_70736377">4.6</text:bookmark-ref></text:span><text:span text:style-name="T75">)</text:span></text:p>
          </table:table-cell>
        </table:table-row>
        <table:table-row>
          <table:table-cell table:style-name="Table9.A2" office:value-type="string">
            <text:p text:style-name="P230">Disconnect</text:p>
          </table:table-cell>
          <table:table-cell table:style-name="Table9.B2" office:value-type="string">
            <text:p text:style-name="P230">Disconnect from the database. If “force” is true then errors are ignored <text:span text:style-name="T75">(see </text:span><text:span text:style-name="T75"><text:bookmark-ref text:reference-format="number" text:ref-name="__RefHeading__5086_70736377">4.5</text:bookmark-ref></text:span><text:span text:style-name="T75">)</text:span>.</text:p>
          </table:table-cell>
        </table:table-row>
        <table:table-row>
          <table:table-cell table:style-name="Table9.A2" office:value-type="string">
            <text:p text:style-name="P230">IsConnected</text:p>
          </table:table-cell>
          <table:table-cell table:style-name="Table9.B2" office:value-type="string">
            <text:p text:style-name="P230">Returns true if database connection is active.</text:p>
          </table:table-cell>
        </table:table-row>
        <table:table-row>
          <table:table-cell table:style-name="Table9.A2" office:value-type="string">
            <text:p text:style-name="P230">DropDatabase</text:p>
          </table:table-cell>
          <table:table-cell table:style-name="Table9.B2" office:value-type="string">
            <text:p text:style-name="P230">Requests that the current database is <text:span text:style-name="T140">closed and </text:span>deleted from the server <text:span text:style-name="T75">(see </text:span><text:span text:style-name="T75"><text:bookmark-ref text:reference-format="number" text:ref-name="__RefHeading__5088_70736377">4.7</text:bookmark-ref></text:span><text:span text:style-name="T75">)</text:span>.</text:p>
          </table:table-cell>
        </table:table-row>
        <table:table-row>
          <table:table-cell table:style-name="Table9.A2" office:value-type="string">
            <text:p text:style-name="P230">StartTransaction</text:p>
          </table:table-cell>
          <table:table-cell table:style-name="Table9.B2" office:value-type="string">
            <text:p text:style-name="P230">Starts a new transaction on the database <text:span text:style-name="T75">(see </text:span><text:span text:style-name="T75"><text:bookmark-ref text:reference-format="number" text:ref-name="__RefHeading__1137_586067017">5.2</text:bookmark-ref></text:span><text:span text:style-name="T75">)</text:span>.</text:p>
          </table:table-cell>
        </table:table-row>
        <table:table-row>
          <table:table-cell table:style-name="Table9.A2" office:value-type="string">
            <text:p text:style-name="P230">ExecImmediate</text:p>
          </table:table-cell>
          <table:table-cell table:style-name="Table9.B2" office:value-type="string">
            <text:p text:style-name="P230">Execute an SQL Statement with no input or output. <text:span text:style-name="T75">(see </text:span><text:span text:style-name="T75"><text:bookmark-ref text:reference-format="number" text:ref-name="__RefHeading__5090_70736377">6.2</text:bookmark-ref></text:span><text:span text:style-name="T75">)</text:span></text:p>
          </table:table-cell>
        </table:table-row>
        <table:table-row>
          <table:table-cell table:style-name="Table9.A2" office:value-type="string">
            <text:p text:style-name="P230">OpenCursor</text:p>
          </table:table-cell>
          <table:table-cell table:style-name="Table9.B2" office:value-type="string">
            <text:p text:style-name="P230">Execute an SQL Query Statement and return <text:span text:style-name="T75">t</text:span>he results set <text:span text:style-name="T75">(see </text:span><text:span text:style-name="T75"><text:bookmark-ref text:reference-format="number" text:ref-name="__RefHeading__5092_70736377">6.7</text:bookmark-ref></text:span><text:span text:style-name="T75">)</text:span>.</text:p>
          </table:table-cell>
        </table:table-row>
        <table:table-row>
          <table:table-cell table:style-name="Table9.A2" office:value-type="string">
            <text:p text:style-name="P230">OpenCursorAtStart</text:p>
          </table:table-cell>
          <table:table-cell table:style-name="Table9.B2" office:value-type="string">
            <text:p text:style-name="P231">Execute an SQL Query Statement and return the results set with the cursor positioned at the first row, if any <text:span text:style-name="T75">(see </text:span><text:span text:style-name="T75"><text:bookmark-ref text:reference-format="number" text:ref-name="__RefHeading__5092_70736377">6.7</text:bookmark-ref></text:span><text:span text:style-name="T75">).</text:span></text:p>
          </table:table-cell>
        </table:table-row>
        <table:table-row>
          <table:table-cell table:style-name="Table9.A2" office:value-type="string">
            <text:p text:style-name="P230">Prepare</text:p>
          </table:table-cell>
          <table:table-cell table:style-name="Table9.B2" office:value-type="string">
            <text:p text:style-name="P230">Prepare an SQL Statement using positional parameters <text:span text:style-name="T75">(see </text:span><text:span text:style-name="T75"><text:bookmark-ref text:reference-format="number" text:ref-name="__RefHeading__5095_70736377">6.4</text:bookmark-ref></text:span><text:span text:style-name="T75"> and </text:span><text:span text:style-name="T75"><text:bookmark-ref text:reference-format="number" text:ref-name="__RefHeading__5097_70736377">6.6</text:bookmark-ref></text:span><text:span text:style-name="T75">)</text:span></text:p>
          </table:table-cell>
        </table:table-row>
        <table:table-row>
          <table:table-cell table:style-name="Table9.A2" office:value-type="string">
            <text:p text:style-name="P230">PrepareWithNamedParameters</text:p>
          </table:table-cell>
          <table:table-cell table:style-name="Table9.B2" office:value-type="string">
            <text:p text:style-name="P230">Prepare an SQL Statement using the named parameters syntax <text:span text:style-name="T75">(see </text:span><text:span text:style-name="T75"><text:bookmark-ref text:reference-format="number" text:ref-name="__RefHeading__5095_70736377">6.4</text:bookmark-ref></text:span><text:span text:style-name="T75"> and </text:span><text:span text:style-name="T75"><text:bookmark-ref text:reference-format="number" text:ref-name="__RefHeading__5097_70736377">6.6</text:bookmark-ref></text:span><text:span text:style-name="T75">)</text:span></text:p>
          </table:table-cell>
        </table:table-row>
        <table:table-row>
          <table:table-cell table:style-name="Table9.A2" office:value-type="string">
            <text:p text:style-name="P230">GetEventHandler</text:p>
          </table:table-cell>
          <table:table-cell table:style-name="Table9.B2" office:value-type="string">
            <text:p text:style-name="P230">Returns an Event Handler interface for handling <text:soft-page-break/>events on this database <text:span text:style-name="T75">(see </text:span><text:span text:style-name="T75"><text:bookmark-ref text:reference-format="number" text:ref-name="__RefHeading__5101_70736377">11.1</text:bookmark-ref></text:span><text:span text:style-name="T75">)</text:span></text:p>
          </table:table-cell>
        </table:table-row>
        <table:table-row>
          <table:table-cell table:style-name="Table9.A2" office:value-type="string">
            <text:p text:style-name="P230">CreateBlob</text:p>
          </table:table-cell>
          <table:table-cell table:style-name="Table9.B2" office:value-type="string">
            <text:p text:style-name="P230">Returns an interface to an empty Blob <text:span text:style-name="T75">(see </text:span><text:span text:style-name="T75"><text:bookmark-ref text:reference-format="number" text:ref-name="__RefHeading__5103_70736377">7.4</text:bookmark-ref></text:span><text:span text:style-name="T75">)</text:span>.</text:p>
          </table:table-cell>
        </table:table-row>
        <table:table-row>
          <table:table-cell table:style-name="Table9.A2" office:value-type="string">
            <text:p text:style-name="P230">OpenBlob</text:p>
          </table:table-cell>
          <table:table-cell table:style-name="Table9.B2" office:value-type="string">
            <text:p text:style-name="P230">Returns an interface to an existing blob <text:span text:style-name="T75">(See </text:span><text:span text:style-name="T75"><text:bookmark-ref text:reference-format="number" text:ref-name="__RefHeading__5105_70736377">7.3</text:bookmark-ref></text:span><text:span text:style-name="T75">).</text:span></text:p>
          </table:table-cell>
        </table:table-row>
        <table:table-row>
          <table:table-cell table:style-name="Table9.A2" office:value-type="string">
            <text:p text:style-name="P230">CreateArray</text:p>
          </table:table-cell>
          <table:table-cell table:style-name="Table9.B2" office:value-type="string">
            <text:p text:style-name="P230">Returns an interface to an empty Array <text:span text:style-name="T75">(see </text:span><text:span text:style-name="T75"><text:bookmark-ref text:reference-format="number" text:ref-name="__RefHeading__12775_1133990803">8.4</text:bookmark-ref></text:span><text:span text:style-name="T75">)</text:span></text:p>
          </table:table-cell>
        </table:table-row>
        <table:table-row>
          <table:table-cell table:style-name="Table9.A2" office:value-type="string">
            <text:p text:style-name="P230">OpenArray</text:p>
          </table:table-cell>
          <table:table-cell table:style-name="Table9.B2" office:value-type="string">
            <text:p text:style-name="P230">Returns an interface to an existing array <text:span text:style-name="T75">(see </text:span><text:span text:style-name="T75"><text:bookmark-ref text:reference-format="number" text:ref-name="__RefHeading__5109_70736377">8.3</text:bookmark-ref></text:span><text:span text:style-name="T75">)</text:span>.</text:p>
          </table:table-cell>
        </table:table-row>
        <table:table-row>
          <table:table-cell table:style-name="Table9.A2" office:value-type="string">
            <text:p text:style-name="P230">GetSQLDialect</text:p>
          </table:table-cell>
          <table:table-cell table:style-name="Table9.B2" office:value-type="string">
            <text:p text:style-name="P230">Returns the connection's default SQL Dialect</text:p>
          </table:table-cell>
        </table:table-row>
        <table:table-row>
          <table:table-cell table:style-name="Table9.A2" office:value-type="string">
            <text:p text:style-name="P230">GetBlobMetaData</text:p>
          </table:table-cell>
          <table:table-cell table:style-name="Table9.B2" office:value-type="string">
            <text:p text:style-name="P230">Returns the metadata for a Blob Column <text:span text:style-name="T75">(See </text:span><text:span text:style-name="T75"><text:bookmark-ref text:reference-format="number" text:ref-name="__RefHeading__5111_70736377">7.1</text:bookmark-ref></text:span><text:span text:style-name="T75">).</text:span></text:p>
          </table:table-cell>
        </table:table-row>
        <table:table-row>
          <table:table-cell table:style-name="Table9.A2" office:value-type="string">
            <text:p text:style-name="P230">GetArrayMetaData</text:p>
          </table:table-cell>
          <table:table-cell table:style-name="Table9.B2" office:value-type="string">
            <text:p text:style-name="P230">Returns the metadata for an Array Column <text:span text:style-name="T75">(see </text:span><text:span text:style-name="T75"><text:bookmark-ref text:reference-format="number" text:ref-name="__RefHeading__5113_70736377">8.1</text:bookmark-ref></text:span><text:span text:style-name="T75">).</text:span></text:p>
          </table:table-cell>
        </table:table-row>
        <table:table-row>
          <table:table-cell table:style-name="Table9.A2" office:value-type="string">
            <text:p text:style-name="P230">GetDBInformation</text:p>
          </table:table-cell>
          <table:table-cell table:style-name="Table9.B2" office:value-type="string">
            <text:p text:style-name="P230">Get Database Information <text:span text:style-name="T75">(see </text:span><text:span text:style-name="T75"><text:bookmark-ref text:reference-format="number" text:ref-name="__RefHeading__5115_70736377">4.8</text:bookmark-ref></text:span><text:span text:style-name="T75">).</text:span></text:p>
          </table:table-cell>
        </table:table-row>
        <table:table-row>
          <table:table-cell table:style-name="Table9.A2" office:value-type="string">
            <text:p text:style-name="P230">HasActivity</text:p>
          </table:table-cell>
          <table:table-cell table:style-name="Table9.B2" office:value-type="string">
            <text:p text:style-name="P230">Returns true if the database connection has been used since the last call to the method <text:span text:style-name="T75">(see </text:span><text:span text:style-name="T75"><text:bookmark-ref text:reference-format="number" text:ref-name="__RefHeading__5117_70736377">4.9</text:bookmark-ref></text:span><text:span text:style-name="T75">)</text:span>.</text:p>
          </table:table-cell>
        </table:table-row>
      </table:table>
      <text:h text:style-name="P471"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454" text:outline-level="2"><text:bookmark-start text:name="__RefHeading__1134_586067017"/>The Transaction Parameter Block (TPB)<text:bookmark-end text:name="__RefHeading__1134_586067017"/></text:h>
      <text:p text:style-name="P65">The Transaction Parameter <text:span text:style-name="T121">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49">Add</text:span><text:span text:style-name="T66"> method is used to add parameters to the TPB.</text:span></text:p>
      <text:p text:style-name="P310">ITPB = interface</text:p>
      <text:p text:style-name="P310"><text:s text:c="4"/>function getCount: integer;</text:p>
      <text:p text:style-name="P310"><text:s text:c="4"/>function Add(ParamType: byte): ITPBItem;</text:p>
      <text:p text:style-name="P310"><text:s text:c="4"/>function getItems(index: integer): ITPBItem;</text:p>
      <text:p text:style-name="P310"><text:s text:c="4"/>function Find(ParamType: byte): ITPBItem;</text:p>
      <text:p text:style-name="P311"><text:s text:c="4"/><text:span text:style-name="T121">property Count: integer read getCount;</text:span></text:p>
      <text:p text:style-name="P310"><text:s text:c="4"/>property Items[index: integer]: ITPBItem read getItems; default;</text:p>
      <text:p text:style-name="P285"><text:span text:style-name="T49"><text:s text:c="2"/>end; <text:s text:c="5"/></text:span><text:s/></text:p>
      <text:p text:style-name="P153">This interface follows the pattern established for the DPB (see <text:bookmark-ref text:reference-format="number" text:ref-name="__RefHeading__5587_1379030791">Appendix A.</text:bookmark-ref>), with the Add method <text:span text:style-name="T83">used</text:span> to add a new item, a Find method to locate an existing item and the means <text:span text:style-name="T83">provided</text:span> to <text:span text:style-name="T83">enumerate</text:span> a TPB.</text:p>
      <text:p text:style-name="P204"><text:soft-page-break/>The ITPBItem interface is defined as:</text:p>
      <text:p text:style-name="P352">ITPBItem = interface(IParameterBlockItem) end;</text:p>
      <text:p text:style-name="P153">The common transaction parameters do not have any values associated with the, and a typical <text:span text:style-name="T83">example</text:span> of <text:span text:style-name="T83">allocating</text:span> an<text:span text:style-name="T83">d</text:span> populating a TPB is:</text:p>
      <text:p text:style-name="P287">var MyTPB: ITPB;</text:p>
      <text:p text:style-name="P287">begin</text:p>
      <text:p text:style-name="P287"><text:s text:c="2"/>MyTPB := IFirebird.AllocateTPB;</text:p>
      <text:p text:style-name="P287"><text:s text:c="2"/>MyTPB.Add(isc_tpb_write);</text:p>
      <text:p text:style-name="P287"><text:s text:c="2"/>MyTPB.Add(isc_tpb_nowait);</text:p>
      <text:p text:style-name="P28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53">Common TPB constants are:</text:p>
      <table:table table:name="Table10" table:style-name="Table10">
        <table:table-column table:style-name="Table10.A"/>
        <table:table-column table:style-name="Table10.B"/>
        <table:table-header-rows>
          <table:table-row>
            <table:table-cell table:style-name="Table10.A1" office:value-type="string">
              <text:p text:style-name="P217">Constant</text:p>
            </table:table-cell>
            <table:table-cell table:style-name="Table10.B1" office:value-type="string">
              <text:p text:style-name="P217">Interpretation</text:p>
            </table:table-cell>
          </table:table-row>
        </table:table-header-rows>
        <table:table-row>
          <table:table-cell table:style-name="Table10.A2" office:value-type="string">
            <text:p text:style-name="P233">isc_tpb_read</text:p>
          </table:table-cell>
          <table:table-cell table:style-name="Table10.B2" office:value-type="string">
            <text:p text:style-name="P233">Read Only Transaction</text:p>
          </table:table-cell>
        </table:table-row>
        <table:table-row>
          <table:table-cell table:style-name="Table10.A2" office:value-type="string">
            <text:p text:style-name="P233">isc_tpb_write</text:p>
          </table:table-cell>
          <table:table-cell table:style-name="Table10.B2" office:value-type="string">
            <text:p text:style-name="P233">Read/Write Transaction</text:p>
          </table:table-cell>
        </table:table-row>
        <table:table-row table:style-name="Table10.4">
          <table:table-cell table:style-name="Table10.A2" office:value-type="string">
            <text:p text:style-name="P233">isc_tpb_consistency</text:p>
          </table:table-cell>
          <table:table-cell table:style-name="Table10.B2" office:value-type="string">
            <text:p text:style-name="P233">Table-locking transaction model</text:p>
          </table:table-cell>
        </table:table-row>
        <table:table-row table:style-name="Table10.4">
          <table:table-cell table:style-name="Table10.A2" office:value-type="string">
            <text:p text:style-name="P233">isc_tpb_concurrency</text:p>
          </table:table-cell>
          <table:table-cell table:style-name="Table10.B2" office:value-type="string">
            <text:p text:style-name="P23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33">isc_tpb_wait</text:p>
          </table:table-cell>
          <table:table-cell table:style-name="Table10.B2" office:value-type="string">
            <text:p text:style-name="P23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33">isc_tpb_nowait</text:p>
          </table:table-cell>
          <table:table-cell table:style-name="Table10.B2" office:value-type="string">
            <text:p text:style-name="P23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33">isc_tpb_read_committed</text:p>
          </table:table-cell>
          <table:table-cell table:style-name="Table10.B2" office:value-type="string">
            <text:p text:style-name="P233">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62"><text:s/>isc_tpb_lock_read</text:p>
          </table:table-cell>
          <table:table-cell table:style-name="Table10.B2" office:value-type="string">
            <text:p text:style-name="P262">Locks the table given by the parameter value (string: name of table) for write but permits read by other transactions.</text:p>
          </table:table-cell>
        </table:table-row>
        <table:table-row table:style-name="Table10.4">
          <table:table-cell table:style-name="Table10.A2" office:value-type="string">
            <text:p text:style-name="P262">isc_tpb_lock_write</text:p>
          </table:table-cell>
          <table:table-cell table:style-name="Table10.B2" office:value-type="string">
            <text:p text:style-name="P262">Locks the table given by the parameter value (string: name of table) for write but permits read by read committed and concurrency transations</text:p>
          </table:table-cell>
        </table:table-row>
      </table:table>
      <text:p text:style-name="P153"><text:soft-page-break/>For additional constants and a more detailed interpretation of the above, the reader should <text:span text:style-name="T83">refer to</text:span> the InterBase 6.0 API Guide.</text:p>
      <text:h text:style-name="P454"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76">Two variants of this method are available:</text:span></text:p>
      <text:p text:style-name="P288">function StartTransaction(TPB: array of byte; </text:p>
      <text:p text:style-name="P289"><text:s text:c="4"/>DefaultCompletion: <text:span text:style-name="T77">TTransactionCompletion=taCommit</text:span>): ITransaction; overload;</text:p>
      <text:p text:style-name="P288"/>
      <text:p text:style-name="P288"><text:span text:style-name="T84">f</text:span>unction StartTransaction(TPB: ITPB; </text:p>
      <text:p text:style-name="P289"><text:s text:c="4"/>DefaultCompletion: TTransactionCompletion<text:span text:style-name="T84">=taCommit</text:span>): ITransaction; overload;</text:p>
      <text:p text:style-name="P155">The first variant may be used when none of the required transaction parameters takes a value. In this case, the TPB is expressed as a<text:span text:style-name="T83">n</text:span> <text:span text:style-name="T83">array</text:span> of symbolic constants. The second variant requires that a TPB is built by the caller and provided as a method parameter.</text:p>
      <text:p text:style-name="P155">In both cases, the default transaction completion (TARollback, TACommit) <text:span text:style-name="T141">may</text:span> be provided <text:span text:style-name="T85">(default is taCommit)</text:span>. <text:span text:style-name="T77">This is interpreted such that if the interface goes out of scope (i.e. is automatically freed) before an explicit commit or rollback, then the transaction is completed using the specific default completion.</text:span></text:p>
      <text:p text:style-name="P161">For example:</text:p>
      <text:p text:style-name="P295">MyTransaction := MyAttachment.StartTransaction([isc_tpb_write,</text:p>
      <text:p text:style-name="P295"><text:s text:c="30"/>isc_tpb_nowait,isc_tpb_concurrency],taCommit);</text:p>
      <text:h text:style-name="P454"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290">function StartTransaction(Attachments: array of IAttachment;</text:p>
      <text:p text:style-name="P291"><text:s text:c="13"/>TPB: array of byte; </text:p>
      <text:p text:style-name="P291"><text:s text:c="13"/>DefaultCompletion: T<text:span text:style-name="T83">T</text:span>ransactionCompletion<text:span text:style-name="T84">=taCommit</text:span>):</text:p>
      <text:p text:style-name="P290"><text:s text:c="54"/>ITransaction; overload;</text:p>
      <text:p text:style-name="P290"/>
      <text:p text:style-name="P290">function StartTransaction(Attachments: array of IAttachment;</text:p>
      <text:p text:style-name="P291"><text:s text:c="13"/>TPB: ITPB; DefaultCompletion: T<text:span text:style-name="T83">T</text:span>ransactionCompletion<text:span text:style-name="T84">=taCommit</text:span>):</text:p>
      <text:p text:style-name="P290"><text:s text:c="52"/>ITransaction; overload;</text:p>
      <text:p text:style-name="P156">The difference between these variants and those for a single database are that, for a single database, the database is implici<text:span text:style-name="T83">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54" text:outline-level="2">Committing a Transaction</text:h>
      <text:p text:style-name="P67">A transaction is committed using the ITransaction.Commit or ITransaction.CommitRetaining methods:</text:p>
      <text:p text:style-name="P290"><text:soft-page-break/>procedure Commit(Force: boolean=false);</text:p>
      <text:p text:style-name="P290">procedure CommitRetaining;</text:p>
      <text:p text:style-name="P156">In the first case, the transaction ceases to be active when the call completes while, in the second case, the transaction remains active and further actions may take place in the context of the same transaction.</text:p>
      <text:p text:style-name="P156">If the “Force” parameter is true then the errors are silently ignored.</text:p>
      <text:h text:style-name="P455"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85">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90">MyTransaction.PrepareForCommit;</text:p>
      <text:p text:style-name="P290">MyTransaction.Commit;</text:p>
      <text:h text:style-name="P454" text:outline-level="2"><text:bookmark-start text:name="__RefHeading__6900_70736377"/>Transaction Rollback<text:bookmark-end text:name="__RefHeading__6900_70736377"/></text:h>
      <text:p text:style-name="P68">A transaction is <text:span text:style-name="T78">rolled back</text:span> using the ITransaction.<text:span text:style-name="T78">Rollback</text:span> or ITransaction.<text:span text:style-name="T78">Rollback</text:span>Retaining methods:</text:p>
      <text:p text:style-name="P292">procedure Rollback(Force: boolean=false);</text:p>
      <text:p text:style-name="P292">procedure RollbackRetaining;</text:p>
      <text:p text:style-name="P157">The semantics are the same as for the commit variants except that the database state is roll<text:span text:style-name="T85">ed </text:span>back to the point at which the transaction was started or the last commitRetaining.</text:p>
      <text:h text:style-name="P456" text:outline-level="2"><text:bookmark-start text:name="__RefHeading__6891_70736377"/>Restarting a Transaction<text:bookmark-end text:name="__RefHeading__6891_70736377"/></text:h>
      <text:p text:style-name="P69">After a transaction has been committed or rol<text:span text:style-name="T85">l</text:span>ed back, it is possible to restart the transaction using the ITransaction.Start method:</text:p>
      <text:p text:style-name="P292">procedure Start(DefaultCompletion: TTransactionCompletion=taCommit); </text:p>
      <text:p text:style-name="P158">This restarts the transaction with the same TPB. </text:p>
      <text:p text:style-name="Highlighted">Note that the default completion may be changed at this point.</text:p>
      <text:h text:style-name="P452" text:outline-level="2"><text:bookmark-start text:name="__RefHeading__6898_70736377"/><text:span text:style-name="T78">Transaction</text:span> Activity Monitor<text:bookmark-end text:name="__RefHeading__6898_70736377"/></text:h>
      <text:p text:style-name="P61">A simple means of polling for <text:span text:style-name="T78">transaction</text:span> API activity is provided by the I<text:span text:style-name="T78">Transaction</text:span>.HasActivity method. This returns true if any activity has taken place <text:span text:style-name="T78">using</text:span> this <text:span text:style-name="T78">transaction</text:span> since the last time the <text:s/>method was called, and false otherwise. <text:span text:style-name="T80">Activity includes any SQL statement operating in the transaction context.</text:span></text:p>
      <text:p text:style-name="P61">This may be used to automatically <text:span text:style-name="T78">complete</text:span> idle <text:span text:style-name="T78">transactions</text:span> after some period has elapsed.</text:p>
      <text:h text:style-name="P457" text:outline-level="2"><text:soft-page-break/>Reference</text:h>
      <text:p text:style-name="P293">ITransaction = interface</text:p>
      <text:p text:style-name="P293"><text:s text:c="4"/>function getTPB: ITPB;</text:p>
      <text:p text:style-name="P293"><text:s text:c="4"/>procedure Start(DefaultCompletion: TTransactionCompletion=taCommit);</text:p>
      <text:p text:style-name="P293"><text:s text:c="4"/>function GetInTransaction: boolean;</text:p>
      <text:p text:style-name="P293"><text:s text:c="4"/>procedure PrepareForCommit; {Two phase commit - stage 1}</text:p>
      <text:p text:style-name="P293"><text:s text:c="4"/>procedure Commit(Force: boolean=false);</text:p>
      <text:p text:style-name="P293"><text:s text:c="4"/>procedure CommitRetaining;</text:p>
      <text:p text:style-name="P293"><text:s text:c="4"/>function HasActivity: boolean;</text:p>
      <text:p text:style-name="P293"><text:s text:c="4"/>procedure Rollback(Force: boolean=false);</text:p>
      <text:p text:style-name="P293"><text:s text:c="4"/>procedure RollbackRetaining;</text:p>
      <text:p text:style-name="P293"><text:s text:c="4"/>function GetAttachmentCount: integer;</text:p>
      <text:p text:style-name="P293"><text:s text:c="4"/>function GetAttachment(index: integer): IAttachment;</text:p>
      <text:p text:style-name="P293"><text:s text:c="4"/>property InTransaction: boolean read GetInTransaction;</text:p>
      <text:p text:style-name="P293"><text:s text:c="2"/>end;</text:p>
      <table:table table:name="Table11" table:style-name="Table11">
        <table:table-column table:style-name="Table11.A"/>
        <table:table-column table:style-name="Table11.B"/>
        <table:table-header-rows>
          <table:table-row>
            <table:table-cell table:style-name="Table11.A1" office:value-type="string">
              <text:p text:style-name="P215">Method</text:p>
            </table:table-cell>
            <table:table-cell table:style-name="Table11.B1" office:value-type="string">
              <text:p text:style-name="P215">Use</text:p>
            </table:table-cell>
          </table:table-row>
        </table:table-header-rows>
        <table:table-row>
          <table:table-cell table:style-name="Table11.A2" office:value-type="string">
            <text:p text:style-name="P232">get<text:span text:style-name="T79">T</text:span>PB</text:p>
          </table:table-cell>
          <table:table-cell table:style-name="Table11.B2" office:value-type="string">
            <text:p text:style-name="P232">Returns a reference to the <text:span text:style-name="T79">T</text:span>PB used to <text:span text:style-name="T79">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35">Restart a transaction (see <text:bookmark-ref text:reference-format="number" text:ref-name="__RefHeading__6891_70736377">5.7</text:bookmark-ref>)</text:p>
          </table:table-cell>
        </table:table-row>
        <table:table-row>
          <table:table-cell table:style-name="Table11.A2" office:value-type="string">
            <text:p text:style-name="P234">GetInTransaction</text:p>
          </table:table-cell>
          <table:table-cell table:style-name="Table11.B2" office:value-type="string">
            <text:p text:style-name="P235">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35">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35">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35">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35">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35">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35">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35">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35">Return a selected database attachment.</text:p>
          </table:table-cell>
        </table:table-row>
      </table:table>
      <text:p text:style-name="P159"/>
      <text:h text:style-name="P472"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458"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85">API</text:span> <text:span text:style-name="T85">also</text:span> provide<text:span text:style-name="T85">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85">Identifiers</text:span> that are reserved words or case sensitive by placing them within double quotes.</text:p>
      <text:h text:style-name="P500"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85">a zero based</text:span> index number in the order they occur in the statement.</text:p>
      <text:p text:style-name="P70"><text:soft-page-break/>The Firebird Pascal API extends th<text:span text:style-name="T142">is</text:span> syntax to allow for named parameters using the same conventions <text:span text:style-name="T81">used for the Firebird Procedure and Trigger Language, where named parameters are case insensitive SQL identifiers preceded by a colon. For example:</text:span></text:p>
      <text:p text:style-name="P413"><text:span text:style-name="T81">Sel</text:span>ect * from MyTable Where MyKeyName like :<text:span text:style-name="T81">PARAM</text:span></text:p>
      <text:p text:style-name="P160">In the above, “PARAM” is a named parameter. </text:p>
      <text:p text:style-name="P160">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93">s</text:span> and their position. It is then possible for the API user to specify parameter values by name, with the Firebird Pascal API looking up the name and setting the corresponding positional parameter with the required value.</text:p>
      <text:p text:style-name="P160">As a further extension, parameter names are not required to be unique. When a non-unique parameter name <text:span text:style-name="T93">is </text:span>set to a given value, all positional parameters linked to the same name are set to the required value. The API user can thus set more than one parameter value in a single operation.</text:p>
      <text:h text:style-name="P458"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294">procedure ExecImmediate(transaction: ITransaction; sql: string; </text:p>
      <text:p text:style-name="P294"><text:s text:c="42"/>SQLDialect: integer); overload;</text:p>
      <text:p text:style-name="P294">procedure ExecImmediate(TPB: array of byte; sql: string; </text:p>
      <text:p text:style-name="P294"><text:s text:c="42"/>SQLDialect: integer); overload;</text:p>
      <text:p text:style-name="P294">procedure ExecImmediate(transaction: ITransaction; sql: string); overload;</text:p>
      <text:p text:style-name="P294">procedure ExecImmediate(TPB: array of byte; sql: string); overload;</text:p>
      <text:p text:style-name="P162">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62">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62">For example:</text:p>
      <text:p text:style-name="P366">const</text:p>
      <text:p text:style-name="P386"><text:s text:c="4"/>sqlCreateTable =</text:p>
      <text:p text:style-name="P386"><text:s text:c="4"/>'Create Table TestData ('+</text:p>
      <text:p text:style-name="P386"><text:s text:c="4"/>'RowID Integer not null,'+</text:p>
      <text:p text:style-name="P386"><text:s text:c="4"/>'Title VarChar(32) Character Set UTF8,'+</text:p>
      <text:p text:style-name="P386"><text:s text:c="4"/>'BlobData Blob sub_type 0, '+</text:p>
      <text:p text:style-name="P386"><text:s text:c="4"/>'Primary Key(RowID)'+</text:p>
      <text:p text:style-name="P386"><text:s text:c="4"/>')';</text:p>
      <text:p text:style-name="P386"/>
      <text:p text:style-name="P386">begin</text:p>
      <text:p text:style-name="P386"><text:s text:c="4"/>Attachment.ExecImmediate([isc_tpb_write,</text:p>
      <text:p text:style-name="P386"><text:s text:c="30"/>isc_tpb_wait,</text:p>
      <text:p text:style-name="P386"><text:s text:c="30"/>isc_tpb_consistency],sqlCreateTable);</text:p>
      <text:p text:style-name="P366">…</text:p>
      <text:h text:style-name="P459" text:outline-level="2"><text:soft-page-break/>Meta<text:span text:style-name="T86">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2251644073410258489" text:style-name="L6">
        <text:list-item>
          <text:p text:style-name="P438">the SQL Type</text:p>
        </text:list-item>
        <text:list-item>
          <text:p text:style-name="P439">any names or other identification information</text:p>
        </text:list-item>
        <text:list-item>
          <text:p text:style-name="P439">refinements of the SQL Type, such as the character set used for strings, or the number decimal places in fixed point data.</text:p>
        </text:list-item>
        <text:list-item>
          <text:p text:style-name="P439">Whether the column or parameter can be set to null.</text:p>
        </text:list-item>
      </text:list>
      <text:p text:style-name="P72">The IAttachment.Prepare method is the first step in executing an SQL Statement and, on successful completion, also provides the statement's metadata:</text:p>
      <text:p text:style-name="P296">function Prepare(transaction: ITransaction; sql: string; </text:p>
      <text:p text:style-name="P296"><text:s text:c="32"/>aSQLDialect: integer): IStatement; overload;</text:p>
      <text:p text:style-name="P296">function Prepare(transaction: ITransaction; sql: string): IStatement; overload;</text:p>
      <text:p text:style-name="P296">function PrepareWithNamedParameters(transaction: ITransaction; sql: string;</text:p>
      <text:p text:style-name="P296"><text:s text:c="23"/>aSQLDialect: integer; GenerateParamNames: boolean=false;</text:p>
      <text:p text:style-name="P296"><text:s text:c="23"/>): IStatement; overload;</text:p>
      <text:p text:style-name="P296">function PrepareWithNamedParameters(transaction: ITransaction; sql: string;</text:p>
      <text:p text:style-name="P296"><text:s text:c="23"/>GenerateParamNames: boolean=false;</text:p>
      <text:p text:style-name="P296"><text:s text:c="23"/>): IStatement; overload;</text:p>
      <text:p text:style-name="P163">As shown above, four variants of the <text:span text:style-name="T49">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49">prepare</text:span><text:span text:style-name="T66"> variant simply avoids the processing overhead of parsing the SQL in the client API.</text:span></text:p>
      <text:p text:style-name="P147">The other variation is whether or not the SQL Dialect is given explicitly or defaults to the default connection SQL Dialect.</text:p>
      <text:p text:style-name="P169"><text:span text:style-name="T66">When statements are prepared with named parameters i</text:span><text:span text:style-name="T70">t</text:span><text:span text:style-name="T66"> is also possible to set </text:span><text:span text:style-name="T68">GenerateParamNames </text:span><text:span text:style-name="T66">to true. This is an IBX hangover and, in this case, if a positional placeholder (i.e. a ?) is found then it is linked to a named parameter in the format 'IBXParam</text:span><text:span text:style-name="T18">n</text:span><text:span text:style-name="T43">' where </text:span><text:span text:style-name="T18">n</text:span><text:span text:style-name="T43"> is position number of the parameter.</text:span></text:p>
      <text:h text:style-name="P501" text:outline-level="3"><text:bookmark-start text:name="__RefHeading__7775_436722458"/>Input Parameter Metadata<text:bookmark-end text:name="__RefHeading__7775_436722458"/></text:h>
      <text:p text:style-name="P72"><text:span text:style-name="T66">After the completion of the prepare step, the IStatement interface can be queried to determine the input parameter metadata, if any, using the IStatement.SQLParams property. </text:span><text:span text:style-name="T69">This property</text:span><text:span text:style-name="T66"> returns an ISQLParams interface:</text:span></text:p>
      <text:p text:style-name="P367"><text:s text:c="2"/>ISQLParams = interface</text:p>
      <text:p text:style-name="P388"><text:s text:c="4"/>function getCount: integer;</text:p>
      <text:p text:style-name="P388"><text:s text:c="4"/>function getSQLParam(index: integer): ISQLParam;</text:p>
      <text:p text:style-name="P388"><text:s text:c="4"/>function ByName(Idx: String): ISQLParam ;</text:p>
      <text:p text:style-name="P388"><text:s text:c="4"/>function GetModified: Boolean;</text:p>
      <text:p text:style-name="P388"><text:s text:c="4"/>property Modified: Boolean read GetModified;</text:p>
      <text:p text:style-name="P388"><text:s text:c="4"/>property Params[index: integer]: ISQLParam read getSQLParam; default;</text:p>
      <text:p text:style-name="P388"><text:s text:c="4"/>property Count: integer read getCount;</text:p>
      <text:p text:style-name="P388"><text:s text:c="2"/>end;</text:p>
      <text:p text:style-name="P164"><text:soft-page-break/><text:span text:style-name="T66">The ISQLParams interface identifies how many input parameters were found (the </text:span><text:span text:style-name="T49">Count</text:span><text:span text:style-name="T66"> property) and allows access to each one, either by position or by name (named parameter statements only). </text:span><text:span text:style-name="T69">If there are no input parameters the </text:span><text:span text:style-name="T51">Count</text:span><text:span text:style-name="T69"> </text:span><text:span text:style-name="T73">property returns</text:span><text:span text:style-name="T69"> zero.</text:span><text:span text:style-name="T66"> </text:span></text:p>
      <text:p text:style-name="P148">Each parameter is returned as an ISQLParam interface:</text:p>
      <text:p text:style-name="P381">ISQLParam = interface</text:p>
      <text:p text:style-name="P387"><text:s text:c="4"/>function GetIndex: integer;</text:p>
      <text:p text:style-name="P387"><text:s text:c="4"/>function GetSQLType: cardinal;</text:p>
      <text:p text:style-name="P387"><text:s text:c="4"/>function GetSQLTypeName: string;</text:p>
      <text:p text:style-name="P387"><text:s text:c="4"/>function getSubtype: integer;</text:p>
      <text:p text:style-name="P387"><text:s text:c="4"/>function getName: string;</text:p>
      <text:p text:style-name="P387"><text:s text:c="4"/>function getScale: integer;</text:p>
      <text:p text:style-name="P387"><text:s text:c="4"/>function getCharSetID: cardinal;</text:p>
      <text:p text:style-name="P387"><text:s text:c="4"/>function getCodePage: TSystemCodePage;</text:p>
      <text:p text:style-name="P387"><text:s text:c="4"/>function getIsNullable: boolean;</text:p>
      <text:p text:style-name="P387"><text:s text:c="4"/>function GetSize: cardinal;</text:p>
      <text:p text:style-name="P387"><text:s text:c="4"/>function GetAsBoolean: boolean;</text:p>
      <text:p text:style-name="P387"><text:s text:c="4"/>function GetAsCurrency: Currency;</text:p>
      <text:p text:style-name="P387"><text:s text:c="4"/>function GetAsInt64: Int64;</text:p>
      <text:p text:style-name="P387"><text:s text:c="4"/>function GetAsDateTime: TDateTime;</text:p>
      <text:p text:style-name="P387"><text:s text:c="4"/>function GetAsDouble: Double;</text:p>
      <text:p text:style-name="P387"><text:s text:c="4"/>function GetAsFloat: Float;</text:p>
      <text:p text:style-name="P387"><text:s text:c="4"/>function GetAsLong: Long;</text:p>
      <text:p text:style-name="P387"><text:s text:c="4"/>function GetAsPointer: Pointer;</text:p>
      <text:p text:style-name="P387"><text:s text:c="4"/>function GetAsQuad: TISC_QUAD;</text:p>
      <text:p text:style-name="P387"><text:s text:c="4"/>function GetAsShort: short;</text:p>
      <text:p text:style-name="P387"><text:s text:c="4"/>function GetAsString: String;</text:p>
      <text:p text:style-name="P387"><text:s text:c="4"/>function GetIsNull: boolean;</text:p>
      <text:p text:style-name="P387"><text:s text:c="4"/>function GetAsVariant: Variant;</text:p>
      <text:p text:style-name="P387"><text:s text:c="4"/>function GetAsBlob: IBlob;</text:p>
      <text:p text:style-name="P387"><text:s text:c="4"/>function GetAsArray: IArray;</text:p>
      <text:p text:style-name="P387"><text:s text:c="4"/>procedure Clear;</text:p>
      <text:p text:style-name="P387"><text:s text:c="4"/>function GetModified: boolean;</text:p>
      <text:p text:style-name="P387"><text:s text:c="4"/>procedure SetAsBoolean(AValue: boolean);</text:p>
      <text:p text:style-name="P387"><text:s text:c="4"/>procedure SetAsCurrency(aValue: Currency);</text:p>
      <text:p text:style-name="P387"><text:s text:c="4"/>procedure SetAsInt64(aValue: Int64);</text:p>
      <text:p text:style-name="P387"><text:s text:c="4"/>procedure SetAsDate(aValue: TDateTime);</text:p>
      <text:p text:style-name="P387"><text:s text:c="4"/>procedure SetAsLong(aValue: Long);</text:p>
      <text:p text:style-name="P387"><text:s text:c="4"/>procedure SetAsTime(aValue: TDateTime);</text:p>
      <text:p text:style-name="P387"><text:s text:c="4"/>procedure SetAsDateTime(aValue: TDateTime);</text:p>
      <text:p text:style-name="P387"><text:s text:c="4"/>procedure SetAsDouble(aValue: Double);</text:p>
      <text:p text:style-name="P387"><text:s text:c="4"/>procedure SetAsFloat(aValue: Float);</text:p>
      <text:p text:style-name="P387"><text:s text:c="4"/>procedure SetAsPointer(aValue: Pointer);</text:p>
      <text:p text:style-name="P387"><text:s text:c="4"/>procedure SetAsShort(aValue: Short);</text:p>
      <text:p text:style-name="P387"><text:s text:c="4"/>procedure SetAsString(aValue: String);</text:p>
      <text:p text:style-name="P387"><text:s text:c="4"/>procedure SetAsVariant(aValue: Variant);</text:p>
      <text:p text:style-name="P387"><text:s text:c="4"/>procedure SetIsNull(aValue: Boolean);</text:p>
      <text:p text:style-name="P387"><text:s text:c="4"/>procedure SetAsBlob(aValue: IBlob);</text:p>
      <text:p text:style-name="P387"><text:s text:c="4"/>procedure SetAsArray(anArray: IArray);</text:p>
      <text:p text:style-name="P387"><text:s text:c="4"/>procedure SetAsQuad(aValue: TISC_QUAD);</text:p>
      <text:p text:style-name="P387"><text:s text:c="4"/>procedure SetCharSetID(aValue: cardinal);</text:p>
      <text:p text:style-name="P387"><text:s text:c="4"/>property AsDate: TDateTime read GetAsDateTime write SetAsDate;</text:p>
      <text:p text:style-name="P387"><text:s text:c="4"/>property AsBoolean:boolean read GetAsBoolean write SetAsBoolean;</text:p>
      <text:p text:style-name="P387"><text:s text:c="4"/>property AsTime: TDateTime read GetAsDateTime write SetAsTime;</text:p>
      <text:p text:style-name="P387"><text:s text:c="4"/>property AsDateTime: TDateTime read GetAsDateTime write SetAsDateTime;</text:p>
      <text:p text:style-name="P387"><text:s text:c="4"/>property AsDouble: Double read GetAsDouble write SetAsDouble;</text:p>
      <text:p text:style-name="P387"><text:s text:c="4"/>property AsFloat: Float read GetAsFloat write SetAsFloat;</text:p>
      <text:p text:style-name="P387"><text:s text:c="4"/>property AsCurrency: Currency read GetAsCurrency write SetAsCurrency;</text:p>
      <text:p text:style-name="P387"><text:s text:c="4"/>property AsInt64: Int64 read GetAsInt64 write SetAsInt64;</text:p>
      <text:p text:style-name="P387"><text:s text:c="4"/>property AsInteger: Integer read GetAsLong write SetAsLong;</text:p>
      <text:p text:style-name="P387"><text:s text:c="4"/>property AsLong: Long read GetAsLong write SetAsLong;</text:p>
      <text:p text:style-name="P387"><text:s text:c="4"/>property AsPointer: Pointer read GetAsPointer write SetAsPointer;</text:p>
      <text:p text:style-name="P387"><text:s text:c="4"/>property AsShort: Short read GetAsShort write SetAsShort;</text:p>
      <text:p text:style-name="P387"><text:soft-page-break/><text:s text:c="4"/>property AsString: String read GetAsString write SetAsString;</text:p>
      <text:p text:style-name="P387"><text:s text:c="4"/>property AsVariant: Variant read GetAsVariant write SetAsVariant;</text:p>
      <text:p text:style-name="P387"><text:s text:c="4"/>property AsBlob: IBlob read GetAsBlob write SetAsBlob;</text:p>
      <text:p text:style-name="P387"><text:s text:c="4"/>property AsArray: IArray read GetAsArray write SetAsArray;</text:p>
      <text:p text:style-name="P387"><text:s text:c="4"/>property AsQuad: TISC_QUAD read GetAsQuad write SetAsQuad;</text:p>
      <text:p text:style-name="P387"><text:s text:c="4"/>property Value: Variant read GetAsVariant write SetAsVariant;</text:p>
      <text:p text:style-name="P387"><text:s text:c="4"/>property IsNull: Boolean read GetIsNull write SetIsNull;</text:p>
      <text:p text:style-name="P387"><text:s text:c="4"/>property IsNullable: Boolean read GetIsNullable;</text:p>
      <text:p text:style-name="P387"><text:s text:c="4"/>property Modified: Boolean read getModified;</text:p>
      <text:p text:style-name="P387"><text:s text:c="4"/>property Name: string read GetName;</text:p>
      <text:p text:style-name="P387"><text:s text:c="4"/>property SQLType: cardinal read GetSQLType;</text:p>
      <text:p text:style-name="P387"><text:s text:c="2"/>end; <text:s text:c="6"/></text:p>
      <text:p text:style-name="P165">The ISQLParam interface is a large interface, as it provides <text:span text:style-name="T87">both type information and</text:span> setters and getters as well as corresponding properties for each data type supported. <text:span text:style-name="T102">It provides both the input parameter metadata as well as a means of setting each parameter.</text:span></text:p>
      <text:p text:style-name="P165">The caller may use the <text:span text:style-name="T49">SQLType</text:span><text:span text:style-name="T66"> property to determine the actual data type of the parameter. </text:span><text:span text:style-name="T69">The Firebird Data Definition Guide should be consulted for information on SQL Types and use of the </text:span><text:span text:style-name="T51">scale</text:span><text:span text:style-name="T69"> property for fixed point types. </text:span><text:span text:style-name="T73">Constants for the available SQL Types are defined in the “IB” unit.</text:span></text:p>
      <text:p text:style-name="P164"><text:span text:style-name="T66">The use of this interface is discussed below in </text:span><text:span text:style-name="T66"><text:bookmark-ref text:reference-format="number" text:ref-name="__RefHeading__5095_70736377">6.4</text:bookmark-ref></text:span><text:span text:style-name="T66">, and is typically used to set the values of the input parameters. For example:</text:span></text:p>
      <text:p text:style-name="P296">MyStatement := MyAttachment.Prepare(MyTransaction,</text:p>
      <text:p text:style-name="P296"><text:s text:c="36"/>'Select * From MyTable where rowid = ?');</text:p>
      <text:p text:style-name="P296">if (MyStatement.SQLParams.Count &gt; 0) and </text:p>
      <text:p text:style-name="P296"><text:s text:c="13"/>(MyStatement.SQLParams[0].SQLType = SQL_INTEGER) then</text:p>
      <text:p text:style-name="P296"><text:s text:c="2"/>MyStatement.SQLParams[0].AsInteger := 1;</text:p>
      <text:p text:style-name="P163">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19">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496" text:outline-level="3"><text:bookmark-start text:name="__RefHeading__7585_436722458"/>Output Metadata<text:bookmark-end text:name="__RefHeading__7585_436722458"/></text:h>
      <text:p text:style-name="P73"><text:span text:style-name="T24">T</text:span><text:span text:style-name="T19">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64"><text:soft-page-break/>IMetaData = interface</text:p>
      <text:p text:style-name="P264"><text:s text:c="4"/>function getCount: integer;</text:p>
      <text:p text:style-name="P264"><text:s text:c="4"/>function getColumnMetaData(index: integer): IColumnMetaData;</text:p>
      <text:p text:style-name="P264"><text:s text:c="4"/>function GetUniqueRelationName: string; </text:p>
      <text:p text:style-name="P264"><text:s text:c="33"/>{True if all columns come from the same table}</text:p>
      <text:p text:style-name="P264"><text:s text:c="4"/>function ByName(Idx: String): IColumnMetaData;</text:p>
      <text:p text:style-name="P264"><text:s text:c="4"/>property ColMetaData[index: integer]: IColumnMetaData </text:p>
      <text:p text:style-name="P264"><text:s text:c="46"/>read getColumnMetaData; default;</text:p>
      <text:p text:style-name="P264"><text:s text:c="4"/>property Count: integer read getCount;</text:p>
      <text:p text:style-name="P264">end;</text:p>
      <text:p text:style-name="P136">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372">IColumnMetaData = interface</text:p>
      <text:p text:style-name="P400"><text:s text:c="4"/>function GetIndex: integer;</text:p>
      <text:p text:style-name="P400"><text:s text:c="4"/>function GetSQLType: cardinal;</text:p>
      <text:p text:style-name="P400"><text:s text:c="4"/>function GetSQLTypeName: string;</text:p>
      <text:p text:style-name="P400"><text:s text:c="4"/>function getSubtype: integer;</text:p>
      <text:p text:style-name="P400"><text:s text:c="4"/>function getRelationName: string;</text:p>
      <text:p text:style-name="P400"><text:s text:c="4"/>function getOwnerName: string;</text:p>
      <text:p text:style-name="P400"><text:s text:c="4"/>function getSQLName: string; <text:s text:c="3"/>{Name of the column}</text:p>
      <text:p text:style-name="P400"><text:s text:c="4"/>function getAliasName: string; <text:s/>{Alias Name of column or Column Name </text:p>
      <text:p text:style-name="P400"><text:s text:c="37"/>if no alias}</text:p>
      <text:p text:style-name="P400"><text:s text:c="4"/>function getName: string; <text:s text:c="6"/>{Disambiguated uppercase Field Name}</text:p>
      <text:p text:style-name="P400"><text:s text:c="4"/>function getScale: integer;</text:p>
      <text:p text:style-name="P400"><text:s text:c="4"/>function getCharSetID: cardinal;</text:p>
      <text:p text:style-name="P400"><text:s text:c="4"/>function getCodePage: TSystemCodePage;</text:p>
      <text:p text:style-name="P400"><text:s text:c="4"/>function getIsNullable: boolean;</text:p>
      <text:p text:style-name="P400"><text:s text:c="4"/>function GetSize: cardinal;</text:p>
      <text:p text:style-name="P400"><text:s text:c="4"/>function GetArrayMetaData: IArrayMetaData; {Valid only for Array SQL Type}</text:p>
      <text:p text:style-name="P400"><text:s text:c="4"/>function GetBlobMetaData: IBlobMetaData; {Valid only for Blob SQL Type}</text:p>
      <text:p text:style-name="P400"><text:s text:c="4"/>property Name: string read GetName;</text:p>
      <text:p text:style-name="P400"><text:s text:c="4"/>property Size: cardinal read GetSize;</text:p>
      <text:p text:style-name="P400"><text:s text:c="4"/>property SQLType: cardinal read GetSQLType;</text:p>
      <text:p text:style-name="P400"><text:s text:c="4"/>property Scale: integer read getScale;</text:p>
      <text:p text:style-name="P400"><text:s text:c="4"/>property SQLSubtype: integer read getSubtype;</text:p>
      <text:p text:style-name="P400"><text:s text:c="4"/>property IsNullable: Boolean read GetIsNullable;</text:p>
      <text:p text:style-name="P400">end; </text:p>
      <text:p text:style-name="P164"><text:span text:style-name="T19">The caller may use the </text:span><text:span text:style-name="T40">SQLType</text:span><text:span text:style-name="T43"> property to determine the actual data type of </text:span><text:span text:style-name="T46">each column</text:span><text:span text:style-name="T43">. </text:span><text:span text:style-name="T46">The Firebird Data Definition Guide should be consulted for information on SQL Types and use of the </text:span><text:span text:style-name="T42">scale</text:span><text:span text:style-name="T46"> property for fixed point types. The handling of Blob types is discussed in chapter </text:span><text:span text:style-name="T46"><text:bookmark-ref text:reference-format="number" text:ref-name="__RefHeading__3979_1590345102">7</text:bookmark-ref></text:span><text:span text:style-name="T46">, and the handling of array types is discussed in chapter </text:span><text:span text:style-name="T46"><text:bookmark-ref text:reference-format="number" text:ref-name="__RefHeading__3981_1590345102">8</text:bookmark-ref></text:span><text:span text:style-name="T46">. Otherwise:</text:span></text:p>
      <text:list xml:id="list6132785734336580167" text:style-name="L7">
        <text:list-item>
          <text:p text:style-name="P485">The SQLTypeName is the textual representation of the SQL Type</text:p>
        </text:list-item>
        <text:list-item>
          <text:p text:style-name="P485">The subtype applies only to Blobs and distinguishes different Blob types.</text:p>
        </text:list-item>
        <text:list-item>
          <text:p text:style-name="P485">The Relation Name is the original table name from which the column is sourced.</text:p>
        </text:list-item>
        <text:list-item>
          <text:p text:style-name="P485">The Owner Name is the login user name of the table owner.</text:p>
        </text:list-item>
        <text:list-item>
          <text:p text:style-name="P485">The SQL Name is the column name used in the SQL Statement (may not be unique).</text:p>
        </text:list-item>
        <text:list-item>
          <text:p text:style-name="P485">The Alias Name is the alias given in the SQL Statement (must be unique)</text:p>
        </text:list-item>
        <text:list-item>
          <text:p text:style-name="P485">The Name property is the unique name of the column used in “ByName” lookups.</text:p>
        </text:list-item>
        <text:list-item>
          <text:p text:style-name="P485">The Character Set ID applies to text data and is the Firebird Character set id for the text.</text:p>
        </text:list-item>
        <text:list-item>
          <text:p text:style-name="P485">The Code Page is the system code page that corresponds to the Firebird Character Set.</text:p>
        </text:list-item>
        <text:list-item>
          <text:p text:style-name="P486">The Size property depends on the data type. For variable length strings, it is the maximum string length.</text:p>
        </text:list-item>
      </text:list>
      <text:h text:style-name="P458" text:outline-level="2"><text:bookmark-start text:name="__RefHeading__5095_70736377"/><text:soft-page-break/>SQL Statements with input parameters only<text:bookmark-end text:name="__RefHeading__5095_70736377"/></text:h>
      <text:p text:style-name="P74">Examples of SQL Statements that have input parameters but no output include Insert, Update and Delete Statements. These statement must be prepared, as discussed above and then executed using the IStatement.Execute method:</text:p>
      <text:p text:style-name="P312">function Execute(aTransaction: ITransaction=nil): IResults;</text:p>
      <text:p text:style-name="P167">If the <text:span text:style-name="T49">aTransaction</text:span> parameter is omitted or set to nil, the same transaction that was used to prepare the statement is used to execute it. However, it is possible to use <text:span text:style-name="T93">a</text:span>n (e.g. long lived) transaction to prepare a statement and then use a different (e.g. short lived) transaction to execute the statement, as long as the first transaction is still active. This approach <text:span text:style-name="T93">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66">For example:</text:p>
      <text:p text:style-name="P297">MyStatement := MyAttachment.Prepare(MyTransaction,</text:p>
      <text:p text:style-name="P297"><text:s text:c="31"/>'<text:span text:style-name="T88">Update</text:span> MyTable <text:span text:style-name="T88">Set MyText = ? </text:span>where rowid = ?');</text:p>
      <text:p text:style-name="P297">MyStatement.SQLParams[0].As<text:span text:style-name="T88">String</text:span> := <text:span text:style-name="T88">'Some new text'</text:span>;</text:p>
      <text:p text:style-name="P297">MyStatement.SQLParams[<text:span text:style-name="T88">1</text:span>].AsInteger := 1;</text:p>
      <text:p text:style-name="P312">MyStatement.Execute;</text:p>
      <text:p text:style-name="P312">MyTransaction.CommitRetaining;</text:p>
      <text:p text:style-name="P166">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460" text:outline-level="2"><text:bookmark-start text:name="__RefHeading__4346_1590345102"/>SQL Statements with Output<text:bookmark-end text:name="__RefHeading__4346_1590345102"/></text:h>
      <text:p text:style-name="P74">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317">IResults = interface</text:p>
      <text:p text:style-name="P317"><text:s text:c="3"/>function getCount: integer;</text:p>
      <text:p text:style-name="P320"><text:s text:c="3"/>function GetTransaction: ITransaction;</text:p>
      <text:p text:style-name="P318"><text:s text:c="3"/>function ByName(Idx: String): ISQLData;</text:p>
      <text:p text:style-name="P317"><text:s text:c="3"/>function getSQLData(index: integer): ISQLData;</text:p>
      <text:p text:style-name="P317"><text:s text:c="3"/>property Data[index: integer]: ISQLData read getSQLData; default;</text:p>
      <text:p text:style-name="P317"><text:s text:c="3"/>property Count: integer read getCount;</text:p>
      <text:p text:style-name="P317">end;</text:p>
      <text:p text:style-name="P168">This interface may be used to determine how many data items are returned (<text:span text:style-name="T49">Count </text:span><text:span text:style-name="T66">property) and allows each data item to be accessed either by position o</text:span><text:span text:style-name="T70">r</text:span><text:span text:style-name="T66"> by name, where the data item name is the output column name. Each data item is then accessed via an ISQLData interface:</text:span></text:p>
      <text:p text:style-name="P368"><text:soft-page-break/>ISQLData = interface(IColumnMetaData)</text:p>
      <text:p text:style-name="P389"><text:s text:c="4"/>function GetAsBoolean: boolean;</text:p>
      <text:p text:style-name="P389"><text:s text:c="4"/>function GetAsCurrency: Currency;</text:p>
      <text:p text:style-name="P389"><text:s text:c="4"/>function GetAsInt64: Int64;</text:p>
      <text:p text:style-name="P389"><text:s text:c="4"/>function GetAsDateTime: TDateTime;</text:p>
      <text:p text:style-name="P389"><text:s text:c="4"/>function GetAsDouble: Double;</text:p>
      <text:p text:style-name="P389"><text:s text:c="4"/>function GetAsFloat: Float;</text:p>
      <text:p text:style-name="P389"><text:s text:c="4"/>function GetAsLong: Long;</text:p>
      <text:p text:style-name="P389"><text:s text:c="4"/>function GetAsPointer: Pointer;</text:p>
      <text:p text:style-name="P389"><text:s text:c="4"/>function GetAsQuad: TISC_QUAD;</text:p>
      <text:p text:style-name="P389"><text:s text:c="4"/>function GetAsShort: short;</text:p>
      <text:p text:style-name="P389"><text:s text:c="4"/>function GetAsString: String;</text:p>
      <text:p text:style-name="P389"><text:s text:c="4"/>function GetIsNull: Boolean;</text:p>
      <text:p text:style-name="P389"><text:s text:c="4"/>function GetAsVariant: Variant;</text:p>
      <text:p text:style-name="P393"><text:s text:c="4"/>function GetAsBlob: IBlob; overload;</text:p>
      <text:p text:style-name="P308"><text:s text:c="4"/>function GetAsBlob(BPB: IBPB): IBlob; overload;</text:p>
      <text:p text:style-name="P305"><text:s text:c="4"/>function GetAsArray: IArray;</text:p>
      <text:p text:style-name="P389"><text:s text:c="4"/>property AsDate: TDateTime read GetAsDateTime;</text:p>
      <text:p text:style-name="P389"><text:s text:c="4"/>property AsBoolean:boolean read GetAsBoolean;</text:p>
      <text:p text:style-name="P389"><text:s text:c="4"/>property AsTime: TDateTime read GetAsDateTime;</text:p>
      <text:p text:style-name="P389"><text:s text:c="4"/>property AsDateTime: TDateTime read GetAsDateTime ;</text:p>
      <text:p text:style-name="P389"><text:s text:c="4"/>property AsDouble: Double read GetAsDouble;</text:p>
      <text:p text:style-name="P389"><text:s text:c="4"/>property AsFloat: Float read GetAsFloat;</text:p>
      <text:p text:style-name="P389"><text:s text:c="4"/>property AsCurrency: Currency read GetAsCurrency;</text:p>
      <text:p text:style-name="P389"><text:s text:c="4"/>property AsInt64: Int64 read GetAsInt64 ;</text:p>
      <text:p text:style-name="P389"><text:s text:c="4"/>property AsInteger: Integer read GetAsLong;</text:p>
      <text:p text:style-name="P389"><text:s text:c="4"/>property AsLong: Long read GetAsLong;</text:p>
      <text:p text:style-name="P389"><text:s text:c="4"/>property AsPointer: Pointer read GetAsPointer;</text:p>
      <text:p text:style-name="P389"><text:s text:c="4"/>property AsQuad: TISC_QUAD read GetAsQuad;</text:p>
      <text:p text:style-name="P389"><text:s text:c="4"/>property AsShort: short read GetAsShort;</text:p>
      <text:p text:style-name="P389"><text:s text:c="4"/>property AsString: String read GetAsString;</text:p>
      <text:p text:style-name="P389"><text:s text:c="4"/>property AsVariant: Variant read GetAsVariant ;</text:p>
      <text:p text:style-name="P389"><text:s text:c="4"/>property AsBlob: IBlob read GetAsBlob;</text:p>
      <text:p text:style-name="P389"><text:s text:c="4"/>property AsArray: IArray read GetAsArray;</text:p>
      <text:p text:style-name="P389"><text:s text:c="4"/>property IsNull: Boolean read GetIsNull;</text:p>
      <text:p text:style-name="P389"><text:s text:c="4"/>property Value: Variant read GetAsVariant;</text:p>
      <text:p text:style-name="P389">end;</text:p>
      <text:p text:style-name="P185">ISQLData is primarily a set of getters for each data type. Type conversion is performed where possible. For example, all scaler types and dates can be returned as strings.</text:p>
      <text:p text:style-name="Highlighted">Note that the ISQLData interface inherits from the <text:span text:style-name="T66">IColumnMetaData interface. It thus also provides direct access to the data item's metadata. An ISQLData interface is simply an <text:s/>IColumnMetaData interface plus getter methods for each data type supported and corresponding properties.</text:span></text:p>
      <text:p text:style-name="P149">For example:</text:p>
      <text:p text:style-name="P301"><text:soft-page-break/>var <text:span text:style-name="T89">theResults: IResults;</text:span></text:p>
      <text:p text:style-name="P301"/>
      <text:p text:style-name="P302">begin</text:p>
      <text:p text:style-name="P298"><text:s text:c="2"/>MyStatement := MyAttachment.<text:span text:style-name="T89">PrepareWithNamedParameters</text:span>(MyTransaction,</text:p>
      <text:p text:style-name="P298"><text:s text:c="10"/>'<text:span text:style-name="T89">Insert into</text:span> MyTable <text:span text:style-name="T89">(MyText, RowID) Values (:INITIALTEXT,:ROWID</text:span>) <text:span text:style-name="T89">'+</text:span></text:p>
      <text:p text:style-name="P298"><text:s text:c="12"/><text:span text:style-name="T89">'Returning RowID'</text:span>;</text:p>
      <text:p text:style-name="P298"><text:s text:c="2"/>MyStatement.SQLParams.<text:span text:style-name="T89">ByName('INITIALTEXT')</text:span>.As<text:span text:style-name="T88">String</text:span> := <text:span text:style-name="T88">'Some text'</text:span>;</text:p>
      <text:p text:style-name="P298"><text:s text:c="2"/>MyStatement.SQLParams.<text:span text:style-name="T89">ByName('ROWID')</text:span>.AsInteger := 1;</text:p>
      <text:p text:style-name="P313"><text:s text:c="2"/><text:span text:style-name="T89">theResults := </text:span>MyStatement.Execute;</text:p>
      <text:p text:style-name="P313"><text:s text:c="2"/><text:span text:style-name="T89">writeln('Insert completed with Rowid = ',theResults[0].AsInteger);</text:span></text:p>
      <text:h text:style-name="P458" text:outline-level="2"><text:bookmark-start text:name="__RefHeading__5097_70736377"/>Query Statements <text:bookmark-end text:name="__RefHeading__5097_70736377"/></text:h>
      <text:p text:style-name="P75">A query statement is an SQL Select Statement. It may or may not have input parameter<text:span text:style-name="T93">s</text:span> and can return zero, one or more rows of data. A query statement's metadata describes each column in the results set.</text:p>
      <text:p text:style-name="P76">A query statement is prepared and has its input parameters, if any, set in the same way as any other SQL Statement. The difference comes when it is executed. </text:p>
      <text:p text:style-name="Highlighted"><text:span text:style-name="T93">Note: </text:span>A query statement can be distinguished from other SQL Statements, by checking the IStatement.SQLStatementType property. A query statement has an SQL Statement Type of SQLSelect.</text:p>
      <text:p text:style-name="P75">A query statement is executed using the IStatement.OpenCursor the method:</text:p>
      <text:p text:style-name="P371">function OpenCursor(aTransaction: ITransaction=nil): IResultSet;</text:p>
      <text:p text:style-name="P170">This is very similar to the execute statement, except that it returns an IResultSet interface instead of an IResults interface:</text:p>
      <text:p text:style-name="P319">IResultSet = interface(IResults)</text:p>
      <text:p text:style-name="P319"><text:s text:c="4"/>function FetchNext: boolean;</text:p>
      <text:p text:style-name="P319"><text:s text:c="4"/>function GetCursorName: string;</text:p>
      <text:p text:style-name="P319"><text:s text:c="4"/>function IsEof: boolean;</text:p>
      <text:p text:style-name="P319"><text:s text:c="4"/>procedure Close;</text:p>
      <text:p text:style-name="P319">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171">When the results set is first returned, it is not focused on any row of the dataset and any attempt to access any <text:span text:style-name="T93">inherited</text:span> IResults methods or properties will result in an error. The <text:span text:style-name="T49">FetchNext</text:span> method must <text:span text:style-name="T93">first </text:span>be called to advance the cursor to the first row. This will return false if there are no more rows in the dataset. </text:p>
      <text:p text:style-name="Highlighted">Note that the <text:span text:style-name="T49">IsEof</text:span> method always returns false until FetchNext is called for the first time, even when the dataset is empty.</text:p>
      <text:p text:style-name="P170">The interface design is intended to facilitate the following processing:, using a while loop</text:p>
      <text:p text:style-name="P306"><text:soft-page-break/>var <text:span text:style-name="T89">theResults: IResultSet;</text:span></text:p>
      <text:p text:style-name="P306"/>
      <text:p text:style-name="P303">begin</text:p>
      <text:p text:style-name="P299"><text:s text:c="2"/>MyStatement := MyAttachment.<text:span text:style-name="T89">Prepare</text:span>(MyTransaction,</text:p>
      <text:p text:style-name="P299"><text:s text:c="22"/>'<text:span text:style-name="T90">Select * From MyTable Where MyText like ?')</text:span>;</text:p>
      <text:p text:style-name="P299"><text:s text:c="2"/>MyStatement.SQLParams<text:span text:style-name="T90">[0]</text:span>.As<text:span text:style-name="T88">String</text:span> := <text:span text:style-name="T88">'%text%'</text:span>;</text:p>
      <text:p text:style-name="P314"><text:s text:c="2"/><text:span text:style-name="T89">theResults := </text:span>MyStatement.<text:span text:style-name="T90">OpenCursor</text:span>;</text:p>
      <text:p text:style-name="P314"><text:s text:c="2"/><text:span text:style-name="T90">while theResults.FetchNext do</text:span></text:p>
      <text:p text:style-name="P314"><text:s text:c="4"/><text:span text:style-name="T90">writeln('Row ',theResults.ByName('ROWID').AsInteger,</text:span></text:p>
      <text:p text:style-name="P319"><text:s text:c="12"/>' has text ',theResults[1].AsString);</text:p>
      <text:p text:style-name="P314"><text:s text:c="2"/><text:span text:style-name="T90">theResults.Close;</text:span></text:p>
      <text:p text:style-name="Highlighted">Note that the IResultSet should be closed after use by calleing the <text:span text:style-name="T49">Close</text:span> method. However, this is not essential as the result set is automatically closed when the interface goes out of scope.</text:p>
      <text:p text:style-name="P172">If the empty dataset case needs to be handled separately, then the following may be used:</text:p>
      <text:p text:style-name="P369">var <text:span text:style-name="T89">theResults: IResultSet;</text:span></text:p>
      <text:p text:style-name="P392"/>
      <text:p text:style-name="P390">begin</text:p>
      <text:p text:style-name="P398"><text:s text:c="2"/>MyStatement := MyAttachment.<text:span text:style-name="T89">Prepare</text:span>(MyTransaction,</text:p>
      <text:p text:style-name="P398"><text:s text:c="22"/>'<text:span text:style-name="T90">Select * From MyTable Where MyText like ?')</text:span>;</text:p>
      <text:p text:style-name="P398"><text:s text:c="2"/>MyStatement.SQLParams<text:span text:style-name="T90">[0]</text:span>.As<text:span text:style-name="T88">String</text:span> := <text:span text:style-name="T88">'%text%'</text:span>;</text:p>
      <text:p text:style-name="P396"><text:s text:c="2"/><text:span text:style-name="T89">theResults := </text:span>MyStatement.<text:span text:style-name="T90">OpenCursor</text:span>;</text:p>
      <text:p text:style-name="P396"><text:s text:c="2"/><text:span text:style-name="T91">if not theResults.FetchNext then</text:span></text:p>
      <text:p text:style-name="P396"><text:s text:c="3"/><text:span text:style-name="T91">writeln('The Dataset was empty!')</text:span></text:p>
      <text:p text:style-name="P396"><text:s text:c="2"/><text:span text:style-name="T91">else</text:span></text:p>
      <text:p text:style-name="P396"><text:s text:c="2"/><text:span text:style-name="T91">repeat</text:span></text:p>
      <text:p text:style-name="P396"><text:s text:c="4"/><text:span text:style-name="T90">writeln('Row ',theResults.ByName('ROWID').AsInteger,</text:span></text:p>
      <text:p text:style-name="P402"><text:s text:c="12"/>' has text ',theResults[1].AsString);</text:p>
      <text:p text:style-name="P396"><text:s text:c="2"/><text:span text:style-name="T91">until not theResults.FetchNext;</text:span></text:p>
      <text:p text:style-name="P396"><text:s text:c="2"/><text:span text:style-name="T90">theResults.Close;</text:span></text:p>
      <text:h text:style-name="P458" text:outline-level="2"><text:bookmark-start text:name="__RefHeading__5092_70736377"/>Simplified Queries<text:bookmark-end text:name="__RefHeading__5092_70736377"/></text:h>
      <text:p text:style-name="P77">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321">function OpenCursor(transaction: ITransaction; sql: string; </text:p>
      <text:p text:style-name="P321"><text:s text:c="29"/>aSQLDialect: integer): IResultSet; overload;</text:p>
      <text:p text:style-name="P321">function OpenCursor(transaction: ITransaction; </text:p>
      <text:p text:style-name="P321"><text:s text:c="38"/>sql: string): IResultSet; overload;</text:p>
      <text:p text:style-name="P321">function OpenCursorAtStart(transaction: ITransaction; sql: string; </text:p>
      <text:p text:style-name="P321"><text:s text:c="29"/>aSQLDialect: integer): IResultSet; overload;</text:p>
      <text:p text:style-name="P321">function OpenCursorAtStart(transaction: ITransaction; </text:p>
      <text:p text:style-name="P321"><text:s text:c="38"/>sql: string): IResultSet; overload;</text:p>
      <text:p text:style-name="P321">function OpenCursorAtStart(sql: string): IResultSet; overload;</text:p>
      <text:p text:style-name="P173">The above set of methods are all provided by the IAttachment interface and are intended to be used in cases where there are no input parameters and the result set is relatively simple. There are two main variants:</text:p>
      <text:list xml:id="list666507806593044515" text:style-name="L8">
        <text:list-item>
          <text:p text:style-name="P481">The OpenCursor methods prepare and execute the SQL statement with the provided transaction and return the result set.</text:p>
        </text:list-item>
        <text:list-item>
          <text:p text:style-name="P480"><text:span text:style-name="T92">The OpenCursorAtStart group do the same, but additionally call </text:span><text:span text:style-name="T52">fetchNext</text:span><text:span text:style-name="T92"> on the results set before returning.</text:span></text:p>
        </text:list-item>
      </text:list>
      <text:p text:style-name="P173"><text:soft-page-break/>The last variant, creates its own transaction with parameters: isc_tpb_read, isc_tpb_wait and isc_tpb_concurrency and returns the result. For example, to get a count of all the rows in a table, the following expression can be used:</text:p>
      <text:p text:style-name="P321">int rowCount;</text:p>
      <text:p text:style-name="P321">begin</text:p>
      <text:p text:style-name="P321"><text:s text:c="2"/>rowCount := MyAttachment.OpenCursorAtStart(</text:p>
      <text:p text:style-name="P321"><text:s text:c="33"/>'Select count(*) from MyTable')[0].AsInteger;</text:p>
      <text:p text:style-name="P173">This works because on return, the result set has been advanced to the first and only row, and the first and only data item in that row is an integer value i.e. the row count.</text:p>
      <text:h text:style-name="P470" text:outline-level="1"><text:bookmark-start text:name="__RefHeading__3979_1590345102"/><text:line-break/>Working with Blob Data<text:bookmark-end text:name="__RefHeading__3979_1590345102"/></text:h>
      <text:p text:style-name="P78">Binary Large Objects (Blob<text:span text:style-name="T99">s</text:span>) are containers for almost unlimited amounts of binary data held within a Firebird Database. In practice, Blobs are limited by the database architectural limits and available disk storage but, perhaps the most important point is that their <text:span text:style-name="T100">individual</text:span> size limit is not part of the metadata.</text:p>
      <text:p text:style-name="P78">Blobs can be created and written outside of the handling of SQL Statements. Once created, a Blob is given a unique, database generated, identifier which can <text:span text:style-name="T97">be </text:span>stored in a database column and with a different value for each row. This identifier is composed of two four byte non-negative integers and is given the type name ISC_QUAD. </text:p>
      <text:p text:style-name="P78">A Blob is normally accessed by reading a database row, retrieving the ISC_QUAD identifier and then using this to read the Blob itself. <text:span text:style-name="T97">The</text:span> Blob field is updated by creating a new one and assigning its ISC_QUAD identifier to the field<text:note text:id="ftn3" text:note-class="footnote"><text:note-citation>3</text:note-citation><text:note-body><text:p text:style-name="P418">The instance of a column value in each row is referred to here as a “field”.</text:p></text:note-body></text:note> and committing the change to the database. Blobs do not have to be explicitly deleted as Blobs that are not referenced from any table <text:span text:style-name="T100">or active transaction </text:span>are automatically removed as part of database garbage collection.</text:p>
      <text:p text:style-name="P99">Text mode Blobs can also be read and written to using the ISQLData.AsString and ISQLParam.AsString properties and without the need to use the IBlob interface. However, there are <text:span text:style-name="T143">issues with</text:span> the latter case (see <text:bookmark-ref text:reference-format="number" text:ref-name="__RefHeading__8931_1898674618">9.5</text:bookmark-ref>).</text:p>
      <text:h text:style-name="P458" text:outline-level="2"><text:bookmark-start text:name="__RefHeading__5111_70736377"/>Blob MetaData<text:bookmark-end text:name="__RefHeading__5111_70736377"/></text:h>
      <text:h text:style-name="P502" text:outline-level="3">Output Metadata</text:h>
      <text:p text:style-name="P78">With reference to <text:bookmark-ref text:reference-format="number" text:ref-name="__RefHeading__7585_436722458">6.3.2</text:bookmark-ref>, if a database column in the output metadata (<text:span text:style-name="T25">IColumnMetaData</text:span><text:span text:style-name="T19">) </text:span>has an SQLType of SQL_BLOB then the column is defined as a Blob.</text:p>
      <text:p text:style-name="P79">The SQLSubType is valid for Blob columns and identifies the type of data stored in the Blob. A subtype of “1” is always text, while “0” is undefined data. Other values can have database specific <text:soft-page-break/>interpretations. For text Blobs, the <text:span text:style-name="T25">IColumnMetaData.</text:span>getCharSetID method returns the Firebird Character Set <text:span text:style-name="T94">ID for the text data</text:span><text:span text:style-name="T94"><text:note text:id="ftn4" text:note-class="footnote"><text:note-citation>4</text:note-citation><text:note-body><text:p text:style-name="P416">Note that this is not necessarily the character set used to store the Blob. If the database connection has a default character set defined then this will take precedence and the Blob text is returned using this character set, <text:span text:style-name="T97">unless the Blob character set is “none” or “octets”</text:span>.</text:p></text:note-body></text:note></text:span><text:span text:style-name="T94">.</text:span></text:p>
      <text:p text:style-name="P80">The <text:s/><text:span text:style-name="T25">IColumnMetaData.</text:span><text:span text:style-name="T19">GetBlobMetaData method may also be used to return additional metadata for the Blob ac</text:span><text:span text:style-name="T28">c</text:span><text:span text:style-name="T19">essed using the </text:span><text:span text:style-name="T25">I</text:span><text:span text:style-name="T19">B</text:span><text:span text:style-name="T25">lobMetaData </text:span><text:span text:style-name="T19">interface:</text:span></text:p>
      <text:p text:style-name="P265">IBlobMetaData = interface</text:p>
      <text:p text:style-name="P265"><text:s text:c="4"/>function GetSubType: integer;</text:p>
      <text:p text:style-name="P265"><text:s text:c="4"/>function GetCharSetID: cardinal;</text:p>
      <text:p text:style-name="P265"><text:s text:c="4"/>function GetCodePage: TSystemCodePage;</text:p>
      <text:p text:style-name="P265"><text:s text:c="4"/>function GetSegmentSize: cardinal;</text:p>
      <text:p text:style-name="P265"><text:s text:c="4"/>function GetRelationName: string;</text:p>
      <text:p text:style-name="P265"><text:s text:c="4"/>function GetColumnName: string;</text:p>
      <text:p text:style-name="P265">end;</text:p>
      <text:p text:style-name="P174"><text:span text:style-name="T19">Most of this information is already provided via the </text:span><text:span text:style-name="T25">IColumnMetaData. </text:span><text:span text:style-name="T19">Only the segment size is unique to this interface. </text:span><text:span text:style-name="T30">This interface is inherited by the IBlob interface (see </text:span><text:span text:style-name="T30"><text:bookmark-ref text:reference-format="number" text:ref-name="__RefHeading__4582_1898674618">7.2</text:bookmark-ref></text:span><text:span text:style-name="T30">)</text:span><text:span text:style-name="T19">.</text:span></text:p>
      <text:h text:style-name="P497" text:outline-level="3">Input Metadata</text:h>
      <text:p text:style-name="P80"><text:span text:style-name="T26">T</text:span><text:span text:style-name="T19">he ISQLParam interface (see </text:span><text:span text:style-name="T19"><text:bookmark-ref text:reference-format="number" text:ref-name="__RefHeading__7775_436722458">6.3.1</text:bookmark-ref></text:span><text:span text:style-name="T19">) will identify when the parameter type is Blob (SQLType = SQL_BLOB), and gives its sub type </text:span><text:span text:style-name="T39">and character set id. However, it is not possible at this point to see the full Blob Metadata.</text:span></text:p>
      <text:h text:style-name="P458" text:outline-level="2"><text:bookmark-start text:name="__RefHeading__4582_1898674618"/>The IBlob Interface<text:bookmark-end text:name="__RefHeading__4582_1898674618"/></text:h>
      <text:p text:style-name="P80">A Blob is accessed, read and written, using the IBlob Interface:</text:p>
      <text:p text:style-name="P322">IBlob = interface(IBlobMetaData)</text:p>
      <text:p text:style-name="P322"><text:s text:c="4"/>function GetBPB: IBPB;</text:p>
      <text:p text:style-name="P322"><text:s text:c="4"/>procedure Cancel;</text:p>
      <text:p text:style-name="P322"><text:s text:c="4"/>procedure Close;</text:p>
      <text:p text:style-name="P322"><text:s text:c="4"/>function GetBlobID: TISC_QUAD;</text:p>
      <text:p text:style-name="P322"><text:s text:c="4"/>function GetBlobMode: TFBBlobMode;</text:p>
      <text:p text:style-name="P322"><text:s text:c="4"/>function GetBlobSize: Int64;</text:p>
      <text:p text:style-name="P322"><text:s text:c="4"/>procedure GetInfo(var NumSegments: Int64; var MaxSegmentSize,</text:p>
      <text:p text:style-name="P322"><text:s text:c="22"/>TotalSize: Int64; var BlobType: TBlobType);</text:p>
      <text:p text:style-name="P322"><text:s text:c="4"/>function Read(var Buffer; Count: Longint): Longint;</text:p>
      <text:p text:style-name="P322"><text:s text:c="4"/>function Write(const Buffer; Count: Longint): Longint;</text:p>
      <text:p text:style-name="P322"><text:s text:c="4"/>function LoadFromFile(Filename: string): IBlob;</text:p>
      <text:p text:style-name="P322"><text:s text:c="4"/>function LoadFromStream(S: TStream) : IBlob;</text:p>
      <text:p text:style-name="P329"><text:s text:c="4"/>function SaveToFile(Filename: string): IBlob;</text:p>
      <text:p text:style-name="P329"><text:s text:c="4"/>function SaveToStream(S: TStream): IBlob;</text:p>
      <text:p text:style-name="P323"><text:s text:c="4"/>function GetAsString: rawbytestring;</text:p>
      <text:p text:style-name="P322"><text:s text:c="4"/>procedure SetAsString(aValue: rawbytestring);</text:p>
      <text:p text:style-name="P322"><text:s text:c="4"/>function SetString(aValue: rawbytestring): IBlob;</text:p>
      <text:p text:style-name="P322"><text:s text:c="4"/>function GetAttachment: IAttachment;</text:p>
      <text:p text:style-name="P322"><text:s text:c="4"/>function GetTransaction: ITransaction;</text:p>
      <text:p text:style-name="P322"><text:s text:c="4"/>property AsString: rawbytestring read GetAsString write SetAsString;</text:p>
      <text:p text:style-name="P322">end;</text:p>
      <text:p text:style-name="Highlighted">Note that the IBlob interface inherits from <text:span text:style-name="T94">I</text:span>B<text:span text:style-name="T94">lobMetaData </text:span>and hence Blob metadata is also available through the IBlob interface.</text:p>
      <text:p text:style-name="P175">Blobs of all subtypes can be read and written to as strings. For anything other than subtype 1 <text:span text:style-name="T97">(text)</text:span>, the string is simply raw data. For text Blobs, transliteration may take place when assigning to <text:soft-page-break/>the AsString property if the source string has a different code page to the one defined for the Blob in its metadata.</text:p>
      <text:p text:style-name="P175">Blobs may be read from or written to files and TStream descendents.</text:p>
      <text:h text:style-name="P503"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19">Method</text:p>
            </table:table-cell>
            <table:table-cell table:style-name="Table13.B1" office:value-type="string">
              <text:p text:style-name="P219">Description</text:p>
            </table:table-cell>
          </table:table-row>
        </table:table-header-rows>
        <table:table-row>
          <table:table-cell table:style-name="Table13.A2" office:value-type="string">
            <text:p text:style-name="P239">GetBPB</text:p>
          </table:table-cell>
          <table:table-cell table:style-name="Table13.B2" office:value-type="string">
            <text:p text:style-name="P239">Returns the BPB, if any, used to create/open the Blob</text:p>
          </table:table-cell>
        </table:table-row>
        <table:table-row>
          <table:table-cell table:style-name="Table13.A2" office:value-type="string">
            <text:p text:style-name="P239">Cancel</text:p>
          </table:table-cell>
          <table:table-cell table:style-name="Table13.B2" office:value-type="string">
            <text:p text:style-name="P239">Cancels the creation of a new blob. The IBlob interface should not be used after a call to this method and any further use is undefined.</text:p>
          </table:table-cell>
        </table:table-row>
        <table:table-row>
          <table:table-cell table:style-name="Table13.A2" office:value-type="string">
            <text:p text:style-name="P239">Close</text:p>
          </table:table-cell>
          <table:table-cell table:style-name="Table13.B2" office:value-type="string">
            <text:p text:style-name="P239">Completes the creation of a new blob. The Blob may not be written to after a call to Close.</text:p>
          </table:table-cell>
        </table:table-row>
        <table:table-row>
          <table:table-cell table:style-name="Table13.A2" office:value-type="string">
            <text:p text:style-name="P239">GetBlobID</text:p>
          </table:table-cell>
          <table:table-cell table:style-name="Table13.B2" office:value-type="string">
            <text:p text:style-name="P239">Returns the BlobID assigned to the Blob</text:p>
          </table:table-cell>
        </table:table-row>
        <table:table-row>
          <table:table-cell table:style-name="Table13.A2" office:value-type="string">
            <text:p text:style-name="P239">GetBlobMode</text:p>
          </table:table-cell>
          <table:table-cell table:style-name="Table13.B2" office:value-type="string">
            <text:p text:style-name="P239">Returns read or write (fbmRead,fbmWrite)</text:p>
          </table:table-cell>
        </table:table-row>
        <table:table-row>
          <table:table-cell table:style-name="Table13.A2" office:value-type="string">
            <text:p text:style-name="P239">GetBlobSize</text:p>
          </table:table-cell>
          <table:table-cell table:style-name="Table13.B2" office:value-type="string">
            <text:p text:style-name="P239">Returns the current size of the Blob in bytes as held within the database (undefined for Blobs in write mode).</text:p>
          </table:table-cell>
        </table:table-row>
        <table:table-row>
          <table:table-cell table:style-name="Table13.A2" office:value-type="string">
            <text:p text:style-name="P239">GetInfo</text:p>
          </table:table-cell>
          <table:table-cell table:style-name="Table13.B2" office:value-type="string">
            <text:p text:style-name="P239">Returns basic Blob information from the server (undefined for Blobs in write mode).</text:p>
          </table:table-cell>
        </table:table-row>
        <table:table-row>
          <table:table-cell table:style-name="Table13.A2" office:value-type="string">
            <text:p text:style-name="P239">Read</text:p>
          </table:table-cell>
          <table:table-cell table:style-name="Table13.B2" office:value-type="string">
            <text:p text:style-name="P239">Read the requested number of bytes from the Blob, starting at the current position. May return fewer bytes if less than the requested number remain.</text:p>
          </table:table-cell>
        </table:table-row>
        <table:table-row>
          <table:table-cell table:style-name="Table13.A2" office:value-type="string">
            <text:p text:style-name="P239">Write</text:p>
          </table:table-cell>
          <table:table-cell table:style-name="Table13.B2" office:value-type="string">
            <text:p text:style-name="P239">Append the buffer contents to the Blob.</text:p>
          </table:table-cell>
        </table:table-row>
        <table:table-row>
          <table:table-cell table:style-name="Table13.A2" office:value-type="string">
            <text:p text:style-name="P239">LoadFromFile</text:p>
          </table:table-cell>
          <table:table-cell table:style-name="Table13.B2" office:value-type="string">
            <text:p text:style-name="P239">Opens and copies (appends) all data from the file to the Blob (write mode only)</text:p>
          </table:table-cell>
        </table:table-row>
        <table:table-row>
          <table:table-cell table:style-name="Table13.A2" office:value-type="string">
            <text:p text:style-name="P239">LoadFromStream</text:p>
          </table:table-cell>
          <table:table-cell table:style-name="Table13.B2" office:value-type="string">
            <text:p text:style-name="P239">As above, but reads from a stream</text:p>
          </table:table-cell>
        </table:table-row>
        <table:table-row>
          <table:table-cell table:style-name="Table13.A2" office:value-type="string">
            <text:p text:style-name="P239">SaveToFile</text:p>
          </table:table-cell>
          <table:table-cell table:style-name="Table13.B2" office:value-type="string">
            <text:p text:style-name="P239">Creates the specified file and copies all data from the Blob to the file (read mode only).</text:p>
          </table:table-cell>
        </table:table-row>
        <table:table-row>
          <table:table-cell table:style-name="Table13.A2" office:value-type="string">
            <text:p text:style-name="P239">SaveToStream</text:p>
          </table:table-cell>
          <table:table-cell table:style-name="Table13.B2" office:value-type="string">
            <text:p text:style-name="P239">As above, but copies to a stream.</text:p>
          </table:table-cell>
        </table:table-row>
        <table:table-row>
          <table:table-cell table:style-name="Table13.A2" office:value-type="string">
            <text:p text:style-name="P239">GetAsString</text:p>
          </table:table-cell>
          <table:table-cell table:style-name="Table13.B2" office:value-type="string">
            <text:p text:style-name="P239">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39">SetAsString</text:p>
          </table:table-cell>
          <table:table-cell table:style-name="Table13.B2" office:value-type="string">
            <text:p text:style-name="P239">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39">GetAttachment</text:p>
          </table:table-cell>
          <table:table-cell table:style-name="Table13.B2" office:value-type="string">
            <text:p text:style-name="P239">Returns the database IAttachment interface for the Blob</text:p>
          </table:table-cell>
        </table:table-row>
        <table:table-row>
          <table:table-cell table:style-name="Table13.A2" office:value-type="string">
            <text:p text:style-name="P239">GetTransaction</text:p>
          </table:table-cell>
          <table:table-cell table:style-name="Table13.B2" office:value-type="string">
            <text:p text:style-name="P239">Returns the transaction used to create/open the Blob.</text:p>
          </table:table-cell>
        </table:table-row>
      </table:table>
      <text:p text:style-name="P88"/>
      <text:h text:style-name="P458" text:outline-level="2"><text:bookmark-start text:name="__RefHeading__5105_70736377"/>Reading Blob Data<text:bookmark-end text:name="__RefHeading__5105_70736377"/></text:h>
      <text:p text:style-name="P81">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95">assuming that MyTable has an integer RowID column and a Blob column named MyBlobColumn</text:span>:</text:p>
      <text:p text:style-name="P307">var <text:span text:style-name="T89">theResults: IResultSet;</text:span></text:p>
      <text:p text:style-name="P307"><text:s text:c="4"/><text:span text:style-name="T95">theBlob: IBlob;</text:span></text:p>
      <text:p text:style-name="P307"/>
      <text:p text:style-name="P304">begin</text:p>
      <text:p text:style-name="P300"><text:s text:c="2"/>MyStatement := MyAttachment.<text:span text:style-name="T89">Prepare</text:span>(MyTransaction,</text:p>
      <text:p text:style-name="P300"><text:s text:c="22"/>'<text:span text:style-name="T90">Select MyBlobColumn,RowID From MyTable Where RowID &lt; ?')</text:span>;</text:p>
      <text:p text:style-name="P300"><text:s text:c="2"/>MyStatement.SQLParams<text:span text:style-name="T90">[0]</text:span>.A<text:span text:style-name="T95">sInteger := 10</text:span>;</text:p>
      <text:p text:style-name="P315"><text:s text:c="2"/><text:span text:style-name="T89">theResults := </text:span>MyStatement.<text:span text:style-name="T90">OpenCursor</text:span>;</text:p>
      <text:p text:style-name="P315"><text:s text:c="2"/><text:span text:style-name="T90">while theResults.FetchNext do</text:span></text:p>
      <text:p text:style-name="P315"><text:s text:c="2"/><text:span text:style-name="T95">begin</text:span></text:p>
      <text:p text:style-name="P315"><text:s text:c="4"/><text:span text:style-name="T95">theBlob := theResults[0].AsBlob;</text:span></text:p>
      <text:p text:style-name="P315"><text:s text:c="4"/><text:span text:style-name="T95">theBlob.SaveToFile('someFileName' + theResults[1].AsString);</text:span></text:p>
      <text:p text:style-name="P315"><text:s text:c="2"/><text:span text:style-name="T95">end;</text:span></text:p>
      <text:p text:style-name="P315"><text:s text:c="2"/><text:span text:style-name="T90">theResults.Close;</text:span></text:p>
      <text:p text:style-name="P176">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27">function OpenBlob(transaction: ITransaction; RelationName, </text:p>
      <text:p text:style-name="P327"><text:s text:c="14"/>ColumnName: string; BlobID: TISC_QUAD; BPB: IBPB=nil): IBlob; </text:p>
      <text:p text:style-name="P181">This method access<text:span text:style-name="T101">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458" text:outline-level="2"><text:bookmark-start text:name="__RefHeading__5103_70736377"/>Creating or Modifying a Blob<text:bookmark-end text:name="__RefHeading__5103_70736377"/></text:h>
      <text:p text:style-name="P83">As indicated above, the API user cannot check the ISQLParam to determine the correct <text:span text:style-name="T97">character set id</text:span> for <text:span text:style-name="T97">text</text:span> blob<text:span text:style-name="T97">s </text:span>when assigning a new blob to a field. Instead, an appropriate Blob has to be created using <text:span text:style-name="T11">a priori</text:span><text:span text:style-name="T19"> knowledge. A Blob is created using the IAttachment.CreateBlob method:</text:span></text:p>
      <text:p text:style-name="P266"><text:soft-page-break/>function CreateBlob(transaction: ITransaction; RelationName,</text:p>
      <text:p text:style-name="P266"><text:s text:c="23"/>ColumnName: string; BPB: IBPB=nil): IBlob; overload;</text:p>
      <text:p text:style-name="P266">function CreateBlob(transaction: ITransaction; </text:p>
      <text:p text:style-name="P266"><text:s text:c="14"/>BlobMetaData: IBlobMetaData; BPB: IBPB=nil): IBlob; overload;</text:p>
      <text:p text:style-name="P266">function CreateBlob(transaction: ITransaction; SubType: integer; </text:p>
      <text:p text:style-name="P266"><text:s text:c="20"/>CharSetID: cardinal=0; BPB: IBPB=nil): IBlob; overload;</text:p>
      <text:p text:style-name="P134">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76"><text:span text:style-name="T19">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5">IColumnMetaData.GetBlobMetaData </text:span><text:span text:style-name="T19">method.</text:span></text:p>
      <text:p text:style-name="P134">The third variant defines the Blob directly by specifying the required subtype and, for subtype 1 (text), the character set id.</text:p>
      <text:p text:style-name="Highlighted"><text:span text:style-name="T19">Note that the Blob Parameter Block (BPB) is only required when a Blob Filter is </text:span><text:span text:style-name="T31">also </text:span><text:span text:style-name="T19">specified (see </text:span><text:span text:style-name="T19"><text:bookmark-ref text:reference-format="number" text:ref-name="__RefHeading__4960_70736377">7.6</text:bookmark-ref></text:span><text:span text:style-name="T19">).</text:span></text:p>
      <text:p text:style-name="P134">Once a Blob has been created, data can be written to the Blob and the Blob identifier assigned to a field in a database table. For example:</text:p>
      <text:p text:style-name="P266">var MyBlob: IBlob;</text:p>
      <text:p text:style-name="P266"><text:s text:c="4"/>MyStatement: IStatement;</text:p>
      <text:p text:style-name="P266">begin</text:p>
      <text:p text:style-name="P266"><text:s text:c="2"/>MyBlob := MyAttachment.CreateBlob(MyTransaction,'MyTable','MyBlobColumn');</text:p>
      <text:p text:style-name="P266"><text:s text:c="2"/>MyBlob.LoadFromFile('path to source file');</text:p>
      <text:p text:style-name="P266"><text:s text:c="2"/>MyStatement := MyAttachment.Prepare(MyTransaction,</text:p>
      <text:p text:style-name="P266"><text:s text:c="8"/>'Update MyTable Set MyBlobColumn = ? Where RowID = ?');</text:p>
      <text:p text:style-name="P266"><text:s text:c="2"/>MyStatement.SQLParams[0].AsBlob := MyBlob;</text:p>
      <text:p text:style-name="P266"><text:s text:c="2"/>MyStatement.SQLParams[1].AsInteger := 1;</text:p>
      <text:p text:style-name="P266"><text:s text:c="2"/>MyStatement.Execute;</text:p>
      <text:p text:style-name="P176"><text:span text:style-name="T19">In the above example, a compatible Blob is created </text:span><text:span text:style-name="T29">for </text:span><text:span text:style-name="T19">the MyBlobColumn in MyTable, and its contents loaded from a file. An Update SQL Statement is then used to </text:span><text:span text:style-name="T27">save the newly created blob in the database.</text:span></text:p>
      <text:p text:style-name="Highlighted"><text:span text:style-name="T27">N</text:span><text:span text:style-name="T19">ote that it is important that the same transaction is used to </text:span><text:span text:style-name="T31">both </text:span><text:span text:style-name="T19">create the blob and to execute the update statement.</text:span></text:p>
      <text:h text:style-name="P458" text:outline-level="2">Removing a Blob</text:h>
      <text:p text:style-name="P85">An existing Blob is simply removed by either replacing it with a new Blob in an update statement, or using an Update Statement to set the field to NULL.</text:p>
      <text:h text:style-name="P461" text:outline-level="2"><text:bookmark-start text:name="__RefHeading__4960_70736377"/>Using Blob Filters<text:bookmark-end text:name="__RefHeading__4960_70736377"/></text:h>
      <text:p text:style-name="P87">Blob Filters may be used to convert a Blob from one data type to another. As described in the InterBase 6.0 API Guide, there are both built-in and user defined Blob Filters. A Blob Filter is <text:span text:style-name="T98">requested</text:span> by <text:span text:style-name="T98">providing </text:span>a Blob Parameter Block (BPB) <text:span text:style-name="T98">when the Blob is Opened or Created</text:span>:</text:p>
      <text:p text:style-name="P324"><text:soft-page-break/>IBPB = interface</text:p>
      <text:p text:style-name="P324"><text:s text:c="4"/>function getCount: integer;</text:p>
      <text:p text:style-name="P324"><text:s text:c="4"/>function Add(ParamType: byte): IBPBItem;</text:p>
      <text:p text:style-name="P324"><text:s text:c="4"/>function getItems(index: integer): IBPBItem;</text:p>
      <text:p text:style-name="P324"><text:s text:c="4"/>function Find(ParamType: byte): IBPBItem;</text:p>
      <text:p text:style-name="P325"><text:s text:c="4"/><text:span text:style-name="T121">property Count: integer read getCount;</text:span></text:p>
      <text:p text:style-name="P324"><text:s text:c="4"/>property Items[index: integer]: IBPBItem read getItems; default;</text:p>
      <text:p text:style-name="P324">end;</text:p>
      <text:p text:style-name="P178">An empty BPB is returned using the IAttachment.AllocateBPB method and, as shown above, follows the same approach as the IDPB and ITPB interfaces <text:span text:style-name="T121">(see </text:span><text:span text:style-name="T121"><text:bookmark-ref text:reference-format="number" text:ref-name="__RefHeading__5587_1379030791">Appendix A.</text:bookmark-ref></text:span><text:span text:style-name="T121">)</text:span>. Each parameter in the BPB is access using the IBPBItem interface:</text:p>
      <text:p text:style-name="P352">IBPBItem = interface (IParameterBlockItem) end;</text:p>
      <text:p text:style-name="P178">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18">Parameter</text:p>
          </table:table-cell>
          <table:table-cell table:style-name="Table12.A1" office:value-type="string">
            <text:p text:style-name="P218">Type</text:p>
          </table:table-cell>
          <table:table-cell table:style-name="Table12.C1" office:value-type="string">
            <text:p text:style-name="P218">Interpretation</text:p>
          </table:table-cell>
        </table:table-row>
        <table:table-row>
          <table:table-cell table:style-name="Table12.A2" office:value-type="string">
            <text:p text:style-name="P236">isc_bpb_target_type</text:p>
          </table:table-cell>
          <table:table-cell table:style-name="Table12.A2" office:value-type="string">
            <text:p text:style-name="P237">integer</text:p>
          </table:table-cell>
          <table:table-cell table:style-name="Table12.C2" office:value-type="string">
            <text:p text:style-name="P238">The subtype identifier for the result of the conversion.</text:p>
          </table:table-cell>
        </table:table-row>
        <table:table-row>
          <table:table-cell table:style-name="Table12.A2" office:value-type="string">
            <text:p text:style-name="P236">isc_bpb_target_interp</text:p>
          </table:table-cell>
          <table:table-cell table:style-name="Table12.A2" office:value-type="string">
            <text:p text:style-name="P237">integer</text:p>
          </table:table-cell>
          <table:table-cell table:style-name="Table12.C2" office:value-type="string">
            <text:p text:style-name="P238">When the target subtype is 1 (text), this identifies the target character set id.</text:p>
          </table:table-cell>
        </table:table-row>
        <table:table-row>
          <table:table-cell table:style-name="Table12.A2" office:value-type="string">
            <text:p text:style-name="P236">isc_bpb_source_type</text:p>
          </table:table-cell>
          <table:table-cell table:style-name="Table12.A2" office:value-type="string">
            <text:p text:style-name="P237">Integer </text:p>
          </table:table-cell>
          <table:table-cell table:style-name="Table12.C2" office:value-type="string">
            <text:p text:style-name="P238">The subtype identifier for the source data</text:p>
          </table:table-cell>
        </table:table-row>
        <table:table-row>
          <table:table-cell table:style-name="Table12.A2" office:value-type="string">
            <text:p text:style-name="P236">isc_bpb_source_interp</text:p>
          </table:table-cell>
          <table:table-cell table:style-name="Table12.A2" office:value-type="string">
            <text:p text:style-name="P237">Integer </text:p>
          </table:table-cell>
          <table:table-cell table:style-name="Table12.C2" office:value-type="string">
            <text:p text:style-name="P238">When the source subtype is 1 (text), this identifies the source character set id.</text:p>
          </table:table-cell>
        </table:table-row>
      </table:table>
      <text:p text:style-name="P178"/>
      <text:p text:style-name="P178">When a Blob Filter is defined for the CreateBlob method, the source sub type should be appropriate for the data written to the Blob. The target sub type should be compatible with the Blob <text:s/>column.</text:p>
      <text:p text:style-name="P179">Blob Filters can also be used when a Blob is read from the database. In this case, it is not possible to use the ISQLData.AsBlob property to get the Blob interface as this provides no means to set a BPB. Instead the ISQLData.<text:span text:style-name="T96">GetAs</text:span>Blob method must be used:</text:p>
      <text:p text:style-name="P326">function GetAsBlob(BPB: IBPB): IBlob;</text:p>
      <text:p text:style-name="P180">This method also returns an IBlob interface, but with the requested Blob Filter used to read and convert the Blob Data.</text:p>
      <text:h text:style-name="P470" text:outline-level="1"><text:bookmark-start text:name="__RefHeading__3981_1590345102"/><text:line-break/>Working with Array Data<text:bookmark-end text:name="__RefHeading__3981_1590345102"/></text:h>
      <text:p text:style-name="P89">Firebird also supports arrays, where an array column is defined as a multi-dimensional table of a single data type with well defined bounds on each dimension. Each row may contain a different array of values.</text:p>
      <text:p text:style-name="P89">The implementation of arrays closely follows that of Blobs, such that an array can be understood as a structured Blob, where the structure is that of the array. A user could implement their own arrays using Blobs, or use the built in support.</text:p>
      <text:h text:style-name="P458" text:outline-level="2"><text:bookmark-start text:name="__RefHeading__5113_70736377"/>Array Metadata<text:bookmark-end text:name="__RefHeading__5113_70736377"/></text:h>
      <text:p text:style-name="P89">Array metadata is available for each column that has an SQLType of SQL_ARRAY. The array metadata interface is returned by the IColumnMetaData.GetArrayMetaData method and is:</text:p>
      <text:p text:style-name="P331"><text:soft-page-break/><text:s/>TArrayBound = record</text:p>
      <text:p text:style-name="P331"><text:s text:c="4"/>UpperBound: short;</text:p>
      <text:p text:style-name="P331"><text:s text:c="4"/>LowerBound: short;</text:p>
      <text:p text:style-name="P331"><text:s text:c="2"/>end;</text:p>
      <text:p text:style-name="P331">TArrayBounds = array of TArrayBound;</text:p>
      <text:p text:style-name="P331"/>
      <text:p text:style-name="P331">IArrayMetaData = interface</text:p>
      <text:p text:style-name="P331"><text:s text:c="4"/>function GetSQLType: cardinal;</text:p>
      <text:p text:style-name="P331"><text:s text:c="4"/>function GetSQLTypeName: string;</text:p>
      <text:p text:style-name="P331"><text:s text:c="4"/>function GetScale: integer;</text:p>
      <text:p text:style-name="P331"><text:s text:c="4"/>function GetSize: cardinal;</text:p>
      <text:p text:style-name="P331"><text:s text:c="4"/>function GetCharSetID: cardinal;</text:p>
      <text:p text:style-name="P331"><text:s text:c="4"/>function GetTableName: string;</text:p>
      <text:p text:style-name="P331"><text:s text:c="4"/>function GetColumnName: string;</text:p>
      <text:p text:style-name="P331"><text:s text:c="4"/>function GetDimensions: integer;</text:p>
      <text:p text:style-name="P331"><text:s text:c="4"/>function GetBounds: TArrayBounds;</text:p>
      <text:p text:style-name="P331">end;</text:p>
      <text:p text:style-name="P18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458" text:outline-level="2">The IArray Interface</text:h>
      <text:p text:style-name="P90">An array of data values is accessed using the IArray interface.</text:p>
      <text:p text:style-name="P333"><text:soft-page-break/>IArray = interface<text:span text:style-name="T106">(IArrayMetaData)</text:span></text:p>
      <text:p text:style-name="P332"><text:s text:c="4"/>function GetArrayID: TISC_QUAD;</text:p>
      <text:p text:style-name="P332"><text:s text:c="4"/>procedure Clear;</text:p>
      <text:p text:style-name="P332"><text:s text:c="4"/>function IsEmpty: boolean;</text:p>
      <text:p text:style-name="P332"><text:s text:c="4"/>procedure PreLoad;</text:p>
      <text:p text:style-name="P332"><text:s text:c="4"/>procedure CancelChanges;</text:p>
      <text:p text:style-name="P332"><text:s text:c="4"/>procedure SaveChanges;</text:p>
      <text:p text:style-name="P332"><text:s text:c="4"/>function GetMetaData: IArrayMetaData;</text:p>
      <text:p text:style-name="P332"><text:s text:c="4"/>function GetAsInteger(index: array of integer): integer;</text:p>
      <text:p text:style-name="P332"><text:s text:c="4"/>function GetAsBoolean(index: array of integer): boolean;</text:p>
      <text:p text:style-name="P332"><text:s text:c="4"/>function GetAsCurrency(index: array of integer): Currency;</text:p>
      <text:p text:style-name="P332"><text:s text:c="4"/>function GetAsInt64(index: array of integer): Int64;</text:p>
      <text:p text:style-name="P332"><text:s text:c="4"/>function GetAsDateTime(index: array of integer): TDateTime;</text:p>
      <text:p text:style-name="P332"><text:s text:c="4"/>function GetAsDouble(index: array of integer): Double;</text:p>
      <text:p text:style-name="P332"><text:s text:c="4"/>function GetAsFloat(index: array of integer): Float;</text:p>
      <text:p text:style-name="P332"><text:s text:c="4"/>function GetAsLong(index: array of integer): Long;</text:p>
      <text:p text:style-name="P332"><text:s text:c="4"/>function GetAsShort(index: array of integer): Short;</text:p>
      <text:p text:style-name="P332"><text:s text:c="4"/>function GetAsString(index: array of integer): String;</text:p>
      <text:p text:style-name="P332"><text:s text:c="4"/>function GetAsVariant(index: array of integer): Variant;</text:p>
      <text:p text:style-name="P332"><text:s text:c="4"/>procedure SetAsInteger(index: array of integer; AValue: integer);</text:p>
      <text:p text:style-name="P332"><text:s text:c="4"/>procedure SetAsBoolean(index: array of integer; AValue: boolean);</text:p>
      <text:p text:style-name="P332"><text:s text:c="4"/>procedure SetAsCurrency(index: array of integer; Value: Currency);</text:p>
      <text:p text:style-name="P332"><text:s text:c="4"/>procedure SetAsInt64(index: array of integer; Value: Int64);</text:p>
      <text:p text:style-name="P332"><text:s text:c="4"/>procedure SetAsDate(index: array of integer; Value: TDateTime);</text:p>
      <text:p text:style-name="P332"><text:s text:c="4"/>procedure SetAsLong(index: array of integer; Value: Long);</text:p>
      <text:p text:style-name="P332"><text:s text:c="4"/>procedure SetAsTime(index: array of integer; Value: TDateTime);</text:p>
      <text:p text:style-name="P332"><text:s text:c="4"/>procedure SetAsDateTime(index: array of integer; Value: TDateTime);</text:p>
      <text:p text:style-name="P332"><text:s text:c="4"/>procedure SetAsDouble(index: array of integer; Value: Double);</text:p>
      <text:p text:style-name="P332"><text:s text:c="4"/>procedure SetAsFloat(index: array of integer; Value: Float);</text:p>
      <text:p text:style-name="P332"><text:s text:c="4"/>procedure SetAsShort(index: array of integer; Value: Short);</text:p>
      <text:p text:style-name="P332"><text:s text:c="4"/>procedure SetAsString(index: array of integer; Value: String);</text:p>
      <text:p text:style-name="P332"><text:s text:c="4"/>procedure SetAsVariant(index: array of integer; Value: Variant);</text:p>
      <text:p text:style-name="P332"><text:s text:c="4"/>procedure SetBounds(dim, UpperBound, LowerBound: integer);</text:p>
      <text:p text:style-name="P332"><text:s text:c="4"/>function GetAttachment: IAttachment;</text:p>
      <text:p text:style-name="P332"><text:s text:c="4"/>function GetTransaction: ITransaction;</text:p>
      <text:p text:style-name="P332"><text:s text:c="4"/>procedure AddEventHandler(Handler: TArrayEventHandler);</text:p>
      <text:p text:style-name="P332"><text:s text:c="4"/>procedure RemoveEventHandler(Handler: TArrayEventHandler);</text:p>
      <text:p text:style-name="P332"><text:s text:c="2"/>end; </text:p>
      <text:p text:style-name="P184">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03">Automatic type conversion takes place whenever types are compatible and follows the same rules as for ISQLData and ISQLParam. IArray inherits from <text:s/>IArrayMetaData.</text:span></text:p>
      <text:p text:style-name="P186">Additionally:</text:p>
      <table:table table:name="Table14" table:style-name="Table14">
        <table:table-column table:style-name="Table14.A"/>
        <table:table-column table:style-name="Table14.B"/>
        <table:table-header-rows>
          <table:table-row>
            <table:table-cell table:style-name="Table14.A1" office:value-type="string">
              <text:p text:style-name="P220">Method</text:p>
            </table:table-cell>
            <table:table-cell table:style-name="Table14.B1" office:value-type="string">
              <text:p text:style-name="P220">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40">Returns the internal array ID. This is an ISC_QUAD (see Blobs). Any changes will be saved at this point.</text:p>
          </table:table-cell>
        </table:table-row>
        <table:table-row>
          <table:table-cell table:style-name="Table14.A2" office:value-type="string">
            <text:p text:style-name="P240">Clear</text:p>
          </table:table-cell>
          <table:table-cell table:style-name="Table14.B2" office:value-type="string">
            <text:p text:style-name="P240">Re-initialises the array to an empty array</text:p>
          </table:table-cell>
        </table:table-row>
        <table:table-row>
          <table:table-cell table:style-name="Table14.A2" office:value-type="string">
            <text:p text:style-name="P240">IsEmpty</text:p>
          </table:table-cell>
          <table:table-cell table:style-name="Table14.B2" office:value-type="string">
            <text:p text:style-name="P240">Returns true if the array is empty; an array is empty when it is first created or after a call to “clear”.</text:p>
          </table:table-cell>
        </table:table-row>
        <text:soft-page-break/>
        <table:table-row>
          <table:table-cell table:style-name="Table14.A2" office:value-type="string">
            <text:p text:style-name="P240">PreLoad</text:p>
          </table:table-cell>
          <table:table-cell table:style-name="Table14.B2" office:value-type="string">
            <text:p text:style-name="P240">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40">CancelChanges</text:p>
          </table:table-cell>
          <table:table-cell table:style-name="Table14.B2" office:value-type="string">
            <text:p text:style-name="P240">Cancel any unsaved changes and restores the array to its initial state (new arrays) or refreshes the array from the database.</text:p>
          </table:table-cell>
        </table:table-row>
        <table:table-row>
          <table:table-cell table:style-name="Table14.A2" office:value-type="string">
            <text:p text:style-name="P240">SaveChanges</text:p>
          </table:table-cell>
          <table:table-cell table:style-name="Table14.B2" office:value-type="string">
            <text:p text:style-name="P240">Forces a write to the database of any changes to the array.</text:p>
          </table:table-cell>
        </table:table-row>
        <table:table-row>
          <table:table-cell table:style-name="Table14.A2" office:value-type="string">
            <text:p text:style-name="P240">SetBounds</text:p>
          </table:table-cell>
          <table:table-cell table:style-name="Table14.B2" office:value-type="string">
            <text:p text:style-name="P240">Restricts the IArray to a subrange of the array held in the database.</text:p>
          </table:table-cell>
        </table:table-row>
        <table:table-row>
          <table:table-cell table:style-name="Table14.A2" office:value-type="string">
            <text:p text:style-name="P239">GetAttachment</text:p>
          </table:table-cell>
          <table:table-cell table:style-name="Table14.B2" office:value-type="string">
            <text:p text:style-name="P239">Returns the database IAttachment interface for the Blob</text:p>
          </table:table-cell>
        </table:table-row>
        <table:table-row>
          <table:table-cell table:style-name="Table14.A2" office:value-type="string">
            <text:p text:style-name="P239">GetTransaction</text:p>
          </table:table-cell>
          <table:table-cell table:style-name="Table14.B2" office:value-type="string">
            <text:p text:style-name="P239">Returns the transaction used to create/open the Blob.</text:p>
          </table:table-cell>
        </table:table-row>
        <table:table-row>
          <table:table-cell table:style-name="Table14.A2" office:value-type="string">
            <text:p text:style-name="P240">AddEventHandler</text:p>
          </table:table-cell>
          <table:table-cell table:style-name="Table14.B2" office:value-type="string">
            <text:p text:style-name="P240">See <text:bookmark-ref text:reference-format="number" text:ref-name="__RefHeading__6127_1898674618">8.7</text:bookmark-ref></text:p>
          </table:table-cell>
        </table:table-row>
        <table:table-row>
          <table:table-cell table:style-name="Table14.A2" office:value-type="string">
            <text:p text:style-name="P240">RemoveEventHandler</text:p>
          </table:table-cell>
          <table:table-cell table:style-name="Table14.B2" office:value-type="string">
            <text:p text:style-name="P240">See <text:bookmark-ref text:reference-format="number" text:ref-name="__RefHeading__6127_1898674618">8.7</text:bookmark-ref></text:p>
          </table:table-cell>
        </table:table-row>
      </table:table>
      <text:p text:style-name="P186"/>
      <text:h text:style-name="P458" text:outline-level="2"><text:bookmark-start text:name="__RefHeading__5109_70736377"/>Reading Array Data<text:bookmark-end text:name="__RefHeading__5109_70736377"/></text:h>
      <text:p text:style-name="P91">Array data is read from the database in much the same way as blob data.</text:p>
      <text:p text:style-name="P82">When a dataset's column has an SQL Type of SQL_<text:span text:style-name="T104">ARRAY</text:span> and the field in the current row is non-null, then the ISQLData's <text:span text:style-name="T104">AsArray</text:span> property (see <text:bookmark-ref text:reference-format="number" text:ref-name="__RefHeading__4346_1590345102">6.5</text:bookmark-ref>) may be used to access the <text:span text:style-name="T104">array</text:span> using the <text:span text:style-name="T104">IArray</text:span> interface. For example, <text:span text:style-name="T95">assuming that MyTable has an integer RowID column and an array column named MyArrayColumn, for an one dimensional array of integers</text:span>:</text:p>
      <text:p text:style-name="P370">var <text:span text:style-name="T89">theResults: IResultSet;</text:span></text:p>
      <text:p text:style-name="P394"><text:s text:c="4"/><text:span text:style-name="T104">theArray: IArray;</text:span></text:p>
      <text:p text:style-name="P395"><text:s text:c="4"/>Bounds: TArrayBounds;</text:p>
      <text:p text:style-name="P309"><text:s text:c="4"/>i,j: integer;</text:p>
      <text:p text:style-name="P391">begin</text:p>
      <text:p text:style-name="P399"><text:s text:c="2"/>MyStatement := MyAttachment.<text:span text:style-name="T89">Prepare</text:span>(MyTransaction,</text:p>
      <text:p text:style-name="P399"><text:s text:c="20"/>'<text:span text:style-name="T90">Select MyArrayColumn,RowID From MyTable Where RowID &lt; ?')</text:span>;</text:p>
      <text:p text:style-name="P399"><text:s text:c="2"/>MyStatement.SQLParams<text:span text:style-name="T90">[0]</text:span>.A<text:span text:style-name="T95">sInteger := 10</text:span>;</text:p>
      <text:p text:style-name="P397"><text:s text:c="2"/><text:span text:style-name="T89">theResults := </text:span>MyStatement.<text:span text:style-name="T90">OpenCursor</text:span>;</text:p>
      <text:p text:style-name="P397"><text:s text:c="2"/><text:span text:style-name="T90">while theResults.FetchNext do</text:span></text:p>
      <text:p text:style-name="P397"><text:s text:c="2"/><text:span text:style-name="T95">begin</text:span></text:p>
      <text:p text:style-name="P397"><text:s text:c="4"/><text:span text:style-name="T53">theArray</text:span><text:span text:style-name="T95"> := theResults[0].AsArray;</text:span></text:p>
      <text:p text:style-name="P397"><text:s text:c="4"/><text:span text:style-name="T104">if theArray.GetDimensions = 1 then</text:span></text:p>
      <text:p text:style-name="P316"><text:s text:c="4"/><text:span text:style-name="T104">begin</text:span></text:p>
      <text:p text:style-name="P316"><text:s text:c="5"/><text:span text:style-name="T104">Bounds := theArray.GetBounds;</text:span></text:p>
      <text:p text:style-name="P335"><text:s text:c="5"/>for i := Bounds[0].LowerBound to Bounds[0].UpperBound do</text:p>
      <text:p text:style-name="P335"><text:s text:c="8"/>write('(',i,': ',theArray.GetAsString([i]),') '); <text:s/></text:p>
      <text:p text:style-name="P316"><text:s text:c="5"/><text:span text:style-name="T104">writeln;</text:span></text:p>
      <text:p text:style-name="P316"><text:s text:c="4"/><text:span text:style-name="T104">end;</text:span></text:p>
      <text:p text:style-name="P397"><text:s text:c="2"/><text:span text:style-name="T95">end;</text:span></text:p>
      <text:p text:style-name="P397"><text:s text:c="2"/><text:span text:style-name="T90">theResults.Close;</text:span></text:p>
      <text:p text:style-name="P187"><text:soft-page-break/>The above will write out all array values and their index. Although an integer array is assumed for the example, the above should work for all array types that can be converted to strings.</text:p>
      <text:p text:style-name="P419">Note that an alternative method exists for accessing <text:span text:style-name="T105">an array</text:span> using the IAttachment.Open<text:span text:style-name="T105">Array</text:span> method.</text:p>
      <text:p text:style-name="P344">function OpenArray(transaction: ITransaction; </text:p>
      <text:p text:style-name="P328"><text:span text:style-name="T105"><text:s text:c="14"/>RelationName, ColumnName: string; ArrayID: TISC_QUAD): IArray;</text:span> </text:p>
      <text:p text:style-name="P182">This method access<text:span text:style-name="T101">es</text:span> <text:span text:style-name="T105">an array</text:span> and returns an <text:span text:style-name="T105">IArray</text:span> interface to it provided that the Relation (Table) Name, Column Name and the <text:span text:style-name="T105">ArrayID</text:span> is known. The <text:span text:style-name="T105">ArrayID</text:span> is returned using the ISQLData.AsQuad property This method allows for <text:span text:style-name="T105">ArrayID</text:span> to be read and stored for later use, opening the <text:span text:style-name="T105">array</text:span> only when required.</text:p>
      <text:h text:style-name="P458" text:outline-level="2"><text:bookmark-start text:name="__RefHeading__12775_1133990803"/>Creating or Modifying an Array<text:bookmark-end text:name="__RefHeading__12775_1133990803"/></text:h>
      <text:p text:style-name="P84"><text:span text:style-name="T107">T</text:span>he API user cannot <text:span text:style-name="T107">use</text:span> the ISQLParam <text:span text:style-name="T144">interface </text:span>to determine <text:span text:style-name="T107">array metadata</text:span>. Instead, an appropriate <text:span text:style-name="T107">array</text:span> has to be created using <text:span text:style-name="T11">a priori</text:span><text:span text:style-name="T19"> knowledge. </text:span><text:span text:style-name="T32">An array</text:span><text:span text:style-name="T19"> is created using the IAttachment.Create</text:span><text:span text:style-name="T32">Array</text:span><text:span text:style-name="T19"> method:</text:span></text:p>
      <text:p text:style-name="P268">function CreateArray(transaction: ITransaction; RelationName, </text:p>
      <text:p text:style-name="P268"><text:s text:c="40"/>ColumnName: string): IArray; overload;</text:p>
      <text:p text:style-name="P268">function CreateArray(transaction: ITransaction; </text:p>
      <text:p text:style-name="P268"><text:s text:c="29"/>ArrayMetaData: IArrayMetaData): IArray; overload; </text:p>
      <text:p text:style-name="P135"><text:span text:style-name="T107">Two</text:span> variations are defined which differ in the way that the <text:span text:style-name="T107">array metadata is identified</text:span>. The first variant provides a relation (i.e. table) name and a column name in that table. Database metadata is then looked up and used to create <text:span text:style-name="T107">an array</text:span> of a type compatible with the column definition.</text:p>
      <text:p text:style-name="P177"><text:span text:style-name="T19">The second variant achieves the same but provides the </text:span><text:span text:style-name="T32">array metadata</text:span><text:span text:style-name="T19"> directly as an </text:span><text:span text:style-name="T32">IArrayMetaData</text:span><text:span text:style-name="T19"> interface. This variant is useful when a Select Statement has already been prepared for the table in which the </text:span><text:span text:style-name="T32">array</text:span><text:span text:style-name="T19"> is to be assigned and hence the metadata is already available client side. The </text:span><text:span text:style-name="T32">IArrayMetaData</text:span><text:span text:style-name="T19"> interface is obtain by calling the </text:span><text:span text:style-name="T25">IColumnMetaData.Get</text:span><text:span text:style-name="T32">Array</text:span><text:span text:style-name="T25">MetaData </text:span><text:span text:style-name="T19">method.</text:span></text:p>
      <text:p text:style-name="P188"><text:span text:style-name="T33">Once a</text:span><text:span text:style-name="T32">n</text:span><text:span text:style-name="T33"> </text:span><text:span text:style-name="T32">array</text:span><text:span text:style-name="T33"> has been created, data can be written to the </text:span><text:span text:style-name="T32">array</text:span><text:span text:style-name="T33"> and the </text:span><text:span text:style-name="T32">array</text:span><text:span text:style-name="T33"> identifier assigned to a field in a database table. For example:</text:span></text:p>
      <text:p text:style-name="P373">var <text:span text:style-name="T107">MyArray: IArray</text:span>;</text:p>
      <text:p text:style-name="P401"><text:s text:c="4"/>MyStatement: IStatement;</text:p>
      <text:p text:style-name="P401">begin</text:p>
      <text:p text:style-name="P401"><text:s text:c="2"/><text:span text:style-name="T107">MyArray</text:span> := MyAttachment.CreateBlob(MyTransaction,'MyTable','My<text:span text:style-name="T107">Array</text:span>Column');</text:p>
      <text:p text:style-name="P401"><text:s text:c="2"/><text:span text:style-name="T107">MyArray.SetAsInteger([0],1);</text:span></text:p>
      <text:p text:style-name="P267"><text:s text:c="2"/><text:span text:style-name="T107">{other array element values may also be assigned here}</text:span></text:p>
      <text:p text:style-name="P267"/>
      <text:p text:style-name="P401"><text:s text:c="2"/>MyStatement := MyAttachment.Prepare(MyTransaction,</text:p>
      <text:p text:style-name="P401"><text:s text:c="8"/>'Update MyTable Set My<text:span text:style-name="T107">Array</text:span>Column = ? Where RowID = ?');</text:p>
      <text:p text:style-name="P401"><text:s text:c="2"/>MyStatement.SQLParams[0].<text:span text:style-name="T107">AsArray</text:span> := <text:span text:style-name="T107">MyArray</text:span>;</text:p>
      <text:p text:style-name="P401"><text:s text:c="2"/>MyStatement.SQLParams[1].AsInteger := 1;</text:p>
      <text:p text:style-name="P401"><text:s text:c="2"/>MyStatement.Execute;</text:p>
      <text:p text:style-name="P177"><text:span text:style-name="T19">In the above example, a compatible </text:span><text:span text:style-name="T32">array</text:span><text:span text:style-name="T19"> is created </text:span><text:span text:style-name="T29">for </text:span><text:span text:style-name="T19">the My</text:span><text:span text:style-name="T32">Array</text:span><text:span text:style-name="T19">Column in MyTable, and its </text:span><text:span text:style-name="T32">element values assigned</text:span><text:span text:style-name="T19">. An Update SQL Statement is then used to </text:span><text:span text:style-name="T27">save the newly created </text:span><text:span text:style-name="T32">array</text:span><text:span text:style-name="T27"> in the database.</text:span></text:p>
      <text:p text:style-name="P420"><text:span text:style-name="T27">N</text:span><text:span text:style-name="T19">ote that it is important that the same transaction is used to </text:span><text:span text:style-name="T31">both </text:span><text:span text:style-name="T19">create the </text:span><text:span text:style-name="T32">array</text:span><text:span text:style-name="T19"> and to execute the update statement.</text:span></text:p>
      <text:h text:style-name="P458" text:outline-level="2"><text:soft-page-break/>Reducing Array Bounds</text:h>
      <text:p text:style-name="P92">If only a small subrange of a very large array needs to be accessed or modified, the IArray interface provide the <text:span text:style-name="T49">SetBounds</text:span> method to reduce the amount of data transferred between client and servier.</text:p>
      <text:p text:style-name="P334">procedure SetBounds(dim, UpperBound, LowerBound: integer);</text:p>
      <text:p text:style-name="P189">This method may be called once per dimension in order to reduce the upper and/or lower bounds of the array. This does not change the definition of the array in the database or its metadata. It just reduces the range in which the IArray operates.</text:p>
      <text:p text:style-name="P189">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458" text:outline-level="2">Removing an Array</text:h>
      <text:p text:style-name="P86">An existing <text:span text:style-name="T108">array</text:span> is simply removed by either replacing it with a new <text:span text:style-name="T108">array</text:span> in an update statement, or using an Update Statement to set the field to NULL.</text:p>
      <text:h text:style-name="P462" text:outline-level="2"><text:bookmark-start text:name="__RefHeading__6127_1898674618"/>Event Handlers<text:bookmark-end text:name="__RefHeading__6127_1898674618"/></text:h>
      <text:p text:style-name="P93">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3">Each event handler must be a typed procedure as follows:</text:p>
      <text:p text:style-name="P336">TArrayEventReason = (arChanging,arChanged);</text:p>
      <text:p text:style-name="P336">TArrayEventHandler = procedure(Sender: IArray; </text:p>
      <text:p text:style-name="P336"><text:s text:c="40"/>Reason: TArrayEventReason) of object;</text:p>
      <text:p text:style-name="Text_20_body"><text:s/><text:span text:style-name="T109">As implied by the Event Reason parameter, the event handler is called once before a change is applied and once after it is applied.</text:span></text:p>
      <text:h text:style-name="P470" text:outline-level="1"><text:line-break/>Working with <text:span text:style-name="T74">Character Sets</text:span></text:h>
      <text:p text:style-name="P191">Ideally all applications and databases would work with the same universal character set (e.g. UTF8). However, while increasingly this is true, the<text:span text:style-name="T110">re</text:span> will always be exceptions due to legacy databases and applications, and to handle characters that are for one reason or another outside of UTF8.</text:p>
      <text:p text:style-name="P190">A Firebird Database can specify a wide range of character sets for character and text mode blob columns. A client application can choose to read each column in its native character set or to have the Firebird Client library transliterate on its behalf. </text:p>
      <text:p text:style-name="P191">Furthermore, from <text:span text:style-name="T71">FPC 3.0.0 </text:span><text:span text:style-name="T66">onwards,</text:span><text:span text:style-name="T71"> </text:span><text:span text:style-name="T72">FPC </text:span><text:span text:style-name="T71">AnsiStrings </text:span><text:span text:style-name="T66">have</text:span><text:span text:style-name="T71"> the</text:span><text:span text:style-name="T66">ir</text:span><text:span text:style-name="T71"> code page as a property of the string </text:span><text:span text:style-name="T67">(see </text:span><text:a xlink:type="simple" xlink:href="http://wiki.freepascal.org/FPC_Unicode_support#DefaultSystemCodePage"><text:span text:style-name="T67">http://wiki.freepascal.org/FPC_Unicode_support#DefaultSystemCodePage</text:span></text:a><text:span text:style-name="T67">)</text:span><text:span text:style-name="T71">, </text:span><text:span text:style-name="T66">where the code page identifies the character set held by the string (e.g. UTF8, ASCII, WIN1252, etc).</text:span></text:p>
      <text:p text:style-name="P150">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463" text:outline-level="2">Firebird Character Sets</text:h>
      <text:p text:style-name="P94">Mainly for legacy reasons, Firebird supports a wide range of character sets including UTF8, ASCII, ISO 8859 variants, <text:span text:style-name="T145">Cyrillic, </text:span>Chinese, <text:span text:style-name="T145">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0">The character set determines both text data semantics and collation ordering.</text:span></text:p>
      <text:p text:style-name="P94">The character sets supported by a Firebird database can be listed by the query:</text:p>
      <text:p text:style-name="P414">Select RDB$CHARACTER_SET_NAME,RDB$CHARACTER_SET_ID </text:p>
      <text:p text:style-name="P414"><text:s text:c="43"/>from RDB$CHARACTER_SETS order by 2</text:p>
      <text:p text:style-name="P192"><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463" text:outline-level="2">The Database Connection and the Default Character Set</text:h>
      <text:p text:style-name="P95">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5">Likewise, all data sent to the database is expected to be in the connection default character set and may, if necessary, be transliterated when it is saved if the target column's character set is different.</text:p>
      <text:p text:style-name="P96">A connection default character set is defined by adding an <text:span text:style-name="T56">isc_dpb_lc_ctype </text:span>parameter to the DPB used to connect to the database, and setting its value to the character set name. The character set name must be a character set name recognised by Firebird. e.g.</text:p>
      <text:p text:style-name="P274">MyDPB.Add(isc_dpb_lc_ctype).AsString :<text:span text:style-name="T59">= </text:span>'UTF8';</text:p>
      <text:p text:style-name="P193">When no default connection character set is defined then all text is returned in whatever character set is stored in the database. No transliteration takes place. Similarly, all data sent to the database is assumed to be in the correct character set.</text:p>
      <text:p text:style-name="P421">Note that if the text data sent to the database contains invalid byte sequences for the column's character set or the default connection character set, if any, then a Database Engine error will be raised indicating a transliteration error.</text:p>
      <text:h text:style-name="P464" text:outline-level="2">Code Pages</text:h>
      <text:p text:style-name="P97">The term “code page” refers to the character set and associated collation rules used for an entire application or for each string processed by the application.</text:p>
      <text:p text:style-name="P97">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7">In Lazarus, it is generally advisable to keep to UTF8 as many LCL routines implicitly assume UTF8.</text:p>
      <text:h text:style-name="P463" text:outline-level="2">Transliteration Rules</text:h>
      <text:p text:style-name="P97">For all text columns including text mode Blobs, the IColumnMetadata provides the character set applicable to the text and the associated code page. The character set will be either:</text:p>
      <text:list xml:id="list7603725264043777833" text:style-name="L9">
        <text:list-item>
          <text:p text:style-name="P440">The connection default character set, or</text:p>
        </text:list-item>
        <text:list-item>
          <text:p text:style-name="P440">Character set 0 (NONE) or 1 (OCTETS), when the original column has a character set of NONE or OCTETS </text:p>
        </text:list-item>
        <text:list-item>
          <text:p text:style-name="P440">The character set used to define the column, if no connection default character set is specified.</text:p>
        </text:list-item>
      </text:list>
      <text:p text:style-name="P194"><text:soft-page-break/>The code page indicated in the IColumnMetadata is always the code page associated with the Firebird Character Set. The IFirebirdAPI interface provides a set of functions that can be used to query the mapping table between the two. i.e.</text:p>
      <text:p text:style-name="P337">function GetCharsetName(CharSetID: integer): string;</text:p>
      <text:p text:style-name="P337">function CharSetID2CodePage(CharSetID: integer; </text:p>
      <text:p text:style-name="P337"><text:s text:c="40"/>var CodePage: TSystemCodePage): boolean;</text:p>
      <text:p text:style-name="P337">function CodePage2CharSetID(CodePage: TSystemCodePage; </text:p>
      <text:p text:style-name="P337"><text:s text:c="40"/>var CharSetID: integer): boolean;</text:p>
      <text:p text:style-name="P337">function CharSetName2CharSetID(CharSetName: string; </text:p>
      <text:p text:style-name="P337"><text:s text:c="37"/>var CharSetID: integer): boolean;</text:p>
      <text:p text:style-name="P337">function CharSetWidth(CharSetID: integer; var Width: integer): boolean;</text:p>
      <text:p text:style-name="Text_20_body">When a <text:span text:style-name="T111">string is returned from the Firebird Pascal API (e.g. using ISQLData.AsString), the string's code page will be set to the code page given by the column metadata.</text:span></text:p>
      <text:p text:style-name="P194">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463" text:outline-level="2"><text:bookmark-start text:name="__RefHeading__8931_1898674618"/>Text Blob Handling<text:bookmark-end text:name="__RefHeading__8931_1898674618"/></text:h>
      <text:p text:style-name="P98">Text Mode Blobs generally behave the same as fixed length and variable length text columns in respect of character sets, code pages and transliteration. The Blob metadata identifies both the character set and code page used to transfer the Blob. </text:p>
      <text:p text:style-name="P432"><text:span text:style-name="T150">However, w</text:span>hen Blob Filters are used for text mode Blobs, no transliteration takes place regardless of the code page of the string or database column. If you use a Blob Filter for a text mode Blob, the API assumes that you know what you are doing.</text:p>
      <text:h text:style-name="P470" text:outline-level="1"><text:line-break/>Handling Error Conditions</text:h>
      <text:p text:style-name="P62"><text:span text:style-name="T43">Except for the exceptions discussed below, the </text:span><text:span text:style-name="T44">Firebird Pascal Client API </text:span><text:span text:style-name="T43">handles all errors by throwing an exception. This may be an </text:span><text:span text:style-name="T40">EIBClientError</text:span><text:span text:style-name="T43"> exception or an </text:span><text:span text:style-name="T40">EIBInterBaseError</text:span><text:span text:style-name="T43"> exception.</text:span></text:p>
      <text:p text:style-name="P270"><text:s text:c="2"/>EIBError = class(EDatabaseError)</text:p>
      <text:p text:style-name="P270"><text:s text:c="3"/>private</text:p>
      <text:p text:style-name="P270"><text:s text:c="5"/>FSQLCode: Long;</text:p>
      <text:p text:style-name="P270"><text:s text:c="3"/>public</text:p>
      <text:p text:style-name="P270"><text:s text:c="5"/>constructor Create(ASQLCode: Long; Msg: string);</text:p>
      <text:p text:style-name="P270"><text:s text:c="5"/>property SQLCode: Long read FSQLCode;</text:p>
      <text:p text:style-name="P270"><text:s text:c="3"/>end;</text:p>
      <text:p text:style-name="P286"/>
      <text:p text:style-name="P270"><text:s text:c="3"/>{ EIBInterBaseError - Firebird Engine errors}</text:p>
      <text:p text:style-name="P286"/>
      <text:p text:style-name="P270"><text:s text:c="3"/>EIBInterBaseError = class(EIBError)</text:p>
      <text:p text:style-name="P270"><text:s text:c="3"/>private</text:p>
      <text:p text:style-name="P270"><text:s text:c="5"/>FIBErrorCode: Long;</text:p>
      <text:p text:style-name="P270"><text:s text:c="3"/>public</text:p>
      <text:p text:style-name="P270"><text:s text:c="5"/>constructor Create(Status: IStatus); overload;</text:p>
      <text:p text:style-name="P270"><text:s text:c="5"/>constructor Create(ASQLCode: Long; AIBErrorCode: Long; Msg: string); overload;</text:p>
      <text:p text:style-name="P270"><text:s text:c="5"/>property IBErrorCode: Long read FIBErrorCode;</text:p>
      <text:p text:style-name="P270"><text:s text:c="3"/>end;</text:p>
      <text:p text:style-name="P286"/>
      <text:p text:style-name="P270"><text:s text:c="3"/>{IB Client Exceptions}</text:p>
      <text:p text:style-name="P270"><text:s text:c="3"/>EIBClientError = class(EIBError);</text:p>
      <text:p text:style-name="P151"><text:span text:style-name="T43">The <text:s/>EIBInterBaseError exception is used to report errors returned by the Firebird Database Engine, while the <text:s/>EIBClientError is used to report <text:s/></text:span><text:span text:style-name="T44">Firebird Pascal Client API </text:span><text:span text:style-name="T43">exceptions. <text:s/>EIBClientError is also used by </text:span><text:span text:style-name="T18">IBX for Lazarus</text:span><text:span text:style-name="T43">.</text:span></text:p>
      <text:p text:style-name="P138">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82">Exceptional </text:span>Error Handling <text:span text:style-name="T82">Cases</text:span></text:h>
      <text:p text:style-name="P63"><text:span text:style-name="T43">The IFirebirdAPI methods </text:span><text:span text:style-name="T40">OpenDatabase</text:span><text:span text:style-name="T43"> and </text:span><text:span text:style-name="T40">CreateDatabase</text:span><text:span text:style-name="T43"> by default also return exceptions on error. However, these two calls also have an optional paramters </text:span><text:span text:style-name="T40">RaiseExceptionOnError</text:span><text:span text:style-name="T43">.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3">The IStatus interface is returned from a call for the </text:span><text:span text:style-name="T40">GetStatus</text:span><text:span text:style-name="T43"> method of the IFirebirdAPI. It is defined as:</text:span></text:p>
      <text:p text:style-name="P270"><text:s text:c="2"/>IStatus = interface</text:p>
      <text:p text:style-name="P270"><text:s text:c="4"/>function GetIBErrorCode: Long;</text:p>
      <text:p text:style-name="P270"><text:s text:c="4"/>function Getsqlcode: Long;</text:p>
      <text:p text:style-name="P270"><text:s text:c="4"/>function GetMessage: string;</text:p>
      <text:p text:style-name="P270"><text:s text:c="4"/>function CheckStatusVector(ErrorCodes: array of TFBStatusCode): Boolean;</text:p>
      <text:p text:style-name="P270"><text:s text:c="4"/>function GetIBDataBaseErrorMessages: TIBDataBaseErrorMessages;</text:p>
      <text:p text:style-name="P270"><text:s text:c="4"/>procedure SetIBDataBaseErrorMessages(Value:</text:p>
      <text:p text:style-name="P270"><text:tab/><text:tab/><text:tab/><text:tab/> TIBDataBaseErrorMessages);</text:p>
      <text:p text:style-name="P270"><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284">var Status: IStatus;</text:p>
      <text:p text:style-name="P284">…</text:p>
      <text:p text:style-name="P284">Status := FirebirdAPI.GetStatus;</text:p>
      <text:p text:style-name="P270">raise EIBInterBaseError.Create(Status);</text:p>
      <text:p text:style-name="P152"><text:span text:style-name="T43">The IStatus interface can also be used to customise the error message returned, using the <text:s/></text:span><text:span text:style-name="T40">IStatus.SetIBDataBaseErrorMessages</text:span><text:span text:style-name="T43"> method. This can be used to set any combination of:</text:span></text:p>
      <text:p text:style-name="P270">TIBDataBaseErrorMessage <text:s text:c="3"/>= (ShowSQLCode,</text:p>
      <text:p text:style-name="P270"><text:s text:c="34"/>ShowIBMessage,</text:p>
      <text:p text:style-name="P270"><text:s text:c="34"/>ShowSQLMessage);</text:p>
      <text:list xml:id="list7052849563293231988" text:style-name="L11">
        <text:list-item>
          <text:p text:style-name="P488"><text:span text:style-name="T43">ShowSQLCode </text:span><text:span text:style-name="T45">adds the integer value of the SQL Error Code.</text:span></text:p>
        </text:list-item>
        <text:list-item>
          <text:p text:style-name="P488"><text:span text:style-name="T43">ShowSQLMessage </text:span><text:span text:style-name="T45">adds the text message associated with the SQL Error Code.</text:span></text:p>
        </text:list-item>
        <text:list-item>
          <text:p text:style-name="P487">ShowIBMessage adds the error message correspondiing to the EngineCode.</text:p>
        </text:list-item>
      </text:list>
      <text:p text:style-name="P137">By default the generated error message contains all parts.</text:p>
      <text:h text:style-name="P470" text:outline-level="1"><text:line-break/>Working with Events</text:h>
      <text:p text:style-name="P99">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465" text:outline-level="2"><text:bookmark-start text:name="__RefHeading__5101_70736377"/>The IEvents Interface<text:bookmark-end text:name="__RefHeading__5101_70736377"/></text:h>
      <text:p text:style-name="P99">The IEvents interface is used to register for one or more named events and to wait either synchronously or asynchronously for the event.</text:p>
      <text:p text:style-name="P338">IEvents = interface</text:p>
      <text:p text:style-name="P338"><text:s text:c="4"/>procedure GetEvents(EventNames: TStrings);</text:p>
      <text:p text:style-name="P338"><text:s text:c="4"/>procedure SetEvents(EventNames: TStrings); overload;</text:p>
      <text:p text:style-name="P338"><text:s text:c="4"/>procedure SetEvents(EventName: string); overload;</text:p>
      <text:p text:style-name="P338"><text:s text:c="4"/>procedure Cancel;</text:p>
      <text:p text:style-name="P338"><text:s text:c="4"/>function ExtractEventCounts: TEventCounts;</text:p>
      <text:p text:style-name="P338"><text:s text:c="4"/>procedure WaitForEvent;</text:p>
      <text:p text:style-name="P338"><text:s text:c="4"/>procedure AsyncWaitForEvent(EventHandler: TEventHandler);</text:p>
      <text:p text:style-name="P338"><text:s text:c="4"/>function GetAttachment: IAttachment;</text:p>
      <text:p text:style-name="P338">end;</text:p>
      <text:p text:style-name="P195">An IEvents interface is returned by IAttachment.GetEventHandler </text:p>
      <text:p text:style-name="P338">function GetEventHandler(Events: TStrings): IEvents; overload;</text:p>
      <text:p text:style-name="P338">function GetEventHandler(Event: string): IEvents; overload; </text:p>
      <text:p text:style-name="P195">Two variants of GetEventHandler are provided, creating an event handler for either one named event or for a list of events. Although an IEvents interface is created for one or more named events, <text:span text:style-name="T113">the events on which the interface is waiting</text:span> can be modified at any time using IEvents.SetEvents.</text:p>
      <text:h text:style-name="P465" text:outline-level="2"><text:soft-page-break/>Asynchronous Event Handling</text:h>
      <text:p text:style-name="P100">Creating an IEvents interface does not of itself cause the client to register for any events. This only happens when the caller explicitly waits for an event. To wait for an event asynchronously, the <text:s/><text:span text:style-name="T112">AsyncWaitForEvent </text:span>method is called specifying an event callback with the type:</text:p>
      <text:p text:style-name="P339">TEventHandler = procedure(Sender: IEvents) of object</text:p>
      <text:p text:style-name="P100"><text:span text:style-name="T112">AsyncWaitForEvent </text:span>always returns immediately. When an alert is received from the database server for any of the named events handled by the IEvents, the event handler callback is called.</text:p>
      <text:p text:style-name="P422">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96">When a callback procedure is called, it should, at some point call IEvents.<text:span text:style-name="T112">ExtractEventCounts </text:span>to determine which event has been posted and, if necessary to check the event counts. IEvents.<text:span text:style-name="T112">ExtractEventCounts</text:span> returns a TEventCounts array, with one element for each event.</text:p>
      <text:p text:style-name="P339">TEventInfo = record</text:p>
      <text:p text:style-name="P339"><text:s text:c="4"/>EventName: string;</text:p>
      <text:p text:style-name="P339"><text:s text:c="4"/>Count: integer;</text:p>
      <text:p text:style-name="P339">end;</text:p>
      <text:p text:style-name="P339"/>
      <text:p text:style-name="P339">TEventCounts = array of TEventInfo;</text:p>
      <text:p text:style-name="P196">For each event, a counter is returned giving the number of times the event has been seen on this connection. An increased event count from the last callback indicates that the named event has been raised.</text:p>
      <text:p text:style-name="P100"><text:span text:style-name="T112">AsyncWaitForEvent </text:span>is a “one shot”. Once a callback has occurred, another call to <text:span text:style-name="T112">AsyncWaitForEvent </text:span>must be made in order to wait for more events.</text:p>
      <text:p text:style-name="P100"><text:span text:style-name="T112">AsyncWaitForEvent </text:span>can be cancelled using the IEvents.Cancel method.</text:p>
      <text:p text:style-name="P102">Changing the event names using IEvents.SetEvents is also an implicit Cancel and <text:s/><text:span text:style-name="T112">AsyncWaitForEvent </text:span>should be called after changing the set of event names.</text:p>
      <text:h text:style-name="P465" text:outline-level="2">Synchronous Event Handling</text:h>
      <text:p text:style-name="P100">The IEvents interface also supports a synchronous wait <text:span text:style-name="T113">with</text:span> the calling thread becom<text:span text:style-name="T113">ing</text:span> blocked until an alert is received. It is unlikely that this will ever be used in an application's main thread, but may be appropriate for multi-threaded applications.</text:p>
      <text:p text:style-name="P100">The IEvents.<text:span text:style-name="T112">WaitForEvent </text:span>method is used for a synchronous wait and returns only when an alert is raised. IEvents.<text:span text:style-name="T112">ExtractEventCounts </text:span>must still be used to check which event was raised.</text:p>
      <text:p text:style-name="P101">IEvents.Cancel should allow a separate thread to cancel a synchronous wait.</text:p>
      <text:h text:style-name="P473" text:outline-level="1"><text:line-break/>Working with Services</text:h>
      <text:p text:style-name="P103">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25">requires</text:span> a Service Parameter Block (SPB).</text:p>
      <text:h text:style-name="P454" text:outline-level="2"><text:bookmark-start text:name="__RefHeading__1143_586067017"/>The Service Parameter Block (SPB)<text:bookmark-end text:name="__RefHeading__1143_586067017"/></text:h>
      <text:p text:style-name="P103">An SPB is allocated using the IFirebirdAPI.AllocateSPB method and has the <text:span text:style-name="T121">usual</text:span> set of meth<text:span text:style-name="T121">o</text:span>ds <text:span text:style-name="T121">for a parameter block</text:span> <text:span text:style-name="T121">(see </text:span><text:span text:style-name="T121"><text:bookmark-ref text:reference-format="number" text:ref-name="__RefHeading__5587_1379030791">Appendix A.</text:bookmark-ref></text:span><text:span text:style-name="T121">)</text:span>:</text:p>
      <text:p text:style-name="P340">ISPB = interface</text:p>
      <text:p text:style-name="P340"><text:s text:c="4"/>function getCount: integer;</text:p>
      <text:p text:style-name="P340"><text:s text:c="4"/>function Add(ParamType: byte): ISPBItem;</text:p>
      <text:p text:style-name="P340"><text:s text:c="4"/>function getItems(index: integer): ISPBItem;</text:p>
      <text:p text:style-name="P340"><text:s text:c="4"/>function Find(ParamType: byte): ISPBItem;</text:p>
      <text:p text:style-name="P341"><text:s text:c="4"/><text:span text:style-name="T121">property Count: integer read getCount;</text:span></text:p>
      <text:p text:style-name="P340"><text:s text:c="4"/>property Items[index: integer]: ISPBItem read getItems; default;</text:p>
      <text:p text:style-name="P340">end;</text:p>
      <text:p text:style-name="P154">This interface follows the pattern established for the DPB (see <text:bookmark-ref text:reference-format="number" text:ref-name="__RefHeading__5587_1379030791">Appendix A.</text:bookmark-ref>), with the Add method <text:span text:style-name="T83">used</text:span> to add a new item, a Find method to locate an existing item and the means <text:span text:style-name="T83">provided</text:span> to <text:span text:style-name="T83">enumerate</text:span> a <text:span text:style-name="T114">S</text:span>PB. <text:span text:style-name="T114">The ISPBItem is subclass of the IParameterBlockItem interface (see </text:span><text:span text:style-name="T114"><text:bookmark-ref text:reference-format="number" text:ref-name="__RefHeading__5587_1379030791">Appendix A.</text:bookmark-ref></text:span><text:span text:style-name="T114">):</text:span></text:p>
      <text:p text:style-name="P375">ISPBItem = interface(IParameterBlockItem) end; <text:s/></text:p>
      <text:p text:style-name="P197">For example:</text:p>
      <text:p text:style-name="P342"><text:soft-page-break/>var MySPB: ISPB;</text:p>
      <text:p text:style-name="P342">begin</text:p>
      <text:p text:style-name="P343"><text:s text:c="2"/><text:span text:style-name="T114">MySPB</text:span> := FirebirdAPI.AllocateSPB;</text:p>
      <text:p text:style-name="P343"><text:s text:c="2"/><text:span text:style-name="T114">MySPB</text:span>.Add(isc_spb_user_name).AsString :<text:span text:style-name="T114">= 'SYSDBA'</text:span>;</text:p>
      <text:p text:style-name="P343"><text:s text:c="2"/><text:span text:style-name="T114">MySPB</text:span>.Add(isc_spb_password).AsString :<text:span text:style-name="T114">= 'masterkey'</text:span>;</text:p>
      <text:p text:style-name="P197">This example creates an SPB and adds a user name and password to the SPB. This provides the login credentials. The login user must have sufficient privilege to use the Service Manager for the intended purpose.</text:p>
      <text:h text:style-name="P454" text:outline-level="2"><text:bookmark-start text:name="__RefHeading__1146_586067017"/>Attaching to the Service Manager<text:bookmark-end text:name="__RefHeading__1146_586067017"/></text:h>
      <text:p text:style-name="P104">A connection is established with the Service Manager on a given Firebird Server using the IFirebirdAPI.GetServiceManager method:</text:p>
      <text:p text:style-name="P342">function GetServiceManager(ServerName: string; Protocol: TProtocol; </text:p>
      <text:p text:style-name="P342"><text:s text:c="50"/>SPB: ISPB): IServiceManager; </text:p>
      <text:p text:style-name="P104">This method requires the name of the server, the protocol use to connect to the server and the SPB. <text:span text:style-name="T115">Alternative (and largely historical) protocols to TCP are discussed in the InterBase 6.0 API Guide. In most cases, the protocol should be set to TCP, and the Server Name is the server's domain name.</text:span></text:p>
      <text:p text:style-name="P105">The <text:s/><text:span text:style-name="T114">IFirebirdAPI.GetServiceManager method </text:span>returns an <text:span text:style-name="T114">IServiceManager </text:span>interface:</text:p>
      <text:p text:style-name="P345">IServiceManager = interface</text:p>
      <text:p text:style-name="P345"><text:s text:c="4"/>function getSPB: ISPB;</text:p>
      <text:p text:style-name="P345"><text:s text:c="4"/>procedure Attach;</text:p>
      <text:p text:style-name="P345"><text:s text:c="4"/>procedure Detach(Force: boolean=false);</text:p>
      <text:p text:style-name="P345"><text:s text:c="4"/>function IsAttached: boolean;</text:p>
      <text:p text:style-name="P346"><text:s text:c="4"/>function <text:span text:style-name="T118">AllocateSRB</text:span>: ISRB;</text:p>
      <text:p text:style-name="P345"><text:s text:c="4"/>function AllocateSQPB: ISQPB;</text:p>
      <text:p text:style-name="P345"><text:s text:c="4"/>procedure Start(Request: ISRB);</text:p>
      <text:p text:style-name="P345"><text:s text:c="4"/>function Query(SQPB: ISQPB; Request: ISRB) :IServiceQueryResults; overload;</text:p>
      <text:p text:style-name="P345"><text:s text:c="4"/>function Query(Request: ISRB) :IServiceQueryResults; overload;</text:p>
      <text:p text:style-name="P345">end;</text:p>
      <text:h text:style-name="P504" text:outline-level="3">IServiceManager Reference</text:h>
      <table:table table:name="Table15" table:style-name="Table15">
        <table:table-column table:style-name="Table15.A"/>
        <table:table-column table:style-name="Table15.B"/>
        <table:table-row>
          <table:table-cell table:style-name="Table15.A1" office:value-type="string">
            <text:p text:style-name="P221">Method Name</text:p>
          </table:table-cell>
          <table:table-cell table:style-name="Table15.B1" office:value-type="string">
            <text:p text:style-name="P221">Description</text:p>
          </table:table-cell>
        </table:table-row>
        <table:table-row>
          <table:table-cell table:style-name="Table15.A2" office:value-type="string">
            <text:p text:style-name="Table_20_Contents">getSPB</text:p>
          </table:table-cell>
          <table:table-cell table:style-name="Table15.B2" office:value-type="string">
            <text:p text:style-name="P241">Returns the SPB used to attached to the service manager</text:p>
          </table:table-cell>
        </table:table-row>
        <table:table-row>
          <table:table-cell table:style-name="Table15.A2" office:value-type="string">
            <text:p text:style-name="P241">Attach</text:p>
          </table:table-cell>
          <table:table-cell table:style-name="Table15.B2" office:value-type="string">
            <text:p text:style-name="P241">Reattach to the service manager</text:p>
          </table:table-cell>
        </table:table-row>
        <table:table-row>
          <table:table-cell table:style-name="Table15.A2" office:value-type="string">
            <text:p text:style-name="P241">Detach</text:p>
          </table:table-cell>
          <table:table-cell table:style-name="Table15.B2" office:value-type="string">
            <text:p text:style-name="P241">Detach from the service manager</text:p>
          </table:table-cell>
        </table:table-row>
        <table:table-row>
          <table:table-cell table:style-name="Table15.A2" office:value-type="string">
            <text:p text:style-name="P241">IsAttached</text:p>
          </table:table-cell>
          <table:table-cell table:style-name="Table15.B2" office:value-type="string">
            <text:p text:style-name="P241">Returns true if a connection exists to the service manager</text:p>
          </table:table-cell>
        </table:table-row>
        <table:table-row>
          <table:table-cell table:style-name="Table15.A2" office:value-type="string">
            <text:p text:style-name="P242">AllocateSRB</text:p>
          </table:table-cell>
          <table:table-cell table:style-name="Table15.B2" office:value-type="string">
            <text:p text:style-name="P241">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41">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41">Starts the service requested by the SRB<text:soft-page-break/></text:p>
          </table:table-cell>
        </table:table-row>
        <table:table-row>
          <table:table-cell table:style-name="Table15.A2" office:value-type="string">
            <text:p text:style-name="P241">Query</text:p>
          </table:table-cell>
          <table:table-cell table:style-name="Table15.B2" office:value-type="string">
            <text:p text:style-name="P241">Queries an active service, <text:span text:style-name="T145">or requests information from the server, or sets properties</text:span></text:p>
          </table:table-cell>
        </table:table-row>
      </table:table>
      <text:p text:style-name="P106"/>
      <text:h text:style-name="Heading_20_2" text:outline-level="2">Starting a Service</text:h>
      <text:p text:style-name="P105">A service is started using the <text:span text:style-name="T114">IServiceManager.</text:span>Start method and by providing an appropriate Service Request Bloc<text:span text:style-name="T118">k</text:span> (SRB). <text:span text:style-name="T118">The SRB specifies the service to run and any parameters needed.</text:span></text:p>
      <text:p text:style-name="P107">The method returns when the service is started or raises an exception if it is unable to start the requested service.</text:p>
      <text:h text:style-name="P505" text:outline-level="3">The Service Request Block (SRB)</text:h>
      <text:p text:style-name="P107">An empty SRB is created by the <text:span text:style-name="T117">IServiceManager.</text:span>AllocateSRB method, which returns an ISRB interface to the SRB. </text:p>
      <text:p text:style-name="P347">ISRB = interface</text:p>
      <text:p text:style-name="P347"><text:s text:c="4"/>function getCount: integer;</text:p>
      <text:p text:style-name="P347"><text:s text:c="4"/>function Add(ParamType: byte): ISRBItem;</text:p>
      <text:p text:style-name="P347"><text:s text:c="4"/>function getItems(index: integer): ISRBItem;</text:p>
      <text:p text:style-name="P347"><text:s text:c="4"/>function Find(ParamType: byte): ISRBItem;</text:p>
      <text:p text:style-name="P347"><text:s text:c="4"/>property Items[index: integer]: ISRBItem read getItems; default;</text:p>
      <text:p text:style-name="P347">end;</text:p>
      <text:p text:style-name="P199">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1">which is a subclass of the IParameterBlockItem interface </text:span>(see <text:bookmark-ref text:reference-format="number" text:ref-name="__RefHeading__5587_1379030791">Appendix A.</text:bookmark-ref>)</text:p>
      <text:p text:style-name="P352">ISRBItem = interface(IParameterBlockItem) end;</text:p>
      <text:p text:style-name="P198">For example:</text:p>
      <text:p text:style-name="P374"><text:s text:c="2"/>Req := Service.AllocateSRB;</text:p>
      <text:p text:style-name="P403"><text:s text:c="2"/>Req.Add(isc_action_svc_backup); <text:span text:style-name="T125">{Request the backup service}</text:span></text:p>
      <text:p text:style-name="P404"><text:s text:c="2"/>Req.Add(isc_spb_dbname).AsString := 'MyDatabase'; <text:span text:style-name="T146">{this is assumed to be an</text:span></text:p>
      <text:p text:style-name="P361"><text:s text:c="53"/>alias}</text:p>
      <text:p text:style-name="P403"><text:s text:c="2"/>Req.Add(isc_spb_bkp_file).AsString := '/home/backups/mydatabase.gbk';</text:p>
      <text:p text:style-name="P403"><text:s text:c="2"/>try</text:p>
      <text:p text:style-name="P403"><text:s text:c="4"/>Service.Start(Req);</text:p>
      <text:p text:style-name="P198">starts a backup service and requests that “MyDatabase” on “MyServer” is backed up to the file '/home/backups/mydatabase.gbk' on the server.</text:p>
      <text:h text:style-name="P507" text:outline-level="3">List of Services</text:h>
      <text:p text:style-name="P110">The following services may be started on the Service Manager. In each case, the service is requested by creating an SRB, adding the symbolic constant for the service (no value), and then adding each parameter (and parameter value) as specified for the service.</text:p>
      <text:p text:style-name="P110"><text:soft-page-break/></text:p>
      <table:table table:name="Table17" table:style-name="Table17">
        <table:table-column table:style-name="Table17.A"/>
        <table:table-column table:style-name="Table17.B"/>
        <table:table-column table:style-name="Table17.C"/>
        <table:table-row>
          <table:table-cell table:style-name="Table17.A1" office:value-type="string">
            <text:p text:style-name="P223">Service</text:p>
          </table:table-cell>
          <table:table-cell table:style-name="Table17.A1" office:value-type="string">
            <text:p text:style-name="P223">Parameters</text:p>
          </table:table-cell>
          <table:table-cell table:style-name="Table17.C1" office:value-type="string">
            <text:p text:style-name="P223">Purpose</text:p>
          </table:table-cell>
        </table:table-row>
        <table:table-row>
          <table:table-cell table:style-name="Table17.A2" office:value-type="string">
            <text:p text:style-name="P250">isc_action_svc_display_user</text:p>
          </table:table-cell>
          <table:table-cell table:style-name="Table17.A2" office:value-type="string">
            <text:p text:style-name="P250"/>
          </table:table-cell>
          <table:table-cell table:style-name="Table17.C2" office:value-type="string">
            <text:p text:style-name="P250">List active users</text:p>
          </table:table-cell>
        </table:table-row>
        <table:table-row>
          <table:table-cell table:style-name="Table17.A2" office:value-type="string">
            <text:p text:style-name="P250">isc_action_svc_db_stats</text:p>
          </table:table-cell>
          <table:table-cell table:style-name="Table17.A2" office:value-type="string">
            <text:p text:style-name="P250">isc_spb_dbname, isc_spb_options</text:p>
          </table:table-cell>
          <table:table-cell table:style-name="Table17.C2" office:value-type="string">
            <text:p text:style-name="P250">Requesting Database Statistics</text:p>
          </table:table-cell>
        </table:table-row>
        <table:table-row>
          <table:table-cell table:style-name="Table17.A2" office:value-type="string">
            <text:p text:style-name="P250">isc_action_svc_backup</text:p>
          </table:table-cell>
          <table:table-cell table:style-name="Table17.A2" office:value-type="string">
            <text:p text:style-name="P250">isc_spb_dbname, isc_spb_bkp_file, isc_spb_bkp_length, isc_spb_bkp_factor,<text:line-break/>isc_spb_options,<text:line-break/>isc_spb_verbose</text:p>
          </table:table-cell>
          <table:table-cell table:style-name="Table17.C2" office:value-type="string">
            <text:p text:style-name="P250">Database backup</text:p>
          </table:table-cell>
        </table:table-row>
        <table:table-row>
          <table:table-cell table:style-name="Table17.A2" office:value-type="string">
            <text:p text:style-name="P250">isc_action_svc_restore</text:p>
          </table:table-cell>
          <table:table-cell table:style-name="Table17.A2" office:value-type="string">
            <text:p text:style-name="P250">isc_spb_dbname, isc_spb_bkp_file, isc_spb_res_length, isc_spb_res_buffers, isc_spb_res_page_size, isc_spb_res_access_mode, isc_spb_options,<text:line-break/>isc_spb_verbose</text:p>
          </table:table-cell>
          <table:table-cell table:style-name="Table17.C2" office:value-type="string">
            <text:p text:style-name="P250">Database Restore</text:p>
          </table:table-cell>
        </table:table-row>
      </table:table>
      <text:p text:style-name="P110"/>
      <text:p text:style-name="P111">See the InterBase 6.0 API Guide for a detailed description of each parameter and parameter value</text:p>
      <text:h text:style-name="P454" text:outline-level="2">Querying a Service</text:h>
      <text:p text:style-name="P107">The <text:span text:style-name="T114">IServiceManager.</text:span>Query method is used to either:</text:p>
      <text:list xml:id="list8444242573672899702" text:style-name="L12">
        <text:list-item>
          <text:p text:style-name="P433">Query a running service (e.g. a database backup)</text:p>
        </text:list-item>
        <text:list-item>
          <text:p text:style-name="P433">Request information from the service manager.</text:p>
        </text:list-item>
        <text:list-item>
          <text:p text:style-name="P434">Set Database or Server Properties.</text:p>
        </text:list-item>
      </text:list>
      <text:p text:style-name="P108">Two variants of the <text:span text:style-name="T114">IServiceManager.</text:span>Query method are provided. One provides both a Service Query Parameter Block (<text:span text:style-name="T121">S</text:span>QRB) and a Service Request Block (SRB). The other requires only an SRB. Both variants return an interface to <text:span text:style-name="T146">the</text:span> Service Query <text:span text:style-name="T146">Results</text:span> (SQ<text:span text:style-name="T146">R</text:span>). <text:span text:style-name="T121">The SQRB is often not required and hence a variation is defined that omits it from the interface.</text:span></text:p>
      <text:h text:style-name="P507" text:outline-level="3">The Service Query Parameter Block (SQRB)</text:h>
      <text:p text:style-name="P112">The Service Query Parameter Block (SQRB) follows the standard pattern for parameter blocks (see <text:bookmark-ref text:reference-format="number" text:ref-name="__RefHeading__6428_1133990803">Appendix A.</text:bookmark-ref>), and is defined as:</text:p>
      <text:p text:style-name="P349"><text:soft-page-break/><text:span text:style-name="T126">ISQPB</text:span> = interface</text:p>
      <text:p text:style-name="P349"><text:s text:c="4"/>function getCount: integer;</text:p>
      <text:p text:style-name="P349"><text:s text:c="4"/>function Add(ParamType: byte): <text:span text:style-name="T126">ISQPBItem</text:span>;</text:p>
      <text:p text:style-name="P349"><text:s text:c="4"/>function getItems(index: integer): <text:span text:style-name="T126">ISQPBItem</text:span>;</text:p>
      <text:p text:style-name="P349"><text:s text:c="4"/>function Find(ParamType: byte): <text:span text:style-name="T126">ISQPBItem</text:span>;</text:p>
      <text:p text:style-name="P349"><text:s text:c="4"/>property Count: integer read getCount;</text:p>
      <text:p text:style-name="P349"><text:s text:c="4"/>property Items[index: integer]: <text:span text:style-name="T126">ISQPBItem</text:span> read getItems; default;</text:p>
      <text:p text:style-name="P349">end;</text:p>
      <text:p text:style-name="P349"/>
      <text:p text:style-name="P353">ISQPBItem = interface(IParameterBlockItem)</text:p>
      <text:p text:style-name="P353"><text:s text:c="4"/>function CopyFrom(source: TStream; count: integer): integer;</text:p>
      <text:p text:style-name="P353">end;</text:p>
      <text:p text:style-name="Highlighted">Note that the ISQPBItem interface extends the standard IParameterBlockItem interface to include a CopyFrom (stream) method.</text:p>
      <text:p text:style-name="P205">There are only two current uses for the SQPB:</text:p>
      <text:list xml:id="list7463396130567218405" text:style-name="L13">
        <text:list-item>
          <text:p text:style-name="P482">An SQPB <text:span text:style-name="T146">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483">An SQPB <text:span text:style-name="T146">which includes</text:span> an isc_info_svc_line parameter is used to return data (in successive chunks) for the service's <text:span text:style-name="T11">stdin</text:span><text:span text:style-name="T19">. The parameter value provides the data as a long string (up to 65535 bytes), although in practice as the whole buffer is limited to 65535 bytes, the actual string length must be reduced to take account of the parameter byte, </text:span><text:span text:style-name="T38">length field</text:span><text:span text:style-name="T19"> and any <text:s/>isc_info_svc_timeout parameter </text:span><text:span text:style-name="T38">and value</text:span><text:span text:style-name="T19">.</text:span></text:p>
        </text:list-item>
      </text:list>
      <text:p text:style-name="P205"><text:span text:style-name="T19">The latter case is used for database restore (see </text:span><text:span text:style-name="T19"><text:bookmark-ref text:reference-format="number" text:ref-name="__RefHeading__6433_1133990803">12.6</text:bookmark-ref></text:span><text:span text:style-name="T19">).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06" text:outline-level="3">The Service Request Block (SRB)</text:h>
      <text:p text:style-name="P114">If a service has already been started and is still active then the SRB is used to request information from the service. Otherwise, it is used to request information or to set database or server properties.</text:p>
      <text:p text:style-name="P113">The <text:span text:style-name="T121">Service Request Block (SRB)</text:span> follows the standard pattern for parameter blocks (see <text:bookmark-ref text:reference-format="number" text:ref-name="__RefHeading__6428_1133990803">Appendix A.</text:bookmark-ref>), and is defined as:</text:p>
      <text:p text:style-name="P378"><text:span text:style-name="T126">ISRB</text:span> = interface</text:p>
      <text:p text:style-name="P406"><text:s text:c="4"/>function getCount: integer;</text:p>
      <text:p text:style-name="P406"><text:s text:c="4"/>function Add(ParamType: byte): <text:span text:style-name="T126">ISRBItem</text:span>;</text:p>
      <text:p text:style-name="P406"><text:s text:c="4"/>function getItems(index: integer): <text:span text:style-name="T126">ISRBItem</text:span>;</text:p>
      <text:p text:style-name="P406"><text:s text:c="4"/>function Find(ParamType: byte): <text:span text:style-name="T126">ISRBItem</text:span>;</text:p>
      <text:p text:style-name="P406"><text:s text:c="4"/>property Count: integer read getCount;</text:p>
      <text:p text:style-name="P406"><text:s text:c="4"/>property Items[index: integer]: <text:span text:style-name="T126">ISRBItem</text:span> read getItems; default;</text:p>
      <text:p text:style-name="P406">end;</text:p>
      <text:p text:style-name="P406"/>
      <text:p text:style-name="P405">ISRBItem = interface(IParameterBlockItem) end; </text:p>
      <text:h text:style-name="P515" text:outline-level="4"><text:soft-page-break/>Running Services</text:h>
      <table:table table:name="Table18" table:style-name="Table18">
        <table:table-column table:style-name="Table18.A" table:number-columns-repeated="3"/>
        <table:table-row>
          <table:table-cell table:style-name="Table18.A1" office:value-type="string">
            <text:p text:style-name="P224">Service</text:p>
          </table:table-cell>
          <table:table-cell table:style-name="Table18.A1" office:value-type="string">
            <text:p text:style-name="P224">Request</text:p>
          </table:table-cell>
          <table:table-cell table:style-name="Table18.C1" office:value-type="string">
            <text:p text:style-name="P224">Information Requested</text:p>
          </table:table-cell>
        </table:table-row>
        <table:table-row>
          <table:table-cell table:style-name="Table18.A2" office:value-type="string">
            <text:p text:style-name="P251">List Users</text:p>
          </table:table-cell>
          <table:table-cell table:style-name="Table18.A2" office:value-type="string">
            <text:p text:style-name="P251">isc_info_svc_get_users</text:p>
          </table:table-cell>
          <table:table-cell table:style-name="Table18.C2" office:value-type="string">
            <text:p text:style-name="P252">A list of active users</text:p>
          </table:table-cell>
        </table:table-row>
        <table:table-row>
          <table:table-cell table:style-name="Table18.A2" office:value-type="string">
            <text:p text:style-name="P251">Database Statistics</text:p>
          </table:table-cell>
          <table:table-cell table:style-name="Table18.A2" office:value-type="string">
            <text:p text:style-name="P251">isc_info_svc_line</text:p>
          </table:table-cell>
          <table:table-cell table:style-name="Table18.C2" office:value-type="string">
            <text:p text:style-name="P252">Returns the next line of (plain text) output from the database statistics service</text:p>
          </table:table-cell>
        </table:table-row>
        <table:table-row>
          <table:table-cell table:style-name="Table18.A2" table:number-rows-spanned="2" office:value-type="string">
            <text:p text:style-name="P251">Database Backup</text:p>
          </table:table-cell>
          <table:table-cell table:style-name="Table18.A2" office:value-type="string">
            <text:p text:style-name="P251">isc_info_svc_line</text:p>
          </table:table-cell>
          <table:table-cell table:style-name="Table18.C2" office:value-type="string">
            <text:p text:style-name="P252">The next line of (plain text) output from the database backup service (backup to server file only)</text:p>
          </table:table-cell>
        </table:table-row>
        <table:table-row>
          <table:covered-table-cell/>
          <table:table-cell table:style-name="Table18.A2" office:value-type="string">
            <text:p text:style-name="P251">isc_info_svc_to_eof</text:p>
          </table:table-cell>
          <table:table-cell table:style-name="Table18.C2" office:value-type="string">
            <text:p text:style-name="P252">The next chunk of the backup archive (backup to stdout only).</text:p>
          </table:table-cell>
        </table:table-row>
        <table:table-row>
          <table:table-cell table:style-name="Table18.A2" table:number-rows-spanned="2" office:value-type="string">
            <text:p text:style-name="P251">Database Restore</text:p>
          </table:table-cell>
          <table:table-cell table:style-name="Table18.A2" office:value-type="string">
            <text:p text:style-name="P251">isc_info_svc_line</text:p>
          </table:table-cell>
          <table:table-cell table:style-name="Table18.C2" office:value-type="string">
            <text:p text:style-name="P252">The next line of (plain text) output from the database restore service</text:p>
          </table:table-cell>
        </table:table-row>
        <table:table-row>
          <table:covered-table-cell/>
          <table:table-cell table:style-name="Table18.A2" office:value-type="string">
            <text:p text:style-name="P251">isc_info_svc_stdin</text:p>
          </table:table-cell>
          <table:table-cell table:style-name="Table18.C2" office:value-type="string">
            <text:p text:style-name="P252">The maximum acceptable byte count to return as stdin data.</text:p>
          </table:table-cell>
        </table:table-row>
      </table:table>
      <text:p text:style-name="P114"/>
      <text:h text:style-name="P516" text:outline-level="4">Information Requests</text:h>
      <table:table table:name="Table19" table:style-name="Table19">
        <table:table-column table:style-name="Table19.A" table:number-columns-repeated="3"/>
        <table:table-row>
          <table:table-cell table:style-name="Table19.A1" office:value-type="string">
            <text:p text:style-name="P225">Information Group</text:p>
          </table:table-cell>
          <table:table-cell table:style-name="Table19.A1" office:value-type="string">
            <text:p text:style-name="P225">Request</text:p>
          </table:table-cell>
          <table:table-cell table:style-name="Table19.C1" office:value-type="string">
            <text:p text:style-name="P225">Information Returned</text:p>
          </table:table-cell>
        </table:table-row>
        <table:table-row>
          <table:table-cell table:style-name="Table19.A2" table:number-rows-spanned="3" office:value-type="string">
            <text:p text:style-name="P253">Version Information</text:p>
          </table:table-cell>
          <table:table-cell table:style-name="Table19.A2" office:value-type="string">
            <text:p text:style-name="P253">isc_info_svc_version</text:p>
          </table:table-cell>
          <table:table-cell table:style-name="Table19.C2" office:value-type="string">
            <text:p text:style-name="P254">The version of the Services Manager</text:p>
          </table:table-cell>
        </table:table-row>
        <table:table-row>
          <table:covered-table-cell/>
          <table:table-cell table:style-name="Table19.A2" office:value-type="string">
            <text:p text:style-name="P253">isc_info_svc_server_version</text:p>
          </table:table-cell>
          <table:table-cell table:style-name="Table19.C2" office:value-type="string">
            <text:p text:style-name="P254">The version of the Firebird server</text:p>
          </table:table-cell>
        </table:table-row>
        <table:table-row>
          <table:covered-table-cell/>
          <table:table-cell table:style-name="Table19.A2" office:value-type="string">
            <text:p text:style-name="P253">isc_info_svc_implementation</text:p>
          </table:table-cell>
          <table:table-cell table:style-name="Table19.C2" office:value-type="string">
            <text:p text:style-name="P254">The implementation string, or platform, of the server</text:p>
          </table:table-cell>
        </table:table-row>
        <table:table-row table:style-name="Table19.5">
          <table:table-cell table:style-name="Table19.A2" table:number-rows-spanned="5" office:value-type="string">
            <text:p text:style-name="P253">Configuration Parameters</text:p>
          </table:table-cell>
          <table:table-cell table:style-name="Table19.A2" office:value-type="string">
            <text:p text:style-name="P253">isc_info_svc_get_env_lock</text:p>
          </table:table-cell>
          <table:table-cell table:style-name="Table19.C2" office:value-type="string">
            <text:p text:style-name="P254">The location of the Firebird lock manager file on the server</text:p>
          </table:table-cell>
        </table:table-row>
        <table:table-row table:style-name="Table19.5">
          <table:covered-table-cell/>
          <table:table-cell table:style-name="Table19.A2" office:value-type="string">
            <text:p text:style-name="P253">isc_info_svc_get_config</text:p>
          </table:table-cell>
          <table:table-cell table:style-name="Table19.C2" office:value-type="string">
            <text:p text:style-name="P254">Contents of Firebird.conf</text:p>
          </table:table-cell>
        </table:table-row>
        <table:table-row table:style-name="Table19.5">
          <table:covered-table-cell/>
          <table:table-cell table:style-name="Table19.A2" office:value-type="string">
            <text:p text:style-name="P253">isc_info_svc_get_env</text:p>
          </table:table-cell>
          <table:table-cell table:style-name="Table19.C2" office:value-type="string">
            <text:p text:style-name="P254">Location of the Firebird root directory on the server</text:p>
          </table:table-cell>
        </table:table-row>
        <table:table-row table:style-name="Table19.5">
          <table:covered-table-cell/>
          <table:table-cell table:style-name="Table19.A2" office:value-type="string">
            <text:p text:style-name="P253">isc_info_svc_get_env_msg</text:p>
          </table:table-cell>
          <table:table-cell table:style-name="Table19.C2" office:value-type="string">
            <text:p text:style-name="P254">Location of the Firebird messages file on the server.</text:p>
          </table:table-cell>
        </table:table-row>
        <table:table-row table:style-name="Table19.5">
          <table:covered-table-cell/>
          <table:table-cell table:style-name="Table19.A2" office:value-type="string">
            <text:p text:style-name="P253">isc_info_svc_user_dbpath</text:p>
          </table:table-cell>
          <table:table-cell table:style-name="Table19.C2" office:value-type="string">
            <text:p text:style-name="P254">Location of the security database on the server</text:p>
          </table:table-cell>
        </table:table-row>
        <table:table-row table:style-name="Table19.5">
          <table:table-cell table:style-name="Table19.A2" office:value-type="string">
            <text:p text:style-name="P255">Database Information</text:p>
          </table:table-cell>
          <table:table-cell table:style-name="Table19.A2" office:value-type="string">
            <text:p text:style-name="P255">isc_info_svc_svr_db_info</text:p>
          </table:table-cell>
          <table:table-cell table:style-name="Table19.C2" office:value-type="string">
            <text:p text:style-name="P256">The number of database attachments and databases currently active on the server</text:p>
          </table:table-cell>
        </table:table-row>
        <table:table-row table:style-name="Table19.5">
          <table:table-cell table:style-name="Table19.A2" office:value-type="string">
            <text:p text:style-name="P255">Limbo Transactions</text:p>
          </table:table-cell>
          <table:table-cell table:style-name="Table19.A2" office:value-type="string">
            <text:p text:style-name="P255">isc_info_svc_limbo_trans</text:p>
          </table:table-cell>
          <table:table-cell table:style-name="Table19.C2" office:value-type="string">
            <text:p text:style-name="P256">Limbo transaction information for unresolved distributed transactions</text:p>
          </table:table-cell>
        </table:table-row>
      </table:table>
      <text:p text:style-name="P115"/>
      <text:h text:style-name="P517" text:outline-level="4">Setting Properties</text:h>
      <text:p text:style-name="P116">These requests correspond to the options of the gfix command line utility and are described in the InterBase 6.0 API Guid<text:span text:style-name="T127">e Table 12.5</text:span></text:p>
      <text:h text:style-name="P508" text:outline-level="3">The Query Response</text:h>
      <text:p text:style-name="P117">The Query method, on successful completion, returns an <text:span text:style-name="T117">IServiceQueryResults</text:span> interface to the Service Query Response. This can be enumerated to determine and process the query results. This interface is defined as:</text:p>
      <text:p text:style-name="P354">IServiceQueryResults = interface</text:p>
      <text:p text:style-name="P354"><text:s text:c="4"/>function getCount: integer;</text:p>
      <text:p text:style-name="P354"><text:s text:c="4"/>function getItem(index: integer): IServiceQueryResultItem;</text:p>
      <text:p text:style-name="P354"><text:s text:c="4"/>function find(ItemType: byte): IServiceQueryResultItem;</text:p>
      <text:p text:style-name="P354"><text:s text:c="4"/>property Items[index: integer]: IServiceQueryResultItem </text:p>
      <text:p text:style-name="P354"><text:s text:c="53"/>read getItem; default;</text:p>
      <text:p text:style-name="P354"><text:s text:c="4"/>property Count: integer read getCount;</text:p>
      <text:p text:style-name="P354">end; </text:p>
      <text:p text:style-name="P206">The main use of this interface is to process “Count” items in turn. However, it may also be used to locate (find) a specific response item by its symbolic constant. Each response item is return as an IServiceQueryResultItem interface.</text:p>
      <text:p text:style-name="P354"><text:soft-page-break/>IServiceQueryResultSubItem = interface</text:p>
      <text:p text:style-name="P354"><text:s text:c="4"/>function getItemType: byte;</text:p>
      <text:p text:style-name="P354"><text:s text:c="4"/>function getSize: integer;</text:p>
      <text:p text:style-name="P354"><text:s text:c="4"/>procedure getRawBytes(var Buffer);</text:p>
      <text:p text:style-name="P354"><text:s text:c="4"/>function getAsString: string;</text:p>
      <text:p text:style-name="P354"><text:s text:c="4"/>function getAsInteger: integer;</text:p>
      <text:p text:style-name="P354"><text:s text:c="4"/>function getAsByte: byte;</text:p>
      <text:p text:style-name="P354"><text:s text:c="4"/>property AsString: string read getAsString;</text:p>
      <text:p text:style-name="P354"><text:s text:c="4"/>property AsInteger: integer read getAsInteger;</text:p>
      <text:p text:style-name="P354"><text:s text:c="4"/>property AsByte: byte read getAsByte;</text:p>
      <text:p text:style-name="P354"><text:s text:c="2"/>end;</text:p>
      <text:p text:style-name="P354"/>
      <text:p text:style-name="P354">IServiceQueryResultItem = interface(IServiceQueryResultSubItem)</text:p>
      <text:p text:style-name="P354"><text:s text:c="4"/>function getCount: integer;</text:p>
      <text:p text:style-name="P354"><text:s text:c="4"/>function getItem(index: integer): IServiceQueryResultSubItem;</text:p>
      <text:p text:style-name="P354"><text:s text:c="4"/>function find(ItemType: byte): IServiceQueryResultSubItem;</text:p>
      <text:p text:style-name="P354"><text:s text:c="4"/>property Items[index: integer]: IServiceQueryResultSubItem </text:p>
      <text:p text:style-name="P354"><text:s text:c="56"/>read getItem; default;</text:p>
      <text:p text:style-name="P354"><text:s text:c="4"/>property Count: integer read getCount;</text:p>
      <text:p text:style-name="P354">end; <text:s text:c="9"/></text:p>
      <text:p text:style-name="P206">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06">The responses that may be expected for each service request are identifed in the InterBase 6.0 API Guide. <text:bookmark-ref text:reference-format="number" text:ref-name="__RefHeading__7766_1133990803">Appendix B.</text:bookmark-ref> <text:span text:style-name="T128">provides an example of the enumeration of a service response.</text:span></text:p>
      <text:h text:style-name="P454" text:outline-level="2">Detaching from the Service Manager</text:h>
      <text:p text:style-name="P118">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466" text:outline-level="2"><text:bookmark-start text:name="__RefHeading__6433_1133990803"/>Backup and Restore Services<text:bookmark-end text:name="__RefHeading__6433_1133990803"/></text:h>
      <text:p text:style-name="P119">Database backup and restore may be performed either to or from a file on the server, or to and from a file on the client system.</text:p>
      <text:h text:style-name="P509" text:outline-level="3">Backup and Restore on the Server</text:h>
      <text:p text:style-name="P119">Backup and restore to or from a file on the server is the simple case. All that is necessary is to specify the name of the database and backup file(s) and to monitor the output of the process until completion. For example, for backup:</text:p>
      <text:p text:style-name="P376">var SPB: ISPB;</text:p>
      <text:p text:style-name="P355"><text:s text:c="4"/>Service: IServiceManager;</text:p>
      <text:p text:style-name="P355"><text:s text:c="4"/>Req: ISRB;</text:p>
      <text:p text:style-name="P355"><text:s text:c="4"/>Results: I<text:span text:style-name="T129">s</text:span>erviceQueryResults;</text:p>
      <text:p text:style-name="P356"><text:s text:c="4"/><text:span text:style-name="T129">Response: IServiceQueryResultSubItem;</text:span></text:p>
      <text:p text:style-name="P355"><text:s text:c="4"/>line: string;</text:p>
      <text:p text:style-name="P355">begin</text:p>
      <text:p text:style-name="P355"><text:s text:c="2"/>SPB := FirebirdAPI.AllocateSPB;</text:p>
      <text:p text:style-name="P355"><text:s text:c="2"/>SPB.Add(isc_spb_user_name).setAsString('SYSDBA');</text:p>
      <text:p text:style-name="P355"><text:s text:c="2"/>SPB.Add(isc_spb_password).setAsString('masterkey');</text:p>
      <text:p text:style-name="P355"><text:s text:c="2"/>Service := FirebirdAPI.GetServiceManager('myserver domain name',TCP,SPB);</text:p>
      <text:p text:style-name="P355"/>
      <text:p text:style-name="P355"><text:s text:c="2"/>Req := Service.AllocateSRB;</text:p>
      <text:p text:style-name="P408"><text:s text:c="2"/>Req.Add(isc_action_svc_backup);</text:p>
      <text:p text:style-name="P408"><text:s text:c="2"/>Req.Add(isc_spb_dbname).AsString := 'MyDatabase';</text:p>
      <text:p text:style-name="P408"><text:soft-page-break/><text:s text:c="2"/>Req.Add(isc_spb_bkp_file).AsString := 'path to backup file';</text:p>
      <text:p text:style-name="P355"><text:s text:c="2"/>Req.Add(isc_spb_verbose);</text:p>
      <text:p text:style-name="P408"><text:s text:c="2"/>try</text:p>
      <text:p text:style-name="P408"><text:s text:c="4"/>Service.Start(Req);</text:p>
      <text:p text:style-name="P408"><text:s text:c="4"/>Req := Service.AllocateSRB;</text:p>
      <text:p text:style-name="P408"><text:s text:c="4"/>Req.Add(isc_info_svc_line);</text:p>
      <text:p text:style-name="P408"><text:s text:c="4"/>repeat</text:p>
      <text:p text:style-name="P355"><text:s text:c="6"/>line := '';</text:p>
      <text:p text:style-name="P408"><text:s text:c="6"/>Results := Service.Query(Req);</text:p>
      <text:p text:style-name="P356"><text:s text:c="6"/><text:span text:style-name="T129">Response := </text:span>Results.Find(isc_info_svc_line);</text:p>
      <text:p text:style-name="P356"><text:s text:c="6"/>if <text:span text:style-name="T129">Response &lt;&gt; nil</text:span> then</text:p>
      <text:p text:style-name="P355"><text:s text:c="6"/>begin</text:p>
      <text:p text:style-name="P356"><text:s text:c="8"/>line := <text:s/><text:span text:style-name="T129">Response</text:span>.AsString;</text:p>
      <text:p text:style-name="P355"><text:s text:c="8"/>writeln(line);</text:p>
      <text:p text:style-name="P355"><text:s text:c="6"/>end;</text:p>
      <text:p text:style-name="P408"><text:s text:c="4"/>until line = '';</text:p>
      <text:p text:style-name="P408"><text:s text:c="4"/>writeln('Backup Complete');</text:p>
      <text:p text:style-name="P408"><text:s text:c="2"/>except on E: Exception do</text:p>
      <text:p text:style-name="P408"><text:s text:c="4"/>writeln('Backup Service Error: ',E.Message);</text:p>
      <text:p text:style-name="P408"><text:s text:c="2"/>end;</text:p>
      <text:p text:style-name="P408">end;</text:p>
      <text:p text:style-name="P207">The above example, starts the service and then loops round issuing queries until there is no response. Database restore follows the same pattern.</text:p>
      <text:h text:style-name="P509" text:outline-level="3">Backup and Restore using a File on the Client System</text:h>
      <text:p text:style-name="P119">In principle, this is the same as the above except that the backup file is set to 'stdout' (for backup) or 'stdin' for restore. The client additionally has to process the stdout data or to provide the stdin data.</text:p>
      <text:p text:style-name="P119">The stdout data for backup is provided by the isc_info_svc_to_eof request item. This is mutually exclusive with verbose output. The following example illustrates how backup to stdout is processed.</text:p>
      <text:p text:style-name="P376">var SPB: ISPB;</text:p>
      <text:p text:style-name="P355"><text:s text:c="4"/>Service: IServiceManager;</text:p>
      <text:p text:style-name="P355"><text:s text:c="4"/>Req: ISRB;</text:p>
      <text:p text:style-name="P355"><text:s text:c="4"/>Results: IserviceQueryResults;</text:p>
      <text:p text:style-name="P356"><text:s text:c="4"/><text:span text:style-name="T129">Response: IServiceQueryResultSubItem;</text:span></text:p>
      <text:p text:style-name="P355"><text:s text:c="4"/>line: string;</text:p>
      <text:p text:style-name="P355"><text:s text:c="4"/>bakfile: TFileStream;</text:p>
      <text:p text:style-name="P355">begin</text:p>
      <text:p text:style-name="P355"><text:s text:c="2"/>SPB := FirebirdAPI.AllocateSPB;</text:p>
      <text:p text:style-name="P355"><text:s text:c="2"/>SPB.Add(isc_spb_user_name).setAsString('SYSDBA');</text:p>
      <text:p text:style-name="P355"><text:s text:c="2"/>SPB.Add(isc_spb_password).setAsString('masterkey');</text:p>
      <text:p text:style-name="P355"><text:s text:c="2"/>Service := FirebirdAPI.GetServiceManager('myserver domain name',TCP,SPB);</text:p>
      <text:p text:style-name="P355"/>
      <text:p text:style-name="P355"><text:s text:c="2"/>bakfile := TFileStream.Create('path to backup file',fmCreate);</text:p>
      <text:p text:style-name="P355"><text:s text:c="2"/>Req := Service.AllocateSRB;</text:p>
      <text:p text:style-name="P408"><text:s text:c="2"/>Req.Add(isc_action_svc_backup);</text:p>
      <text:p text:style-name="P408"><text:s text:c="2"/>Req.Add(isc_spb_dbname).AsString := 'MyDatabase';</text:p>
      <text:p text:style-name="P408"><text:s text:c="2"/>Req.Add(isc_spb_bkp_file).AsString := 'stdout';</text:p>
      <text:p text:style-name="P408"><text:s text:c="2"/>try</text:p>
      <text:p text:style-name="P408"><text:s text:c="4"/>Service.Start(Req);</text:p>
      <text:p text:style-name="P408"><text:s text:c="4"/>Req := Service.AllocateSRB;</text:p>
      <text:p text:style-name="P409"><text:s text:c="4"/>Req.Add(<text:span text:style-name="T129">isc_info_svc_to_eof</text:span>);</text:p>
      <text:p text:style-name="P408"><text:s text:c="4"/>repeat</text:p>
      <text:p text:style-name="P355"><text:s text:c="6"/>line := '';</text:p>
      <text:p text:style-name="P408"><text:s text:c="6"/>Results := Service.Query(Req);</text:p>
      <text:p text:style-name="P356"><text:soft-page-break/><text:s text:c="6"/><text:span text:style-name="T129">Response := </text:span>Results.Find(<text:span text:style-name="T129">isc_info_svc_to_eof</text:span>);</text:p>
      <text:p text:style-name="P356"><text:s text:c="6"/>if <text:span text:style-name="T129">Response &lt;&gt; nil</text:span> then</text:p>
      <text:p text:style-name="P356"><text:s text:c="6"/>begin</text:p>
      <text:p text:style-name="P356"><text:s text:c="8"/>line := <text:s/><text:span text:style-name="T129">Response</text:span>.AsString;</text:p>
      <text:p text:style-name="P356"><text:s text:c="8"/><text:span text:style-name="T129">bakfile.Write(line[1],length(line))</text:span>;</text:p>
      <text:p text:style-name="P355"><text:s text:c="6"/>end;</text:p>
      <text:p text:style-name="P408"><text:s text:c="4"/>until line = '';</text:p>
      <text:p text:style-name="P408"><text:s text:c="4"/>writeln('Backup Complete');</text:p>
      <text:p text:style-name="P408"><text:s text:c="2"/>except on E: Exception do</text:p>
      <text:p text:style-name="P355"><text:s text:c="3"/>begin</text:p>
      <text:p text:style-name="P408"><text:s text:c="4"/>writeln('Backup Service Error: ',E.Message);</text:p>
      <text:p text:style-name="P355"><text:s text:c="4"/>bakfile.free;</text:p>
      <text:p text:style-name="P356"><text:s text:c="4"/>DeleteFile('path to backup file'<text:span text:style-name="T129">);</text:span></text:p>
      <text:p text:style-name="P355"><text:s text:c="3"/>end;</text:p>
      <text:p text:style-name="P408"><text:s text:c="2"/>end;</text:p>
      <text:p text:style-name="P355"><text:s text:c="2"/>bakfile.free;</text:p>
      <text:p text:style-name="P408">end;</text:p>
      <text:p text:style-name="P208">Restore to stdin is more complex and requires use of the Service Query Parameter Block to upload the data, as shown in the following example:</text:p>
      <text:p text:style-name="P377">var SPB: ISPB;</text:p>
      <text:p text:style-name="P357"><text:s text:c="4"/>Service: IServiceManager;</text:p>
      <text:p text:style-name="P357"><text:s text:c="4"/>Req: ISRB;</text:p>
      <text:p text:style-name="P357"><text:s text:c="4"/>Results: I<text:span text:style-name="T130">S</text:span>erviceQueryResults;</text:p>
      <text:p text:style-name="P357"><text:s text:c="4"/>bakfile: TFileStream;</text:p>
      <text:p text:style-name="P359"><text:s text:c="4"/>bytesWritten: integer;</text:p>
      <text:p text:style-name="P359"><text:s text:c="4"/>bytesAvailable: integer;</text:p>
      <text:p text:style-name="P359"><text:s text:c="4"/>i: integer;</text:p>
      <text:p text:style-name="P359"><text:s text:c="4"/>ReqLength: integer;</text:p>
      <text:p text:style-name="P359"><text:s text:c="4"/>SQPB: ISQPB; <text:s/></text:p>
      <text:p text:style-name="P357">begin</text:p>
      <text:p text:style-name="P357"><text:s text:c="2"/>SPB := FirebirdAPI.AllocateSPB;</text:p>
      <text:p text:style-name="P357"><text:s text:c="2"/>SPB.Add(isc_spb_user_name).setAsString('SYSDBA');</text:p>
      <text:p text:style-name="P357"><text:s text:c="2"/>SPB.Add(isc_spb_password).setAsString('masterkey');</text:p>
      <text:p text:style-name="P357"><text:s text:c="2"/>Service := FirebirdAPI.GetServiceManager('myserver domain name',TCP,SPB);</text:p>
      <text:p text:style-name="P357"/>
      <text:p text:style-name="P357"><text:s text:c="2"/>bakfile := TFileStream.Create('path to backup file',<text:span text:style-name="T130">fmOpenRead</text:span>);</text:p>
      <text:p text:style-name="P358"><text:s text:c="2"/><text:span text:style-name="T131">bytesAvailable := BakFile.Size; </text:span></text:p>
      <text:p text:style-name="P357"><text:s text:c="2"/>Req := Service.AllocateSRB;</text:p>
      <text:p text:style-name="P410"><text:s text:c="2"/>Req.Add(isc_action_svc_<text:span text:style-name="T130">restore</text:span>);</text:p>
      <text:p text:style-name="P410"><text:s text:c="2"/>Req.Add(isc_spb_dbname).AsString := 'MyDatabase';</text:p>
      <text:p text:style-name="P410"><text:s text:c="2"/>Req.Add(isc_spb_bkp_file).AsString := 'std<text:span text:style-name="T130">in</text:span>';</text:p>
      <text:p text:style-name="P357"><text:s text:c="2"/>Req.Add(isc_spb_verbose);</text:p>
      <text:p text:style-name="P411"><text:s text:c="2"/>Req.Add(isc_spb_options).SetAsInteger(isc_spb_res_create);</text:p>
      <text:p text:style-name="P357"><text:s text:c="2"/>try</text:p>
      <text:p text:style-name="P411"><text:s text:c="6"/>ReqLength := 0;</text:p>
      <text:p text:style-name="P380"><text:s text:c="6"/>repeat</text:p>
      <text:p text:style-name="P411"><text:s text:c="8"/>SQPB := Service.AllocateSQPB;</text:p>
      <text:p text:style-name="P411"><text:s text:c="8"/>if ReqLength &gt; 0 then</text:p>
      <text:p text:style-name="P411"><text:s text:c="12"/>bytesWritten :=</text:p>
      <text:p text:style-name="P359"><text:s text:c="21"/>SQPB.Add(isc_info_svc_line).CopyFrom(BakFile,ReqLength);</text:p>
      <text:p text:style-name="P411"><text:s text:c="8"/>bytesAvailable -= bytesWritten;</text:p>
      <text:p text:style-name="P411"><text:s text:c="8"/>Req := Service.AllocateSRB;</text:p>
      <text:p text:style-name="P411"><text:s text:c="8"/>Req.Add(isc_info_svc_stdin);</text:p>
      <text:p text:style-name="P411"><text:s text:c="8"/>Req.Add(isc_info_svc_line);</text:p>
      <text:p text:style-name="P411"><text:s text:c="8"/>Results := Service.Query(SQPB,Req);</text:p>
      <text:p text:style-name="P357"/>
      <text:p text:style-name="P357"><text:s text:c="8"/><text:span text:style-name="T131">{Now process the query response}</text:span></text:p>
      <text:p text:style-name="P357"><text:s text:c="8"/><text:span text:style-name="T131">for i := 0 to Results.Count – 1 do</text:span></text:p>
      <text:p text:style-name="P358"><text:s text:c="8"/><text:span text:style-name="T131">case Results[i].getItemType of</text:span></text:p>
      <text:p text:style-name="P411"><text:s text:c="8"/>isc_info_svc_stdin:</text:p>
      <text:p text:style-name="P412"><text:s text:c="10"/>ReqLength := Results[i].AsInteger;</text:p>
      <text:p text:style-name="P358"><text:soft-page-break/><text:s text:c="6"/>isc_info_svc_line:</text:p>
      <text:p text:style-name="P358"><text:s text:c="8"/><text:span text:style-name="T131">writeln(Results[i]</text:span>.AsString<text:span text:style-name="T131">)</text:span>;</text:p>
      <text:p text:style-name="P358"><text:s text:c="6"/><text:span text:style-name="T131">end;</text:span></text:p>
      <text:p text:style-name="P412"><text:s text:c="5"/>until (ReqLength = 0) ;</text:p>
      <text:p text:style-name="P410"><text:span text:style-name="T130"><text:s text:c="6"/>writeln('Local Restore Complete');</text:span> <text:s/></text:p>
      <text:p text:style-name="P357"><text:s text:c="3"/>except on E: Exception do</text:p>
      <text:p text:style-name="P410"><text:s text:c="3"/>begin</text:p>
      <text:p text:style-name="P410"><text:s text:c="4"/>writeln('<text:span text:style-name="T146">Restore</text:span> Service Error: ',E.Message);</text:p>
      <text:p text:style-name="P410"><text:s text:c="4"/>bakfile.free;</text:p>
      <text:p text:style-name="P410"><text:s text:c="3"/>end;</text:p>
      <text:p text:style-name="P410"><text:s text:c="2"/>end;</text:p>
      <text:p text:style-name="P410"><text:s text:c="2"/>bakfile.free;</text:p>
      <text:p text:style-name="P410">end;</text:p>
      <text:h text:style-name="P475" text:outline-level="1"><text:line-break/><text:span text:style-name="T99">Deployment Guidelines</text:span></text:h>
      <text:p text:style-name="P120">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467" text:outline-level="2">Deployment on Windows</text:h>
      <text:p text:style-name="P120">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10" text:outline-level="3">Firebird 2.5 and Earlier</text:h>
      <text:h text:style-name="P518" text:outline-level="4">Firebird Client Only</text:h>
      <text:p text:style-name="P120">This is the simplest case where your application will be running on a client system accessing a database on a remote server. In this case, all you need to do is to install, in the same folder as your application is installed, the following Firebird files:</text:p>
      <text:list xml:id="list7100233936939791023" text:style-name="L14">
        <text:list-item>
          <text:p text:style-name="P493">fbclient.dll</text:p>
        </text:list-item>
        <text:list-item>
          <text:p text:style-name="P489">firebird.msg</text:p>
        </text:list-item>
        <text:list-item>
          <text:p text:style-name="P489">firebird.conf</text:p>
        </text:list-item>
      </text:list>
      <text:p text:style-name="P120">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0"><text:soft-page-break/>The advantages of this deployment are that your application distributable is minimised and avoids the stealth upgrade problem should the Firebird installation be upgraded unexpectedly and to an incompatible version. </text:p>
      <text:h text:style-name="P518" text:outline-level="4">The Embedded Firebird Server</text:h>
      <text:p text:style-name="P20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09"><text:span text:style-name="T133">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11" text:outline-level="3">Firebird 3.0 and Later</text:h>
      <text:p text:style-name="P121">Firebird 3.0 has introduced the concept of “plugins”. Plugins can determine various capabilities and, in particular, whether an installation is client only or includes the embedded server. There is no separate distributable for the Firebird Embedded Server. </text:p>
      <text:h text:style-name="P519" text:outline-level="4">Firebird Client Only</text:h>
      <text:p text:style-name="P122">As with Firebird 2.5 and earlier, the same basic files are required, and copied <text:span text:style-name="T147">from the Firebird distribution zip </text:span>to your application's installation folder:</text:p>
      <text:list xml:id="list93236144086963" text:continue-numbering="true" text:style-name="L14">
        <text:list-item>
          <text:p text:style-name="P494">fbclient.dll</text:p>
        </text:list-item>
        <text:list-item>
          <text:p text:style-name="P490">firebird.msg</text:p>
        </text:list-item>
        <text:list-item>
          <text:p text:style-name="P491">firebird.conf</text:p>
        </text:list-item>
      </text:list>
      <text:p text:style-name="Text_20_body">However, <text:span text:style-name="T134">the firebird.conf file will need to be edited to reflect the plugins provided. In a minimal configuration, the “Providers” parameter line will need to be edited to ensure that the “engine12” plugin is removed i.e.</text:span></text:p>
      <text:p text:style-name="P210">Providers = Remote,Loopback</text:p>
      <text:p text:style-name="P210">The AuthClient parameter line should also reflect the authentication plugins installed. If the server is known to be Firebird 3, then this can be reduced to:</text:p>
      <text:p text:style-name="P210">AuthClient = Srp</text:p>
      <text:p text:style-name="P210">Finally, subfolder should be created for your application install folder and called “plugins” as a mimimum, this should contain the “srp.dll” file copied from the Firebird distribution <text:span text:style-name="T135">zip</text:span>.</text:p>
      <text:h text:style-name="P520" text:outline-level="4">Firebird Embedded Server</text:h>
      <text:p text:style-name="P21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2"><text:soft-page-break/>In Firebird 3.0, the key difference is that, in addition to <text:span text:style-name="T147">what has been described</text:span> above <text:span text:style-name="T147">for a client installation</text:span>, the “engine12.dll” should also be copied to the “plugins” subfolder and the Providers Parameter line should be:</text:p>
      <text:p text:style-name="P123">Providers = Remote,Engine12,Loopback</text:p>
      <text:p text:style-name="P123">However, for a working installation, additional files will be required from the Firebird Distribution zip.</text:p>
      <text:list xml:id="list4354212516956129984" text:style-name="L15">
        <text:list-item>
          <text:p text:style-name="P435">All “.conf”, “.dat” and “.dll” files should be copied from the top level zip folder to your application's installation folder.</text:p>
        </text:list-item>
        <text:list-item>
          <text:p text:style-name="P435">“udr_engine.conf” and “udr_engine.dll” should be copied from the “plugins” folder in the Firebird Distribution zip to the <text:span text:style-name="T134">“plugins” subfolder </text:span>in your application's installation folder.</text:p>
        </text:list-item>
        <text:list-item>
          <text:p text:style-name="P435">The “intl” and “udf” folders in the <text:s/>Firebird Distribution zip should be copied to your application's installation folder.</text:p>
        </text:list-item>
      </text:list>
      <text:h text:style-name="P468" text:outline-level="2">Deployment on Linux</text:h>
      <text:p text:style-name="P124">As with Windows, p<text:span text:style-name="T132">robably the simplest approach is just to require the installation of Firebird from the distribution package provided on </text:span><text:a xlink:type="simple" xlink:href="http://www.firebirdsql.org/"><text:span text:style-name="T132">http://www.firebirdsql.org</text:span></text:a><text:span text:style-name="T132">. </text:span>However, Firebird usually comes as a package and as part of your Linux Distribution and use of these packages is the recommended approach<text:span text:style-name="T132">.</text:span></text:p>
      <text:h text:style-name="P512" text:outline-level="3">Firebird 2.5 and Earlier</text:h>
      <text:h text:style-name="P521" text:outline-level="4">Firebird Client only</text:h>
      <text:p text:style-name="P126"><text:span text:style-name="T136">Your application installation should require the installation of the libfbclient2 package (debian) or the </text:span>libfbclient.so.2 <text:span text:style-name="T136">rpm (Fedora).</text:span></text:p>
      <text:h text:style-name="P521" text:outline-level="4">Firebird Embedded Server</text:h>
      <text:p text:style-name="P126"><text:span text:style-name="T136">Your application installation should require the installation of the </text:span><text:span text:style-name="T34">libfbembed2.5 </text:span><text:span text:style-name="T35">package (debian) or the </text:span><text:span text:style-name="T36">firebird-libfbembed </text:span><text:span text:style-name="T35">rpm (Fedora).</text:span></text:p>
      <text:h text:style-name="P498" text:outline-level="3">Firebird 3.0 and Later</text:h>
      <text:h text:style-name="P514" text:outline-level="4">Firebird Client Only</text:h>
      <text:p text:style-name="P49">Your application installation should require the installation of the libfbclient2 package (debian) or the libfbclient2 rpm (Fedora).</text:p>
      <text:h text:style-name="P514" text:outline-level="4">Firebird Embedded Server</text:h>
      <text:p text:style-name="P126"><text:span text:style-name="T35">Your application installation should require the installation of the firebird3.0-server-core package (debian) or the firebird-3.0.1</text:span><text:span text:style-name="T36"> </text:span><text:span text:style-name="T35">rpm or later (Fedora).</text:span></text:p>
      <text:p text:style-name="P125"><text:span text:style-name="T35">N</text:span><text:span text:style-name="T19">ote that under Debian, the full server is not installed as this additionally requires the firebird3.0-server package.</text:span></text:p>
      <text:list xml:id="list1113747593382191002" text:style-name="WW8Num2">
        <text:list-item>
          <text:p text:style-name="A2"><text:bookmark-start text:name="__RefHeading__5587_1379030791"/><text:bookmark-start text:name="__RefHeading__6428_1133990803"/><text:s/><text:span text:style-name="T119">Parameter Blocks</text:span><text:bookmark-end text:name="__RefHeading__5587_1379030791"/><text:bookmark-end text:name="__RefHeading__6428_1133990803"/></text:p>
        </text:list-item>
      </text:list>
      <text:p text:style-name="P16">Many of the Firebird API calls require the use of parameter blocks in order to pass the various parameters and options that the user may set. These include:</text:p>
      <text:list xml:id="list403128914560402266" text:style-name="L16">
        <text:list-item>
          <text:p text:style-name="P441">The Database Parameter Block (DPB)</text:p>
        </text:list-item>
        <text:list-item>
          <text:p text:style-name="P441">The Transaction Parameter Block (TPB)</text:p>
        </text:list-item>
        <text:list-item>
          <text:p text:style-name="P441">The Service Parameter Block (SPB)</text:p>
        </text:list-item>
        <text:list-item>
          <text:p text:style-name="P441">The Service Request Block (SRB)</text:p>
        </text:list-item>
        <text:list-item>
          <text:p text:style-name="P441">The Service Query Parameter Block (SQRB)</text:p>
        </text:list-item>
        <text:list-item>
          <text:p text:style-name="P441">The Blob Parameter Block (BPB).</text:p>
        </text:list-item>
      </text:list>
      <text:p text:style-name="P109">Each has a slightly different format with, for example, variations in the way that integers and strings are encoded, <text:span text:style-name="T123">and with no obvious pattern</text:span>. The <text:span text:style-name="T11">fbintf</text:span> aims to hide these differences and presents a standard approach to the user.</text:p>
      <text:p text:style-name="P109">In the <text:span text:style-name="T11">fbintf</text:span>, parameter blocks are managed opaquely through an interface. An API call is provided to provide an interface to an initially empty parameter <text:span text:style-name="T148">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48">said to be </text:span>encoded as a “clumplet”.</text:p>
      <text:p text:style-name="P109">It is possible to enumerate all parameters in a block or to find a parameter by its symbolic constant. The current value of a parameter can also be read.</text:p>
      <text:p text:style-name="P109">Given the variations in encoding, each type of parameter block has its own strongly typed interface, <text:span text:style-name="T124">whilst</text:span> provide the same function<text:span text:style-name="T124">s except for the return types</text:span>. <text:span text:style-name="T124">A generic is used</text:span> to define the basic interface <text:span text:style-name="T124">which is</text:span> then specialize<text:span text:style-name="T124">d</text:span> for each <text:span text:style-name="T124">parameter </text:span>block. However, in order to improve the readability of the interface, each <text:span text:style-name="T124">parameter block interface described in this document is presented in its expanded form</text:span>.</text:p>
      <text:p text:style-name="P201">The Parameter Block Interface</text:p>
      <text:p text:style-name="P200">The Database Parameter Block (DPB) is used here as an example and is defined as:</text:p>
      <text:p text:style-name="P348">IDPB = interface</text:p>
      <text:p text:style-name="P348"><text:s text:c="4"/>function getCount: integer;</text:p>
      <text:p text:style-name="P348"><text:s text:c="4"/>function Add(ParamType: byte): IDPBItem;</text:p>
      <text:p text:style-name="P348"><text:s text:c="4"/>function getItems(index: integer): IDPBItem;</text:p>
      <text:p text:style-name="P348"><text:s text:c="4"/>function Find(ParamType: byte): IDPBItem;</text:p>
      <text:p text:style-name="P348"><text:s text:c="4"/>property Count: integer read getCount;</text:p>
      <text:p text:style-name="P348"><text:s text:c="4"/>property Items[index: integer]: IDPBItem read getItems; default;</text:p>
      <text:p text:style-name="P348">end; <text:s text:c="5"/></text:p>
      <text:list xml:id="list8822775827544580116" text:style-name="L17">
        <text:list-item>
          <text:p text:style-name="P492">The <text:s/>getCount method returns the number of items in the block.</text:p>
        </text:list-item>
        <text:list-item>
          <text:p text:style-name="P492">The Add method adds a new parameter item and returns an interface to it.</text:p>
        </text:list-item>
        <text:list-item>
          <text:p text:style-name="P492"><text:soft-page-break/>The getItems method accesses and returns an interface to a parameter by position (in the order the parameters are added.</text:p>
        </text:list-item>
        <text:list-item>
          <text:p text:style-name="P492">The Find method returns <text:s/>an interface to a parameter by parameter type and returns nil if the requested parameter is not found.</text:p>
        </text:list-item>
      </text:list>
      <text:p text:style-name="P203">The interface returned to a parameter block item is also strongly typed and is different for each parameter block. The IDPBItem interface is defined as:</text:p>
      <text:p text:style-name="P350">IDPBItem = interface(IParameterBlockItem) end;</text:p>
      <text:p text:style-name="P203">That is it's a simpl<text:span text:style-name="T148">e</text:span> subclass of the generic <text:s/>IParameterBlockItem interface.</text:p>
      <text:p text:style-name="P202">The IParameterBlockItem Interface</text:p>
      <text:p text:style-name="P203">This is the ancestor for all parameter block item interfaces as is defined as:</text:p>
      <text:p text:style-name="P350">IParameterBlockItem = interface</text:p>
      <text:p text:style-name="P350"><text:s text:c="4"/>function getParamType: byte;</text:p>
      <text:p text:style-name="P350"><text:s text:c="4"/>function getAsInteger: integer;</text:p>
      <text:p text:style-name="P350"><text:s text:c="4"/>function getAsString: string;</text:p>
      <text:p text:style-name="P350"><text:s text:c="4"/>function getAsByte: byte;</text:p>
      <text:p text:style-name="P350"><text:s text:c="4"/>procedure setAsString(aValue: string);</text:p>
      <text:p text:style-name="P350"><text:s text:c="4"/>procedure setAsByte(aValue: byte);</text:p>
      <text:p text:style-name="P350"><text:s text:c="4"/>procedure SetAsInteger(aValue: integer);</text:p>
      <text:p text:style-name="P350"><text:s text:c="4"/>property AsString: string read getAsString write setAsString;</text:p>
      <text:p text:style-name="P350"><text:s text:c="4"/>property AsByte: byte read getAsByte write setAsByte;</text:p>
      <text:p text:style-name="P350"><text:s text:c="4"/>property AsInteger: integer read getAsInteger write SetAsInteger;</text:p>
      <text:p text:style-name="P350">end;</text:p>
      <text:p text:style-name="P203">The interface's methods should be intuitively understood from their names. </text:p>
      <text:list xml:id="list2333258057293293439" text:style-name="L18">
        <text:list-item>
          <text:p text:style-name="P484">The getParamType method returns the value of the symbolic constant used to “add” the parameter.</text:p>
        </text:list-item>
        <text:list-item>
          <text:p text:style-name="P484">There are “getters” and “setters” for integer, byte and string values, as well as corresponding properties.</text:p>
        </text:list-item>
      </text:list>
      <text:p text:style-name="P203">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2">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22">Interface</text:p>
            </table:table-cell>
            <table:table-cell table:style-name="Table16.A1" office:value-type="string">
              <text:p text:style-name="P222">Integer Encoding</text:p>
            </table:table-cell>
            <table:table-cell table:style-name="Table16.A1" office:value-type="string">
              <text:p text:style-name="P222">String Encoding</text:p>
            </table:table-cell>
            <table:table-cell table:style-name="Table16.D1" office:value-type="string">
              <text:p text:style-name="P222">Byte Encoding</text:p>
            </table:table-cell>
          </table:table-row>
        </table:table-header-rows>
        <table:table-row>
          <table:table-cell table:style-name="Table16.A2" office:value-type="string">
            <text:p text:style-name="P243">IDPB</text:p>
          </table:table-cell>
          <table:table-cell table:style-name="Table16.A2" office:value-type="string">
            <text:p text:style-name="P246">No length bytes, (four bytes containing the integer value (LSB first)</text:p>
          </table:table-cell>
          <table:table-cell table:style-name="Table16.A2" office:value-type="string">
            <text:p text:style-name="P244">Max string length 255 bytes. Encoded as one length byte plus variable number of character bytes</text:p>
          </table:table-cell>
          <table:table-cell table:style-name="Table16.D2" office:value-type="string">
            <text:p text:style-name="P244">One length byte (always set to <text:span text:style-name="T124">one</text:span>), plus one byte containing the value.</text:p>
          </table:table-cell>
        </table:table-row>
        <table:table-row>
          <table:table-cell table:style-name="Table16.A2" office:value-type="string">
            <text:p text:style-name="P243">ITPB</text:p>
          </table:table-cell>
          <table:table-cell table:style-name="Table16.A2" office:value-type="string">
            <text:p text:style-name="P248">Not used</text:p>
          </table:table-cell>
          <table:table-cell table:style-name="Table16.A2" office:value-type="string">
            <text:p text:style-name="P247">Max string length 255 bytes. Encoded as one <text:soft-page-break/>length byte plus variable number of character bytes</text:p>
          </table:table-cell>
          <table:table-cell table:style-name="Table16.D2" office:value-type="string">
            <text:p text:style-name="P248">Not used</text:p>
          </table:table-cell>
        </table:table-row>
        <table:table-row>
          <table:table-cell table:style-name="Table16.A2" office:value-type="string">
            <text:p text:style-name="P243">ISPB</text:p>
          </table:table-cell>
          <table:table-cell table:style-name="Table16.A2" office:value-type="string">
            <text:p text:style-name="P249">Not use<text:span text:style-name="T148">d</text:span></text:p>
          </table:table-cell>
          <table:table-cell table:style-name="Table16.A2" office:value-type="string">
            <text:p text:style-name="P244">Max string length 255 bytes. Encoded as one length byte plus variable number of character bytes</text:p>
          </table:table-cell>
          <table:table-cell table:style-name="Table16.D2" office:value-type="string">
            <text:p text:style-name="P249">Not used</text:p>
          </table:table-cell>
        </table:table-row>
        <table:table-row>
          <table:table-cell table:style-name="Table16.A2" office:value-type="string">
            <text:p text:style-name="P243">ISQRB</text:p>
          </table:table-cell>
          <table:table-cell table:style-name="Table16.A2" office:value-type="string">
            <text:p text:style-name="P244">Two length bytes (always set to four), plus four bytes containing the integer value (LSB first)</text:p>
          </table:table-cell>
          <table:table-cell table:style-name="Table16.A2" office:value-type="string">
            <text:p text:style-name="P245">Max string length 65535 bytes. Encoded as two length bytes plus variable number of character bytes</text:p>
          </table:table-cell>
          <table:table-cell table:style-name="Table16.D2" office:value-type="string">
            <text:p text:style-name="P249">Not used</text:p>
          </table:table-cell>
        </table:table-row>
        <table:table-row>
          <table:table-cell table:style-name="Table16.A2" office:value-type="string">
            <text:p text:style-name="P243">ISRB</text:p>
          </table:table-cell>
          <table:table-cell table:style-name="Table16.A2" office:value-type="string">
            <text:p text:style-name="P244">No length bytes, (four bytes containing the integer value (LSB first)</text:p>
          </table:table-cell>
          <table:table-cell table:style-name="Table16.A2" office:value-type="string">
            <text:p text:style-name="P244">Max string length 65535 bytes. Encoded as two length bytes plus variable number of character bytes</text:p>
          </table:table-cell>
          <table:table-cell table:style-name="Table16.D2" office:value-type="string">
            <text:p text:style-name="P244">No length byte. Single byte value.</text:p>
          </table:table-cell>
        </table:table-row>
        <table:table-row>
          <table:table-cell table:style-name="Table16.A2" office:value-type="string">
            <text:p text:style-name="P243">IBPB</text:p>
          </table:table-cell>
          <table:table-cell table:style-name="Table16.A2" office:value-type="string">
            <text:p text:style-name="P244">One length byte (always set to four), plus four bytes containing the integer value (LSB first)</text:p>
          </table:table-cell>
          <table:table-cell table:style-name="Table16.A2" office:value-type="string">
            <text:p text:style-name="P249">Not used</text:p>
          </table:table-cell>
          <table:table-cell table:style-name="Table16.D2" office:value-type="string">
            <text:p text:style-name="P249">Not used</text:p>
          </table:table-cell>
        </table:table-row>
      </table:table>
      <text:p text:style-name="P203"/>
      <text:p text:style-name="P202">Example</text:p>
      <text:p text:style-name="P275">var MyDPB: IDPB;</text:p>
      <text:p text:style-name="P275">begin</text:p>
      <text:p text:style-name="P275"><text:s text:c="2"/>MyDPB := FirebirdAPI.AllocateDPB;</text:p>
      <text:p text:style-name="P275"><text:s text:c="2"/>MyDPB.Add(isc_dpb_user_name).AsString :<text:span text:style-name="T59">= </text:span>'SYSDBA';</text:p>
      <text:p text:style-name="P275"><text:s text:c="2"/>MyDPB.Add(isc_dpb_password).AsString :<text:span text:style-name="T59">= </text:span>'masterkey';</text:p>
      <text:p text:style-name="P275"><text:s text:c="2"/>MyDPB.Add(isc_dpb_lc_ctype).AsString :<text:span text:style-name="T59">= </text:span>'UTF8';</text:p>
      <text:p text:style-name="P275"><text:s text:c="2"/>MyDPB.Add(isc_dpb_set_db_SQL_dialect).AsByte :<text:span text:style-name="T59">= </text:span>3;</text:p>
      <text:p text:style-name="P140">is a typical example of the use of IDPB to populate a DPB prior to attaching to the database. Note that the parameter to the <text:span text:style-name="T49">Add</text:span> method is one of the DPB symbolic constants defined by the Firebird API. </text:p>
      <text:p text:style-name="P382"><text:soft-page-break/>The following provides an example of enumerating a DPB to print out each parameter's value:</text:p>
      <text:p text:style-name="P278">procedure TTestBase.PrintDPB(<text:span text:style-name="T56">MyDPB</text:span>: IDPB);</text:p>
      <text:p text:style-name="P278">var i: integer;</text:p>
      <text:p text:style-name="P278">begin</text:p>
      <text:p text:style-name="P278"><text:s text:c="2"/>writeln('DPB');</text:p>
      <text:p text:style-name="P278"><text:s text:c="2"/>writeln('Count = ', <text:span text:style-name="T56">MyDPB</text:span>.getCount);</text:p>
      <text:p text:style-name="P278"><text:s text:c="2"/>for i := 0 to <text:span text:style-name="T56">MyDPB</text:span>.getCount - 1 do</text:p>
      <text:p text:style-name="P278"><text:s text:c="4"/>writeln(<text:span text:style-name="T56">MyDPB</text:span>[i].getParamType,' = ', <text:span text:style-name="T56">MyDPB</text:span>[i].AsString);</text:p>
      <text:p text:style-name="P278"><text:s text:c="2"/>writeln;</text:p>
      <text:p text:style-name="P278">end;</text:p>
      <text:list xml:id="list93235609743878" text:continue-list="list1113747593382191002" text:style-name="WW8Num2">
        <text:list-item>
          <text:p text:style-name="A2"><text:bookmark-start text:name="__RefHeading__7766_1133990803"/><text:s/><text:span text:style-name="T128">Example Parsing of the Service Response Block</text:span><text:bookmark-end text:name="__RefHeading__7766_1133990803"/></text:p>
        </text:list-item>
      </text:list>
      <text:p text:style-name="Highlighted">Note: Forward declarations omitted for clarity.</text:p>
      <text:p text:style-name="P379">function WriteServiceQueryResult(QueryResult: IServiceQueryResults): boolean;</text:p>
      <text:p text:style-name="P407">var i: integer;</text:p>
      <text:p text:style-name="P407"><text:s text:c="4"/>line: string;</text:p>
      <text:p text:style-name="P407">begin</text:p>
      <text:p text:style-name="P407"><text:s text:c="2"/>Result := true;</text:p>
      <text:p text:style-name="P407"><text:s text:c="2"/>for i := 0 to QueryResult.GetCount - 1 do</text:p>
      <text:p text:style-name="P407"><text:s text:c="2"/>with QueryResult[i] do</text:p>
      <text:p text:style-name="P407"><text:s text:c="2"/>case getItemType of</text:p>
      <text:p text:style-name="P407"><text:s text:c="2"/>isc_info_svc_version:</text:p>
      <text:p text:style-name="P407"><text:s text:c="4"/>writeln('Service Manager Version = ',getAsInteger);</text:p>
      <text:p text:style-name="P407"><text:s text:c="2"/>isc_info_svc_server_version:</text:p>
      <text:p text:style-name="P407"><text:s text:c="4"/>writeln('Server Version = ',getAsString);</text:p>
      <text:p text:style-name="P407"><text:s text:c="2"/>isc_info_svc_implementation:</text:p>
      <text:p text:style-name="P407"><text:s text:c="4"/>writeln('Implementation = ',getAsString);</text:p>
      <text:p text:style-name="P407"><text:s text:c="2"/>isc_info_svc_get_license:</text:p>
      <text:p text:style-name="P407"><text:s text:c="4"/>writeLicence(QueryResult[i]);</text:p>
      <text:p text:style-name="P407"><text:s text:c="2"/>isc_info_svc_get_license_mask:</text:p>
      <text:p text:style-name="P407"><text:s text:c="4"/>writeln('Licence Mask = ',getAsInteger);</text:p>
      <text:p text:style-name="P407"><text:s text:c="2"/>isc_info_svc_capabilities:</text:p>
      <text:p text:style-name="P407"><text:s text:c="4"/>writeln('Capabilities = ',getAsInteger);</text:p>
      <text:p text:style-name="P407"><text:s text:c="2"/>isc_info_svc_get_config:</text:p>
      <text:p text:style-name="P407"><text:s text:c="4"/>WriteConfig(QueryResult[i]);</text:p>
      <text:p text:style-name="P407"><text:s text:c="2"/>isc_info_svc_get_env:</text:p>
      <text:p text:style-name="P407"><text:s text:c="4"/>writeln('Root Directory = ',getAsString);</text:p>
      <text:p text:style-name="P407"><text:s text:c="2"/>isc_info_svc_get_env_lock:</text:p>
      <text:p text:style-name="P407"><text:s text:c="4"/>writeln('Lock Directory = ',getAsString);</text:p>
      <text:p text:style-name="P407"><text:s text:c="2"/>isc_info_svc_get_env_msg:</text:p>
      <text:p text:style-name="P407"><text:s text:c="4"/>writeln('Message File = ',getAsString);</text:p>
      <text:p text:style-name="P407"><text:s text:c="2"/>isc_info_svc_user_dbpath:</text:p>
      <text:p text:style-name="P407"><text:s text:c="4"/>writeln('Security File = ',getAsString);</text:p>
      <text:p text:style-name="P407"><text:s text:c="2"/>isc_info_svc_get_licensed_users:</text:p>
      <text:p text:style-name="P407"><text:s text:c="4"/>writeln('Max Licenced Users = ',getAsInteger);</text:p>
      <text:p text:style-name="P407"><text:s text:c="2"/>isc_info_svc_get_users:</text:p>
      <text:p text:style-name="P407"><text:s text:c="4"/>WriteUsers(QueryResult[i]);</text:p>
      <text:p text:style-name="P407"><text:s text:c="2"/>isc_info_svc_svr_db_info:</text:p>
      <text:p text:style-name="P407"><text:s text:c="4"/>WriteDBAttachments(QueryResult[i]);</text:p>
      <text:p text:style-name="P407"><text:s text:c="2"/>isc_info_svc_line:</text:p>
      <text:p text:style-name="P407"><text:s text:c="4"/>begin</text:p>
      <text:p text:style-name="P407"><text:s text:c="6"/>line := getAsString;</text:p>
      <text:p text:style-name="P407"><text:s text:c="6"/>writeln(line);</text:p>
      <text:p text:style-name="P407"><text:s text:c="6"/>Result := line &lt;&gt; '';</text:p>
      <text:p text:style-name="P407"><text:s text:c="4"/>end;</text:p>
      <text:p text:style-name="P407"><text:s text:c="2"/>isc_info_svc_to_eof:</text:p>
      <text:p text:style-name="P407"><text:s text:c="4"/>begin</text:p>
      <text:p text:style-name="P407"><text:s text:c="6"/>line := getAsString;</text:p>
      <text:p text:style-name="P407"><text:s text:c="6"/>Result := line &lt;&gt; '';</text:p>
      <text:p text:style-name="P407"><text:s text:c="6"/>if FOutputFile = nil then {FoutputFile is a TStream defined elsewhere}</text:p>
      <text:p text:style-name="P407"><text:s text:c="8"/>writeln(line)</text:p>
      <text:p text:style-name="P407"><text:soft-page-break/><text:s text:c="6"/>else</text:p>
      <text:p text:style-name="P407"><text:s text:c="6"/>if Result then</text:p>
      <text:p text:style-name="P407"><text:s text:c="8"/>FOutputFile.Write(Line[1],Length(Line))</text:p>
      <text:p text:style-name="P407"><text:s text:c="6"/>else</text:p>
      <text:p text:style-name="P407"><text:s text:c="8"/>FreeAndNil(FOutputFile);</text:p>
      <text:p text:style-name="P407"><text:s text:c="4"/>end;</text:p>
      <text:p text:style-name="P407"><text:s text:c="2"/>isc_info_svc_running:</text:p>
      <text:p text:style-name="P407"><text:s text:c="4"/>writeln('Is Running = ',getAsInteger);</text:p>
      <text:p text:style-name="P407"><text:s text:c="2"/>isc_info_svc_limbo_trans:</text:p>
      <text:p text:style-name="P407"><text:s text:c="4"/>WriteLimboTransactions(QueryResult[i]);</text:p>
      <text:p text:style-name="P407"><text:s text:c="2"/>isc_info_svc_timeout,</text:p>
      <text:p text:style-name="P407"><text:s text:c="2"/>isc_info_truncated,</text:p>
      <text:p text:style-name="P407"><text:s text:c="2"/>isc_info_data_not_ready,</text:p>
      <text:p text:style-name="P407"><text:s text:c="2"/>isc_info_svc_stdin:</text:p>
      <text:p text:style-name="P407"><text:s text:c="4"/>{ignore};</text:p>
      <text:p text:style-name="P407"><text:s text:c="2"/>else</text:p>
      <text:p text:style-name="P407"><text:s text:c="4"/>writeln('Unknown Service Response Item ', getItemType);</text:p>
      <text:p text:style-name="P407"><text:s text:c="2"/>end;</text:p>
      <text:p text:style-name="P407"><text:s text:c="2"/>writeln;</text:p>
      <text:p text:style-name="P407">end;</text:p>
      <text:p text:style-name="P407"/>
      <text:p text:style-name="P407">procedure WriteDBAttachments(att: IServiceQueryResultItem);</text:p>
      <text:p text:style-name="P407">var i: integer;</text:p>
      <text:p text:style-name="P407">begin</text:p>
      <text:p text:style-name="P407"><text:s text:c="2"/>writeln('DB Attachments');</text:p>
      <text:p text:style-name="P407"><text:s text:c="2"/>for i := 0 to att.getCount - 1 do</text:p>
      <text:p text:style-name="P407"><text:s text:c="2"/>with att[i] do</text:p>
      <text:p text:style-name="P407"><text:s text:c="2"/>case getItemType of</text:p>
      <text:p text:style-name="P407"><text:s text:c="2"/>isc_spb_num_att:</text:p>
      <text:p text:style-name="P407"><text:s text:c="4"/>writeln('No. of Attachments = ',getAsInteger);</text:p>
      <text:p text:style-name="P407"><text:s text:c="2"/>isc_spb_num_db:</text:p>
      <text:p text:style-name="P407"><text:s text:c="4"/>writeln('Databases In Use = ',getAsInteger);</text:p>
      <text:p text:style-name="P407"><text:s text:c="2"/>isc_spb_dbname:</text:p>
      <text:p text:style-name="P407"><text:s text:c="4"/>writeln('DB Name = ',getAsString);</text:p>
      <text:p text:style-name="P407"><text:s text:c="2"/>end;</text:p>
      <text:p text:style-name="P407">end;</text:p>
      <text:p text:style-name="P407"/>
      <text:p text:style-name="P407">procedure WriteLimboTransactions(limbo: IServiceQueryResultItem);</text:p>
      <text:p text:style-name="P407">var i: integer;</text:p>
      <text:p text:style-name="P407">begin</text:p>
      <text:p text:style-name="P407"><text:s text:c="2"/>writeln('Limbo Transactions');</text:p>
      <text:p text:style-name="P407"><text:s text:c="2"/>for i := 0 to limbo.getCount - 1 do</text:p>
      <text:p text:style-name="P407"><text:s text:c="2"/>with limbo[i] do</text:p>
      <text:p text:style-name="P407"><text:s text:c="2"/>case getItemType of</text:p>
      <text:p text:style-name="P407"><text:s text:c="2"/>isc_spb_single_tra_id:</text:p>
      <text:p text:style-name="P407"><text:s text:c="4"/>writeln('Single DB Transaction = ',getAsInteger);</text:p>
      <text:p text:style-name="P407"><text:s text:c="2"/>isc_spb_multi_tra_id:</text:p>
      <text:p text:style-name="P407"><text:s text:c="4"/>writeln('Multi DB Transaction = ',getAsInteger);</text:p>
      <text:p text:style-name="P407"><text:s text:c="2"/>isc_spb_tra_host_site:</text:p>
      <text:p text:style-name="P407"><text:s text:c="4"/>writeln('Host Name = ',getAsString);</text:p>
      <text:p text:style-name="P407"><text:s text:c="2"/>isc_spb_tra_advise:</text:p>
      <text:p text:style-name="P407"><text:s text:c="4"/>writeln('Resolution Advisory = ',getAsInteger);</text:p>
      <text:p text:style-name="P407"><text:s text:c="2"/>isc_spb_tra_remote_site:</text:p>
      <text:p text:style-name="P407"><text:s text:c="4"/>writeln('Server Name = ',getAsString);</text:p>
      <text:p text:style-name="P407"><text:s text:c="2"/>isc_spb_tra_db_path:</text:p>
      <text:p text:style-name="P407"><text:s text:c="4"/>writeln('DB Primary File Name = ',getAsString);</text:p>
      <text:p text:style-name="P407"><text:s text:c="2"/>isc_spb_tra_state:</text:p>
      <text:p text:style-name="P407"><text:s text:c="4"/>begin</text:p>
      <text:p text:style-name="P407"><text:s text:c="6"/>write('State = ');</text:p>
      <text:p text:style-name="P407"><text:s text:c="6"/>case getAsInteger of</text:p>
      <text:p text:style-name="P407"><text:s text:c="8"/>isc_spb_tra_state_limbo:</text:p>
      <text:p text:style-name="P407"><text:s text:c="10"/>writeln('limbo');</text:p>
      <text:p text:style-name="P407"><text:s text:c="8"/>isc_spb_tra_state_commit:</text:p>
      <text:p text:style-name="P407"><text:soft-page-break/><text:s text:c="10"/>writeln('commit');</text:p>
      <text:p text:style-name="P407"><text:s text:c="8"/>isc_spb_tra_state_rollback:</text:p>
      <text:p text:style-name="P407"><text:s text:c="10"/>writeln('rollback');</text:p>
      <text:p text:style-name="P407"><text:s text:c="8"/>isc_spb_tra_state_unknown:</text:p>
      <text:p text:style-name="P407"><text:s text:c="10"/>writeln('Unknown');</text:p>
      <text:p text:style-name="P407"><text:s text:c="6"/>end;</text:p>
      <text:p text:style-name="P407"><text:s text:c="4"/>end;</text:p>
      <text:p text:style-name="P407"><text:s text:c="2"/>end;</text:p>
      <text:p text:style-name="P407">end;</text:p>
      <text:p text:style-name="P407"/>
      <text:p text:style-name="P407">procedure writeLicence(Item: IServiceQueryResultItem);</text:p>
      <text:p text:style-name="P407">var i: integer;</text:p>
      <text:p text:style-name="P407">begin</text:p>
      <text:p text:style-name="P407"><text:s text:c="2"/>for i := 0 to Item.getCount - 1 do</text:p>
      <text:p text:style-name="P407"><text:s text:c="2"/>with Item[i] do</text:p>
      <text:p text:style-name="P407"><text:s text:c="2"/>case getItemType of</text:p>
      <text:p text:style-name="P407"><text:s text:c="4"/>isc_spb_lic_id:</text:p>
      <text:p text:style-name="P407"><text:s text:c="6"/>writeln('Licence ID = ',GetAsString);</text:p>
      <text:p text:style-name="P407"><text:s text:c="4"/>isc_spb_lic_key:</text:p>
      <text:p text:style-name="P407"><text:s text:c="6"/>writeln('Licence Key = ',GetAsString);</text:p>
      <text:p text:style-name="P407"><text:s text:c="2"/>end;</text:p>
      <text:p text:style-name="P407">end;</text:p>
      <text:p text:style-name="P407"/>
      <text:p text:style-name="P407">procedure WriteConfig(config: IServiceQueryResultItem);</text:p>
      <text:p text:style-name="P407">var i: integer;</text:p>
      <text:p text:style-name="P407">begin</text:p>
      <text:p text:style-name="P407"><text:s text:c="2"/>writeln('Firebird Configuration File');</text:p>
      <text:p text:style-name="P407"><text:s text:c="2"/>for i := 0 to config.getCount - 1 do</text:p>
      <text:p text:style-name="P407"><text:s text:c="4"/>writeln('Key = ',config.getItemType,', Value = ',config.getAsInteger);</text:p>
      <text:p text:style-name="P407"><text:s text:c="2"/>writeln;</text:p>
      <text:p text:style-name="P407">end;</text:p>
      <text:p text:style-name="P407"/>
      <text:p text:style-name="P407">procedure WriteUsers(users: IServiceQueryResultItem);</text:p>
      <text:p text:style-name="P407">var i: integer;</text:p>
      <text:p text:style-name="P407">begin</text:p>
      <text:p text:style-name="P407"><text:s text:c="2"/>writeln('Sec. Database User');</text:p>
      <text:p text:style-name="P407"><text:s text:c="2"/>for i := 0 to users.getCount - 1 do</text:p>
      <text:p text:style-name="P407"><text:s text:c="2"/>with users[i] do</text:p>
      <text:p text:style-name="P407"><text:s text:c="2"/>case getItemType of</text:p>
      <text:p text:style-name="P407"><text:s text:c="4"/>isc_spb_sec_username:</text:p>
      <text:p text:style-name="P407"><text:s text:c="6"/>writeln('User Name = ',getAsString);</text:p>
      <text:p text:style-name="P407"><text:s text:c="4"/>isc_spb_sec_firstname:</text:p>
      <text:p text:style-name="P407"><text:s text:c="6"/>writeln('First Name = ',getAsString);</text:p>
      <text:p text:style-name="P407"><text:s text:c="4"/>isc_spb_sec_middlename:</text:p>
      <text:p text:style-name="P407"><text:s text:c="6"/>writeln('Middle Name = ',getAsString);</text:p>
      <text:p text:style-name="P407"><text:s text:c="4"/>isc_spb_sec_lastname:</text:p>
      <text:p text:style-name="P407"><text:s text:c="6"/>writeln('Last Name = ',getAsString);</text:p>
      <text:p text:style-name="P407"><text:s text:c="4"/>isc_spb_sec_userid:</text:p>
      <text:p text:style-name="P407"><text:s text:c="6"/>writeln('User ID = ',getAsInteger);</text:p>
      <text:p text:style-name="P407"><text:s text:c="4"/>isc_spb_sec_groupid:</text:p>
      <text:p text:style-name="P407"><text:s text:c="6"/>writeln('Group ID = ',getAsInteger);</text:p>
      <text:p text:style-name="P407"><text:s text:c="4"/>else</text:p>
      <text:p text:style-name="P407"><text:s text:c="6"/>writeln('Unknown user info ', getItemType);</text:p>
      <text:p text:style-name="P407"><text:s text:c="2"/>end;</text:p>
      <text:p text:style-name="P407"><text:s text:c="2"/>writeln;</text:p>
      <text:p text:style-name="P40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2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Services</text:chapter></text:span></text:p>
      </style:header>
      <style:footer>
        <text:p text:style-name="MP10"><text:page-number text:select-page="current">4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3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1</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35</meta:editing-cycles>
    <meta:editing-duration>P1DT14H30M28S</meta:editing-duration>
    <meta:initial-creator>Tony Whyman</meta:initial-creator>
    <dc:date>2016-11-22T09:32:35.023987818</dc:date>
    <dc:creator>Tony Whyman</dc:creator>
    <meta:printed-by>Tony Whyman</meta:printed-by>
    <meta:print-date>2016-11-21T14:42:50.291692677</meta:print-date>
    <meta:document-statistic meta:table-count="17" meta:image-count="1" meta:object-count="1" meta:page-count="87" meta:paragraph-count="2214" meta:word-count="20043" meta:character-count="145767" meta:non-whitespace-character-count="122118"/>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